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dicting_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elapsed_time_ms</text:p>
          </table:table-cell>
          <table:table-cell office:value-type="string" calcext:value-type="string">
            <text:p>input_data_amount</text:p>
          </table:table-cell>
          <table:table-cell office:value-type="string" calcext:value-type="string">
            <text:p>average_time_per_input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137702226638794" calcext:value-type="float">
            <text:p>0,137702226638794</text:p>
          </table:table-cell>
          <table:table-cell office:value-type="float" office:value="57" calcext:value-type="float">
            <text:p>57</text:p>
          </table:table-cell>
          <table:table-cell office:value-type="float" office:value="0.0024158285375227" calcext:value-type="float">
            <text:p>0,002415828537522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495283603668213" calcext:value-type="float">
            <text:p>0,0495283603668213</text:p>
          </table:table-cell>
          <table:table-cell office:value-type="float" office:value="57" calcext:value-type="float">
            <text:p>57</text:p>
          </table:table-cell>
          <table:table-cell office:value-type="float" office:value="0.000868918602926689" calcext:value-type="float">
            <text:p>0,00086891860292668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504946708679199" calcext:value-type="float">
            <text:p>0,0504946708679199</text:p>
          </table:table-cell>
          <table:table-cell office:value-type="float" office:value="57" calcext:value-type="float">
            <text:p>57</text:p>
          </table:table-cell>
          <table:table-cell office:value-type="float" office:value="0.000885871418735437" calcext:value-type="float">
            <text:p>0,00088587141873543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482578277587891" calcext:value-type="float">
            <text:p>0,0482578277587891</text:p>
          </table:table-cell>
          <table:table-cell office:value-type="float" office:value="57" calcext:value-type="float">
            <text:p>57</text:p>
          </table:table-cell>
          <table:table-cell office:value-type="float" office:value="0.000846628557171738" calcext:value-type="float">
            <text:p>0,00084662855717173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491859912872314" calcext:value-type="float">
            <text:p>0,0491859912872314</text:p>
          </table:table-cell>
          <table:table-cell office:value-type="float" office:value="57" calcext:value-type="float">
            <text:p>57</text:p>
          </table:table-cell>
          <table:table-cell office:value-type="float" office:value="0.000862912127846166" calcext:value-type="float">
            <text:p>0,00086291212784616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5106520652771" calcext:value-type="float">
            <text:p>0,05106520652771</text:p>
          </table:table-cell>
          <table:table-cell office:value-type="float" office:value="57" calcext:value-type="float">
            <text:p>57</text:p>
          </table:table-cell>
          <table:table-cell office:value-type="float" office:value="0.000895880816275613" calcext:value-type="float">
            <text:p>0,00089588081627561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512425899505615" calcext:value-type="float">
            <text:p>0,0512425899505615</text:p>
          </table:table-cell>
          <table:table-cell office:value-type="float" office:value="57" calcext:value-type="float">
            <text:p>57</text:p>
          </table:table-cell>
          <table:table-cell office:value-type="float" office:value="0.000898992806150202" calcext:value-type="float">
            <text:p>0,00089899280615020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530037879943848" calcext:value-type="float">
            <text:p>0,0530037879943848</text:p>
          </table:table-cell>
          <table:table-cell office:value-type="float" office:value="57" calcext:value-type="float">
            <text:p>57</text:p>
          </table:table-cell>
          <table:table-cell office:value-type="float" office:value="0.000929891017445347" calcext:value-type="float">
            <text:p>0,00092989101744534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481362342834473" calcext:value-type="float">
            <text:p>0,0481362342834473</text:p>
          </table:table-cell>
          <table:table-cell office:value-type="float" office:value="57" calcext:value-type="float">
            <text:p>57</text:p>
          </table:table-cell>
          <table:table-cell office:value-type="float" office:value="0.000844495338306092" calcext:value-type="float">
            <text:p>0,00084449533830609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501308441162109" calcext:value-type="float">
            <text:p>0,0501308441162109</text:p>
          </table:table-cell>
          <table:table-cell office:value-type="float" office:value="57" calcext:value-type="float">
            <text:p>57</text:p>
          </table:table-cell>
          <table:table-cell office:value-type="float" office:value="0.000879488493266859" calcext:value-type="float">
            <text:p>0,00087948849326685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485234260559082" calcext:value-type="float">
            <text:p>0,0485234260559082</text:p>
          </table:table-cell>
          <table:table-cell office:value-type="float" office:value="57" calcext:value-type="float">
            <text:p>57</text:p>
          </table:table-cell>
          <table:table-cell office:value-type="float" office:value="0.000851288176419442" calcext:value-type="float">
            <text:p>0,00085128817641944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493199825286865" calcext:value-type="float">
            <text:p>0,0493199825286865</text:p>
          </table:table-cell>
          <table:table-cell office:value-type="float" office:value="57" calcext:value-type="float">
            <text:p>57</text:p>
          </table:table-cell>
          <table:table-cell office:value-type="float" office:value="0.000865262851380465" calcext:value-type="float">
            <text:p>0,00086526285138046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490243434906006" calcext:value-type="float">
            <text:p>0,0490243434906006</text:p>
          </table:table-cell>
          <table:table-cell office:value-type="float" office:value="57" calcext:value-type="float">
            <text:p>57</text:p>
          </table:table-cell>
          <table:table-cell office:value-type="float" office:value="0.000860076201589484" calcext:value-type="float">
            <text:p>0,00086007620158948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518038272857666" calcext:value-type="float">
            <text:p>0,0518038272857666</text:p>
          </table:table-cell>
          <table:table-cell office:value-type="float" office:value="57" calcext:value-type="float">
            <text:p>57</text:p>
          </table:table-cell>
          <table:table-cell office:value-type="float" office:value="0.000908839075188888" calcext:value-type="float">
            <text:p>0,00090883907518888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484411716461182" calcext:value-type="float">
            <text:p>0,0484411716461182</text:p>
          </table:table-cell>
          <table:table-cell office:value-type="float" office:value="57" calcext:value-type="float">
            <text:p>57</text:p>
          </table:table-cell>
          <table:table-cell office:value-type="float" office:value="0.000849845116598564" calcext:value-type="float">
            <text:p>0,00084984511659856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513660907745361" calcext:value-type="float">
            <text:p>0,0513660907745361</text:p>
          </table:table-cell>
          <table:table-cell office:value-type="float" office:value="57" calcext:value-type="float">
            <text:p>57</text:p>
          </table:table-cell>
          <table:table-cell office:value-type="float" office:value="0.000901159487272564" calcext:value-type="float">
            <text:p>0,00090115948727256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496804714202881" calcext:value-type="float">
            <text:p>0,0496804714202881</text:p>
          </table:table-cell>
          <table:table-cell office:value-type="float" office:value="57" calcext:value-type="float">
            <text:p>57</text:p>
          </table:table-cell>
          <table:table-cell office:value-type="float" office:value="0.000871587217899791" calcext:value-type="float">
            <text:p>0,00087158721789979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496983528137207" calcext:value-type="float">
            <text:p>0,0496983528137207</text:p>
          </table:table-cell>
          <table:table-cell office:value-type="float" office:value="57" calcext:value-type="float">
            <text:p>57</text:p>
          </table:table-cell>
          <table:table-cell office:value-type="float" office:value="0.000871900926556504" calcext:value-type="float">
            <text:p>0,00087190092655650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505166053771973" calcext:value-type="float">
            <text:p>0,0505166053771973</text:p>
          </table:table-cell>
          <table:table-cell office:value-type="float" office:value="57" calcext:value-type="float">
            <text:p>57</text:p>
          </table:table-cell>
          <table:table-cell office:value-type="float" office:value="0.000886256234687671" calcext:value-type="float">
            <text:p>0,00088625623468767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50227165222168" calcext:value-type="float">
            <text:p>0,050227165222168</text:p>
          </table:table-cell>
          <table:table-cell office:value-type="float" office:value="57" calcext:value-type="float">
            <text:p>57</text:p>
          </table:table-cell>
          <table:table-cell office:value-type="float" office:value="0.000881178337231017" calcext:value-type="float">
            <text:p>0,00088117833723101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490612983703613" calcext:value-type="float">
            <text:p>0,0490612983703613</text:p>
          </table:table-cell>
          <table:table-cell office:value-type="float" office:value="57" calcext:value-type="float">
            <text:p>57</text:p>
          </table:table-cell>
          <table:table-cell office:value-type="float" office:value="0.000860724532813357" calcext:value-type="float">
            <text:p>0,00086072453281335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480678081512451" calcext:value-type="float">
            <text:p>0,0480678081512451</text:p>
          </table:table-cell>
          <table:table-cell office:value-type="float" office:value="57" calcext:value-type="float">
            <text:p>57</text:p>
          </table:table-cell>
          <table:table-cell office:value-type="float" office:value="0.000843294879846406" calcext:value-type="float">
            <text:p>0,00084329487984640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475187301635742" calcext:value-type="float">
            <text:p>0,0475187301635742</text:p>
          </table:table-cell>
          <table:table-cell office:value-type="float" office:value="57" calcext:value-type="float">
            <text:p>57</text:p>
          </table:table-cell>
          <table:table-cell office:value-type="float" office:value="0.000833661932694285" calcext:value-type="float">
            <text:p>0,00083366193269428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534236431121826" calcext:value-type="float">
            <text:p>0,0534236431121826</text:p>
          </table:table-cell>
          <table:table-cell office:value-type="float" office:value="57" calcext:value-type="float">
            <text:p>57</text:p>
          </table:table-cell>
          <table:table-cell office:value-type="float" office:value="0.000937256896704958" calcext:value-type="float">
            <text:p>0,00093725689670495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512568950653076" calcext:value-type="float">
            <text:p>0,0512568950653076</text:p>
          </table:table-cell>
          <table:table-cell office:value-type="float" office:value="57" calcext:value-type="float">
            <text:p>57</text:p>
          </table:table-cell>
          <table:table-cell office:value-type="float" office:value="0.000899243773075572" calcext:value-type="float">
            <text:p>0,00089924377307557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497996807098389" calcext:value-type="float">
            <text:p>0,0497996807098389</text:p>
          </table:table-cell>
          <table:table-cell office:value-type="float" office:value="57" calcext:value-type="float">
            <text:p>57</text:p>
          </table:table-cell>
          <table:table-cell office:value-type="float" office:value="0.000873678608944542" calcext:value-type="float">
            <text:p>0,00087367860894454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485219955444336" calcext:value-type="float">
            <text:p>0,0485219955444336</text:p>
          </table:table-cell>
          <table:table-cell office:value-type="float" office:value="57" calcext:value-type="float">
            <text:p>57</text:p>
          </table:table-cell>
          <table:table-cell office:value-type="float" office:value="0.000851263079726905" calcext:value-type="float">
            <text:p>0,00085126307972690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483226776123047" calcext:value-type="float">
            <text:p>0,0483226776123047</text:p>
          </table:table-cell>
          <table:table-cell office:value-type="float" office:value="57" calcext:value-type="float">
            <text:p>57</text:p>
          </table:table-cell>
          <table:table-cell office:value-type="float" office:value="0.000847766273900082" calcext:value-type="float">
            <text:p>0,00084776627390008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474298000335693" calcext:value-type="float">
            <text:p>0,0474298000335693</text:p>
          </table:table-cell>
          <table:table-cell office:value-type="float" office:value="57" calcext:value-type="float">
            <text:p>57</text:p>
          </table:table-cell>
          <table:table-cell office:value-type="float" office:value="0.000832101754974901" calcext:value-type="float">
            <text:p>0,00083210175497490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480084419250488" calcext:value-type="float">
            <text:p>0,0480084419250488</text:p>
          </table:table-cell>
          <table:table-cell office:value-type="float" office:value="57" calcext:value-type="float">
            <text:p>57</text:p>
          </table:table-cell>
          <table:table-cell office:value-type="float" office:value="0.00084225336710612" calcext:value-type="float">
            <text:p>0,0008422533671061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494706630706787" calcext:value-type="float">
            <text:p>0,0494706630706787</text:p>
          </table:table-cell>
          <table:table-cell office:value-type="float" office:value="57" calcext:value-type="float">
            <text:p>57</text:p>
          </table:table-cell>
          <table:table-cell office:value-type="float" office:value="0.00086790636966103" calcext:value-type="float">
            <text:p>0,0008679063696610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520904064178467" calcext:value-type="float">
            <text:p>0,0520904064178467</text:p>
          </table:table-cell>
          <table:table-cell office:value-type="float" office:value="57" calcext:value-type="float">
            <text:p>57</text:p>
          </table:table-cell>
          <table:table-cell office:value-type="float" office:value="0.000913866779260468" calcext:value-type="float">
            <text:p>0,00091386677926046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484917163848877" calcext:value-type="float">
            <text:p>0,0484917163848877</text:p>
          </table:table-cell>
          <table:table-cell office:value-type="float" office:value="57" calcext:value-type="float">
            <text:p>57</text:p>
          </table:table-cell>
          <table:table-cell office:value-type="float" office:value="0.000850731866401539" calcext:value-type="float">
            <text:p>0,00085073186640153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507688522338867" calcext:value-type="float">
            <text:p>0,0507688522338867</text:p>
          </table:table-cell>
          <table:table-cell office:value-type="float" office:value="57" calcext:value-type="float">
            <text:p>57</text:p>
          </table:table-cell>
          <table:table-cell office:value-type="float" office:value="0.000890681618138364" calcext:value-type="float">
            <text:p>0,00089068161813836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544440746307373" calcext:value-type="float">
            <text:p>0,0544440746307373</text:p>
          </table:table-cell>
          <table:table-cell office:value-type="float" office:value="57" calcext:value-type="float">
            <text:p>57</text:p>
          </table:table-cell>
          <table:table-cell office:value-type="float" office:value="0.000955159204048023" calcext:value-type="float">
            <text:p>0,00095515920404802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490453243255615" calcext:value-type="float">
            <text:p>0,0490453243255615</text:p>
          </table:table-cell>
          <table:table-cell office:value-type="float" office:value="57" calcext:value-type="float">
            <text:p>57</text:p>
          </table:table-cell>
          <table:table-cell office:value-type="float" office:value="0.00086044428641336" calcext:value-type="float">
            <text:p>0,0008604442864133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493981838226318" calcext:value-type="float">
            <text:p>0,0493981838226318</text:p>
          </table:table-cell>
          <table:table-cell office:value-type="float" office:value="57" calcext:value-type="float">
            <text:p>57</text:p>
          </table:table-cell>
          <table:table-cell office:value-type="float" office:value="0.000866634803905822" calcext:value-type="float">
            <text:p>0,00086663480390582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499839782714844" calcext:value-type="float">
            <text:p>0,0499839782714844</text:p>
          </table:table-cell>
          <table:table-cell office:value-type="float" office:value="57" calcext:value-type="float">
            <text:p>57</text:p>
          </table:table-cell>
          <table:table-cell office:value-type="float" office:value="0.000876911899499726" calcext:value-type="float">
            <text:p>0,00087691189949972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488128662109375" calcext:value-type="float">
            <text:p>0,0488128662109375</text:p>
          </table:table-cell>
          <table:table-cell office:value-type="float" office:value="57" calcext:value-type="float">
            <text:p>57</text:p>
          </table:table-cell>
          <table:table-cell office:value-type="float" office:value="0.000856366073876097" calcext:value-type="float">
            <text:p>0,00085636607387609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511574745178223" calcext:value-type="float">
            <text:p>0,0511574745178223</text:p>
          </table:table-cell>
          <table:table-cell office:value-type="float" office:value="57" calcext:value-type="float">
            <text:p>57</text:p>
          </table:table-cell>
          <table:table-cell office:value-type="float" office:value="0.00089749955294425" calcext:value-type="float">
            <text:p>0,0008974995529442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484721660614014" calcext:value-type="float">
            <text:p>0,0484721660614014</text:p>
          </table:table-cell>
          <table:table-cell office:value-type="float" office:value="57" calcext:value-type="float">
            <text:p>57</text:p>
          </table:table-cell>
          <table:table-cell office:value-type="float" office:value="0.000850388878270199" calcext:value-type="float">
            <text:p>0,00085038887827019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492103099822998" calcext:value-type="float">
            <text:p>0,0492103099822998</text:p>
          </table:table-cell>
          <table:table-cell office:value-type="float" office:value="57" calcext:value-type="float">
            <text:p>57</text:p>
          </table:table-cell>
          <table:table-cell office:value-type="float" office:value="0.000863338771619295" calcext:value-type="float">
            <text:p>0,00086333877161929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485963821411133" calcext:value-type="float">
            <text:p>0,0485963821411133</text:p>
          </table:table-cell>
          <table:table-cell office:value-type="float" office:value="57" calcext:value-type="float">
            <text:p>57</text:p>
          </table:table-cell>
          <table:table-cell office:value-type="float" office:value="0.00085256810773883" calcext:value-type="float">
            <text:p>0,0008525681077388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478556156158447" calcext:value-type="float">
            <text:p>0,0478556156158447</text:p>
          </table:table-cell>
          <table:table-cell office:value-type="float" office:value="57" calcext:value-type="float">
            <text:p>57</text:p>
          </table:table-cell>
          <table:table-cell office:value-type="float" office:value="0.00083957220378675" calcext:value-type="float">
            <text:p>0,0008395722037867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479857921600342" calcext:value-type="float">
            <text:p>0,0479857921600342</text:p>
          </table:table-cell>
          <table:table-cell office:value-type="float" office:value="57" calcext:value-type="float">
            <text:p>57</text:p>
          </table:table-cell>
          <table:table-cell office:value-type="float" office:value="0.000841856002807617" calcext:value-type="float">
            <text:p>0,00084185600280761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498812198638916" calcext:value-type="float">
            <text:p>0,0498812198638916</text:p>
          </table:table-cell>
          <table:table-cell office:value-type="float" office:value="57" calcext:value-type="float">
            <text:p>57</text:p>
          </table:table-cell>
          <table:table-cell office:value-type="float" office:value="0.000875109120419151" calcext:value-type="float">
            <text:p>0,00087510912041915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571753978729248" calcext:value-type="float">
            <text:p>0,0571753978729248</text:p>
          </table:table-cell>
          <table:table-cell office:value-type="float" office:value="57" calcext:value-type="float">
            <text:p>57</text:p>
          </table:table-cell>
          <table:table-cell office:value-type="float" office:value="0.00100307715566535" calcext:value-type="float">
            <text:p>0,0010030771556653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662505626678467" calcext:value-type="float">
            <text:p>0,0662505626678467</text:p>
          </table:table-cell>
          <table:table-cell office:value-type="float" office:value="57" calcext:value-type="float">
            <text:p>57</text:p>
          </table:table-cell>
          <table:table-cell office:value-type="float" office:value="0.00116229057312012" calcext:value-type="float">
            <text:p>0,0011622905731201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522477626800537" calcext:value-type="float">
            <text:p>0,0522477626800537</text:p>
          </table:table-cell>
          <table:table-cell office:value-type="float" office:value="57" calcext:value-type="float">
            <text:p>57</text:p>
          </table:table-cell>
          <table:table-cell office:value-type="float" office:value="0.000916627415439539" calcext:value-type="float">
            <text:p>0,00091662741543953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485224723815918" calcext:value-type="float">
            <text:p>0,0485224723815918</text:p>
          </table:table-cell>
          <table:table-cell office:value-type="float" office:value="57" calcext:value-type="float">
            <text:p>57</text:p>
          </table:table-cell>
          <table:table-cell office:value-type="float" office:value="0.000851271445291084" calcext:value-type="float">
            <text:p>0,00085127144529108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00562191009522" calcext:value-type="float">
            <text:p>0,0500562191009522</text:p>
          </table:table-cell>
          <table:table-cell office:value-type="float" office:value="57" calcext:value-type="float">
            <text:p>57</text:p>
          </table:table-cell>
          <table:table-cell office:value-type="float" office:value="0.000878179282472845" calcext:value-type="float">
            <text:p>0,00087817928247284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484094619750977" calcext:value-type="float">
            <text:p>0,0484094619750977</text:p>
          </table:table-cell>
          <table:table-cell office:value-type="float" office:value="57" calcext:value-type="float">
            <text:p>57</text:p>
          </table:table-cell>
          <table:table-cell office:value-type="float" office:value="0.000849288806580661" calcext:value-type="float">
            <text:p>0,00084928880658066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513222217559814" calcext:value-type="float">
            <text:p>0,0513222217559814</text:p>
          </table:table-cell>
          <table:table-cell office:value-type="float" office:value="57" calcext:value-type="float">
            <text:p>57</text:p>
          </table:table-cell>
          <table:table-cell office:value-type="float" office:value="0.000900389855368096" calcext:value-type="float">
            <text:p>0,00090038985536809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478520393371582" calcext:value-type="float">
            <text:p>0,0478520393371582</text:p>
          </table:table-cell>
          <table:table-cell office:value-type="float" office:value="57" calcext:value-type="float">
            <text:p>57</text:p>
          </table:table-cell>
          <table:table-cell office:value-type="float" office:value="0.000839509462055407" calcext:value-type="float">
            <text:p>0,00083950946205540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477299690246582" calcext:value-type="float">
            <text:p>0,0477299690246582</text:p>
          </table:table-cell>
          <table:table-cell office:value-type="float" office:value="57" calcext:value-type="float">
            <text:p>57</text:p>
          </table:table-cell>
          <table:table-cell office:value-type="float" office:value="0.000837367877625583" calcext:value-type="float">
            <text:p>0,00083736787762558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507502555847168" calcext:value-type="float">
            <text:p>0,0507502555847168</text:p>
          </table:table-cell>
          <table:table-cell office:value-type="float" office:value="57" calcext:value-type="float">
            <text:p>57</text:p>
          </table:table-cell>
          <table:table-cell office:value-type="float" office:value="0.000890355361135382" calcext:value-type="float">
            <text:p>0,00089035536113538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483074188232422" calcext:value-type="float">
            <text:p>0,0483074188232422</text:p>
          </table:table-cell>
          <table:table-cell office:value-type="float" office:value="57" calcext:value-type="float">
            <text:p>57</text:p>
          </table:table-cell>
          <table:table-cell office:value-type="float" office:value="0.000847498575846354" calcext:value-type="float">
            <text:p>0,00084749857584635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504002571105957" calcext:value-type="float">
            <text:p>0,0504002571105957</text:p>
          </table:table-cell>
          <table:table-cell office:value-type="float" office:value="57" calcext:value-type="float">
            <text:p>57</text:p>
          </table:table-cell>
          <table:table-cell office:value-type="float" office:value="0.000884215037027995" calcext:value-type="float">
            <text:p>0,00088421503702799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495319366455078" calcext:value-type="float">
            <text:p>0,0495319366455078</text:p>
          </table:table-cell>
          <table:table-cell office:value-type="float" office:value="57" calcext:value-type="float">
            <text:p>57</text:p>
          </table:table-cell>
          <table:table-cell office:value-type="float" office:value="0.000868981344658032" calcext:value-type="float">
            <text:p>0,00086898134465803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489861965179443" calcext:value-type="float">
            <text:p>0,0489861965179443</text:p>
          </table:table-cell>
          <table:table-cell office:value-type="float" office:value="57" calcext:value-type="float">
            <text:p>57</text:p>
          </table:table-cell>
          <table:table-cell office:value-type="float" office:value="0.000859406956455164" calcext:value-type="float">
            <text:p>0,00085940695645516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472011566162109" calcext:value-type="float">
            <text:p>0,0472011566162109</text:p>
          </table:table-cell>
          <table:table-cell office:value-type="float" office:value="57" calcext:value-type="float">
            <text:p>57</text:p>
          </table:table-cell>
          <table:table-cell office:value-type="float" office:value="0.000828090466951069" calcext:value-type="float">
            <text:p>0,00082809046695106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500719547271729" calcext:value-type="float">
            <text:p>0,0500719547271729</text:p>
          </table:table-cell>
          <table:table-cell office:value-type="float" office:value="57" calcext:value-type="float">
            <text:p>57</text:p>
          </table:table-cell>
          <table:table-cell office:value-type="float" office:value="0.000878455346090752" calcext:value-type="float">
            <text:p>0,00087845534609075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480029582977295" calcext:value-type="float">
            <text:p>0,0480029582977295</text:p>
          </table:table-cell>
          <table:table-cell office:value-type="float" office:value="57" calcext:value-type="float">
            <text:p>57</text:p>
          </table:table-cell>
          <table:table-cell office:value-type="float" office:value="0.000842157163118061" calcext:value-type="float">
            <text:p>0,00084215716311806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51708459854126" calcext:value-type="float">
            <text:p>0,051708459854126</text:p>
          </table:table-cell>
          <table:table-cell office:value-type="float" office:value="57" calcext:value-type="float">
            <text:p>57</text:p>
          </table:table-cell>
          <table:table-cell office:value-type="float" office:value="0.000907165962353087" calcext:value-type="float">
            <text:p>0,00090716596235308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469796657562256" calcext:value-type="float">
            <text:p>0,0469796657562256</text:p>
          </table:table-cell>
          <table:table-cell office:value-type="float" office:value="57" calcext:value-type="float">
            <text:p>57</text:p>
          </table:table-cell>
          <table:table-cell office:value-type="float" office:value="0.000824204662389923" calcext:value-type="float">
            <text:p>0,00082420466238992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491316318511963" calcext:value-type="float">
            <text:p>0,0491316318511963</text:p>
          </table:table-cell>
          <table:table-cell office:value-type="float" office:value="57" calcext:value-type="float">
            <text:p>57</text:p>
          </table:table-cell>
          <table:table-cell office:value-type="float" office:value="0.000861958453529759" calcext:value-type="float">
            <text:p>0,00086195845352975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09514808654785" calcext:value-type="float">
            <text:p>0,0509514808654785</text:p>
          </table:table-cell>
          <table:table-cell office:value-type="float" office:value="57" calcext:value-type="float">
            <text:p>57</text:p>
          </table:table-cell>
          <table:table-cell office:value-type="float" office:value="0.000893885629218921" calcext:value-type="float">
            <text:p>0,00089388562921892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520672798156738" calcext:value-type="float">
            <text:p>0,0520672798156738</text:p>
          </table:table-cell>
          <table:table-cell office:value-type="float" office:value="57" calcext:value-type="float">
            <text:p>57</text:p>
          </table:table-cell>
          <table:table-cell office:value-type="float" office:value="0.000913461049397787" calcext:value-type="float">
            <text:p>0,00091346104939778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476181507110596" calcext:value-type="float">
            <text:p>0,0476181507110596</text:p>
          </table:table-cell>
          <table:table-cell office:value-type="float" office:value="57" calcext:value-type="float">
            <text:p>57</text:p>
          </table:table-cell>
          <table:table-cell office:value-type="float" office:value="0.000835406152825607" calcext:value-type="float">
            <text:p>0,00083540615282560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483076572418213" calcext:value-type="float">
            <text:p>0,0483076572418213</text:p>
          </table:table-cell>
          <table:table-cell office:value-type="float" office:value="57" calcext:value-type="float">
            <text:p>57</text:p>
          </table:table-cell>
          <table:table-cell office:value-type="float" office:value="0.000847502758628444" calcext:value-type="float">
            <text:p>0,00084750275862844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480473041534424" calcext:value-type="float">
            <text:p>0,0480473041534424</text:p>
          </table:table-cell>
          <table:table-cell office:value-type="float" office:value="57" calcext:value-type="float">
            <text:p>57</text:p>
          </table:table-cell>
          <table:table-cell office:value-type="float" office:value="0.000842935160586709" calcext:value-type="float">
            <text:p>0,00084293516058670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168823480606079" calcext:value-type="float">
            <text:p>0,168823480606079</text:p>
          </table:table-cell>
          <table:table-cell office:value-type="float" office:value="57" calcext:value-type="float">
            <text:p>57</text:p>
          </table:table-cell>
          <table:table-cell office:value-type="float" office:value="0.00296181544922946" calcext:value-type="float">
            <text:p>0,0029618154492294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536160469055176" calcext:value-type="float">
            <text:p>0,0536160469055176</text:p>
          </table:table-cell>
          <table:table-cell office:value-type="float" office:value="57" calcext:value-type="float">
            <text:p>57</text:p>
          </table:table-cell>
          <table:table-cell office:value-type="float" office:value="0.000940632401851186" calcext:value-type="float">
            <text:p>0,00094063240185118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27770519256592" calcext:value-type="float">
            <text:p>0,0527770519256592</text:p>
          </table:table-cell>
          <table:table-cell office:value-type="float" office:value="57" calcext:value-type="float">
            <text:p>57</text:p>
          </table:table-cell>
          <table:table-cell office:value-type="float" office:value="0.000925913191678231" calcext:value-type="float">
            <text:p>0,00092591319167823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508923530578613" calcext:value-type="float">
            <text:p>0,0508923530578613</text:p>
          </table:table-cell>
          <table:table-cell office:value-type="float" office:value="57" calcext:value-type="float">
            <text:p>57</text:p>
          </table:table-cell>
          <table:table-cell office:value-type="float" office:value="0.000892848299260725" calcext:value-type="float">
            <text:p>0,00089284829926072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501103401184082" calcext:value-type="float">
            <text:p>0,0501103401184082</text:p>
          </table:table-cell>
          <table:table-cell office:value-type="float" office:value="57" calcext:value-type="float">
            <text:p>57</text:p>
          </table:table-cell>
          <table:table-cell office:value-type="float" office:value="0.000879128774007162" calcext:value-type="float">
            <text:p>0,00087912877400716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493910312652588" calcext:value-type="float">
            <text:p>0,0493910312652588</text:p>
          </table:table-cell>
          <table:table-cell office:value-type="float" office:value="57" calcext:value-type="float">
            <text:p>57</text:p>
          </table:table-cell>
          <table:table-cell office:value-type="float" office:value="0.000866509320443137" calcext:value-type="float">
            <text:p>0,00086650932044313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481185913085938" calcext:value-type="float">
            <text:p>0,0481185913085938</text:p>
          </table:table-cell>
          <table:table-cell office:value-type="float" office:value="57" calcext:value-type="float">
            <text:p>57</text:p>
          </table:table-cell>
          <table:table-cell office:value-type="float" office:value="0.000844185812431469" calcext:value-type="float">
            <text:p>0,00084418581243146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469958782196045" calcext:value-type="float">
            <text:p>0,0469958782196045</text:p>
          </table:table-cell>
          <table:table-cell office:value-type="float" office:value="57" calcext:value-type="float">
            <text:p>57</text:p>
          </table:table-cell>
          <table:table-cell office:value-type="float" office:value="0.000824489091572009" calcext:value-type="float">
            <text:p>0,00082448909157200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538780689239502" calcext:value-type="float">
            <text:p>0,0538780689239502</text:p>
          </table:table-cell>
          <table:table-cell office:value-type="float" office:value="57" calcext:value-type="float">
            <text:p>57</text:p>
          </table:table-cell>
          <table:table-cell office:value-type="float" office:value="0.000945229279367547" calcext:value-type="float">
            <text:p>0,00094522927936754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482747554779053" calcext:value-type="float">
            <text:p>0,0482747554779053</text:p>
          </table:table-cell>
          <table:table-cell office:value-type="float" office:value="57" calcext:value-type="float">
            <text:p>57</text:p>
          </table:table-cell>
          <table:table-cell office:value-type="float" office:value="0.000846925534700093" calcext:value-type="float">
            <text:p>0,00084692553470009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518155097961426" calcext:value-type="float">
            <text:p>0,0518155097961426</text:p>
          </table:table-cell>
          <table:table-cell office:value-type="float" office:value="57" calcext:value-type="float">
            <text:p>57</text:p>
          </table:table-cell>
          <table:table-cell office:value-type="float" office:value="0.000909044031511273" calcext:value-type="float">
            <text:p>0,00090904403151127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476768016815186" calcext:value-type="float">
            <text:p>0,0476768016815186</text:p>
          </table:table-cell>
          <table:table-cell office:value-type="float" office:value="57" calcext:value-type="float">
            <text:p>57</text:p>
          </table:table-cell>
          <table:table-cell office:value-type="float" office:value="0.000836435117219624" calcext:value-type="float">
            <text:p>0,00083643511721962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490474700927734" calcext:value-type="float">
            <text:p>0,0490474700927734</text:p>
          </table:table-cell>
          <table:table-cell office:value-type="float" office:value="57" calcext:value-type="float">
            <text:p>57</text:p>
          </table:table-cell>
          <table:table-cell office:value-type="float" office:value="0.000860481931452166" calcext:value-type="float">
            <text:p>0,00086048193145216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498268604278564" calcext:value-type="float">
            <text:p>0,0498268604278564</text:p>
          </table:table-cell>
          <table:table-cell office:value-type="float" office:value="57" calcext:value-type="float">
            <text:p>57</text:p>
          </table:table-cell>
          <table:table-cell office:value-type="float" office:value="0.000874155446102745" calcext:value-type="float">
            <text:p>0,00087415544610274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476162433624268" calcext:value-type="float">
            <text:p>0,0476162433624268</text:p>
          </table:table-cell>
          <table:table-cell office:value-type="float" office:value="57" calcext:value-type="float">
            <text:p>57</text:p>
          </table:table-cell>
          <table:table-cell office:value-type="float" office:value="0.000835372690568891" calcext:value-type="float">
            <text:p>0,00083537269056889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477855205535889" calcext:value-type="float">
            <text:p>0,0477855205535889</text:p>
          </table:table-cell>
          <table:table-cell office:value-type="float" office:value="57" calcext:value-type="float">
            <text:p>57</text:p>
          </table:table-cell>
          <table:table-cell office:value-type="float" office:value="0.000838342465852436" calcext:value-type="float">
            <text:p>0,00083834246585243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513896942138672" calcext:value-type="float">
            <text:p>0,0513896942138672</text:p>
          </table:table-cell>
          <table:table-cell office:value-type="float" office:value="57" calcext:value-type="float">
            <text:p>57</text:p>
          </table:table-cell>
          <table:table-cell office:value-type="float" office:value="0.000901573582699424" calcext:value-type="float">
            <text:p>0,00090157358269942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485355854034424" calcext:value-type="float">
            <text:p>0,0485355854034424</text:p>
          </table:table-cell>
          <table:table-cell office:value-type="float" office:value="57" calcext:value-type="float">
            <text:p>57</text:p>
          </table:table-cell>
          <table:table-cell office:value-type="float" office:value="0.000851501498306007" calcext:value-type="float">
            <text:p>0,00085150149830600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473463535308838" calcext:value-type="float">
            <text:p>0,0473463535308838</text:p>
          </table:table-cell>
          <table:table-cell office:value-type="float" office:value="57" calcext:value-type="float">
            <text:p>57</text:p>
          </table:table-cell>
          <table:table-cell office:value-type="float" office:value="0.000830637781243575" calcext:value-type="float">
            <text:p>0,00083063778124357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479106903076172" calcext:value-type="float">
            <text:p>0,0479106903076172</text:p>
          </table:table-cell>
          <table:table-cell office:value-type="float" office:value="57" calcext:value-type="float">
            <text:p>57</text:p>
          </table:table-cell>
          <table:table-cell office:value-type="float" office:value="0.000840538426449424" calcext:value-type="float">
            <text:p>0,00084053842644942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487782955169678" calcext:value-type="float">
            <text:p>0,0487782955169678</text:p>
          </table:table-cell>
          <table:table-cell office:value-type="float" office:value="57" calcext:value-type="float">
            <text:p>57</text:p>
          </table:table-cell>
          <table:table-cell office:value-type="float" office:value="0.000855759570473119" calcext:value-type="float">
            <text:p>0,00085575957047311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567176342010498" calcext:value-type="float">
            <text:p>0,0567176342010498</text:p>
          </table:table-cell>
          <table:table-cell office:value-type="float" office:value="57" calcext:value-type="float">
            <text:p>57</text:p>
          </table:table-cell>
          <table:table-cell office:value-type="float" office:value="0.000995046214053505" calcext:value-type="float">
            <text:p>0,00099504621405350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534510612487793" calcext:value-type="float">
            <text:p>0,0534510612487793</text:p>
          </table:table-cell>
          <table:table-cell office:value-type="float" office:value="57" calcext:value-type="float">
            <text:p>57</text:p>
          </table:table-cell>
          <table:table-cell office:value-type="float" office:value="0.000937737916645251" calcext:value-type="float">
            <text:p>0,00093773791664525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547614097595215" calcext:value-type="float">
            <text:p>0,0547614097595215</text:p>
          </table:table-cell>
          <table:table-cell office:value-type="float" office:value="57" calcext:value-type="float">
            <text:p>57</text:p>
          </table:table-cell>
          <table:table-cell office:value-type="float" office:value="0.000960726487009149" calcext:value-type="float">
            <text:p>0,00096072648700914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6097412109375" calcext:value-type="float">
            <text:p>0,06097412109375</text:p>
          </table:table-cell>
          <table:table-cell office:value-type="float" office:value="57" calcext:value-type="float">
            <text:p>57</text:p>
          </table:table-cell>
          <table:table-cell office:value-type="float" office:value="0.00106972142269737" calcext:value-type="float">
            <text:p>0,0010697214226973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54790735244751" calcext:value-type="float">
            <text:p>0,054790735244751</text:p>
          </table:table-cell>
          <table:table-cell office:value-type="float" office:value="57" calcext:value-type="float">
            <text:p>57</text:p>
          </table:table-cell>
          <table:table-cell office:value-type="float" office:value="0.000961240969206158" calcext:value-type="float">
            <text:p>0,00096124096920615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33339977264404" calcext:value-type="float">
            <text:p>0,0533339977264404</text:p>
          </table:table-cell>
          <table:table-cell office:value-type="float" office:value="57" calcext:value-type="float">
            <text:p>57</text:p>
          </table:table-cell>
          <table:table-cell office:value-type="float" office:value="0.000935684170639306" calcext:value-type="float">
            <text:p>0,00093568417063930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566105842590332" calcext:value-type="float">
            <text:p>0,0566105842590332</text:p>
          </table:table-cell>
          <table:table-cell office:value-type="float" office:value="57" calcext:value-type="float">
            <text:p>57</text:p>
          </table:table-cell>
          <table:table-cell office:value-type="float" office:value="0.000993168144895319" calcext:value-type="float">
            <text:p>0,00099316814489531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489180088043213" calcext:value-type="float">
            <text:p>0,0489180088043213</text:p>
          </table:table-cell>
          <table:table-cell office:value-type="float" office:value="57" calcext:value-type="float">
            <text:p>57</text:p>
          </table:table-cell>
          <table:table-cell office:value-type="float" office:value="0.000858210680777567" calcext:value-type="float">
            <text:p>0,00085821068077756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0694286823272705" calcext:value-type="float">
            <text:p>0,0694286823272705</text:p>
          </table:table-cell>
          <table:table-cell office:value-type="float" office:value="42" calcext:value-type="float">
            <text:p>42</text:p>
          </table:table-cell>
          <table:table-cell office:value-type="float" office:value="0.00165306386493501" calcext:value-type="float">
            <text:p>0,0016530638649350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535428524017334" calcext:value-type="float">
            <text:p>0,0535428524017334</text:p>
          </table:table-cell>
          <table:table-cell office:value-type="float" office:value="42" calcext:value-type="float">
            <text:p>42</text:p>
          </table:table-cell>
          <table:table-cell office:value-type="float" office:value="0.00127482981908889" calcext:value-type="float">
            <text:p>0,0012748298190888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535745620727539" calcext:value-type="float">
            <text:p>0,0535745620727539</text:p>
          </table:table-cell>
          <table:table-cell office:value-type="float" office:value="42" calcext:value-type="float">
            <text:p>42</text:p>
          </table:table-cell>
          <table:table-cell office:value-type="float" office:value="0.00127558481125605" calcext:value-type="float">
            <text:p>0,0012755848112560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497534275054932" calcext:value-type="float">
            <text:p>0,0497534275054932</text:p>
          </table:table-cell>
          <table:table-cell office:value-type="float" office:value="42" calcext:value-type="float">
            <text:p>42</text:p>
          </table:table-cell>
          <table:table-cell office:value-type="float" office:value="0.00118460541679746" calcext:value-type="float">
            <text:p>0,0011846054167974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467052459716797" calcext:value-type="float">
            <text:p>0,0467052459716797</text:p>
          </table:table-cell>
          <table:table-cell office:value-type="float" office:value="42" calcext:value-type="float">
            <text:p>42</text:p>
          </table:table-cell>
          <table:table-cell office:value-type="float" office:value="0.00111202966599237" calcext:value-type="float">
            <text:p>0,0011120296659923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478181838989258" calcext:value-type="float">
            <text:p>0,0478181838989258</text:p>
          </table:table-cell>
          <table:table-cell office:value-type="float" office:value="42" calcext:value-type="float">
            <text:p>42</text:p>
          </table:table-cell>
          <table:table-cell office:value-type="float" office:value="0.00113852818806966" calcext:value-type="float">
            <text:p>0,0011385281880696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514328479766846" calcext:value-type="float">
            <text:p>0,0514328479766846</text:p>
          </table:table-cell>
          <table:table-cell office:value-type="float" office:value="42" calcext:value-type="float">
            <text:p>42</text:p>
          </table:table-cell>
          <table:table-cell office:value-type="float" office:value="0.00122459161849249" calcext:value-type="float">
            <text:p>0,0012245916184924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529439449310303" calcext:value-type="float">
            <text:p>0,0529439449310303</text:p>
          </table:table-cell>
          <table:table-cell office:value-type="float" office:value="42" calcext:value-type="float">
            <text:p>42</text:p>
          </table:table-cell>
          <table:table-cell office:value-type="float" office:value="0.00126057011740548" calcext:value-type="float">
            <text:p>0,0012605701174054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523386001586914" calcext:value-type="float">
            <text:p>0,0523386001586914</text:p>
          </table:table-cell>
          <table:table-cell office:value-type="float" office:value="42" calcext:value-type="float">
            <text:p>42</text:p>
          </table:table-cell>
          <table:table-cell office:value-type="float" office:value="0.00124615714663551" calcext:value-type="float">
            <text:p>0,0012461571466355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535433292388916" calcext:value-type="float">
            <text:p>0,0535433292388916</text:p>
          </table:table-cell>
          <table:table-cell office:value-type="float" office:value="42" calcext:value-type="float">
            <text:p>42</text:p>
          </table:table-cell>
          <table:table-cell office:value-type="float" office:value="0.00127484117235456" calcext:value-type="float">
            <text:p>0,0012748411723545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529844760894775" calcext:value-type="float">
            <text:p>0,0529844760894775</text:p>
          </table:table-cell>
          <table:table-cell office:value-type="float" office:value="42" calcext:value-type="float">
            <text:p>42</text:p>
          </table:table-cell>
          <table:table-cell office:value-type="float" office:value="0.00126153514498756" calcext:value-type="float">
            <text:p>0,0012615351449875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479938983917236" calcext:value-type="float">
            <text:p>0,0479938983917236</text:p>
          </table:table-cell>
          <table:table-cell office:value-type="float" office:value="42" calcext:value-type="float">
            <text:p>42</text:p>
          </table:table-cell>
          <table:table-cell office:value-type="float" office:value="0.00114271186646961" calcext:value-type="float">
            <text:p>0,0011427118664696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467398166656494" calcext:value-type="float">
            <text:p>0,0467398166656494</text:p>
          </table:table-cell>
          <table:table-cell office:value-type="float" office:value="42" calcext:value-type="float">
            <text:p>42</text:p>
          </table:table-cell>
          <table:table-cell office:value-type="float" office:value="0.00111285277775356" calcext:value-type="float">
            <text:p>0,0011128527777535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0464391708374" calcext:value-type="float">
            <text:p>0,050464391708374</text:p>
          </table:table-cell>
          <table:table-cell office:value-type="float" office:value="42" calcext:value-type="float">
            <text:p>42</text:p>
          </table:table-cell>
          <table:table-cell office:value-type="float" office:value="0.00120153313591367" calcext:value-type="float">
            <text:p>0,0012015331359136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495009422302246" calcext:value-type="float">
            <text:p>0,0495009422302246</text:p>
          </table:table-cell>
          <table:table-cell office:value-type="float" office:value="42" calcext:value-type="float">
            <text:p>42</text:p>
          </table:table-cell>
          <table:table-cell office:value-type="float" office:value="0.0011785938626244" calcext:value-type="float">
            <text:p>0,001178593862624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458860397338867" calcext:value-type="float">
            <text:p>0,0458860397338867</text:p>
          </table:table-cell>
          <table:table-cell office:value-type="float" office:value="42" calcext:value-type="float">
            <text:p>42</text:p>
          </table:table-cell>
          <table:table-cell office:value-type="float" office:value="0.00109252475556873" calcext:value-type="float">
            <text:p>0,0010925247555687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466709136962891" calcext:value-type="float">
            <text:p>0,0466709136962891</text:p>
          </table:table-cell>
          <table:table-cell office:value-type="float" office:value="42" calcext:value-type="float">
            <text:p>42</text:p>
          </table:table-cell>
          <table:table-cell office:value-type="float" office:value="0.00111121223086403" calcext:value-type="float">
            <text:p>0,0011112122308640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09440898895264" calcext:value-type="float">
            <text:p>0,0509440898895264</text:p>
          </table:table-cell>
          <table:table-cell office:value-type="float" office:value="42" calcext:value-type="float">
            <text:p>42</text:p>
          </table:table-cell>
          <table:table-cell office:value-type="float" office:value="0.0012129545211792" calcext:value-type="float">
            <text:p>0,001212954521179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472593307495117" calcext:value-type="float">
            <text:p>0,0472593307495117</text:p>
          </table:table-cell>
          <table:table-cell office:value-type="float" office:value="42" calcext:value-type="float">
            <text:p>42</text:p>
          </table:table-cell>
          <table:table-cell office:value-type="float" office:value="0.00112522216070266" calcext:value-type="float">
            <text:p>0,0011252221607026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468943119049072" calcext:value-type="float">
            <text:p>0,0468943119049072</text:p>
          </table:table-cell>
          <table:table-cell office:value-type="float" office:value="42" calcext:value-type="float">
            <text:p>42</text:p>
          </table:table-cell>
          <table:table-cell office:value-type="float" office:value="0.00111653123583112" calcext:value-type="float">
            <text:p>0,0011165312358311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48201322555542" calcext:value-type="float">
            <text:p>0,048201322555542</text:p>
          </table:table-cell>
          <table:table-cell office:value-type="float" office:value="42" calcext:value-type="float">
            <text:p>42</text:p>
          </table:table-cell>
          <table:table-cell office:value-type="float" office:value="0.00114765053703671" calcext:value-type="float">
            <text:p>0,0011476505370367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07750511169434" calcext:value-type="float">
            <text:p>0,0507750511169434</text:p>
          </table:table-cell>
          <table:table-cell office:value-type="float" office:value="42" calcext:value-type="float">
            <text:p>42</text:p>
          </table:table-cell>
          <table:table-cell office:value-type="float" office:value="0.00120892978849865" calcext:value-type="float">
            <text:p>0,0012089297884986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495843887329102" calcext:value-type="float">
            <text:p>0,0495843887329102</text:p>
          </table:table-cell>
          <table:table-cell office:value-type="float" office:value="42" calcext:value-type="float">
            <text:p>42</text:p>
          </table:table-cell>
          <table:table-cell office:value-type="float" office:value="0.00118058068411691" calcext:value-type="float">
            <text:p>0,0011805806841169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4593825340271" calcext:value-type="float">
            <text:p>0,04593825340271</text:p>
          </table:table-cell>
          <table:table-cell office:value-type="float" office:value="42" calcext:value-type="float">
            <text:p>42</text:p>
          </table:table-cell>
          <table:table-cell office:value-type="float" office:value="0.00109376793815976" calcext:value-type="float">
            <text:p>0,0010937679381597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13749122619629" calcext:value-type="float">
            <text:p>0,0513749122619629</text:p>
          </table:table-cell>
          <table:table-cell office:value-type="float" office:value="42" calcext:value-type="float">
            <text:p>42</text:p>
          </table:table-cell>
          <table:table-cell office:value-type="float" office:value="0.0012232121967134" calcext:value-type="float">
            <text:p>0,001223212196713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493323802947998" calcext:value-type="float">
            <text:p>0,0493323802947998</text:p>
          </table:table-cell>
          <table:table-cell office:value-type="float" office:value="42" calcext:value-type="float">
            <text:p>42</text:p>
          </table:table-cell>
          <table:table-cell office:value-type="float" office:value="0.00117458048320952" calcext:value-type="float">
            <text:p>0,0011745804832095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469043254852295" calcext:value-type="float">
            <text:p>0,0469043254852295</text:p>
          </table:table-cell>
          <table:table-cell office:value-type="float" office:value="42" calcext:value-type="float">
            <text:p>42</text:p>
          </table:table-cell>
          <table:table-cell office:value-type="float" office:value="0.00111676965441023" calcext:value-type="float">
            <text:p>0,0011167696544102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4715895652771" calcext:value-type="float">
            <text:p>0,04715895652771</text:p>
          </table:table-cell>
          <table:table-cell office:value-type="float" office:value="42" calcext:value-type="float">
            <text:p>42</text:p>
          </table:table-cell>
          <table:table-cell office:value-type="float" office:value="0.00112283229827881" calcext:value-type="float">
            <text:p>0,0011228322982788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478677749633789" calcext:value-type="float">
            <text:p>0,0478677749633789</text:p>
          </table:table-cell>
          <table:table-cell office:value-type="float" office:value="42" calcext:value-type="float">
            <text:p>42</text:p>
          </table:table-cell>
          <table:table-cell office:value-type="float" office:value="0.0011397089276995" calcext:value-type="float">
            <text:p>0,001139708927699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10647296905518" calcext:value-type="float">
            <text:p>0,0510647296905518</text:p>
          </table:table-cell>
          <table:table-cell office:value-type="float" office:value="42" calcext:value-type="float">
            <text:p>42</text:p>
          </table:table-cell>
          <table:table-cell office:value-type="float" office:value="0.00121582689739409" calcext:value-type="float">
            <text:p>0,0012158268973940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494849681854248" calcext:value-type="float">
            <text:p>0,0494849681854248</text:p>
          </table:table-cell>
          <table:table-cell office:value-type="float" office:value="42" calcext:value-type="float">
            <text:p>42</text:p>
          </table:table-cell>
          <table:table-cell office:value-type="float" office:value="0.0011782135282244" calcext:value-type="float">
            <text:p>0,001178213528224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503497123718262" calcext:value-type="float">
            <text:p>0,0503497123718262</text:p>
          </table:table-cell>
          <table:table-cell office:value-type="float" office:value="42" calcext:value-type="float">
            <text:p>42</text:p>
          </table:table-cell>
          <table:table-cell office:value-type="float" office:value="0.00119880267551967" calcext:value-type="float">
            <text:p>0,0011988026755196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467154979705811" calcext:value-type="float">
            <text:p>0,0467154979705811</text:p>
          </table:table-cell>
          <table:table-cell office:value-type="float" office:value="42" calcext:value-type="float">
            <text:p>42</text:p>
          </table:table-cell>
          <table:table-cell office:value-type="float" office:value="0.00111227376120431" calcext:value-type="float">
            <text:p>0,0011122737612043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507669448852539" calcext:value-type="float">
            <text:p>0,0507669448852539</text:p>
          </table:table-cell>
          <table:table-cell office:value-type="float" office:value="42" calcext:value-type="float">
            <text:p>42</text:p>
          </table:table-cell>
          <table:table-cell office:value-type="float" office:value="0.00120873678298224" calcext:value-type="float">
            <text:p>0,0012087367829822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510318279266357" calcext:value-type="float">
            <text:p>0,0510318279266357</text:p>
          </table:table-cell>
          <table:table-cell office:value-type="float" office:value="42" calcext:value-type="float">
            <text:p>42</text:p>
          </table:table-cell>
          <table:table-cell office:value-type="float" office:value="0.00121504352206276" calcext:value-type="float">
            <text:p>0,0012150435220627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462262630462647" calcext:value-type="float">
            <text:p>0,0462262630462647</text:p>
          </table:table-cell>
          <table:table-cell office:value-type="float" office:value="42" calcext:value-type="float">
            <text:p>42</text:p>
          </table:table-cell>
          <table:table-cell office:value-type="float" office:value="0.00110062531062535" calcext:value-type="float">
            <text:p>0,0011006253106253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492191314697266" calcext:value-type="float">
            <text:p>0,0492191314697266</text:p>
          </table:table-cell>
          <table:table-cell office:value-type="float" office:value="42" calcext:value-type="float">
            <text:p>42</text:p>
          </table:table-cell>
          <table:table-cell office:value-type="float" office:value="0.00117188408261254" calcext:value-type="float">
            <text:p>0,0011718840826125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464394092559814" calcext:value-type="float">
            <text:p>0,0464394092559814</text:p>
          </table:table-cell>
          <table:table-cell office:value-type="float" office:value="42" calcext:value-type="float">
            <text:p>42</text:p>
          </table:table-cell>
          <table:table-cell office:value-type="float" office:value="0.00110570022038051" calcext:value-type="float">
            <text:p>0,0011057002203805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4923415184021" calcext:value-type="float">
            <text:p>0,04923415184021</text:p>
          </table:table-cell>
          <table:table-cell office:value-type="float" office:value="42" calcext:value-type="float">
            <text:p>42</text:p>
          </table:table-cell>
          <table:table-cell office:value-type="float" office:value="0.00117224171048119" calcext:value-type="float">
            <text:p>0,0011722417104811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459864139556885" calcext:value-type="float">
            <text:p>0,0459864139556885</text:p>
          </table:table-cell>
          <table:table-cell office:value-type="float" office:value="42" calcext:value-type="float">
            <text:p>42</text:p>
          </table:table-cell>
          <table:table-cell office:value-type="float" office:value="0.00109491461799258" calcext:value-type="float">
            <text:p>0,0010949146179925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471673011779785" calcext:value-type="float">
            <text:p>0,0471673011779785</text:p>
          </table:table-cell>
          <table:table-cell office:value-type="float" office:value="42" calcext:value-type="float">
            <text:p>42</text:p>
          </table:table-cell>
          <table:table-cell office:value-type="float" office:value="0.00112303098042806" calcext:value-type="float">
            <text:p>0,0011230309804280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32722473144531" calcext:value-type="float">
            <text:p>0,0532722473144531</text:p>
          </table:table-cell>
          <table:table-cell office:value-type="float" office:value="42" calcext:value-type="float">
            <text:p>42</text:p>
          </table:table-cell>
          <table:table-cell office:value-type="float" office:value="0.00126838684082031" calcext:value-type="float">
            <text:p>0,0012683868408203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495288372039795" calcext:value-type="float">
            <text:p>0,0495288372039795</text:p>
          </table:table-cell>
          <table:table-cell office:value-type="float" office:value="42" calcext:value-type="float">
            <text:p>42</text:p>
          </table:table-cell>
          <table:table-cell office:value-type="float" office:value="0.00117925802866618" calcext:value-type="float">
            <text:p>0,0011792580286661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47123908996582" calcext:value-type="float">
            <text:p>0,047123908996582</text:p>
          </table:table-cell>
          <table:table-cell office:value-type="float" office:value="42" calcext:value-type="float">
            <text:p>42</text:p>
          </table:table-cell>
          <table:table-cell office:value-type="float" office:value="0.00112199783325195" calcext:value-type="float">
            <text:p>0,0011219978332519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480344295501709" calcext:value-type="float">
            <text:p>0,0480344295501709</text:p>
          </table:table-cell>
          <table:table-cell office:value-type="float" office:value="42" calcext:value-type="float">
            <text:p>42</text:p>
          </table:table-cell>
          <table:table-cell office:value-type="float" office:value="0.00114367689405169" calcext:value-type="float">
            <text:p>0,0011436768940516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474755764007568" calcext:value-type="float">
            <text:p>0,0474755764007568</text:p>
          </table:table-cell>
          <table:table-cell office:value-type="float" office:value="42" calcext:value-type="float">
            <text:p>42</text:p>
          </table:table-cell>
          <table:table-cell office:value-type="float" office:value="0.00113037086668469" calcext:value-type="float">
            <text:p>0,0011303708666846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464117527008057" calcext:value-type="float">
            <text:p>0,0464117527008057</text:p>
          </table:table-cell>
          <table:table-cell office:value-type="float" office:value="42" calcext:value-type="float">
            <text:p>42</text:p>
          </table:table-cell>
          <table:table-cell office:value-type="float" office:value="0.00110504173097156" calcext:value-type="float">
            <text:p>0,0011050417309715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459144115447998" calcext:value-type="float">
            <text:p>0,0459144115447998</text:p>
          </table:table-cell>
          <table:table-cell office:value-type="float" office:value="42" calcext:value-type="float">
            <text:p>42</text:p>
          </table:table-cell>
          <table:table-cell office:value-type="float" office:value="0.00109320027487619" calcext:value-type="float">
            <text:p>0,0010932002748761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460360050201416" calcext:value-type="float">
            <text:p>0,0460360050201416</text:p>
          </table:table-cell>
          <table:table-cell office:value-type="float" office:value="42" calcext:value-type="float">
            <text:p>42</text:p>
          </table:table-cell>
          <table:table-cell office:value-type="float" office:value="0.00109609535762242" calcext:value-type="float">
            <text:p>0,0010960953576224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506279468536377" calcext:value-type="float">
            <text:p>0,0506279468536377</text:p>
          </table:table-cell>
          <table:table-cell office:value-type="float" office:value="42" calcext:value-type="float">
            <text:p>42</text:p>
          </table:table-cell>
          <table:table-cell office:value-type="float" office:value="0.00120542730603899" calcext:value-type="float">
            <text:p>0,0012054273060389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472736358642578" calcext:value-type="float">
            <text:p>0,0472736358642578</text:p>
          </table:table-cell>
          <table:table-cell office:value-type="float" office:value="42" calcext:value-type="float">
            <text:p>42</text:p>
          </table:table-cell>
          <table:table-cell office:value-type="float" office:value="0.00112556275867281" calcext:value-type="float">
            <text:p>0,0011255627586728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47025203704834" calcext:value-type="float">
            <text:p>0,047025203704834</text:p>
          </table:table-cell>
          <table:table-cell office:value-type="float" office:value="42" calcext:value-type="float">
            <text:p>42</text:p>
          </table:table-cell>
          <table:table-cell office:value-type="float" office:value="0.00111964770725795" calcext:value-type="float">
            <text:p>0,0011196477072579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509734153747559" calcext:value-type="float">
            <text:p>0,0509734153747559</text:p>
          </table:table-cell>
          <table:table-cell office:value-type="float" office:value="42" calcext:value-type="float">
            <text:p>42</text:p>
          </table:table-cell>
          <table:table-cell office:value-type="float" office:value="0.001213652747018" calcext:value-type="float">
            <text:p>0,00121365274701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532181262969971" calcext:value-type="float">
            <text:p>0,0532181262969971</text:p>
          </table:table-cell>
          <table:table-cell office:value-type="float" office:value="42" calcext:value-type="float">
            <text:p>42</text:p>
          </table:table-cell>
          <table:table-cell office:value-type="float" office:value="0.0012670982451666" calcext:value-type="float">
            <text:p>0,001267098245166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487234592437744" calcext:value-type="float">
            <text:p>0,0487234592437744</text:p>
          </table:table-cell>
          <table:table-cell office:value-type="float" office:value="42" calcext:value-type="float">
            <text:p>42</text:p>
          </table:table-cell>
          <table:table-cell office:value-type="float" office:value="0.00116008236294701" calcext:value-type="float">
            <text:p>0,0011600823629470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45304536819458" calcext:value-type="float">
            <text:p>0,045304536819458</text:p>
          </table:table-cell>
          <table:table-cell office:value-type="float" office:value="42" calcext:value-type="float">
            <text:p>42</text:p>
          </table:table-cell>
          <table:table-cell office:value-type="float" office:value="0.00107867944808233" calcext:value-type="float">
            <text:p>0,0010786794480823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474541187286377" calcext:value-type="float">
            <text:p>0,0474541187286377</text:p>
          </table:table-cell>
          <table:table-cell office:value-type="float" office:value="42" calcext:value-type="float">
            <text:p>42</text:p>
          </table:table-cell>
          <table:table-cell office:value-type="float" office:value="0.00112985996972947" calcext:value-type="float">
            <text:p>0,0011298599697294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502841472625732" calcext:value-type="float">
            <text:p>0,0502841472625732</text:p>
          </table:table-cell>
          <table:table-cell office:value-type="float" office:value="42" calcext:value-type="float">
            <text:p>42</text:p>
          </table:table-cell>
          <table:table-cell office:value-type="float" office:value="0.00119724160148984" calcext:value-type="float">
            <text:p>0,0011972416014898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46581506729126" calcext:value-type="float">
            <text:p>0,046581506729126</text:p>
          </table:table-cell>
          <table:table-cell office:value-type="float" office:value="42" calcext:value-type="float">
            <text:p>42</text:p>
          </table:table-cell>
          <table:table-cell office:value-type="float" office:value="0.00110908349355062" calcext:value-type="float">
            <text:p>0,0011090834935506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490207672119141" calcext:value-type="float">
            <text:p>0,0490207672119141</text:p>
          </table:table-cell>
          <table:table-cell office:value-type="float" office:value="42" calcext:value-type="float">
            <text:p>42</text:p>
          </table:table-cell>
          <table:table-cell office:value-type="float" office:value="0.00116716112409319" calcext:value-type="float">
            <text:p>0,0011671611240931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483582019805908" calcext:value-type="float">
            <text:p>0,0483582019805908</text:p>
          </table:table-cell>
          <table:table-cell office:value-type="float" office:value="42" calcext:value-type="float">
            <text:p>42</text:p>
          </table:table-cell>
          <table:table-cell office:value-type="float" office:value="0.00115138576144264" calcext:value-type="float">
            <text:p>0,0011513857614426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489246845245361" calcext:value-type="float">
            <text:p>0,0489246845245361</text:p>
          </table:table-cell>
          <table:table-cell office:value-type="float" office:value="42" calcext:value-type="float">
            <text:p>42</text:p>
          </table:table-cell>
          <table:table-cell office:value-type="float" office:value="0.00116487344106038" calcext:value-type="float">
            <text:p>0,0011648734410603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533640384674072" calcext:value-type="float">
            <text:p>0,0533640384674072</text:p>
          </table:table-cell>
          <table:table-cell office:value-type="float" office:value="42" calcext:value-type="float">
            <text:p>42</text:p>
          </table:table-cell>
          <table:table-cell office:value-type="float" office:value="0.00127057234446208" calcext:value-type="float">
            <text:p>0,0012705723444620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49757719039917" calcext:value-type="float">
            <text:p>0,049757719039917</text:p>
          </table:table-cell>
          <table:table-cell office:value-type="float" office:value="42" calcext:value-type="float">
            <text:p>42</text:p>
          </table:table-cell>
          <table:table-cell office:value-type="float" office:value="0.0011847075961885" calcext:value-type="float">
            <text:p>0,001184707596188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464427471160889" calcext:value-type="float">
            <text:p>0,0464427471160889</text:p>
          </table:table-cell>
          <table:table-cell office:value-type="float" office:value="42" calcext:value-type="float">
            <text:p>42</text:p>
          </table:table-cell>
          <table:table-cell office:value-type="float" office:value="0.00110577969324021" calcext:value-type="float">
            <text:p>0,0011057796932402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513911247253418" calcext:value-type="float">
            <text:p>0,0513911247253418</text:p>
          </table:table-cell>
          <table:table-cell office:value-type="float" office:value="42" calcext:value-type="float">
            <text:p>42</text:p>
          </table:table-cell>
          <table:table-cell office:value-type="float" office:value="0.00122359820774623" calcext:value-type="float">
            <text:p>0,0012235982077462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50642728805542" calcext:value-type="float">
            <text:p>0,050642728805542</text:p>
          </table:table-cell>
          <table:table-cell office:value-type="float" office:value="42" calcext:value-type="float">
            <text:p>42</text:p>
          </table:table-cell>
          <table:table-cell office:value-type="float" office:value="0.00120577925727481" calcext:value-type="float">
            <text:p>0,0012057792572748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468099117279053" calcext:value-type="float">
            <text:p>0,0468099117279053</text:p>
          </table:table-cell>
          <table:table-cell office:value-type="float" office:value="42" calcext:value-type="float">
            <text:p>42</text:p>
          </table:table-cell>
          <table:table-cell office:value-type="float" office:value="0.00111452170780727" calcext:value-type="float">
            <text:p>0,0011145217078072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487527847290039" calcext:value-type="float">
            <text:p>0,0487527847290039</text:p>
          </table:table-cell>
          <table:table-cell office:value-type="float" office:value="42" calcext:value-type="float">
            <text:p>42</text:p>
          </table:table-cell>
          <table:table-cell office:value-type="float" office:value="0.00116078058878581" calcext:value-type="float">
            <text:p>0,0011607805887858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468161106109619" calcext:value-type="float">
            <text:p>0,0468161106109619</text:p>
          </table:table-cell>
          <table:table-cell office:value-type="float" office:value="42" calcext:value-type="float">
            <text:p>42</text:p>
          </table:table-cell>
          <table:table-cell office:value-type="float" office:value="0.001114669300261" calcext:value-type="float">
            <text:p>0,00111466930026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464885234832764" calcext:value-type="float">
            <text:p>0,0464885234832764</text:p>
          </table:table-cell>
          <table:table-cell office:value-type="float" office:value="42" calcext:value-type="float">
            <text:p>42</text:p>
          </table:table-cell>
          <table:table-cell office:value-type="float" office:value="0.00110686960674468" calcext:value-type="float">
            <text:p>0,0011068696067446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459144115447998" calcext:value-type="float">
            <text:p>0,0459144115447998</text:p>
          </table:table-cell>
          <table:table-cell office:value-type="float" office:value="42" calcext:value-type="float">
            <text:p>42</text:p>
          </table:table-cell>
          <table:table-cell office:value-type="float" office:value="0.00109320027487619" calcext:value-type="float">
            <text:p>0,0010932002748761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497751235961914" calcext:value-type="float">
            <text:p>0,0497751235961914</text:p>
          </table:table-cell>
          <table:table-cell office:value-type="float" office:value="42" calcext:value-type="float">
            <text:p>42</text:p>
          </table:table-cell>
          <table:table-cell office:value-type="float" office:value="0.00118512199038551" calcext:value-type="float">
            <text:p>0,0011851219903855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503132343292236" calcext:value-type="float">
            <text:p>0,0503132343292236</text:p>
          </table:table-cell>
          <table:table-cell office:value-type="float" office:value="42" calcext:value-type="float">
            <text:p>42</text:p>
          </table:table-cell>
          <table:table-cell office:value-type="float" office:value="0.0011979341506958" calcext:value-type="float">
            <text:p>0,001197934150695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02727031707764" calcext:value-type="float">
            <text:p>0,0502727031707764</text:p>
          </table:table-cell>
          <table:table-cell office:value-type="float" office:value="42" calcext:value-type="float">
            <text:p>42</text:p>
          </table:table-cell>
          <table:table-cell office:value-type="float" office:value="0.00119696912311372" calcext:value-type="float">
            <text:p>0,0011969691231137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509750843048096" calcext:value-type="float">
            <text:p>0,0509750843048096</text:p>
          </table:table-cell>
          <table:table-cell office:value-type="float" office:value="42" calcext:value-type="float">
            <text:p>42</text:p>
          </table:table-cell>
          <table:table-cell office:value-type="float" office:value="0.00121369248344785" calcext:value-type="float">
            <text:p>0,0012136924834478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499255657196045" calcext:value-type="float">
            <text:p>0,0499255657196045</text:p>
          </table:table-cell>
          <table:table-cell office:value-type="float" office:value="42" calcext:value-type="float">
            <text:p>42</text:p>
          </table:table-cell>
          <table:table-cell office:value-type="float" office:value="0.00118870394570487" calcext:value-type="float">
            <text:p>0,0011887039457048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461652278900147" calcext:value-type="float">
            <text:p>0,0461652278900147</text:p>
          </table:table-cell>
          <table:table-cell office:value-type="float" office:value="42" calcext:value-type="float">
            <text:p>42</text:p>
          </table:table-cell>
          <table:table-cell office:value-type="float" office:value="0.0010991720926194" calcext:value-type="float">
            <text:p>0,001099172092619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498297214508057" calcext:value-type="float">
            <text:p>0,0498297214508057</text:p>
          </table:table-cell>
          <table:table-cell office:value-type="float" office:value="42" calcext:value-type="float">
            <text:p>42</text:p>
          </table:table-cell>
          <table:table-cell office:value-type="float" office:value="0.0011864219393049" calcext:value-type="float">
            <text:p>0,001186421939304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462875366210938" calcext:value-type="float">
            <text:p>0,0462875366210938</text:p>
          </table:table-cell>
          <table:table-cell office:value-type="float" office:value="42" calcext:value-type="float">
            <text:p>42</text:p>
          </table:table-cell>
          <table:table-cell office:value-type="float" office:value="0.00110208420526414" calcext:value-type="float">
            <text:p>0,0011020842052641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457077026367188" calcext:value-type="float">
            <text:p>0,0457077026367188</text:p>
          </table:table-cell>
          <table:table-cell office:value-type="float" office:value="42" calcext:value-type="float">
            <text:p>42</text:p>
          </table:table-cell>
          <table:table-cell office:value-type="float" office:value="0.00108827863420759" calcext:value-type="float">
            <text:p>0,0010882786342075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489084720611572" calcext:value-type="float">
            <text:p>0,0489084720611572</text:p>
          </table:table-cell>
          <table:table-cell office:value-type="float" office:value="42" calcext:value-type="float">
            <text:p>42</text:p>
          </table:table-cell>
          <table:table-cell office:value-type="float" office:value="0.00116448743002755" calcext:value-type="float">
            <text:p>0,0011644874300275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473146438598633" calcext:value-type="float">
            <text:p>0,0473146438598633</text:p>
          </table:table-cell>
          <table:table-cell office:value-type="float" office:value="42" calcext:value-type="float">
            <text:p>42</text:p>
          </table:table-cell>
          <table:table-cell office:value-type="float" office:value="0.00112653913952055" calcext:value-type="float">
            <text:p>0,0011265391395205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485069751739502" calcext:value-type="float">
            <text:p>0,0485069751739502</text:p>
          </table:table-cell>
          <table:table-cell office:value-type="float" office:value="42" calcext:value-type="float">
            <text:p>42</text:p>
          </table:table-cell>
          <table:table-cell office:value-type="float" office:value="0.00115492798033215" calcext:value-type="float">
            <text:p>0,0011549279803321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518183708190918" calcext:value-type="float">
            <text:p>0,0518183708190918</text:p>
          </table:table-cell>
          <table:table-cell office:value-type="float" office:value="42" calcext:value-type="float">
            <text:p>42</text:p>
          </table:table-cell>
          <table:table-cell office:value-type="float" office:value="0.0012337707337879" calcext:value-type="float">
            <text:p>0,001233770733787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544853210449219" calcext:value-type="float">
            <text:p>0,0544853210449219</text:p>
          </table:table-cell>
          <table:table-cell office:value-type="float" office:value="42" calcext:value-type="float">
            <text:p>42</text:p>
          </table:table-cell>
          <table:table-cell office:value-type="float" office:value="0.00129726954868862" calcext:value-type="float">
            <text:p>0,00129726954868862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523111820220947" calcext:value-type="float">
            <text:p>0,0523111820220947</text:p>
          </table:table-cell>
          <table:table-cell office:value-type="float" office:value="42" calcext:value-type="float">
            <text:p>42</text:p>
          </table:table-cell>
          <table:table-cell office:value-type="float" office:value="0.0012455043338594" calcext:value-type="float">
            <text:p>0,001245504333859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530862808227539" calcext:value-type="float">
            <text:p>0,0530862808227539</text:p>
          </table:table-cell>
          <table:table-cell office:value-type="float" office:value="42" calcext:value-type="float">
            <text:p>42</text:p>
          </table:table-cell>
          <table:table-cell office:value-type="float" office:value="0.00126395906720843" calcext:value-type="float">
            <text:p>0,0012639590672084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535118579864502" calcext:value-type="float">
            <text:p>0,0535118579864502</text:p>
          </table:table-cell>
          <table:table-cell office:value-type="float" office:value="42" calcext:value-type="float">
            <text:p>42</text:p>
          </table:table-cell>
          <table:table-cell office:value-type="float" office:value="0.00127409185682024" calcext:value-type="float">
            <text:p>0,0012740918568202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567502975463867" calcext:value-type="float">
            <text:p>0,0567502975463867</text:p>
          </table:table-cell>
          <table:table-cell office:value-type="float" office:value="42" calcext:value-type="float">
            <text:p>42</text:p>
          </table:table-cell>
          <table:table-cell office:value-type="float" office:value="0.00135119756062826" calcext:value-type="float">
            <text:p>0,0013511975606282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540897846221924" calcext:value-type="float">
            <text:p>0,0540897846221924</text:p>
          </table:table-cell>
          <table:table-cell office:value-type="float" office:value="42" calcext:value-type="float">
            <text:p>42</text:p>
          </table:table-cell>
          <table:table-cell office:value-type="float" office:value="0.0012878520148141" calcext:value-type="float">
            <text:p>0,001287852014814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498919486999512" calcext:value-type="float">
            <text:p>0,0498919486999512</text:p>
          </table:table-cell>
          <table:table-cell office:value-type="float" office:value="42" calcext:value-type="float">
            <text:p>42</text:p>
          </table:table-cell>
          <table:table-cell office:value-type="float" office:value="0.00118790354047503" calcext:value-type="float">
            <text:p>0,0011879035404750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476183891296387" calcext:value-type="float">
            <text:p>0,0476183891296387</text:p>
          </table:table-cell>
          <table:table-cell office:value-type="float" office:value="42" calcext:value-type="float">
            <text:p>42</text:p>
          </table:table-cell>
          <table:table-cell office:value-type="float" office:value="0.0011337711697533" calcext:value-type="float">
            <text:p>0,001133771169753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480818748474121" calcext:value-type="float">
            <text:p>0,0480818748474121</text:p>
          </table:table-cell>
          <table:table-cell office:value-type="float" office:value="42" calcext:value-type="float">
            <text:p>42</text:p>
          </table:table-cell>
          <table:table-cell office:value-type="float" office:value="0.001144806543986" calcext:value-type="float">
            <text:p>0,00114480654398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540943145751953" calcext:value-type="float">
            <text:p>0,0540943145751953</text:p>
          </table:table-cell>
          <table:table-cell office:value-type="float" office:value="42" calcext:value-type="float">
            <text:p>42</text:p>
          </table:table-cell>
          <table:table-cell office:value-type="float" office:value="0.00128795987083798" calcext:value-type="float">
            <text:p>0,0012879598708379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546391010284424" calcext:value-type="float">
            <text:p>0,0546391010284424</text:p>
          </table:table-cell>
          <table:table-cell office:value-type="float" office:value="42" calcext:value-type="float">
            <text:p>42</text:p>
          </table:table-cell>
          <table:table-cell office:value-type="float" office:value="0.00130093097686768" calcext:value-type="float">
            <text:p>0,0013009309768676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526425838470459" calcext:value-type="float">
            <text:p>0,0526425838470459</text:p>
          </table:table-cell>
          <table:table-cell office:value-type="float" office:value="42" calcext:value-type="float">
            <text:p>42</text:p>
          </table:table-cell>
          <table:table-cell office:value-type="float" office:value="0.00125339485350109" calcext:value-type="float">
            <text:p>0,00125339485350109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518090724945068" calcext:value-type="float">
            <text:p>0,0518090724945068</text:p>
          </table:table-cell>
          <table:table-cell office:value-type="float" office:value="42" calcext:value-type="float">
            <text:p>42</text:p>
          </table:table-cell>
          <table:table-cell office:value-type="float" office:value="0.00123354934510731" calcext:value-type="float">
            <text:p>0,0012335493451073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482349395751953" calcext:value-type="float">
            <text:p>0,0482349395751953</text:p>
          </table:table-cell>
          <table:table-cell office:value-type="float" office:value="42" calcext:value-type="float">
            <text:p>42</text:p>
          </table:table-cell>
          <table:table-cell office:value-type="float" office:value="0.00114845094226656" calcext:value-type="float">
            <text:p>0,00114845094226656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464046001434326" calcext:value-type="float">
            <text:p>0,0464046001434326</text:p>
          </table:table-cell>
          <table:table-cell office:value-type="float" office:value="42" calcext:value-type="float">
            <text:p>42</text:p>
          </table:table-cell>
          <table:table-cell office:value-type="float" office:value="0.00110487143198649" calcext:value-type="float">
            <text:p>0,0011048714319864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0728764533996582" calcext:value-type="float">
            <text:p>0,0728764533996582</text:p>
          </table:table-cell>
          <table:table-cell office:value-type="float" office:value="57" calcext:value-type="float">
            <text:p>57</text:p>
          </table:table-cell>
          <table:table-cell office:value-type="float" office:value="0.00127853427016944" calcext:value-type="float">
            <text:p>0,001278534270169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486974716186523" calcext:value-type="float">
            <text:p>0,0486974716186523</text:p>
          </table:table-cell>
          <table:table-cell office:value-type="float" office:value="57" calcext:value-type="float">
            <text:p>57</text:p>
          </table:table-cell>
          <table:table-cell office:value-type="float" office:value="0.000854341607344778" calcext:value-type="float">
            <text:p>0,00085434160734477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509326457977295" calcext:value-type="float">
            <text:p>0,0509326457977295</text:p>
          </table:table-cell>
          <table:table-cell office:value-type="float" office:value="57" calcext:value-type="float">
            <text:p>57</text:p>
          </table:table-cell>
          <table:table-cell office:value-type="float" office:value="0.000893555189433851" calcext:value-type="float">
            <text:p>0,00089355518943385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530664920806885" calcext:value-type="float">
            <text:p>0,0530664920806885</text:p>
          </table:table-cell>
          <table:table-cell office:value-type="float" office:value="57" calcext:value-type="float">
            <text:p>57</text:p>
          </table:table-cell>
          <table:table-cell office:value-type="float" office:value="0.000930991089134886" calcext:value-type="float">
            <text:p>0,00093099108913488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492486953735352" calcext:value-type="float">
            <text:p>0,0492486953735352</text:p>
          </table:table-cell>
          <table:table-cell office:value-type="float" office:value="57" calcext:value-type="float">
            <text:p>57</text:p>
          </table:table-cell>
          <table:table-cell office:value-type="float" office:value="0.000864012199535705" calcext:value-type="float">
            <text:p>0,00086401219953570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496766567230225" calcext:value-type="float">
            <text:p>0,0496766567230225</text:p>
          </table:table-cell>
          <table:table-cell office:value-type="float" office:value="57" calcext:value-type="float">
            <text:p>57</text:p>
          </table:table-cell>
          <table:table-cell office:value-type="float" office:value="0.000871520293386359" calcext:value-type="float">
            <text:p>0,00087152029338635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518765449523926" calcext:value-type="float">
            <text:p>0,0518765449523926</text:p>
          </table:table-cell>
          <table:table-cell office:value-type="float" office:value="57" calcext:value-type="float">
            <text:p>57</text:p>
          </table:table-cell>
          <table:table-cell office:value-type="float" office:value="0.000910114823726186" calcext:value-type="float">
            <text:p>0,00091011482372618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49576997756958" calcext:value-type="float">
            <text:p>0,049576997756958</text:p>
          </table:table-cell>
          <table:table-cell office:value-type="float" office:value="57" calcext:value-type="float">
            <text:p>57</text:p>
          </table:table-cell>
          <table:table-cell office:value-type="float" office:value="0.000869771890472948" calcext:value-type="float">
            <text:p>0,00086977189047294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491282939910889" calcext:value-type="float">
            <text:p>0,0491282939910889</text:p>
          </table:table-cell>
          <table:table-cell office:value-type="float" office:value="57" calcext:value-type="float">
            <text:p>57</text:p>
          </table:table-cell>
          <table:table-cell office:value-type="float" office:value="0.000861899894580506" calcext:value-type="float">
            <text:p>0,00086189989458050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487773418426514" calcext:value-type="float">
            <text:p>0,0487773418426514</text:p>
          </table:table-cell>
          <table:table-cell office:value-type="float" office:value="57" calcext:value-type="float">
            <text:p>57</text:p>
          </table:table-cell>
          <table:table-cell office:value-type="float" office:value="0.000855742839344761" calcext:value-type="float">
            <text:p>0,00085574283934476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51530122756958" calcext:value-type="float">
            <text:p>0,051530122756958</text:p>
          </table:table-cell>
          <table:table-cell office:value-type="float" office:value="57" calcext:value-type="float">
            <text:p>57</text:p>
          </table:table-cell>
          <table:table-cell office:value-type="float" office:value="0.000904037241350141" calcext:value-type="float">
            <text:p>0,00090403724135014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485055446624756" calcext:value-type="float">
            <text:p>0,0485055446624756</text:p>
          </table:table-cell>
          <table:table-cell office:value-type="float" office:value="57" calcext:value-type="float">
            <text:p>57</text:p>
          </table:table-cell>
          <table:table-cell office:value-type="float" office:value="0.00085097446776273" calcext:value-type="float">
            <text:p>0,0008509744677627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48999547958374" calcext:value-type="float">
            <text:p>0,048999547958374</text:p>
          </table:table-cell>
          <table:table-cell office:value-type="float" office:value="57" calcext:value-type="float">
            <text:p>57</text:p>
          </table:table-cell>
          <table:table-cell office:value-type="float" office:value="0.000859641192252176" calcext:value-type="float">
            <text:p>0,00085964119225217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484187602996826" calcext:value-type="float">
            <text:p>0,0484187602996826</text:p>
          </table:table-cell>
          <table:table-cell office:value-type="float" office:value="57" calcext:value-type="float">
            <text:p>57</text:p>
          </table:table-cell>
          <table:table-cell office:value-type="float" office:value="0.000849451935082151" calcext:value-type="float">
            <text:p>0,00084945193508215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486102104187012" calcext:value-type="float">
            <text:p>0,0486102104187012</text:p>
          </table:table-cell>
          <table:table-cell office:value-type="float" office:value="57" calcext:value-type="float">
            <text:p>57</text:p>
          </table:table-cell>
          <table:table-cell office:value-type="float" office:value="0.000852810709100021" calcext:value-type="float">
            <text:p>0,00085281070910002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48696756362915" calcext:value-type="float">
            <text:p>0,048696756362915</text:p>
          </table:table-cell>
          <table:table-cell office:value-type="float" office:value="57" calcext:value-type="float">
            <text:p>57</text:p>
          </table:table-cell>
          <table:table-cell office:value-type="float" office:value="0.000854329058998509" calcext:value-type="float">
            <text:p>0,00085432905899850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499622821807861" calcext:value-type="float">
            <text:p>0,0499622821807861</text:p>
          </table:table-cell>
          <table:table-cell office:value-type="float" office:value="57" calcext:value-type="float">
            <text:p>57</text:p>
          </table:table-cell>
          <table:table-cell office:value-type="float" office:value="0.000876531266329581" calcext:value-type="float">
            <text:p>0,00087653126632958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486304759979248" calcext:value-type="float">
            <text:p>0,0486304759979248</text:p>
          </table:table-cell>
          <table:table-cell office:value-type="float" office:value="57" calcext:value-type="float">
            <text:p>57</text:p>
          </table:table-cell>
          <table:table-cell office:value-type="float" office:value="0.000853166245577628" calcext:value-type="float">
            <text:p>0,00085316624557762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545732975006104" calcext:value-type="float">
            <text:p>0,0545732975006104</text:p>
          </table:table-cell>
          <table:table-cell office:value-type="float" office:value="57" calcext:value-type="float">
            <text:p>57</text:p>
          </table:table-cell>
          <table:table-cell office:value-type="float" office:value="0.000957426271940533" calcext:value-type="float">
            <text:p>0,00095742627194053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51487922668457" calcext:value-type="float">
            <text:p>0,051487922668457</text:p>
          </table:table-cell>
          <table:table-cell office:value-type="float" office:value="57" calcext:value-type="float">
            <text:p>57</text:p>
          </table:table-cell>
          <table:table-cell office:value-type="float" office:value="0.000903296888920299" calcext:value-type="float">
            <text:p>0,00090329688892029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491137504577637" calcext:value-type="float">
            <text:p>0,0491137504577637</text:p>
          </table:table-cell>
          <table:table-cell office:value-type="float" office:value="57" calcext:value-type="float">
            <text:p>57</text:p>
          </table:table-cell>
          <table:table-cell office:value-type="float" office:value="0.000861644744873047" calcext:value-type="float">
            <text:p>0,00086164474487304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503406524658203" calcext:value-type="float">
            <text:p>0,0503406524658203</text:p>
          </table:table-cell>
          <table:table-cell office:value-type="float" office:value="57" calcext:value-type="float">
            <text:p>57</text:p>
          </table:table-cell>
          <table:table-cell office:value-type="float" office:value="0.00088316934150562" calcext:value-type="float">
            <text:p>0,0008831693415056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484108924865723" calcext:value-type="float">
            <text:p>0,0484108924865723</text:p>
          </table:table-cell>
          <table:table-cell office:value-type="float" office:value="57" calcext:value-type="float">
            <text:p>57</text:p>
          </table:table-cell>
          <table:table-cell office:value-type="float" office:value="0.000849313903273198" calcext:value-type="float">
            <text:p>0,00084931390327319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509295463562012" calcext:value-type="float">
            <text:p>0,0509295463562012</text:p>
          </table:table-cell>
          <table:table-cell office:value-type="float" office:value="57" calcext:value-type="float">
            <text:p>57</text:p>
          </table:table-cell>
          <table:table-cell office:value-type="float" office:value="0.000893500813266687" calcext:value-type="float">
            <text:p>0,00089350081326668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491151809692383" calcext:value-type="float">
            <text:p>0,0491151809692383</text:p>
          </table:table-cell>
          <table:table-cell office:value-type="float" office:value="57" calcext:value-type="float">
            <text:p>57</text:p>
          </table:table-cell>
          <table:table-cell office:value-type="float" office:value="0.000861669841565584" calcext:value-type="float">
            <text:p>0,00086166984156558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493333339691162" calcext:value-type="float">
            <text:p>0,0493333339691162</text:p>
          </table:table-cell>
          <table:table-cell office:value-type="float" office:value="57" calcext:value-type="float">
            <text:p>57</text:p>
          </table:table-cell>
          <table:table-cell office:value-type="float" office:value="0.000865497087177477" calcext:value-type="float">
            <text:p>0,00086549708717747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527167320251465" calcext:value-type="float">
            <text:p>0,0527167320251465</text:p>
          </table:table-cell>
          <table:table-cell office:value-type="float" office:value="57" calcext:value-type="float">
            <text:p>57</text:p>
          </table:table-cell>
          <table:table-cell office:value-type="float" office:value="0.000924854947809588" calcext:value-type="float">
            <text:p>0,00092485494780958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496745109558106" calcext:value-type="float">
            <text:p>0,0496745109558106</text:p>
          </table:table-cell>
          <table:table-cell office:value-type="float" office:value="57" calcext:value-type="float">
            <text:p>57</text:p>
          </table:table-cell>
          <table:table-cell office:value-type="float" office:value="0.000871482648347553" calcext:value-type="float">
            <text:p>0,00087148264834755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486488342285156" calcext:value-type="float">
            <text:p>0,0486488342285156</text:p>
          </table:table-cell>
          <table:table-cell office:value-type="float" office:value="57" calcext:value-type="float">
            <text:p>57</text:p>
          </table:table-cell>
          <table:table-cell office:value-type="float" office:value="0.00085348831979852" calcext:value-type="float">
            <text:p>0,0008534883197985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48506498336792" calcext:value-type="float">
            <text:p>0,048506498336792</text:p>
          </table:table-cell>
          <table:table-cell office:value-type="float" office:value="57" calcext:value-type="float">
            <text:p>57</text:p>
          </table:table-cell>
          <table:table-cell office:value-type="float" office:value="0.000850991198891088" calcext:value-type="float">
            <text:p>0,00085099119889108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502848625183106" calcext:value-type="float">
            <text:p>0,0502848625183106</text:p>
          </table:table-cell>
          <table:table-cell office:value-type="float" office:value="57" calcext:value-type="float">
            <text:p>57</text:p>
          </table:table-cell>
          <table:table-cell office:value-type="float" office:value="0.000882190570496676" calcext:value-type="float">
            <text:p>0,00088219057049667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525357723236084" calcext:value-type="float">
            <text:p>0,0525357723236084</text:p>
          </table:table-cell>
          <table:table-cell office:value-type="float" office:value="57" calcext:value-type="float">
            <text:p>57</text:p>
          </table:table-cell>
          <table:table-cell office:value-type="float" office:value="0.000921680216203656" calcext:value-type="float">
            <text:p>0,00092168021620365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485126972198486" calcext:value-type="float">
            <text:p>0,0485126972198486</text:p>
          </table:table-cell>
          <table:table-cell office:value-type="float" office:value="57" calcext:value-type="float">
            <text:p>57</text:p>
          </table:table-cell>
          <table:table-cell office:value-type="float" office:value="0.000851099951225415" calcext:value-type="float">
            <text:p>0,00085109995122541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48820972442627" calcext:value-type="float">
            <text:p>0,048820972442627</text:p>
          </table:table-cell>
          <table:table-cell office:value-type="float" office:value="57" calcext:value-type="float">
            <text:p>57</text:p>
          </table:table-cell>
          <table:table-cell office:value-type="float" office:value="0.00085650828846714" calcext:value-type="float">
            <text:p>0,0008565082884671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521526336669922" calcext:value-type="float">
            <text:p>0,0521526336669922</text:p>
          </table:table-cell>
          <table:table-cell office:value-type="float" office:value="57" calcext:value-type="float">
            <text:p>57</text:p>
          </table:table-cell>
          <table:table-cell office:value-type="float" office:value="0.000914958485385828" calcext:value-type="float">
            <text:p>0,00091495848538582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49497127532959" calcext:value-type="float">
            <text:p>0,049497127532959</text:p>
          </table:table-cell>
          <table:table-cell office:value-type="float" office:value="57" calcext:value-type="float">
            <text:p>57</text:p>
          </table:table-cell>
          <table:table-cell office:value-type="float" office:value="0.000868370658472965" calcext:value-type="float">
            <text:p>0,00086837065847296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495765209197998" calcext:value-type="float">
            <text:p>0,0495765209197998</text:p>
          </table:table-cell>
          <table:table-cell office:value-type="float" office:value="57" calcext:value-type="float">
            <text:p>57</text:p>
          </table:table-cell>
          <table:table-cell office:value-type="float" office:value="0.000869763524908769" calcext:value-type="float">
            <text:p>0,00086976352490876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490810871124268" calcext:value-type="float">
            <text:p>0,0490810871124268</text:p>
          </table:table-cell>
          <table:table-cell office:value-type="float" office:value="57" calcext:value-type="float">
            <text:p>57</text:p>
          </table:table-cell>
          <table:table-cell office:value-type="float" office:value="0.000861071703726785" calcext:value-type="float">
            <text:p>0,00086107170372678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39369583129883" calcext:value-type="float">
            <text:p>0,0539369583129883</text:p>
          </table:table-cell>
          <table:table-cell office:value-type="float" office:value="57" calcext:value-type="float">
            <text:p>57</text:p>
          </table:table-cell>
          <table:table-cell office:value-type="float" office:value="0.000946262426543654" calcext:value-type="float">
            <text:p>0,00094626242654365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524277687072754" calcext:value-type="float">
            <text:p>0,0524277687072754</text:p>
          </table:table-cell>
          <table:table-cell office:value-type="float" office:value="57" calcext:value-type="float">
            <text:p>57</text:p>
          </table:table-cell>
          <table:table-cell office:value-type="float" office:value="0.000919785415917112" calcext:value-type="float">
            <text:p>0,00091978541591711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492241382598877" calcext:value-type="float">
            <text:p>0,0492241382598877</text:p>
          </table:table-cell>
          <table:table-cell office:value-type="float" office:value="57" calcext:value-type="float">
            <text:p>57</text:p>
          </table:table-cell>
          <table:table-cell office:value-type="float" office:value="0.000863581372980486" calcext:value-type="float">
            <text:p>0,00086358137298048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497791767120361" calcext:value-type="float">
            <text:p>0,0497791767120361</text:p>
          </table:table-cell>
          <table:table-cell office:value-type="float" office:value="57" calcext:value-type="float">
            <text:p>57</text:p>
          </table:table-cell>
          <table:table-cell office:value-type="float" office:value="0.000873318889684844" calcext:value-type="float">
            <text:p>0,0008733188896848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553474426269531" calcext:value-type="float">
            <text:p>0,0553474426269531</text:p>
          </table:table-cell>
          <table:table-cell office:value-type="float" office:value="57" calcext:value-type="float">
            <text:p>57</text:p>
          </table:table-cell>
          <table:table-cell office:value-type="float" office:value="0.000971007765385143" calcext:value-type="float">
            <text:p>0,00097100776538514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51192045211792" calcext:value-type="float">
            <text:p>0,051192045211792</text:p>
          </table:table-cell>
          <table:table-cell office:value-type="float" office:value="57" calcext:value-type="float">
            <text:p>57</text:p>
          </table:table-cell>
          <table:table-cell office:value-type="float" office:value="0.000898106056347228" calcext:value-type="float">
            <text:p>0,00089810605634722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509285926818848" calcext:value-type="float">
            <text:p>0,0509285926818848</text:p>
          </table:table-cell>
          <table:table-cell office:value-type="float" office:value="57" calcext:value-type="float">
            <text:p>57</text:p>
          </table:table-cell>
          <table:table-cell office:value-type="float" office:value="0.000893484082138329" calcext:value-type="float">
            <text:p>0,00089348408213832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485670566558838" calcext:value-type="float">
            <text:p>0,0485670566558838</text:p>
          </table:table-cell>
          <table:table-cell office:value-type="float" office:value="57" calcext:value-type="float">
            <text:p>57</text:p>
          </table:table-cell>
          <table:table-cell office:value-type="float" office:value="0.000852053625541821" calcext:value-type="float">
            <text:p>0,00085205362554182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481948852539063" calcext:value-type="float">
            <text:p>0,0481948852539063</text:p>
          </table:table-cell>
          <table:table-cell office:value-type="float" office:value="57" calcext:value-type="float">
            <text:p>57</text:p>
          </table:table-cell>
          <table:table-cell office:value-type="float" office:value="0.00084552430270011" calcext:value-type="float">
            <text:p>0,0008455243027001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49252986907959" calcext:value-type="float">
            <text:p>0,049252986907959</text:p>
          </table:table-cell>
          <table:table-cell office:value-type="float" office:value="57" calcext:value-type="float">
            <text:p>57</text:p>
          </table:table-cell>
          <table:table-cell office:value-type="float" office:value="0.000864087489613316" calcext:value-type="float">
            <text:p>0,00086408748961331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484111309051514" calcext:value-type="float">
            <text:p>0,0484111309051514</text:p>
          </table:table-cell>
          <table:table-cell office:value-type="float" office:value="57" calcext:value-type="float">
            <text:p>57</text:p>
          </table:table-cell>
          <table:table-cell office:value-type="float" office:value="0.000849318086055287" calcext:value-type="float">
            <text:p>0,00084931808605528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486211776733398" calcext:value-type="float">
            <text:p>0,0486211776733398</text:p>
          </table:table-cell>
          <table:table-cell office:value-type="float" office:value="57" calcext:value-type="float">
            <text:p>57</text:p>
          </table:table-cell>
          <table:table-cell office:value-type="float" office:value="0.000853003117076138" calcext:value-type="float">
            <text:p>0,00085300311707613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22868633270264" calcext:value-type="float">
            <text:p>0,0522868633270264</text:p>
          </table:table-cell>
          <table:table-cell office:value-type="float" office:value="57" calcext:value-type="float">
            <text:p>57</text:p>
          </table:table-cell>
          <table:table-cell office:value-type="float" office:value="0.000917313391702217" calcext:value-type="float">
            <text:p>0,00091731339170221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500664710998535" calcext:value-type="float">
            <text:p>0,0500664710998535</text:p>
          </table:table-cell>
          <table:table-cell office:value-type="float" office:value="57" calcext:value-type="float">
            <text:p>57</text:p>
          </table:table-cell>
          <table:table-cell office:value-type="float" office:value="0.000878359142102693" calcext:value-type="float">
            <text:p>0,00087835914210269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491905212402344" calcext:value-type="float">
            <text:p>0,0491905212402344</text:p>
          </table:table-cell>
          <table:table-cell office:value-type="float" office:value="57" calcext:value-type="float">
            <text:p>57</text:p>
          </table:table-cell>
          <table:table-cell office:value-type="float" office:value="0.000862991600705866" calcext:value-type="float">
            <text:p>0,00086299160070586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484240055084229" calcext:value-type="float">
            <text:p>0,0484240055084229</text:p>
          </table:table-cell>
          <table:table-cell office:value-type="float" office:value="57" calcext:value-type="float">
            <text:p>57</text:p>
          </table:table-cell>
          <table:table-cell office:value-type="float" office:value="0.00084954395628812" calcext:value-type="float">
            <text:p>0,0008495439562881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517652034759522" calcext:value-type="float">
            <text:p>0,0517652034759522</text:p>
          </table:table-cell>
          <table:table-cell office:value-type="float" office:value="57" calcext:value-type="float">
            <text:p>57</text:p>
          </table:table-cell>
          <table:table-cell office:value-type="float" office:value="0.000908161464490389" calcext:value-type="float">
            <text:p>0,00090816146449038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499527454376221" calcext:value-type="float">
            <text:p>0,0499527454376221</text:p>
          </table:table-cell>
          <table:table-cell office:value-type="float" office:value="57" calcext:value-type="float">
            <text:p>57</text:p>
          </table:table-cell>
          <table:table-cell office:value-type="float" office:value="0.000876363955046001" calcext:value-type="float">
            <text:p>0,00087636395504600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516636371612549" calcext:value-type="float">
            <text:p>0,0516636371612549</text:p>
          </table:table-cell>
          <table:table-cell office:value-type="float" office:value="57" calcext:value-type="float">
            <text:p>57</text:p>
          </table:table-cell>
          <table:table-cell office:value-type="float" office:value="0.000906379599320261" calcext:value-type="float">
            <text:p>0,00090637959932026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519387722015381" calcext:value-type="float">
            <text:p>0,0519387722015381</text:p>
          </table:table-cell>
          <table:table-cell office:value-type="float" office:value="57" calcext:value-type="float">
            <text:p>57</text:p>
          </table:table-cell>
          <table:table-cell office:value-type="float" office:value="0.000911206529851545" calcext:value-type="float">
            <text:p>0,00091120652985154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552129745483398" calcext:value-type="float">
            <text:p>0,0552129745483398</text:p>
          </table:table-cell>
          <table:table-cell office:value-type="float" office:value="57" calcext:value-type="float">
            <text:p>57</text:p>
          </table:table-cell>
          <table:table-cell office:value-type="float" office:value="0.000968648676286664" calcext:value-type="float">
            <text:p>0,00096864867628666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505611896514893" calcext:value-type="float">
            <text:p>0,0505611896514893</text:p>
          </table:table-cell>
          <table:table-cell office:value-type="float" office:value="57" calcext:value-type="float">
            <text:p>57</text:p>
          </table:table-cell>
          <table:table-cell office:value-type="float" office:value="0.000887038414938408" calcext:value-type="float">
            <text:p>0,00088703841493840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519218444824219" calcext:value-type="float">
            <text:p>0,0519218444824219</text:p>
          </table:table-cell>
          <table:table-cell office:value-type="float" office:value="57" calcext:value-type="float">
            <text:p>57</text:p>
          </table:table-cell>
          <table:table-cell office:value-type="float" office:value="0.000910909552323191" calcext:value-type="float">
            <text:p>0,00091090955232319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501434803009033" calcext:value-type="float">
            <text:p>0,0501434803009033</text:p>
          </table:table-cell>
          <table:table-cell office:value-type="float" office:value="57" calcext:value-type="float">
            <text:p>57</text:p>
          </table:table-cell>
          <table:table-cell office:value-type="float" office:value="0.000879710180717602" calcext:value-type="float">
            <text:p>0,00087971018071760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509185791015625" calcext:value-type="float">
            <text:p>0,0509185791015625</text:p>
          </table:table-cell>
          <table:table-cell office:value-type="float" office:value="57" calcext:value-type="float">
            <text:p>57</text:p>
          </table:table-cell>
          <table:table-cell office:value-type="float" office:value="0.00089330840529057" calcext:value-type="float">
            <text:p>0,0008933084052905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527589321136475" calcext:value-type="float">
            <text:p>0,0527589321136475</text:p>
          </table:table-cell>
          <table:table-cell office:value-type="float" office:value="57" calcext:value-type="float">
            <text:p>57</text:p>
          </table:table-cell>
          <table:table-cell office:value-type="float" office:value="0.000925595300239429" calcext:value-type="float">
            <text:p>0,00092559530023942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498008728027344" calcext:value-type="float">
            <text:p>0,0498008728027344</text:p>
          </table:table-cell>
          <table:table-cell office:value-type="float" office:value="57" calcext:value-type="float">
            <text:p>57</text:p>
          </table:table-cell>
          <table:table-cell office:value-type="float" office:value="0.000873699522854989" calcext:value-type="float">
            <text:p>0,00087369952285498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485007762908936" calcext:value-type="float">
            <text:p>0,0485007762908936</text:p>
          </table:table-cell>
          <table:table-cell office:value-type="float" office:value="57" calcext:value-type="float">
            <text:p>57</text:p>
          </table:table-cell>
          <table:table-cell office:value-type="float" office:value="0.00085089081212094" calcext:value-type="float">
            <text:p>0,0008508908121209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61022758483887" calcext:value-type="float">
            <text:p>0,0561022758483887</text:p>
          </table:table-cell>
          <table:table-cell office:value-type="float" office:value="57" calcext:value-type="float">
            <text:p>57</text:p>
          </table:table-cell>
          <table:table-cell office:value-type="float" office:value="0.000984250453480503" calcext:value-type="float">
            <text:p>0,00098425045348050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491816997528076" calcext:value-type="float">
            <text:p>0,0491816997528076</text:p>
          </table:table-cell>
          <table:table-cell office:value-type="float" office:value="57" calcext:value-type="float">
            <text:p>57</text:p>
          </table:table-cell>
          <table:table-cell office:value-type="float" office:value="0.000862836837768555" calcext:value-type="float">
            <text:p>0,00086283683776855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498697757720947" calcext:value-type="float">
            <text:p>0,0498697757720947</text:p>
          </table:table-cell>
          <table:table-cell office:value-type="float" office:value="57" calcext:value-type="float">
            <text:p>57</text:p>
          </table:table-cell>
          <table:table-cell office:value-type="float" office:value="0.000874908346878855" calcext:value-type="float">
            <text:p>0,00087490834687885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487992763519287" calcext:value-type="float">
            <text:p>0,0487992763519287</text:p>
          </table:table-cell>
          <table:table-cell office:value-type="float" office:value="57" calcext:value-type="float">
            <text:p>57</text:p>
          </table:table-cell>
          <table:table-cell office:value-type="float" office:value="0.000856127655296995" calcext:value-type="float">
            <text:p>0,00085612765529699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510678291320801" calcext:value-type="float">
            <text:p>0,0510678291320801</text:p>
          </table:table-cell>
          <table:table-cell office:value-type="float" office:value="57" calcext:value-type="float">
            <text:p>57</text:p>
          </table:table-cell>
          <table:table-cell office:value-type="float" office:value="0.000895926826878598" calcext:value-type="float">
            <text:p>0,00089592682687859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502316951751709" calcext:value-type="float">
            <text:p>0,0502316951751709</text:p>
          </table:table-cell>
          <table:table-cell office:value-type="float" office:value="57" calcext:value-type="float">
            <text:p>57</text:p>
          </table:table-cell>
          <table:table-cell office:value-type="float" office:value="0.000881257810090718" calcext:value-type="float">
            <text:p>0,00088125781009071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502965450286865" calcext:value-type="float">
            <text:p>0,0502965450286865</text:p>
          </table:table-cell>
          <table:table-cell office:value-type="float" office:value="57" calcext:value-type="float">
            <text:p>57</text:p>
          </table:table-cell>
          <table:table-cell office:value-type="float" office:value="0.000882395526819062" calcext:value-type="float">
            <text:p>0,00088239552681906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00428676605225" calcext:value-type="float">
            <text:p>0,0500428676605225</text:p>
          </table:table-cell>
          <table:table-cell office:value-type="float" office:value="57" calcext:value-type="float">
            <text:p>57</text:p>
          </table:table-cell>
          <table:table-cell office:value-type="float" office:value="0.000877945046675833" calcext:value-type="float">
            <text:p>0,00087794504667583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569167137145996" calcext:value-type="float">
            <text:p>0,0569167137145996</text:p>
          </table:table-cell>
          <table:table-cell office:value-type="float" office:value="57" calcext:value-type="float">
            <text:p>57</text:p>
          </table:table-cell>
          <table:table-cell office:value-type="float" office:value="0.000998538837098239" calcext:value-type="float">
            <text:p>0,00099853883709823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50553560256958" calcext:value-type="float">
            <text:p>0,050553560256958</text:p>
          </table:table-cell>
          <table:table-cell office:value-type="float" office:value="57" calcext:value-type="float">
            <text:p>57</text:p>
          </table:table-cell>
          <table:table-cell office:value-type="float" office:value="0.000886904565911544" calcext:value-type="float">
            <text:p>0,0008869045659115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483078956604004" calcext:value-type="float">
            <text:p>0,0483078956604004</text:p>
          </table:table-cell>
          <table:table-cell office:value-type="float" office:value="57" calcext:value-type="float">
            <text:p>57</text:p>
          </table:table-cell>
          <table:table-cell office:value-type="float" office:value="0.000847506941410533" calcext:value-type="float">
            <text:p>0,00084750694141053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523350238800049" calcext:value-type="float">
            <text:p>0,0523350238800049</text:p>
          </table:table-cell>
          <table:table-cell office:value-type="float" office:value="57" calcext:value-type="float">
            <text:p>57</text:p>
          </table:table-cell>
          <table:table-cell office:value-type="float" office:value="0.000918158313684296" calcext:value-type="float">
            <text:p>0,00091815831368429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558845996856689" calcext:value-type="float">
            <text:p>0,0558845996856689</text:p>
          </table:table-cell>
          <table:table-cell office:value-type="float" office:value="57" calcext:value-type="float">
            <text:p>57</text:p>
          </table:table-cell>
          <table:table-cell office:value-type="float" office:value="0.000980431573432789" calcext:value-type="float">
            <text:p>0,00098043157343278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549569129943848" calcext:value-type="float">
            <text:p>0,0549569129943848</text:p>
          </table:table-cell>
          <table:table-cell office:value-type="float" office:value="57" calcext:value-type="float">
            <text:p>57</text:p>
          </table:table-cell>
          <table:table-cell office:value-type="float" office:value="0.00096415636832254" calcext:value-type="float">
            <text:p>0,0009641563683225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568454265594482" calcext:value-type="float">
            <text:p>0,0568454265594482</text:p>
          </table:table-cell>
          <table:table-cell office:value-type="float" office:value="57" calcext:value-type="float">
            <text:p>57</text:p>
          </table:table-cell>
          <table:table-cell office:value-type="float" office:value="0.000997288185253478" calcext:value-type="float">
            <text:p>0,00099728818525347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544149875640869" calcext:value-type="float">
            <text:p>0,0544149875640869</text:p>
          </table:table-cell>
          <table:table-cell office:value-type="float" office:value="57" calcext:value-type="float">
            <text:p>57</text:p>
          </table:table-cell>
          <table:table-cell office:value-type="float" office:value="0.000954648904633104" calcext:value-type="float">
            <text:p>0,00095464890463310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616121292114258" calcext:value-type="float">
            <text:p>0,0616121292114258</text:p>
          </table:table-cell>
          <table:table-cell office:value-type="float" office:value="57" calcext:value-type="float">
            <text:p>57</text:p>
          </table:table-cell>
          <table:table-cell office:value-type="float" office:value="0.00108091454756887" calcext:value-type="float">
            <text:p>0,0010809145475688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562179088592529" calcext:value-type="float">
            <text:p>0,0562179088592529</text:p>
          </table:table-cell>
          <table:table-cell office:value-type="float" office:value="57" calcext:value-type="float">
            <text:p>57</text:p>
          </table:table-cell>
          <table:table-cell office:value-type="float" office:value="0.000986279102793911" calcext:value-type="float">
            <text:p>0,00098627910279391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551645755767822" calcext:value-type="float">
            <text:p>0,0551645755767822</text:p>
          </table:table-cell>
          <table:table-cell office:value-type="float" office:value="57" calcext:value-type="float">
            <text:p>57</text:p>
          </table:table-cell>
          <table:table-cell office:value-type="float" office:value="0.000967799571522495" calcext:value-type="float">
            <text:p>0,00096779957152249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509321689605713" calcext:value-type="float">
            <text:p>0,0509321689605713</text:p>
          </table:table-cell>
          <table:table-cell office:value-type="float" office:value="57" calcext:value-type="float">
            <text:p>57</text:p>
          </table:table-cell>
          <table:table-cell office:value-type="float" office:value="0.000893546823869672" calcext:value-type="float">
            <text:p>0,00089354682386967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571792125701904" calcext:value-type="float">
            <text:p>0,0571792125701904</text:p>
          </table:table-cell>
          <table:table-cell office:value-type="float" office:value="57" calcext:value-type="float">
            <text:p>57</text:p>
          </table:table-cell>
          <table:table-cell office:value-type="float" office:value="0.00100314408017878" calcext:value-type="float">
            <text:p>0,0010031440801787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649104118347168" calcext:value-type="float">
            <text:p>0,0649104118347168</text:p>
          </table:table-cell>
          <table:table-cell office:value-type="float" office:value="57" calcext:value-type="float">
            <text:p>57</text:p>
          </table:table-cell>
          <table:table-cell office:value-type="float" office:value="0.00113877915499503" calcext:value-type="float">
            <text:p>0,0011387791549950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573625564575195" calcext:value-type="float">
            <text:p>0,0573625564575195</text:p>
          </table:table-cell>
          <table:table-cell office:value-type="float" office:value="57" calcext:value-type="float">
            <text:p>57</text:p>
          </table:table-cell>
          <table:table-cell office:value-type="float" office:value="0.00100636063960561" calcext:value-type="float">
            <text:p>0,0010063606396056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518898963928223" calcext:value-type="float">
            <text:p>0,0518898963928223</text:p>
          </table:table-cell>
          <table:table-cell office:value-type="float" office:value="57" calcext:value-type="float">
            <text:p>57</text:p>
          </table:table-cell>
          <table:table-cell office:value-type="float" office:value="0.000910349059523198" calcext:value-type="float">
            <text:p>0,00091034905952319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552318096160889" calcext:value-type="float">
            <text:p>0,0552318096160889</text:p>
          </table:table-cell>
          <table:table-cell office:value-type="float" office:value="57" calcext:value-type="float">
            <text:p>57</text:p>
          </table:table-cell>
          <table:table-cell office:value-type="float" office:value="0.000968979116071735" calcext:value-type="float">
            <text:p>0,00096897911607173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518918037414551" calcext:value-type="float">
            <text:p>0,0518918037414551</text:p>
          </table:table-cell>
          <table:table-cell office:value-type="float" office:value="57" calcext:value-type="float">
            <text:p>57</text:p>
          </table:table-cell>
          <table:table-cell office:value-type="float" office:value="0.000910382521779914" calcext:value-type="float">
            <text:p>0,00091038252177991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505766868591309" calcext:value-type="float">
            <text:p>0,0505766868591309</text:p>
          </table:table-cell>
          <table:table-cell office:value-type="float" office:value="57" calcext:value-type="float">
            <text:p>57</text:p>
          </table:table-cell>
          <table:table-cell office:value-type="float" office:value="0.000887310295774226" calcext:value-type="float">
            <text:p>0,00088731029577422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490915775299072" calcext:value-type="float">
            <text:p>0,0490915775299072</text:p>
          </table:table-cell>
          <table:table-cell office:value-type="float" office:value="57" calcext:value-type="float">
            <text:p>57</text:p>
          </table:table-cell>
          <table:table-cell office:value-type="float" office:value="0.000861255746138723" calcext:value-type="float">
            <text:p>0,00086125574613872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483071804046631" calcext:value-type="float">
            <text:p>0,0483071804046631</text:p>
          </table:table-cell>
          <table:table-cell office:value-type="float" office:value="57" calcext:value-type="float">
            <text:p>57</text:p>
          </table:table-cell>
          <table:table-cell office:value-type="float" office:value="0.000847494393064265" calcext:value-type="float">
            <text:p>0,00084749439306426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495309829711914" calcext:value-type="float">
            <text:p>0,0495309829711914</text:p>
          </table:table-cell>
          <table:table-cell office:value-type="float" office:value="57" calcext:value-type="float">
            <text:p>57</text:p>
          </table:table-cell>
          <table:table-cell office:value-type="float" office:value="0.000868964613529674" calcext:value-type="float">
            <text:p>0,00086896461352967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497758388519287" calcext:value-type="float">
            <text:p>0,0497758388519287</text:p>
          </table:table-cell>
          <table:table-cell office:value-type="float" office:value="57" calcext:value-type="float">
            <text:p>57</text:p>
          </table:table-cell>
          <table:table-cell office:value-type="float" office:value="0.000873260330735591" calcext:value-type="float">
            <text:p>0,00087326033073559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23815155029297" calcext:value-type="float">
            <text:p>0,0523815155029297</text:p>
          </table:table-cell>
          <table:table-cell office:value-type="float" office:value="57" calcext:value-type="float">
            <text:p>57</text:p>
          </table:table-cell>
          <table:table-cell office:value-type="float" office:value="0.000918973956191749" calcext:value-type="float">
            <text:p>0,00091897395619174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552978515625" calcext:value-type="float">
            <text:p>0,0552978515625</text:p>
          </table:table-cell>
          <table:table-cell office:value-type="float" office:value="57" calcext:value-type="float">
            <text:p>57</text:p>
          </table:table-cell>
          <table:table-cell office:value-type="float" office:value="0.000970137746710526" calcext:value-type="float">
            <text:p>0,00097013774671052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52746057510376" calcext:value-type="float">
            <text:p>0,052746057510376</text:p>
          </table:table-cell>
          <table:table-cell office:value-type="float" office:value="57" calcext:value-type="float">
            <text:p>57</text:p>
          </table:table-cell>
          <table:table-cell office:value-type="float" office:value="0.000925369430006596" calcext:value-type="float">
            <text:p>0,00092536943000659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0716211795806885" calcext:value-type="float">
            <text:p>0,0716211795806885</text:p>
          </table:table-cell>
          <table:table-cell office:value-type="float" office:value="42" calcext:value-type="float">
            <text:p>42</text:p>
          </table:table-cell>
          <table:table-cell office:value-type="float" office:value="0.00170526618049258" calcext:value-type="float">
            <text:p>0,0017052661804925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493535995483398" calcext:value-type="float">
            <text:p>0,0493535995483398</text:p>
          </table:table-cell>
          <table:table-cell office:value-type="float" office:value="42" calcext:value-type="float">
            <text:p>42</text:p>
          </table:table-cell>
          <table:table-cell office:value-type="float" office:value="0.0011750857035319" calcext:value-type="float">
            <text:p>0,001175085703531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497009754180908" calcext:value-type="float">
            <text:p>0,0497009754180908</text:p>
          </table:table-cell>
          <table:table-cell office:value-type="float" office:value="42" calcext:value-type="float">
            <text:p>42</text:p>
          </table:table-cell>
          <table:table-cell office:value-type="float" office:value="0.00118335655757359" calcext:value-type="float">
            <text:p>0,0011833565575735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477244853973389" calcext:value-type="float">
            <text:p>0,0477244853973389</text:p>
          </table:table-cell>
          <table:table-cell office:value-type="float" office:value="42" calcext:value-type="float">
            <text:p>42</text:p>
          </table:table-cell>
          <table:table-cell office:value-type="float" office:value="0.00113629727136521" calcext:value-type="float">
            <text:p>0,0011362972713652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478487014770508" calcext:value-type="float">
            <text:p>0,0478487014770508</text:p>
          </table:table-cell>
          <table:table-cell office:value-type="float" office:value="42" calcext:value-type="float">
            <text:p>42</text:p>
          </table:table-cell>
          <table:table-cell office:value-type="float" office:value="0.00113925479707264" calcext:value-type="float">
            <text:p>0,0011392547970726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494174957275391" calcext:value-type="float">
            <text:p>0,0494174957275391</text:p>
          </table:table-cell>
          <table:table-cell office:value-type="float" office:value="42" calcext:value-type="float">
            <text:p>42</text:p>
          </table:table-cell>
          <table:table-cell office:value-type="float" office:value="0.00117660704113188" calcext:value-type="float">
            <text:p>0,0011766070411318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474205017089844" calcext:value-type="float">
            <text:p>0,0474205017089844</text:p>
          </table:table-cell>
          <table:table-cell office:value-type="float" office:value="42" calcext:value-type="float">
            <text:p>42</text:p>
          </table:table-cell>
          <table:table-cell office:value-type="float" office:value="0.00112905956449963" calcext:value-type="float">
            <text:p>0,0011290595644996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514724254608154" calcext:value-type="float">
            <text:p>0,0514724254608154</text:p>
          </table:table-cell>
          <table:table-cell office:value-type="float" office:value="42" calcext:value-type="float">
            <text:p>42</text:p>
          </table:table-cell>
          <table:table-cell office:value-type="float" office:value="0.00122553393954322" calcext:value-type="float">
            <text:p>0,0012255339395432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492644309997559" calcext:value-type="float">
            <text:p>0,0492644309997559</text:p>
          </table:table-cell>
          <table:table-cell office:value-type="float" office:value="42" calcext:value-type="float">
            <text:p>42</text:p>
          </table:table-cell>
          <table:table-cell office:value-type="float" office:value="0.00117296264285133" calcext:value-type="float">
            <text:p>0,0011729626428513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505776405334473" calcext:value-type="float">
            <text:p>0,0505776405334473</text:p>
          </table:table-cell>
          <table:table-cell office:value-type="float" office:value="42" calcext:value-type="float">
            <text:p>42</text:p>
          </table:table-cell>
          <table:table-cell office:value-type="float" office:value="0.00120422953651065" calcext:value-type="float">
            <text:p>0,0012042295365106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496487617492676" calcext:value-type="float">
            <text:p>0,0496487617492676</text:p>
          </table:table-cell>
          <table:table-cell office:value-type="float" office:value="42" calcext:value-type="float">
            <text:p>42</text:p>
          </table:table-cell>
          <table:table-cell office:value-type="float" office:value="0.00118211337498256" calcext:value-type="float">
            <text:p>0,0011821133749825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482759475708008" calcext:value-type="float">
            <text:p>0,0482759475708008</text:p>
          </table:table-cell>
          <table:table-cell office:value-type="float" office:value="42" calcext:value-type="float">
            <text:p>42</text:p>
          </table:table-cell>
          <table:table-cell office:value-type="float" office:value="0.0011494273231143" calcext:value-type="float">
            <text:p>0,001149427323114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481479167938232" calcext:value-type="float">
            <text:p>0,0481479167938232</text:p>
          </table:table-cell>
          <table:table-cell office:value-type="float" office:value="42" calcext:value-type="float">
            <text:p>42</text:p>
          </table:table-cell>
          <table:table-cell office:value-type="float" office:value="0.00114637897128151" calcext:value-type="float">
            <text:p>0,0011463789712815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59704303741455" calcext:value-type="float">
            <text:p>0,0559704303741455</text:p>
          </table:table-cell>
          <table:table-cell office:value-type="float" office:value="42" calcext:value-type="float">
            <text:p>42</text:p>
          </table:table-cell>
          <table:table-cell office:value-type="float" office:value="0.00133262929462251" calcext:value-type="float">
            <text:p>0,0013326292946225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513191223144531" calcext:value-type="float">
            <text:p>0,0513191223144531</text:p>
          </table:table-cell>
          <table:table-cell office:value-type="float" office:value="42" calcext:value-type="float">
            <text:p>42</text:p>
          </table:table-cell>
          <table:table-cell office:value-type="float" office:value="0.00122188386462984" calcext:value-type="float">
            <text:p>0,0012218838646298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504255294799805" calcext:value-type="float">
            <text:p>0,0504255294799805</text:p>
          </table:table-cell>
          <table:table-cell office:value-type="float" office:value="42" calcext:value-type="float">
            <text:p>42</text:p>
          </table:table-cell>
          <table:table-cell office:value-type="float" office:value="0.00120060784476144" calcext:value-type="float">
            <text:p>0,001200607844761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4734206199646" calcext:value-type="float">
            <text:p>0,04734206199646</text:p>
          </table:table-cell>
          <table:table-cell office:value-type="float" office:value="42" calcext:value-type="float">
            <text:p>42</text:p>
          </table:table-cell>
          <table:table-cell office:value-type="float" office:value="0.00112719195229667" calcext:value-type="float">
            <text:p>0,0011271919522966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16304969787598" calcext:value-type="float">
            <text:p>0,0516304969787598</text:p>
          </table:table-cell>
          <table:table-cell office:value-type="float" office:value="42" calcext:value-type="float">
            <text:p>42</text:p>
          </table:table-cell>
          <table:table-cell office:value-type="float" office:value="0.00122929754711333" calcext:value-type="float">
            <text:p>0,0012292975471133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484294891357422" calcext:value-type="float">
            <text:p>0,0484294891357422</text:p>
          </table:table-cell>
          <table:table-cell office:value-type="float" office:value="42" calcext:value-type="float">
            <text:p>42</text:p>
          </table:table-cell>
          <table:table-cell office:value-type="float" office:value="0.00115308307466053" calcext:value-type="float">
            <text:p>0,0011530830746605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476548671722412" calcext:value-type="float">
            <text:p>0,0476548671722412</text:p>
          </table:table-cell>
          <table:table-cell office:value-type="float" office:value="42" calcext:value-type="float">
            <text:p>42</text:p>
          </table:table-cell>
          <table:table-cell office:value-type="float" office:value="0.00113463969457717" calcext:value-type="float">
            <text:p>0,0011346396945771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469458103179932" calcext:value-type="float">
            <text:p>0,0469458103179932</text:p>
          </table:table-cell>
          <table:table-cell office:value-type="float" office:value="42" calcext:value-type="float">
            <text:p>42</text:p>
          </table:table-cell>
          <table:table-cell office:value-type="float" office:value="0.00111775738852365" calcext:value-type="float">
            <text:p>0,0011177573885236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0889253616333" calcext:value-type="float">
            <text:p>0,050889253616333</text:p>
          </table:table-cell>
          <table:table-cell office:value-type="float" office:value="42" calcext:value-type="float">
            <text:p>42</text:p>
          </table:table-cell>
          <table:table-cell office:value-type="float" office:value="0.00121164889562698" calcext:value-type="float">
            <text:p>0,0012116488956269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483026504516602" calcext:value-type="float">
            <text:p>0,0483026504516602</text:p>
          </table:table-cell>
          <table:table-cell office:value-type="float" office:value="42" calcext:value-type="float">
            <text:p>42</text:p>
          </table:table-cell>
          <table:table-cell office:value-type="float" office:value="0.00115006310599191" calcext:value-type="float">
            <text:p>0,0011500631059919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500025749206543" calcext:value-type="float">
            <text:p>0,0500025749206543</text:p>
          </table:table-cell>
          <table:table-cell office:value-type="float" office:value="42" calcext:value-type="float">
            <text:p>42</text:p>
          </table:table-cell>
          <table:table-cell office:value-type="float" office:value="0.00119053749811082" calcext:value-type="float">
            <text:p>0,0011905374981108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17392158508301" calcext:value-type="float">
            <text:p>0,0517392158508301</text:p>
          </table:table-cell>
          <table:table-cell office:value-type="float" office:value="42" calcext:value-type="float">
            <text:p>42</text:p>
          </table:table-cell>
          <table:table-cell office:value-type="float" office:value="0.00123188609168643" calcext:value-type="float">
            <text:p>0,0012318860916864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46966552734375" calcext:value-type="float">
            <text:p>0,046966552734375</text:p>
          </table:table-cell>
          <table:table-cell office:value-type="float" office:value="42" calcext:value-type="float">
            <text:p>42</text:p>
          </table:table-cell>
          <table:table-cell office:value-type="float" office:value="0.00111825125558036" calcext:value-type="float">
            <text:p>0,0011182512555803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487408638000488" calcext:value-type="float">
            <text:p>0,0487408638000488</text:p>
          </table:table-cell>
          <table:table-cell office:value-type="float" office:value="42" calcext:value-type="float">
            <text:p>42</text:p>
          </table:table-cell>
          <table:table-cell office:value-type="float" office:value="0.00116049675714402" calcext:value-type="float">
            <text:p>0,0011604967571440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483760833740234" calcext:value-type="float">
            <text:p>0,0483760833740234</text:p>
          </table:table-cell>
          <table:table-cell office:value-type="float" office:value="42" calcext:value-type="float">
            <text:p>42</text:p>
          </table:table-cell>
          <table:table-cell office:value-type="float" office:value="0.00115181150890532" calcext:value-type="float">
            <text:p>0,0011518115089053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471401214599609" calcext:value-type="float">
            <text:p>0,0471401214599609</text:p>
          </table:table-cell>
          <table:table-cell office:value-type="float" office:value="42" calcext:value-type="float">
            <text:p>42</text:p>
          </table:table-cell>
          <table:table-cell office:value-type="float" office:value="0.00112238384428478" calcext:value-type="float">
            <text:p>0,0011223838442847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22360801696777" calcext:value-type="float">
            <text:p>0,0522360801696777</text:p>
          </table:table-cell>
          <table:table-cell office:value-type="float" office:value="42" calcext:value-type="float">
            <text:p>42</text:p>
          </table:table-cell>
          <table:table-cell office:value-type="float" office:value="0.00124371619451614" calcext:value-type="float">
            <text:p>0,0012437161945161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484139919281006" calcext:value-type="float">
            <text:p>0,0484139919281006</text:p>
          </table:table-cell>
          <table:table-cell office:value-type="float" office:value="42" calcext:value-type="float">
            <text:p>42</text:p>
          </table:table-cell>
          <table:table-cell office:value-type="float" office:value="0.0011527140935262" calcext:value-type="float">
            <text:p>0,001152714093526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474059581756592" calcext:value-type="float">
            <text:p>0,0474059581756592</text:p>
          </table:table-cell>
          <table:table-cell office:value-type="float" office:value="42" calcext:value-type="float">
            <text:p>42</text:p>
          </table:table-cell>
          <table:table-cell office:value-type="float" office:value="0.00112871328989665" calcext:value-type="float">
            <text:p>0,0011287132898966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47327995300293" calcext:value-type="float">
            <text:p>0,047327995300293</text:p>
          </table:table-cell>
          <table:table-cell office:value-type="float" office:value="42" calcext:value-type="float">
            <text:p>42</text:p>
          </table:table-cell>
          <table:table-cell office:value-type="float" office:value="0.00112685703095936" calcext:value-type="float">
            <text:p>0,0011268570309593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477464199066162" calcext:value-type="float">
            <text:p>0,0477464199066162</text:p>
          </table:table-cell>
          <table:table-cell office:value-type="float" office:value="42" calcext:value-type="float">
            <text:p>42</text:p>
          </table:table-cell>
          <table:table-cell office:value-type="float" office:value="0.0011368195215861" calcext:value-type="float">
            <text:p>0,001136819521586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474667549133301" calcext:value-type="float">
            <text:p>0,0474667549133301</text:p>
          </table:table-cell>
          <table:table-cell office:value-type="float" office:value="42" calcext:value-type="float">
            <text:p>42</text:p>
          </table:table-cell>
          <table:table-cell office:value-type="float" office:value="0.00113016083126976" calcext:value-type="float">
            <text:p>0,0011301608312697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484793186187744" calcext:value-type="float">
            <text:p>0,0484793186187744</text:p>
          </table:table-cell>
          <table:table-cell office:value-type="float" office:value="42" calcext:value-type="float">
            <text:p>42</text:p>
          </table:table-cell>
          <table:table-cell office:value-type="float" office:value="0.0011542694909232" calcext:value-type="float">
            <text:p>0,001154269490923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488064289093018" calcext:value-type="float">
            <text:p>0,0488064289093018</text:p>
          </table:table-cell>
          <table:table-cell office:value-type="float" office:value="42" calcext:value-type="float">
            <text:p>42</text:p>
          </table:table-cell>
          <table:table-cell office:value-type="float" office:value="0.00116205783117385" calcext:value-type="float">
            <text:p>0,0011620578311738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509521961212158" calcext:value-type="float">
            <text:p>0,0509521961212158</text:p>
          </table:table-cell>
          <table:table-cell office:value-type="float" office:value="42" calcext:value-type="float">
            <text:p>42</text:p>
          </table:table-cell>
          <table:table-cell office:value-type="float" office:value="0.00121314752669561" calcext:value-type="float">
            <text:p>0,0012131475266956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508780479431152" calcext:value-type="float">
            <text:p>0,0508780479431152</text:p>
          </table:table-cell>
          <table:table-cell office:value-type="float" office:value="42" calcext:value-type="float">
            <text:p>42</text:p>
          </table:table-cell>
          <table:table-cell office:value-type="float" office:value="0.0012113820938837" calcext:value-type="float">
            <text:p>0,001211382093883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472736358642578" calcext:value-type="float">
            <text:p>0,0472736358642578</text:p>
          </table:table-cell>
          <table:table-cell office:value-type="float" office:value="42" calcext:value-type="float">
            <text:p>42</text:p>
          </table:table-cell>
          <table:table-cell office:value-type="float" office:value="0.00112556275867281" calcext:value-type="float">
            <text:p>0,0011255627586728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474061965942383" calcext:value-type="float">
            <text:p>0,0474061965942383</text:p>
          </table:table-cell>
          <table:table-cell office:value-type="float" office:value="42" calcext:value-type="float">
            <text:p>42</text:p>
          </table:table-cell>
          <table:table-cell office:value-type="float" office:value="0.00112871896652948" calcext:value-type="float">
            <text:p>0,0011287189665294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03931045532227" calcext:value-type="float">
            <text:p>0,0503931045532227</text:p>
          </table:table-cell>
          <table:table-cell office:value-type="float" office:value="42" calcext:value-type="float">
            <text:p>42</text:p>
          </table:table-cell>
          <table:table-cell office:value-type="float" office:value="0.00119983582269578" calcext:value-type="float">
            <text:p>0,0011998358226957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464844703674316" calcext:value-type="float">
            <text:p>0,0464844703674316</text:p>
          </table:table-cell>
          <table:table-cell office:value-type="float" office:value="42" calcext:value-type="float">
            <text:p>42</text:p>
          </table:table-cell>
          <table:table-cell office:value-type="float" office:value="0.00110677310398647" calcext:value-type="float">
            <text:p>0,0011067731039864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470600128173828" calcext:value-type="float">
            <text:p>0,0470600128173828</text:p>
          </table:table-cell>
          <table:table-cell office:value-type="float" office:value="42" calcext:value-type="float">
            <text:p>42</text:p>
          </table:table-cell>
          <table:table-cell office:value-type="float" office:value="0.00112047649565197" calcext:value-type="float">
            <text:p>0,0011204764956519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464053153991699" calcext:value-type="float">
            <text:p>0,0464053153991699</text:p>
          </table:table-cell>
          <table:table-cell office:value-type="float" office:value="42" calcext:value-type="float">
            <text:p>42</text:p>
          </table:table-cell>
          <table:table-cell office:value-type="float" office:value="0.001104888461885" calcext:value-type="float">
            <text:p>0,00110488846188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51915168762207" calcext:value-type="float">
            <text:p>0,051915168762207</text:p>
          </table:table-cell>
          <table:table-cell office:value-type="float" office:value="42" calcext:value-type="float">
            <text:p>42</text:p>
          </table:table-cell>
          <table:table-cell office:value-type="float" office:value="0.00123607544671922" calcext:value-type="float">
            <text:p>0,0012360754467192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476560592651367" calcext:value-type="float">
            <text:p>0,0476560592651367</text:p>
          </table:table-cell>
          <table:table-cell office:value-type="float" office:value="42" calcext:value-type="float">
            <text:p>42</text:p>
          </table:table-cell>
          <table:table-cell office:value-type="float" office:value="0.00113466807774135" calcext:value-type="float">
            <text:p>0,0011346680777413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500960350036621" calcext:value-type="float">
            <text:p>0,0500960350036621</text:p>
          </table:table-cell>
          <table:table-cell office:value-type="float" office:value="42" calcext:value-type="float">
            <text:p>42</text:p>
          </table:table-cell>
          <table:table-cell office:value-type="float" office:value="0.00119276273818243" calcext:value-type="float">
            <text:p>0,0011927627381824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466663837432861" calcext:value-type="float">
            <text:p>0,0466663837432861</text:p>
          </table:table-cell>
          <table:table-cell office:value-type="float" office:value="42" calcext:value-type="float">
            <text:p>42</text:p>
          </table:table-cell>
          <table:table-cell office:value-type="float" office:value="0.00111110437484015" calcext:value-type="float">
            <text:p>0,0011111043748401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495598316192627" calcext:value-type="float">
            <text:p>0,0495598316192627</text:p>
          </table:table-cell>
          <table:table-cell office:value-type="float" office:value="42" calcext:value-type="float">
            <text:p>42</text:p>
          </table:table-cell>
          <table:table-cell office:value-type="float" office:value="0.00117999599093483" calcext:value-type="float">
            <text:p>0,0011799959909348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528388023376465" calcext:value-type="float">
            <text:p>0,0528388023376465</text:p>
          </table:table-cell>
          <table:table-cell office:value-type="float" office:value="42" calcext:value-type="float">
            <text:p>42</text:p>
          </table:table-cell>
          <table:table-cell office:value-type="float" office:value="0.00125806672232492" calcext:value-type="float">
            <text:p>0,0012580667223249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483856201171875" calcext:value-type="float">
            <text:p>0,0483856201171875</text:p>
          </table:table-cell>
          <table:table-cell office:value-type="float" office:value="42" calcext:value-type="float">
            <text:p>42</text:p>
          </table:table-cell>
          <table:table-cell office:value-type="float" office:value="0.00115203857421875" calcext:value-type="float">
            <text:p>0,0011520385742187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466623306274414" calcext:value-type="float">
            <text:p>0,0466623306274414</text:p>
          </table:table-cell>
          <table:table-cell office:value-type="float" office:value="42" calcext:value-type="float">
            <text:p>42</text:p>
          </table:table-cell>
          <table:table-cell office:value-type="float" office:value="0.00111100787208194" calcext:value-type="float">
            <text:p>0,0011110078720819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541741847991943" calcext:value-type="float">
            <text:p>0,0541741847991943</text:p>
          </table:table-cell>
          <table:table-cell office:value-type="float" office:value="42" calcext:value-type="float">
            <text:p>42</text:p>
          </table:table-cell>
          <table:table-cell office:value-type="float" office:value="0.00128986154283796" calcext:value-type="float">
            <text:p>0,0012898615428379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506603717803955" calcext:value-type="float">
            <text:p>0,0506603717803955</text:p>
          </table:table-cell>
          <table:table-cell office:value-type="float" office:value="42" calcext:value-type="float">
            <text:p>42</text:p>
          </table:table-cell>
          <table:table-cell office:value-type="float" office:value="0.00120619932810466" calcext:value-type="float">
            <text:p>0,0012061993281046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478510856628418" calcext:value-type="float">
            <text:p>0,0478510856628418</text:p>
          </table:table-cell>
          <table:table-cell office:value-type="float" office:value="42" calcext:value-type="float">
            <text:p>42</text:p>
          </table:table-cell>
          <table:table-cell office:value-type="float" office:value="0.001139311563401" calcext:value-type="float">
            <text:p>0,00113931156340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486588478088379" calcext:value-type="float">
            <text:p>0,0486588478088379</text:p>
          </table:table-cell>
          <table:table-cell office:value-type="float" office:value="42" calcext:value-type="float">
            <text:p>42</text:p>
          </table:table-cell>
          <table:table-cell office:value-type="float" office:value="0.00115854399544852" calcext:value-type="float">
            <text:p>0,0011585439954485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475285053253174" calcext:value-type="float">
            <text:p>0,0475285053253174</text:p>
          </table:table-cell>
          <table:table-cell office:value-type="float" office:value="42" calcext:value-type="float">
            <text:p>42</text:p>
          </table:table-cell>
          <table:table-cell office:value-type="float" office:value="0.00113163107917422" calcext:value-type="float">
            <text:p>0,0011316310791742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508482456207275" calcext:value-type="float">
            <text:p>0,0508482456207275</text:p>
          </table:table-cell>
          <table:table-cell office:value-type="float" office:value="42" calcext:value-type="float">
            <text:p>42</text:p>
          </table:table-cell>
          <table:table-cell office:value-type="float" office:value="0.00121067251477923" calcext:value-type="float">
            <text:p>0,0012106725147792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499122142791748" calcext:value-type="float">
            <text:p>0,0499122142791748</text:p>
          </table:table-cell>
          <table:table-cell office:value-type="float" office:value="42" calcext:value-type="float">
            <text:p>42</text:p>
          </table:table-cell>
          <table:table-cell office:value-type="float" office:value="0.00118838605426607" calcext:value-type="float">
            <text:p>0,0011883860542660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478339195251465" calcext:value-type="float">
            <text:p>0,0478339195251465</text:p>
          </table:table-cell>
          <table:table-cell office:value-type="float" office:value="42" calcext:value-type="float">
            <text:p>42</text:p>
          </table:table-cell>
          <table:table-cell office:value-type="float" office:value="0.00113890284583682" calcext:value-type="float">
            <text:p>0,0011389028458368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553152561187744" calcext:value-type="float">
            <text:p>0,0553152561187744</text:p>
          </table:table-cell>
          <table:table-cell office:value-type="float" office:value="42" calcext:value-type="float">
            <text:p>42</text:p>
          </table:table-cell>
          <table:table-cell office:value-type="float" office:value="0.00131702990758987" calcext:value-type="float">
            <text:p>0,0013170299075898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506205558776856" calcext:value-type="float">
            <text:p>0,0506205558776856</text:p>
          </table:table-cell>
          <table:table-cell office:value-type="float" office:value="42" calcext:value-type="float">
            <text:p>42</text:p>
          </table:table-cell>
          <table:table-cell office:value-type="float" office:value="0.00120525133042108" calcext:value-type="float">
            <text:p>0,0012052513304210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499682426452637" calcext:value-type="float">
            <text:p>0,0499682426452637</text:p>
          </table:table-cell>
          <table:table-cell office:value-type="float" office:value="42" calcext:value-type="float">
            <text:p>42</text:p>
          </table:table-cell>
          <table:table-cell office:value-type="float" office:value="0.00118972006298247" calcext:value-type="float">
            <text:p>0,0011897200629824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472071170806885" calcext:value-type="float">
            <text:p>0,0472071170806885</text:p>
          </table:table-cell>
          <table:table-cell office:value-type="float" office:value="42" calcext:value-type="float">
            <text:p>42</text:p>
          </table:table-cell>
          <table:table-cell office:value-type="float" office:value="0.00112397897811163" calcext:value-type="float">
            <text:p>0,0011239789781116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506999492645264" calcext:value-type="float">
            <text:p>0,0506999492645264</text:p>
          </table:table-cell>
          <table:table-cell office:value-type="float" office:value="42" calcext:value-type="float">
            <text:p>42</text:p>
          </table:table-cell>
          <table:table-cell office:value-type="float" office:value="0.00120714164915539" calcext:value-type="float">
            <text:p>0,0012071416491553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471596717834473" calcext:value-type="float">
            <text:p>0,0471596717834473</text:p>
          </table:table-cell>
          <table:table-cell office:value-type="float" office:value="42" calcext:value-type="float">
            <text:p>42</text:p>
          </table:table-cell>
          <table:table-cell office:value-type="float" office:value="0.00112284932817732" calcext:value-type="float">
            <text:p>0,0011228493281773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482728481292725" calcext:value-type="float">
            <text:p>0,0482728481292725</text:p>
          </table:table-cell>
          <table:table-cell office:value-type="float" office:value="42" calcext:value-type="float">
            <text:p>42</text:p>
          </table:table-cell>
          <table:table-cell office:value-type="float" office:value="0.00114935352688744" calcext:value-type="float">
            <text:p>0,001149353526887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477669239044189" calcext:value-type="float">
            <text:p>0,0477669239044189</text:p>
          </table:table-cell>
          <table:table-cell office:value-type="float" office:value="42" calcext:value-type="float">
            <text:p>42</text:p>
          </table:table-cell>
          <table:table-cell office:value-type="float" office:value="0.00113730771200997" calcext:value-type="float">
            <text:p>0,0011373077120099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505106449127197" calcext:value-type="float">
            <text:p>0,0505106449127197</text:p>
          </table:table-cell>
          <table:table-cell office:value-type="float" office:value="42" calcext:value-type="float">
            <text:p>42</text:p>
          </table:table-cell>
          <table:table-cell office:value-type="float" office:value="0.0012026344026838" calcext:value-type="float">
            <text:p>0,001202634402683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516066551208496" calcext:value-type="float">
            <text:p>0,0516066551208496</text:p>
          </table:table-cell>
          <table:table-cell office:value-type="float" office:value="42" calcext:value-type="float">
            <text:p>42</text:p>
          </table:table-cell>
          <table:table-cell office:value-type="float" office:value="0.00122872988382975" calcext:value-type="float">
            <text:p>0,0012287298838297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507974624633789" calcext:value-type="float">
            <text:p>0,0507974624633789</text:p>
          </table:table-cell>
          <table:table-cell office:value-type="float" office:value="42" calcext:value-type="float">
            <text:p>42</text:p>
          </table:table-cell>
          <table:table-cell office:value-type="float" office:value="0.00120946339198521" calcext:value-type="float">
            <text:p>0,0012094633919852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491499900817871" calcext:value-type="float">
            <text:p>0,0491499900817871</text:p>
          </table:table-cell>
          <table:table-cell office:value-type="float" office:value="42" calcext:value-type="float">
            <text:p>42</text:p>
          </table:table-cell>
          <table:table-cell office:value-type="float" office:value="0.00117023785909017" calcext:value-type="float">
            <text:p>0,0011702378590901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487985610961914" calcext:value-type="float">
            <text:p>0,0487985610961914</text:p>
          </table:table-cell>
          <table:table-cell office:value-type="float" office:value="42" calcext:value-type="float">
            <text:p>42</text:p>
          </table:table-cell>
          <table:table-cell office:value-type="float" office:value="0.00116187050229027" calcext:value-type="float">
            <text:p>0,0011618705022902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09283542633057" calcext:value-type="float">
            <text:p>0,0509283542633057</text:p>
          </table:table-cell>
          <table:table-cell office:value-type="float" office:value="42" calcext:value-type="float">
            <text:p>42</text:p>
          </table:table-cell>
          <table:table-cell office:value-type="float" office:value="0.00121257986341204" calcext:value-type="float">
            <text:p>0,0012125798634120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468211174011231" calcext:value-type="float">
            <text:p>0,0468211174011231</text:p>
          </table:table-cell>
          <table:table-cell office:value-type="float" office:value="42" calcext:value-type="float">
            <text:p>42</text:p>
          </table:table-cell>
          <table:table-cell office:value-type="float" office:value="0.00111478850955055" calcext:value-type="float">
            <text:p>0,0011147885095505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478260517120361" calcext:value-type="float">
            <text:p>0,0478260517120361</text:p>
          </table:table-cell>
          <table:table-cell office:value-type="float" office:value="42" calcext:value-type="float">
            <text:p>42</text:p>
          </table:table-cell>
          <table:table-cell office:value-type="float" office:value="0.00113871551695324" calcext:value-type="float">
            <text:p>0,0011387155169532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54356575012207" calcext:value-type="float">
            <text:p>0,054356575012207</text:p>
          </table:table-cell>
          <table:table-cell office:value-type="float" office:value="42" calcext:value-type="float">
            <text:p>42</text:p>
          </table:table-cell>
          <table:table-cell office:value-type="float" office:value="0.00129420416695731" calcext:value-type="float">
            <text:p>0,0012942041669573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511927604675293" calcext:value-type="float">
            <text:p>0,0511927604675293</text:p>
          </table:table-cell>
          <table:table-cell office:value-type="float" office:value="42" calcext:value-type="float">
            <text:p>42</text:p>
          </table:table-cell>
          <table:table-cell office:value-type="float" office:value="0.00121887524922689" calcext:value-type="float">
            <text:p>0,0012188752492268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474512577056885" calcext:value-type="float">
            <text:p>0,0474512577056885</text:p>
          </table:table-cell>
          <table:table-cell office:value-type="float" office:value="42" calcext:value-type="float">
            <text:p>42</text:p>
          </table:table-cell>
          <table:table-cell office:value-type="float" office:value="0.00112979185013544" calcext:value-type="float">
            <text:p>0,001129791850135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503387451171875" calcext:value-type="float">
            <text:p>0,0503387451171875</text:p>
          </table:table-cell>
          <table:table-cell office:value-type="float" office:value="42" calcext:value-type="float">
            <text:p>42</text:p>
          </table:table-cell>
          <table:table-cell office:value-type="float" office:value="0.00119854155040923" calcext:value-type="float">
            <text:p>0,0011985415504092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502743721008301" calcext:value-type="float">
            <text:p>0,0502743721008301</text:p>
          </table:table-cell>
          <table:table-cell office:value-type="float" office:value="42" calcext:value-type="float">
            <text:p>42</text:p>
          </table:table-cell>
          <table:table-cell office:value-type="float" office:value="0.00119700885954357" calcext:value-type="float">
            <text:p>0,0011970088595435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474512577056885" calcext:value-type="float">
            <text:p>0,0474512577056885</text:p>
          </table:table-cell>
          <table:table-cell office:value-type="float" office:value="42" calcext:value-type="float">
            <text:p>42</text:p>
          </table:table-cell>
          <table:table-cell office:value-type="float" office:value="0.00112979185013544" calcext:value-type="float">
            <text:p>0,0011297918501354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49952507019043" calcext:value-type="float">
            <text:p>0,049952507019043</text:p>
          </table:table-cell>
          <table:table-cell office:value-type="float" office:value="42" calcext:value-type="float">
            <text:p>42</text:p>
          </table:table-cell>
          <table:table-cell office:value-type="float" office:value="0.00118934540521531" calcext:value-type="float">
            <text:p>0,0011893454052153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470693111419678" calcext:value-type="float">
            <text:p>0,0470693111419678</text:p>
          </table:table-cell>
          <table:table-cell office:value-type="float" office:value="42" calcext:value-type="float">
            <text:p>42</text:p>
          </table:table-cell>
          <table:table-cell office:value-type="float" office:value="0.00112069788433257" calcext:value-type="float">
            <text:p>0,0011206978843325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503051280975342" calcext:value-type="float">
            <text:p>0,0503051280975342</text:p>
          </table:table-cell>
          <table:table-cell office:value-type="float" office:value="42" calcext:value-type="float">
            <text:p>42</text:p>
          </table:table-cell>
          <table:table-cell office:value-type="float" office:value="0.00119774114517939" calcext:value-type="float">
            <text:p>0,0011977411451793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476424694061279" calcext:value-type="float">
            <text:p>0,0476424694061279</text:p>
          </table:table-cell>
          <table:table-cell office:value-type="float" office:value="42" calcext:value-type="float">
            <text:p>42</text:p>
          </table:table-cell>
          <table:table-cell office:value-type="float" office:value="0.00113434450966971" calcext:value-type="float">
            <text:p>0,0011343445096697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465307235717773" calcext:value-type="float">
            <text:p>0,0465307235717773</text:p>
          </table:table-cell>
          <table:table-cell office:value-type="float" office:value="42" calcext:value-type="float">
            <text:p>42</text:p>
          </table:table-cell>
          <table:table-cell office:value-type="float" office:value="0.0011078743707566" calcext:value-type="float">
            <text:p>0,001107874370756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497987270355225" calcext:value-type="float">
            <text:p>0,0497987270355225</text:p>
          </table:table-cell>
          <table:table-cell office:value-type="float" office:value="42" calcext:value-type="float">
            <text:p>42</text:p>
          </table:table-cell>
          <table:table-cell office:value-type="float" office:value="0.00118568397703625" calcext:value-type="float">
            <text:p>0,0011856839770362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581634044647217" calcext:value-type="float">
            <text:p>0,0581634044647217</text:p>
          </table:table-cell>
          <table:table-cell office:value-type="float" office:value="42" calcext:value-type="float">
            <text:p>42</text:p>
          </table:table-cell>
          <table:table-cell office:value-type="float" office:value="0.00138484296344575" calcext:value-type="float">
            <text:p>0,0013848429634457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508222579956055" calcext:value-type="float">
            <text:p>0,0508222579956055</text:p>
          </table:table-cell>
          <table:table-cell office:value-type="float" office:value="42" calcext:value-type="float">
            <text:p>42</text:p>
          </table:table-cell>
          <table:table-cell office:value-type="float" office:value="0.00121005376180013" calcext:value-type="float">
            <text:p>0,0012100537618001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497677326202393" calcext:value-type="float">
            <text:p>0,0497677326202393</text:p>
          </table:table-cell>
          <table:table-cell office:value-type="float" office:value="42" calcext:value-type="float">
            <text:p>42</text:p>
          </table:table-cell>
          <table:table-cell office:value-type="float" office:value="0.0011849460147676" calcext:value-type="float">
            <text:p>0,001184946014767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508499145507813" calcext:value-type="float">
            <text:p>0,0508499145507813</text:p>
          </table:table-cell>
          <table:table-cell office:value-type="float" office:value="42" calcext:value-type="float">
            <text:p>42</text:p>
          </table:table-cell>
          <table:table-cell office:value-type="float" office:value="0.00121071225120908" calcext:value-type="float">
            <text:p>0,0012107122512090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524907112121582" calcext:value-type="float">
            <text:p>0,0524907112121582</text:p>
          </table:table-cell>
          <table:table-cell office:value-type="float" office:value="42" calcext:value-type="float">
            <text:p>42</text:p>
          </table:table-cell>
          <table:table-cell office:value-type="float" office:value="0.00124977883838472" calcext:value-type="float">
            <text:p>0,0012497788383847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507264137268066" calcext:value-type="float">
            <text:p>0,0507264137268066</text:p>
          </table:table-cell>
          <table:table-cell office:value-type="float" office:value="42" calcext:value-type="float">
            <text:p>42</text:p>
          </table:table-cell>
          <table:table-cell office:value-type="float" office:value="0.00120777175540016" calcext:value-type="float">
            <text:p>0,0012077717554001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485239028930664" calcext:value-type="float">
            <text:p>0,0485239028930664</text:p>
          </table:table-cell>
          <table:table-cell office:value-type="float" office:value="42" calcext:value-type="float">
            <text:p>42</text:p>
          </table:table-cell>
          <table:table-cell office:value-type="float" office:value="0.00115533102126349" calcext:value-type="float">
            <text:p>0,0011553310212634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504710674285889" calcext:value-type="float">
            <text:p>0,0504710674285889</text:p>
          </table:table-cell>
          <table:table-cell office:value-type="float" office:value="42" calcext:value-type="float">
            <text:p>42</text:p>
          </table:table-cell>
          <table:table-cell office:value-type="float" office:value="0.00120169208163307" calcext:value-type="float">
            <text:p>0,0012016920816330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478274822235107" calcext:value-type="float">
            <text:p>0,0478274822235107</text:p>
          </table:table-cell>
          <table:table-cell office:value-type="float" office:value="42" calcext:value-type="float">
            <text:p>42</text:p>
          </table:table-cell>
          <table:table-cell office:value-type="float" office:value="0.00113874957675026" calcext:value-type="float">
            <text:p>0,0011387495767502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479397773742676" calcext:value-type="float">
            <text:p>0,0479397773742676</text:p>
          </table:table-cell>
          <table:table-cell office:value-type="float" office:value="42" calcext:value-type="float">
            <text:p>42</text:p>
          </table:table-cell>
          <table:table-cell office:value-type="float" office:value="0.00114142327081589" calcext:value-type="float">
            <text:p>0,00114142327081589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493872165679932" calcext:value-type="float">
            <text:p>0,0493872165679932</text:p>
          </table:table-cell>
          <table:table-cell office:value-type="float" office:value="42" calcext:value-type="float">
            <text:p>42</text:p>
          </table:table-cell>
          <table:table-cell office:value-type="float" office:value="0.00117588610876174" calcext:value-type="float">
            <text:p>0,0011758861087617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266422510147095" calcext:value-type="float">
            <text:p>0,266422510147095</text:p>
          </table:table-cell>
          <table:table-cell office:value-type="float" office:value="57" calcext:value-type="float">
            <text:p>57</text:p>
          </table:table-cell>
          <table:table-cell office:value-type="float" office:value="0.00467407912538763" calcext:value-type="float">
            <text:p>0,0046740791253876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645403861999512" calcext:value-type="float">
            <text:p>0,0645403861999512</text:p>
          </table:table-cell>
          <table:table-cell office:value-type="float" office:value="57" calcext:value-type="float">
            <text:p>57</text:p>
          </table:table-cell>
          <table:table-cell office:value-type="float" office:value="0.00113228747719213" calcext:value-type="float">
            <text:p>0,0011322874771921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671448707580566" calcext:value-type="float">
            <text:p>0,0671448707580566</text:p>
          </table:table-cell>
          <table:table-cell office:value-type="float" office:value="57" calcext:value-type="float">
            <text:p>57</text:p>
          </table:table-cell>
          <table:table-cell office:value-type="float" office:value="0.00117798018873784" calcext:value-type="float">
            <text:p>0,0011779801887378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650966167449951" calcext:value-type="float">
            <text:p>0,0650966167449951</text:p>
          </table:table-cell>
          <table:table-cell office:value-type="float" office:value="57" calcext:value-type="float">
            <text:p>57</text:p>
          </table:table-cell>
          <table:table-cell office:value-type="float" office:value="0.00114204590780693" calcext:value-type="float">
            <text:p>0,0011420459078069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659229755401611" calcext:value-type="float">
            <text:p>0,0659229755401611</text:p>
          </table:table-cell>
          <table:table-cell office:value-type="float" office:value="57" calcext:value-type="float">
            <text:p>57</text:p>
          </table:table-cell>
          <table:table-cell office:value-type="float" office:value="0.00115654343052914" calcext:value-type="float">
            <text:p>0,0011565434305291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674448013305664" calcext:value-type="float">
            <text:p>0,0674448013305664</text:p>
          </table:table-cell>
          <table:table-cell office:value-type="float" office:value="57" calcext:value-type="float">
            <text:p>57</text:p>
          </table:table-cell>
          <table:table-cell office:value-type="float" office:value="0.00118324212860643" calcext:value-type="float">
            <text:p>0,001183242128606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700979232788086" calcext:value-type="float">
            <text:p>0,0700979232788086</text:p>
          </table:table-cell>
          <table:table-cell office:value-type="float" office:value="57" calcext:value-type="float">
            <text:p>57</text:p>
          </table:table-cell>
          <table:table-cell office:value-type="float" office:value="0.0012297881276984" calcext:value-type="float">
            <text:p>0,001229788127698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785510540008545" calcext:value-type="float">
            <text:p>0,0785510540008545</text:p>
          </table:table-cell>
          <table:table-cell office:value-type="float" office:value="57" calcext:value-type="float">
            <text:p>57</text:p>
          </table:table-cell>
          <table:table-cell office:value-type="float" office:value="0.00137808866668166" calcext:value-type="float">
            <text:p>0,0013780886666816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662646293640137" calcext:value-type="float">
            <text:p>0,0662646293640137</text:p>
          </table:table-cell>
          <table:table-cell office:value-type="float" office:value="57" calcext:value-type="float">
            <text:p>57</text:p>
          </table:table-cell>
          <table:table-cell office:value-type="float" office:value="0.0011625373572634" calcext:value-type="float">
            <text:p>0,001162537357263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635106563568115" calcext:value-type="float">
            <text:p>0,0635106563568115</text:p>
          </table:table-cell>
          <table:table-cell office:value-type="float" office:value="57" calcext:value-type="float">
            <text:p>57</text:p>
          </table:table-cell>
          <table:table-cell office:value-type="float" office:value="0.00111422204134757" calcext:value-type="float">
            <text:p>0,0011142220413475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639891624450684" calcext:value-type="float">
            <text:p>0,0639891624450684</text:p>
          </table:table-cell>
          <table:table-cell office:value-type="float" office:value="57" calcext:value-type="float">
            <text:p>57</text:p>
          </table:table-cell>
          <table:table-cell office:value-type="float" office:value="0.0011226168850012" calcext:value-type="float">
            <text:p>0,001122616885001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603067874908447" calcext:value-type="float">
            <text:p>0,0603067874908447</text:p>
          </table:table-cell>
          <table:table-cell office:value-type="float" office:value="57" calcext:value-type="float">
            <text:p>57</text:p>
          </table:table-cell>
          <table:table-cell office:value-type="float" office:value="0.00105801381562885" calcext:value-type="float">
            <text:p>0,0010580138156288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599672794342041" calcext:value-type="float">
            <text:p>0,0599672794342041</text:p>
          </table:table-cell>
          <table:table-cell office:value-type="float" office:value="57" calcext:value-type="float">
            <text:p>57</text:p>
          </table:table-cell>
          <table:table-cell office:value-type="float" office:value="0.00105205753393341" calcext:value-type="float">
            <text:p>0,0010520575339334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686106681823731" calcext:value-type="float">
            <text:p>0,0686106681823731</text:p>
          </table:table-cell>
          <table:table-cell office:value-type="float" office:value="57" calcext:value-type="float">
            <text:p>57</text:p>
          </table:table-cell>
          <table:table-cell office:value-type="float" office:value="0.00120369593302409" calcext:value-type="float">
            <text:p>0,0012036959330240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644011497497559" calcext:value-type="float">
            <text:p>0,0644011497497559</text:p>
          </table:table-cell>
          <table:table-cell office:value-type="float" office:value="57" calcext:value-type="float">
            <text:p>57</text:p>
          </table:table-cell>
          <table:table-cell office:value-type="float" office:value="0.00112984473245186" calcext:value-type="float">
            <text:p>0,0011298447324518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612070560455322" calcext:value-type="float">
            <text:p>0,0612070560455322</text:p>
          </table:table-cell>
          <table:table-cell office:value-type="float" office:value="57" calcext:value-type="float">
            <text:p>57</text:p>
          </table:table-cell>
          <table:table-cell office:value-type="float" office:value="0.00107380800079881" calcext:value-type="float">
            <text:p>0,0010738080007988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626273155212402" calcext:value-type="float">
            <text:p>0,0626273155212402</text:p>
          </table:table-cell>
          <table:table-cell office:value-type="float" office:value="57" calcext:value-type="float">
            <text:p>57</text:p>
          </table:table-cell>
          <table:table-cell office:value-type="float" office:value="0.00109872483370597" calcext:value-type="float">
            <text:p>0,0010987248337059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595312118530273" calcext:value-type="float">
            <text:p>0,0595312118530273</text:p>
          </table:table-cell>
          <table:table-cell office:value-type="float" office:value="57" calcext:value-type="float">
            <text:p>57</text:p>
          </table:table-cell>
          <table:table-cell office:value-type="float" office:value="0.00104440722549171" calcext:value-type="float">
            <text:p>0,0010444072254917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613081455230713" calcext:value-type="float">
            <text:p>0,0613081455230713</text:p>
          </table:table-cell>
          <table:table-cell office:value-type="float" office:value="57" calcext:value-type="float">
            <text:p>57</text:p>
          </table:table-cell>
          <table:table-cell office:value-type="float" office:value="0.00107558150040476" calcext:value-type="float">
            <text:p>0,0010755815004047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630779266357422" calcext:value-type="float">
            <text:p>0,0630779266357422</text:p>
          </table:table-cell>
          <table:table-cell office:value-type="float" office:value="57" calcext:value-type="float">
            <text:p>57</text:p>
          </table:table-cell>
          <table:table-cell office:value-type="float" office:value="0.00110663029185513" calcext:value-type="float">
            <text:p>0,0011066302918551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632648468017578" calcext:value-type="float">
            <text:p>0,0632648468017578</text:p>
          </table:table-cell>
          <table:table-cell office:value-type="float" office:value="57" calcext:value-type="float">
            <text:p>57</text:p>
          </table:table-cell>
          <table:table-cell office:value-type="float" office:value="0.0011099095930133" calcext:value-type="float">
            <text:p>0,001109909593013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678074359893799" calcext:value-type="float">
            <text:p>0,0678074359893799</text:p>
          </table:table-cell>
          <table:table-cell office:value-type="float" office:value="57" calcext:value-type="float">
            <text:p>57</text:p>
          </table:table-cell>
          <table:table-cell office:value-type="float" office:value="0.00118960414016456" calcext:value-type="float">
            <text:p>0,0011896041401645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608251094818115" calcext:value-type="float">
            <text:p>0,0608251094818115</text:p>
          </table:table-cell>
          <table:table-cell office:value-type="float" office:value="57" calcext:value-type="float">
            <text:p>57</text:p>
          </table:table-cell>
          <table:table-cell office:value-type="float" office:value="0.00106710718389143" calcext:value-type="float">
            <text:p>0,001067107183891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596604347229004" calcext:value-type="float">
            <text:p>0,0596604347229004</text:p>
          </table:table-cell>
          <table:table-cell office:value-type="float" office:value="57" calcext:value-type="float">
            <text:p>57</text:p>
          </table:table-cell>
          <table:table-cell office:value-type="float" office:value="0.00104667429338422" calcext:value-type="float">
            <text:p>0,0010466742933842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617809295654297" calcext:value-type="float">
            <text:p>0,0617809295654297</text:p>
          </table:table-cell>
          <table:table-cell office:value-type="float" office:value="57" calcext:value-type="float">
            <text:p>57</text:p>
          </table:table-cell>
          <table:table-cell office:value-type="float" office:value="0.00108387595728824" calcext:value-type="float">
            <text:p>0,0010838759572882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594601631164551" calcext:value-type="float">
            <text:p>0,0594601631164551</text:p>
          </table:table-cell>
          <table:table-cell office:value-type="float" office:value="57" calcext:value-type="float">
            <text:p>57</text:p>
          </table:table-cell>
          <table:table-cell office:value-type="float" office:value="0.00104316075642904" calcext:value-type="float">
            <text:p>0,0010431607564290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598502159118652" calcext:value-type="float">
            <text:p>0,0598502159118652</text:p>
          </table:table-cell>
          <table:table-cell office:value-type="float" office:value="57" calcext:value-type="float">
            <text:p>57</text:p>
          </table:table-cell>
          <table:table-cell office:value-type="float" office:value="0.00105000378792746" calcext:value-type="float">
            <text:p>0,0010500037879274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585999488830566" calcext:value-type="float">
            <text:p>0,0585999488830566</text:p>
          </table:table-cell>
          <table:table-cell office:value-type="float" office:value="57" calcext:value-type="float">
            <text:p>57</text:p>
          </table:table-cell>
          <table:table-cell office:value-type="float" office:value="0.00102806927865012" calcext:value-type="float">
            <text:p>0,0010280692786501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651965141296387" calcext:value-type="float">
            <text:p>0,0651965141296387</text:p>
          </table:table-cell>
          <table:table-cell office:value-type="float" office:value="57" calcext:value-type="float">
            <text:p>57</text:p>
          </table:table-cell>
          <table:table-cell office:value-type="float" office:value="0.00114379849350243" calcext:value-type="float">
            <text:p>0,001143798493502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59816837310791" calcext:value-type="float">
            <text:p>0,059816837310791</text:p>
          </table:table-cell>
          <table:table-cell office:value-type="float" office:value="57" calcext:value-type="float">
            <text:p>57</text:p>
          </table:table-cell>
          <table:table-cell office:value-type="float" office:value="0.00104941819843493" calcext:value-type="float">
            <text:p>0,0010494181984349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58833122253418" calcext:value-type="float">
            <text:p>0,058833122253418</text:p>
          </table:table-cell>
          <table:table-cell office:value-type="float" office:value="57" calcext:value-type="float">
            <text:p>57</text:p>
          </table:table-cell>
          <table:table-cell office:value-type="float" office:value="0.00103216003953365" calcext:value-type="float">
            <text:p>0,0010321600395336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612034797668457" calcext:value-type="float">
            <text:p>0,0612034797668457</text:p>
          </table:table-cell>
          <table:table-cell office:value-type="float" office:value="57" calcext:value-type="float">
            <text:p>57</text:p>
          </table:table-cell>
          <table:table-cell office:value-type="float" office:value="0.00107374525906747" calcext:value-type="float">
            <text:p>0,0010737452590674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590019226074219" calcext:value-type="float">
            <text:p>0,0590019226074219</text:p>
          </table:table-cell>
          <table:table-cell office:value-type="float" office:value="57" calcext:value-type="float">
            <text:p>57</text:p>
          </table:table-cell>
          <table:table-cell office:value-type="float" office:value="0.00103512144925302" calcext:value-type="float">
            <text:p>0,0010351214492530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596070289611816" calcext:value-type="float">
            <text:p>0,0596070289611816</text:p>
          </table:table-cell>
          <table:table-cell office:value-type="float" office:value="57" calcext:value-type="float">
            <text:p>57</text:p>
          </table:table-cell>
          <table:table-cell office:value-type="float" office:value="0.00104573735019617" calcext:value-type="float">
            <text:p>0,0010457373501961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589549541473389" calcext:value-type="float">
            <text:p>0,0589549541473389</text:p>
          </table:table-cell>
          <table:table-cell office:value-type="float" office:value="57" calcext:value-type="float">
            <text:p>57</text:p>
          </table:table-cell>
          <table:table-cell office:value-type="float" office:value="0.00103429744118138" calcext:value-type="float">
            <text:p>0,0010342974411813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579993724822998" calcext:value-type="float">
            <text:p>0,0579993724822998</text:p>
          </table:table-cell>
          <table:table-cell office:value-type="float" office:value="57" calcext:value-type="float">
            <text:p>57</text:p>
          </table:table-cell>
          <table:table-cell office:value-type="float" office:value="0.00101753285056666" calcext:value-type="float">
            <text:p>0,0010175328505666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704653263092041" calcext:value-type="float">
            <text:p>0,0704653263092041</text:p>
          </table:table-cell>
          <table:table-cell office:value-type="float" office:value="57" calcext:value-type="float">
            <text:p>57</text:p>
          </table:table-cell>
          <table:table-cell office:value-type="float" office:value="0.00123623379489832" calcext:value-type="float">
            <text:p>0,0012362337948983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592446327209473" calcext:value-type="float">
            <text:p>0,0592446327209473</text:p>
          </table:table-cell>
          <table:table-cell office:value-type="float" office:value="57" calcext:value-type="float">
            <text:p>57</text:p>
          </table:table-cell>
          <table:table-cell office:value-type="float" office:value="0.00103937952142013" calcext:value-type="float">
            <text:p>0,0010393795214201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86578845977783" calcext:value-type="float">
            <text:p>0,0586578845977783</text:p>
          </table:table-cell>
          <table:table-cell office:value-type="float" office:value="57" calcext:value-type="float">
            <text:p>57</text:p>
          </table:table-cell>
          <table:table-cell office:value-type="float" office:value="0.00102908569469787" calcext:value-type="float">
            <text:p>0,0010290856946978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612666606903076" calcext:value-type="float">
            <text:p>0,0612666606903076</text:p>
          </table:table-cell>
          <table:table-cell office:value-type="float" office:value="57" calcext:value-type="float">
            <text:p>57</text:p>
          </table:table-cell>
          <table:table-cell office:value-type="float" office:value="0.00107485369632119" calcext:value-type="float">
            <text:p>0,0010748536963211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597908496856689" calcext:value-type="float">
            <text:p>0,0597908496856689</text:p>
          </table:table-cell>
          <table:table-cell office:value-type="float" office:value="57" calcext:value-type="float">
            <text:p>57</text:p>
          </table:table-cell>
          <table:table-cell office:value-type="float" office:value="0.00104896227518717" calcext:value-type="float">
            <text:p>0,0010489622751871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639948844909668" calcext:value-type="float">
            <text:p>0,0639948844909668</text:p>
          </table:table-cell>
          <table:table-cell office:value-type="float" office:value="57" calcext:value-type="float">
            <text:p>57</text:p>
          </table:table-cell>
          <table:table-cell office:value-type="float" office:value="0.00112271727177135" calcext:value-type="float">
            <text:p>0,0011227172717713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620851516723633" calcext:value-type="float">
            <text:p>0,0620851516723633</text:p>
          </table:table-cell>
          <table:table-cell office:value-type="float" office:value="57" calcext:value-type="float">
            <text:p>57</text:p>
          </table:table-cell>
          <table:table-cell office:value-type="float" office:value="0.00108921318723444" calcext:value-type="float">
            <text:p>0,0010892131872344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652849674224854" calcext:value-type="float">
            <text:p>0,0652849674224854</text:p>
          </table:table-cell>
          <table:table-cell office:value-type="float" office:value="57" calcext:value-type="float">
            <text:p>57</text:p>
          </table:table-cell>
          <table:table-cell office:value-type="float" office:value="0.00114535030565764" calcext:value-type="float">
            <text:p>0,0011453503056576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614047050476074" calcext:value-type="float">
            <text:p>0,0614047050476074</text:p>
          </table:table-cell>
          <table:table-cell office:value-type="float" office:value="57" calcext:value-type="float">
            <text:p>57</text:p>
          </table:table-cell>
          <table:table-cell office:value-type="float" office:value="0.00107727552715101" calcext:value-type="float">
            <text:p>0,0010772755271510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583615303039551" calcext:value-type="float">
            <text:p>0,0583615303039551</text:p>
          </table:table-cell>
          <table:table-cell office:value-type="float" office:value="57" calcext:value-type="float">
            <text:p>57</text:p>
          </table:table-cell>
          <table:table-cell office:value-type="float" office:value="0.00102388649656062" calcext:value-type="float">
            <text:p>0,0010238864965606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60593843460083" calcext:value-type="float">
            <text:p>0,060593843460083</text:p>
          </table:table-cell>
          <table:table-cell office:value-type="float" office:value="57" calcext:value-type="float">
            <text:p>57</text:p>
          </table:table-cell>
          <table:table-cell office:value-type="float" office:value="0.00106304988526461" calcext:value-type="float">
            <text:p>0,0010630498852646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601425170898438" calcext:value-type="float">
            <text:p>0,0601425170898438</text:p>
          </table:table-cell>
          <table:table-cell office:value-type="float" office:value="57" calcext:value-type="float">
            <text:p>57</text:p>
          </table:table-cell>
          <table:table-cell office:value-type="float" office:value="0.00105513187876919" calcext:value-type="float">
            <text:p>0,0010551318787691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588443279266357" calcext:value-type="float">
            <text:p>0,0588443279266357</text:p>
          </table:table-cell>
          <table:table-cell office:value-type="float" office:value="57" calcext:value-type="float">
            <text:p>57</text:p>
          </table:table-cell>
          <table:table-cell office:value-type="float" office:value="0.00103235663029186" calcext:value-type="float">
            <text:p>0,0010323566302918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593976974487305" calcext:value-type="float">
            <text:p>0,0593976974487305</text:p>
          </table:table-cell>
          <table:table-cell office:value-type="float" office:value="57" calcext:value-type="float">
            <text:p>57</text:p>
          </table:table-cell>
          <table:table-cell office:value-type="float" office:value="0.00104206486752159" calcext:value-type="float">
            <text:p>0,0010420648675215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98909854888916" calcext:value-type="float">
            <text:p>0,0598909854888916</text:p>
          </table:table-cell>
          <table:table-cell office:value-type="float" office:value="57" calcext:value-type="float">
            <text:p>57</text:p>
          </table:table-cell>
          <table:table-cell office:value-type="float" office:value="0.00105071904366477" calcext:value-type="float">
            <text:p>0,0010507190436647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646898746490479" calcext:value-type="float">
            <text:p>0,0646898746490479</text:p>
          </table:table-cell>
          <table:table-cell office:value-type="float" office:value="57" calcext:value-type="float">
            <text:p>57</text:p>
          </table:table-cell>
          <table:table-cell office:value-type="float" office:value="0.00113491008156224" calcext:value-type="float">
            <text:p>0,0011349100815622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613243579864502" calcext:value-type="float">
            <text:p>0,0613243579864502</text:p>
          </table:table-cell>
          <table:table-cell office:value-type="float" office:value="57" calcext:value-type="float">
            <text:p>57</text:p>
          </table:table-cell>
          <table:table-cell office:value-type="float" office:value="0.00107586592958685" calcext:value-type="float">
            <text:p>0,0010758659295868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636012554168701" calcext:value-type="float">
            <text:p>0,0636012554168701</text:p>
          </table:table-cell>
          <table:table-cell office:value-type="float" office:value="57" calcext:value-type="float">
            <text:p>57</text:p>
          </table:table-cell>
          <table:table-cell office:value-type="float" office:value="0.00111581149854158" calcext:value-type="float">
            <text:p>0,0011158114985415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618569850921631" calcext:value-type="float">
            <text:p>0,0618569850921631</text:p>
          </table:table-cell>
          <table:table-cell office:value-type="float" office:value="57" calcext:value-type="float">
            <text:p>57</text:p>
          </table:table-cell>
          <table:table-cell office:value-type="float" office:value="0.00108521026477479" calcext:value-type="float">
            <text:p>0,0010852102647747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601334571838379" calcext:value-type="float">
            <text:p>0,0601334571838379</text:p>
          </table:table-cell>
          <table:table-cell office:value-type="float" office:value="57" calcext:value-type="float">
            <text:p>57</text:p>
          </table:table-cell>
          <table:table-cell office:value-type="float" office:value="0.00105497293304979" calcext:value-type="float">
            <text:p>0,0010549729330497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575389862060547" calcext:value-type="float">
            <text:p>0,0575389862060547</text:p>
          </table:table-cell>
          <table:table-cell office:value-type="float" office:value="57" calcext:value-type="float">
            <text:p>57</text:p>
          </table:table-cell>
          <table:table-cell office:value-type="float" office:value="0.00100945589835184" calcext:value-type="float">
            <text:p>0,0010094558983518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57729959487915" calcext:value-type="float">
            <text:p>0,057729959487915</text:p>
          </table:table-cell>
          <table:table-cell office:value-type="float" office:value="57" calcext:value-type="float">
            <text:p>57</text:p>
          </table:table-cell>
          <table:table-cell office:value-type="float" office:value="0.00101280630680553" calcext:value-type="float">
            <text:p>0,0010128063068055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583696365356445" calcext:value-type="float">
            <text:p>0,0583696365356445</text:p>
          </table:table-cell>
          <table:table-cell office:value-type="float" office:value="57" calcext:value-type="float">
            <text:p>57</text:p>
          </table:table-cell>
          <table:table-cell office:value-type="float" office:value="0.00102402871115166" calcext:value-type="float">
            <text:p>0,0010240287111516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643556118011475" calcext:value-type="float">
            <text:p>0,0643556118011475</text:p>
          </table:table-cell>
          <table:table-cell office:value-type="float" office:value="57" calcext:value-type="float">
            <text:p>57</text:p>
          </table:table-cell>
          <table:table-cell office:value-type="float" office:value="0.00112904582107276" calcext:value-type="float">
            <text:p>0,0011290458210727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581400394439697" calcext:value-type="float">
            <text:p>0,0581400394439697</text:p>
          </table:table-cell>
          <table:table-cell office:value-type="float" office:value="57" calcext:value-type="float">
            <text:p>57</text:p>
          </table:table-cell>
          <table:table-cell office:value-type="float" office:value="0.00102000069199947" calcext:value-type="float">
            <text:p>0,0010200006919994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604586601257324" calcext:value-type="float">
            <text:p>0,0604586601257324</text:p>
          </table:table-cell>
          <table:table-cell office:value-type="float" office:value="57" calcext:value-type="float">
            <text:p>57</text:p>
          </table:table-cell>
          <table:table-cell office:value-type="float" office:value="0.00106067824781987" calcext:value-type="float">
            <text:p>0,0010606782478198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591459274291992" calcext:value-type="float">
            <text:p>0,0591459274291992</text:p>
          </table:table-cell>
          <table:table-cell office:value-type="float" office:value="57" calcext:value-type="float">
            <text:p>57</text:p>
          </table:table-cell>
          <table:table-cell office:value-type="float" office:value="0.00103764784963507" calcext:value-type="float">
            <text:p>0,0010376478496350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626375675201416" calcext:value-type="float">
            <text:p>0,0626375675201416</text:p>
          </table:table-cell>
          <table:table-cell office:value-type="float" office:value="57" calcext:value-type="float">
            <text:p>57</text:p>
          </table:table-cell>
          <table:table-cell office:value-type="float" office:value="0.00109890469333582" calcext:value-type="float">
            <text:p>0,0010989046933358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625777244567871" calcext:value-type="float">
            <text:p>0,0625777244567871</text:p>
          </table:table-cell>
          <table:table-cell office:value-type="float" office:value="57" calcext:value-type="float">
            <text:p>57</text:p>
          </table:table-cell>
          <table:table-cell office:value-type="float" office:value="0.00109785481503135" calcext:value-type="float">
            <text:p>0,0010978548150313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628836154937744" calcext:value-type="float">
            <text:p>0,0628836154937744</text:p>
          </table:table-cell>
          <table:table-cell office:value-type="float" office:value="57" calcext:value-type="float">
            <text:p>57</text:p>
          </table:table-cell>
          <table:table-cell office:value-type="float" office:value="0.00110322132445218" calcext:value-type="float">
            <text:p>0,0011032213244521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99069595336914" calcext:value-type="float">
            <text:p>0,0599069595336914</text:p>
          </table:table-cell>
          <table:table-cell office:value-type="float" office:value="57" calcext:value-type="float">
            <text:p>57</text:p>
          </table:table-cell>
          <table:table-cell office:value-type="float" office:value="0.00105099929006476" calcext:value-type="float">
            <text:p>0,0010509992900647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629744529724121" calcext:value-type="float">
            <text:p>0,0629744529724121</text:p>
          </table:table-cell>
          <table:table-cell office:value-type="float" office:value="57" calcext:value-type="float">
            <text:p>57</text:p>
          </table:table-cell>
          <table:table-cell office:value-type="float" office:value="0.00110481496442828" calcext:value-type="float">
            <text:p>0,0011048149644282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597972869873047" calcext:value-type="float">
            <text:p>0,0597972869873047</text:p>
          </table:table-cell>
          <table:table-cell office:value-type="float" office:value="57" calcext:value-type="float">
            <text:p>57</text:p>
          </table:table-cell>
          <table:table-cell office:value-type="float" office:value="0.00104907521030359" calcext:value-type="float">
            <text:p>0,0010490752103035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585885047912598" calcext:value-type="float">
            <text:p>0,0585885047912598</text:p>
          </table:table-cell>
          <table:table-cell office:value-type="float" office:value="57" calcext:value-type="float">
            <text:p>57</text:p>
          </table:table-cell>
          <table:table-cell office:value-type="float" office:value="0.00102786850510982" calcext:value-type="float">
            <text:p>0,0010278685051098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635514259338379" calcext:value-type="float">
            <text:p>0,0635514259338379</text:p>
          </table:table-cell>
          <table:table-cell office:value-type="float" office:value="57" calcext:value-type="float">
            <text:p>57</text:p>
          </table:table-cell>
          <table:table-cell office:value-type="float" office:value="0.00111493729708488" calcext:value-type="float">
            <text:p>0,0011149372970848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597822666168213" calcext:value-type="float">
            <text:p>0,0597822666168213</text:p>
          </table:table-cell>
          <table:table-cell office:value-type="float" office:value="57" calcext:value-type="float">
            <text:p>57</text:p>
          </table:table-cell>
          <table:table-cell office:value-type="float" office:value="0.00104881169503195" calcext:value-type="float">
            <text:p>0,0010488116950319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590462684631348" calcext:value-type="float">
            <text:p>0,0590462684631348</text:p>
          </table:table-cell>
          <table:table-cell office:value-type="float" office:value="57" calcext:value-type="float">
            <text:p>57</text:p>
          </table:table-cell>
          <table:table-cell office:value-type="float" office:value="0.00103589944672166" calcext:value-type="float">
            <text:p>0,0010358994467216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87668418884277" calcext:value-type="float">
            <text:p>0,0587668418884277</text:p>
          </table:table-cell>
          <table:table-cell office:value-type="float" office:value="57" calcext:value-type="float">
            <text:p>57</text:p>
          </table:table-cell>
          <table:table-cell office:value-type="float" office:value="0.00103099722611277" calcext:value-type="float">
            <text:p>0,0010309972261127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605461597442627" calcext:value-type="float">
            <text:p>0,0605461597442627</text:p>
          </table:table-cell>
          <table:table-cell office:value-type="float" office:value="57" calcext:value-type="float">
            <text:p>57</text:p>
          </table:table-cell>
          <table:table-cell office:value-type="float" office:value="0.00106221332884671" calcext:value-type="float">
            <text:p>0,0010622133288467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668947696685791" calcext:value-type="float">
            <text:p>0,0668947696685791</text:p>
          </table:table-cell>
          <table:table-cell office:value-type="float" office:value="57" calcext:value-type="float">
            <text:p>57</text:p>
          </table:table-cell>
          <table:table-cell office:value-type="float" office:value="0.00117359245032595" calcext:value-type="float">
            <text:p>0,0011735924503259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63223123550415" calcext:value-type="float">
            <text:p>0,063223123550415</text:p>
          </table:table-cell>
          <table:table-cell office:value-type="float" office:value="57" calcext:value-type="float">
            <text:p>57</text:p>
          </table:table-cell>
          <table:table-cell office:value-type="float" office:value="0.00110917760614763" calcext:value-type="float">
            <text:p>0,0011091776061476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637736320495606" calcext:value-type="float">
            <text:p>0,0637736320495606</text:p>
          </table:table-cell>
          <table:table-cell office:value-type="float" office:value="57" calcext:value-type="float">
            <text:p>57</text:p>
          </table:table-cell>
          <table:table-cell office:value-type="float" office:value="0.00111883564999229" calcext:value-type="float">
            <text:p>0,0011188356499922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634357929229736" calcext:value-type="float">
            <text:p>0,0634357929229736</text:p>
          </table:table-cell>
          <table:table-cell office:value-type="float" office:value="57" calcext:value-type="float">
            <text:p>57</text:p>
          </table:table-cell>
          <table:table-cell office:value-type="float" office:value="0.00111290864777147" calcext:value-type="float">
            <text:p>0,0011129086477714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624275207519531" calcext:value-type="float">
            <text:p>0,0624275207519531</text:p>
          </table:table-cell>
          <table:table-cell office:value-type="float" office:value="57" calcext:value-type="float">
            <text:p>57</text:p>
          </table:table-cell>
          <table:table-cell office:value-type="float" office:value="0.00109521966231497" calcext:value-type="float">
            <text:p>0,0010952196623149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641992092132568" calcext:value-type="float">
            <text:p>0,0641992092132568</text:p>
          </table:table-cell>
          <table:table-cell office:value-type="float" office:value="57" calcext:value-type="float">
            <text:p>57</text:p>
          </table:table-cell>
          <table:table-cell office:value-type="float" office:value="0.00112630191602205" calcext:value-type="float">
            <text:p>0,0011263019160220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591742992401123" calcext:value-type="float">
            <text:p>0,0591742992401123</text:p>
          </table:table-cell>
          <table:table-cell office:value-type="float" office:value="57" calcext:value-type="float">
            <text:p>57</text:p>
          </table:table-cell>
          <table:table-cell office:value-type="float" office:value="0.00103814560070372" calcext:value-type="float">
            <text:p>0,0010381456007037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609240531921387" calcext:value-type="float">
            <text:p>0,0609240531921387</text:p>
          </table:table-cell>
          <table:table-cell office:value-type="float" office:value="57" calcext:value-type="float">
            <text:p>57</text:p>
          </table:table-cell>
          <table:table-cell office:value-type="float" office:value="0.00106884303845857" calcext:value-type="float">
            <text:p>0,0010688430384585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678725242614746" calcext:value-type="float">
            <text:p>0,0678725242614746</text:p>
          </table:table-cell>
          <table:table-cell office:value-type="float" office:value="57" calcext:value-type="float">
            <text:p>57</text:p>
          </table:table-cell>
          <table:table-cell office:value-type="float" office:value="0.00119074603967499" calcext:value-type="float">
            <text:p>0,0011907460396749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709123611450195" calcext:value-type="float">
            <text:p>0,0709123611450195</text:p>
          </table:table-cell>
          <table:table-cell office:value-type="float" office:value="57" calcext:value-type="float">
            <text:p>57</text:p>
          </table:table-cell>
          <table:table-cell office:value-type="float" office:value="0.00124407651131613" calcext:value-type="float">
            <text:p>0,0012440765113161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698173046112061" calcext:value-type="float">
            <text:p>0,0698173046112061</text:p>
          </table:table-cell>
          <table:table-cell office:value-type="float" office:value="57" calcext:value-type="float">
            <text:p>57</text:p>
          </table:table-cell>
          <table:table-cell office:value-type="float" office:value="0.00122486499317905" calcext:value-type="float">
            <text:p>0,0012248649931790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730276107788086" calcext:value-type="float">
            <text:p>0,0730276107788086</text:p>
          </table:table-cell>
          <table:table-cell office:value-type="float" office:value="57" calcext:value-type="float">
            <text:p>57</text:p>
          </table:table-cell>
          <table:table-cell office:value-type="float" office:value="0.00128118615401419" calcext:value-type="float">
            <text:p>0,0012811861540141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670089721679688" calcext:value-type="float">
            <text:p>0,0670089721679688</text:p>
          </table:table-cell>
          <table:table-cell office:value-type="float" office:value="57" calcext:value-type="float">
            <text:p>57</text:p>
          </table:table-cell>
          <table:table-cell office:value-type="float" office:value="0.00117559600294682" calcext:value-type="float">
            <text:p>0,0011755960029468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604691505432129" calcext:value-type="float">
            <text:p>0,0604691505432129</text:p>
          </table:table-cell>
          <table:table-cell office:value-type="float" office:value="57" calcext:value-type="float">
            <text:p>57</text:p>
          </table:table-cell>
          <table:table-cell office:value-type="float" office:value="0.00106086229023181" calcext:value-type="float">
            <text:p>0,0010608622902318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653715133666992" calcext:value-type="float">
            <text:p>0,0653715133666992</text:p>
          </table:table-cell>
          <table:table-cell office:value-type="float" office:value="57" calcext:value-type="float">
            <text:p>57</text:p>
          </table:table-cell>
          <table:table-cell office:value-type="float" office:value="0.00114686865555613" calcext:value-type="float">
            <text:p>0,0011468686555561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657572746276856" calcext:value-type="float">
            <text:p>0,0657572746276856</text:p>
          </table:table-cell>
          <table:table-cell office:value-type="float" office:value="57" calcext:value-type="float">
            <text:p>57</text:p>
          </table:table-cell>
          <table:table-cell office:value-type="float" office:value="0.00115363639697694" calcext:value-type="float">
            <text:p>0,0011536363969769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671954154968262" calcext:value-type="float">
            <text:p>0,0671954154968262</text:p>
          </table:table-cell>
          <table:table-cell office:value-type="float" office:value="57" calcext:value-type="float">
            <text:p>57</text:p>
          </table:table-cell>
          <table:table-cell office:value-type="float" office:value="0.00117886693854081" calcext:value-type="float">
            <text:p>0,0011788669385408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637404918670654" calcext:value-type="float">
            <text:p>0,0637404918670654</text:p>
          </table:table-cell>
          <table:table-cell office:value-type="float" office:value="57" calcext:value-type="float">
            <text:p>57</text:p>
          </table:table-cell>
          <table:table-cell office:value-type="float" office:value="0.00111825424328185" calcext:value-type="float">
            <text:p>0,0011182542432818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6390380859375" calcext:value-type="float">
            <text:p>0,06390380859375</text:p>
          </table:table-cell>
          <table:table-cell office:value-type="float" office:value="57" calcext:value-type="float">
            <text:p>57</text:p>
          </table:table-cell>
          <table:table-cell office:value-type="float" office:value="0.00112111944901316" calcext:value-type="float">
            <text:p>0,0011211194490131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640852451324463" calcext:value-type="float">
            <text:p>0,0640852451324463</text:p>
          </table:table-cell>
          <table:table-cell office:value-type="float" office:value="57" calcext:value-type="float">
            <text:p>57</text:p>
          </table:table-cell>
          <table:table-cell office:value-type="float" office:value="0.00112430254618327" calcext:value-type="float">
            <text:p>0,0011243025461832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6101393699646" calcext:value-type="float">
            <text:p>0,06101393699646</text:p>
          </table:table-cell>
          <table:table-cell office:value-type="float" office:value="57" calcext:value-type="float">
            <text:p>57</text:p>
          </table:table-cell>
          <table:table-cell office:value-type="float" office:value="0.00107041994730632" calcext:value-type="float">
            <text:p>0,0010704199473063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611090660095215" calcext:value-type="float">
            <text:p>0,0611090660095215</text:p>
          </table:table-cell>
          <table:table-cell office:value-type="float" office:value="57" calcext:value-type="float">
            <text:p>57</text:p>
          </table:table-cell>
          <table:table-cell office:value-type="float" office:value="0.00107208887736003" calcext:value-type="float">
            <text:p>0,0010720888773600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99400997161865" calcext:value-type="float">
            <text:p>0,0599400997161865</text:p>
          </table:table-cell>
          <table:table-cell office:value-type="float" office:value="57" calcext:value-type="float">
            <text:p>57</text:p>
          </table:table-cell>
          <table:table-cell office:value-type="float" office:value="0.0010515806967752" calcext:value-type="float">
            <text:p>0,001051580696775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623695850372314" calcext:value-type="float">
            <text:p>0,0623695850372314</text:p>
          </table:table-cell>
          <table:table-cell office:value-type="float" office:value="57" calcext:value-type="float">
            <text:p>57</text:p>
          </table:table-cell>
          <table:table-cell office:value-type="float" office:value="0.00109420324626722" calcext:value-type="float">
            <text:p>0,0010942032462672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666873455047607" calcext:value-type="float">
            <text:p>0,0666873455047607</text:p>
          </table:table-cell>
          <table:table-cell office:value-type="float" office:value="57" calcext:value-type="float">
            <text:p>57</text:p>
          </table:table-cell>
          <table:table-cell office:value-type="float" office:value="0.00116995342990808" calcext:value-type="float">
            <text:p>0,0011699534299080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078855037689209" calcext:value-type="float">
            <text:p>0,078855037689209</text:p>
          </table:table-cell>
          <table:table-cell office:value-type="float" office:value="42" calcext:value-type="float">
            <text:p>42</text:p>
          </table:table-cell>
          <table:table-cell office:value-type="float" office:value="0.00187750089736212" calcext:value-type="float">
            <text:p>0,0018775008973621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645966529846191" calcext:value-type="float">
            <text:p>0,0645966529846191</text:p>
          </table:table-cell>
          <table:table-cell office:value-type="float" office:value="42" calcext:value-type="float">
            <text:p>42</text:p>
          </table:table-cell>
          <table:table-cell office:value-type="float" office:value="0.00153801554725284" calcext:value-type="float">
            <text:p>0,0015380155472528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631744861602783" calcext:value-type="float">
            <text:p>0,0631744861602783</text:p>
          </table:table-cell>
          <table:table-cell office:value-type="float" office:value="42" calcext:value-type="float">
            <text:p>42</text:p>
          </table:table-cell>
          <table:table-cell office:value-type="float" office:value="0.00150415443238758" calcext:value-type="float">
            <text:p>0,0015041544323875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639894008636475" calcext:value-type="float">
            <text:p>0,0639894008636475</text:p>
          </table:table-cell>
          <table:table-cell office:value-type="float" office:value="42" calcext:value-type="float">
            <text:p>42</text:p>
          </table:table-cell>
          <table:table-cell office:value-type="float" office:value="0.00152355716342018" calcext:value-type="float">
            <text:p>0,0015235571634201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563364028930664" calcext:value-type="float">
            <text:p>0,0563364028930664</text:p>
          </table:table-cell>
          <table:table-cell office:value-type="float" office:value="42" calcext:value-type="float">
            <text:p>42</text:p>
          </table:table-cell>
          <table:table-cell office:value-type="float" office:value="0.00134134292602539" calcext:value-type="float">
            <text:p>0,0013413429260253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592889785766602" calcext:value-type="float">
            <text:p>0,0592889785766602</text:p>
          </table:table-cell>
          <table:table-cell office:value-type="float" office:value="42" calcext:value-type="float">
            <text:p>42</text:p>
          </table:table-cell>
          <table:table-cell office:value-type="float" office:value="0.00141164234706334" calcext:value-type="float">
            <text:p>0,0014116423470633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586826801300049" calcext:value-type="float">
            <text:p>0,0586826801300049</text:p>
          </table:table-cell>
          <table:table-cell office:value-type="float" office:value="42" calcext:value-type="float">
            <text:p>42</text:p>
          </table:table-cell>
          <table:table-cell office:value-type="float" office:value="0.00139720666976202" calcext:value-type="float">
            <text:p>0,0013972066697620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609612464904785" calcext:value-type="float">
            <text:p>0,0609612464904785</text:p>
          </table:table-cell>
          <table:table-cell office:value-type="float" office:value="42" calcext:value-type="float">
            <text:p>42</text:p>
          </table:table-cell>
          <table:table-cell office:value-type="float" office:value="0.0014514582497733" calcext:value-type="float">
            <text:p>0,001451458249773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616731643676758" calcext:value-type="float">
            <text:p>0,0616731643676758</text:p>
          </table:table-cell>
          <table:table-cell office:value-type="float" office:value="42" calcext:value-type="float">
            <text:p>42</text:p>
          </table:table-cell>
          <table:table-cell office:value-type="float" office:value="0.00146840867542085" calcext:value-type="float">
            <text:p>0,0014684086754208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593905448913574" calcext:value-type="float">
            <text:p>0,0593905448913574</text:p>
          </table:table-cell>
          <table:table-cell office:value-type="float" office:value="42" calcext:value-type="float">
            <text:p>42</text:p>
          </table:table-cell>
          <table:table-cell office:value-type="float" office:value="0.00141406059265137" calcext:value-type="float">
            <text:p>0,0014140605926513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558791160583496" calcext:value-type="float">
            <text:p>0,0558791160583496</text:p>
          </table:table-cell>
          <table:table-cell office:value-type="float" office:value="42" calcext:value-type="float">
            <text:p>42</text:p>
          </table:table-cell>
          <table:table-cell office:value-type="float" office:value="0.00133045514424642" calcext:value-type="float">
            <text:p>0,0013304551442464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600087642669678" calcext:value-type="float">
            <text:p>0,0600087642669678</text:p>
          </table:table-cell>
          <table:table-cell office:value-type="float" office:value="42" calcext:value-type="float">
            <text:p>42</text:p>
          </table:table-cell>
          <table:table-cell office:value-type="float" office:value="0.00142878010159447" calcext:value-type="float">
            <text:p>0,0014287801015944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573081970214844" calcext:value-type="float">
            <text:p>0,0573081970214844</text:p>
          </table:table-cell>
          <table:table-cell office:value-type="float" office:value="42" calcext:value-type="float">
            <text:p>42</text:p>
          </table:table-cell>
          <table:table-cell office:value-type="float" office:value="0.00136448088146391" calcext:value-type="float">
            <text:p>0,0013644808814639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58109283447266" calcext:value-type="float">
            <text:p>0,0558109283447266</text:p>
          </table:table-cell>
          <table:table-cell office:value-type="float" office:value="42" calcext:value-type="float">
            <text:p>42</text:p>
          </table:table-cell>
          <table:table-cell office:value-type="float" office:value="0.00132883162725539" calcext:value-type="float">
            <text:p>0,0013288316272553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589537620544434" calcext:value-type="float">
            <text:p>0,0589537620544434</text:p>
          </table:table-cell>
          <table:table-cell office:value-type="float" office:value="42" calcext:value-type="float">
            <text:p>42</text:p>
          </table:table-cell>
          <table:table-cell office:value-type="float" office:value="0.00140366100129627" calcext:value-type="float">
            <text:p>0,0014036610012962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63960075378418" calcext:value-type="float">
            <text:p>0,063960075378418</text:p>
          </table:table-cell>
          <table:table-cell office:value-type="float" office:value="42" calcext:value-type="float">
            <text:p>42</text:p>
          </table:table-cell>
          <table:table-cell office:value-type="float" office:value="0.00152285893758138" calcext:value-type="float">
            <text:p>0,0015228589375813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624189376831055" calcext:value-type="float">
            <text:p>0,0624189376831055</text:p>
          </table:table-cell>
          <table:table-cell office:value-type="float" office:value="42" calcext:value-type="float">
            <text:p>42</text:p>
          </table:table-cell>
          <table:table-cell office:value-type="float" office:value="0.00148616518293108" calcext:value-type="float">
            <text:p>0,0014861651829310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78482151031494" calcext:value-type="float">
            <text:p>0,0578482151031494</text:p>
          </table:table-cell>
          <table:table-cell office:value-type="float" office:value="42" calcext:value-type="float">
            <text:p>42</text:p>
          </table:table-cell>
          <table:table-cell office:value-type="float" office:value="0.00137733845483689" calcext:value-type="float">
            <text:p>0,0013773384548368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585472583770752" calcext:value-type="float">
            <text:p>0,0585472583770752</text:p>
          </table:table-cell>
          <table:table-cell office:value-type="float" office:value="42" calcext:value-type="float">
            <text:p>42</text:p>
          </table:table-cell>
          <table:table-cell office:value-type="float" office:value="0.00139398234231131" calcext:value-type="float">
            <text:p>0,0013939823423113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571553707122803" calcext:value-type="float">
            <text:p>0,0571553707122803</text:p>
          </table:table-cell>
          <table:table-cell office:value-type="float" office:value="42" calcext:value-type="float">
            <text:p>42</text:p>
          </table:table-cell>
          <table:table-cell office:value-type="float" office:value="0.0013608421598162" calcext:value-type="float">
            <text:p>0,001360842159816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549960136413574" calcext:value-type="float">
            <text:p>0,0549960136413574</text:p>
          </table:table-cell>
          <table:table-cell office:value-type="float" office:value="42" calcext:value-type="float">
            <text:p>42</text:p>
          </table:table-cell>
          <table:table-cell office:value-type="float" office:value="0.0013094288962228" calcext:value-type="float">
            <text:p>0,001309428896222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75971603393555" calcext:value-type="float">
            <text:p>0,0575971603393555</text:p>
          </table:table-cell>
          <table:table-cell office:value-type="float" office:value="42" calcext:value-type="float">
            <text:p>42</text:p>
          </table:table-cell>
          <table:table-cell office:value-type="float" office:value="0.00137136096046084" calcext:value-type="float">
            <text:p>0,0013713609604608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56293249130249" calcext:value-type="float">
            <text:p>0,056293249130249</text:p>
          </table:table-cell>
          <table:table-cell office:value-type="float" office:value="42" calcext:value-type="float">
            <text:p>42</text:p>
          </table:table-cell>
          <table:table-cell office:value-type="float" office:value="0.00134031545548212" calcext:value-type="float">
            <text:p>0,0013403154554821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602326393127441" calcext:value-type="float">
            <text:p>0,0602326393127441</text:p>
          </table:table-cell>
          <table:table-cell office:value-type="float" office:value="42" calcext:value-type="float">
            <text:p>42</text:p>
          </table:table-cell>
          <table:table-cell office:value-type="float" office:value="0.00143411045982724" calcext:value-type="float">
            <text:p>0,0014341104598272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84738254547119" calcext:value-type="float">
            <text:p>0,0584738254547119</text:p>
          </table:table-cell>
          <table:table-cell office:value-type="float" office:value="42" calcext:value-type="float">
            <text:p>42</text:p>
          </table:table-cell>
          <table:table-cell office:value-type="float" office:value="0.0013922339393979" calcext:value-type="float">
            <text:p>0,001392233939397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580005645751953" calcext:value-type="float">
            <text:p>0,0580005645751953</text:p>
          </table:table-cell>
          <table:table-cell office:value-type="float" office:value="42" calcext:value-type="float">
            <text:p>42</text:p>
          </table:table-cell>
          <table:table-cell office:value-type="float" office:value="0.00138096582321894" calcext:value-type="float">
            <text:p>0,0013809658232189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556368827819824" calcext:value-type="float">
            <text:p>0,0556368827819824</text:p>
          </table:table-cell>
          <table:table-cell office:value-type="float" office:value="42" calcext:value-type="float">
            <text:p>42</text:p>
          </table:table-cell>
          <table:table-cell office:value-type="float" office:value="0.0013246876852853" calcext:value-type="float">
            <text:p>0,001324687685285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562584400177002" calcext:value-type="float">
            <text:p>0,0562584400177002</text:p>
          </table:table-cell>
          <table:table-cell office:value-type="float" office:value="42" calcext:value-type="float">
            <text:p>42</text:p>
          </table:table-cell>
          <table:table-cell office:value-type="float" office:value="0.0013394866670881" calcext:value-type="float">
            <text:p>0,001339486667088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545036792755127" calcext:value-type="float">
            <text:p>0,0545036792755127</text:p>
          </table:table-cell>
          <table:table-cell office:value-type="float" office:value="42" calcext:value-type="float">
            <text:p>42</text:p>
          </table:table-cell>
          <table:table-cell office:value-type="float" office:value="0.00129770664941697" calcext:value-type="float">
            <text:p>0,0012977066494169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74460029602051" calcext:value-type="float">
            <text:p>0,0574460029602051</text:p>
          </table:table-cell>
          <table:table-cell office:value-type="float" office:value="42" calcext:value-type="float">
            <text:p>42</text:p>
          </table:table-cell>
          <table:table-cell office:value-type="float" office:value="0.00136776197524298" calcext:value-type="float">
            <text:p>0,0013677619752429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565352439880371" calcext:value-type="float">
            <text:p>0,0565352439880371</text:p>
          </table:table-cell>
          <table:table-cell office:value-type="float" office:value="42" calcext:value-type="float">
            <text:p>42</text:p>
          </table:table-cell>
          <table:table-cell office:value-type="float" office:value="0.00134607723781041" calcext:value-type="float">
            <text:p>0,0013460772378104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66889762878418" calcext:value-type="float">
            <text:p>0,066889762878418</text:p>
          </table:table-cell>
          <table:table-cell office:value-type="float" office:value="42" calcext:value-type="float">
            <text:p>42</text:p>
          </table:table-cell>
          <table:table-cell office:value-type="float" office:value="0.00159261340186709" calcext:value-type="float">
            <text:p>0,0015926134018670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63873291015625" calcext:value-type="float">
            <text:p>0,063873291015625</text:p>
          </table:table-cell>
          <table:table-cell office:value-type="float" office:value="42" calcext:value-type="float">
            <text:p>42</text:p>
          </table:table-cell>
          <table:table-cell office:value-type="float" office:value="0.00152079264322917" calcext:value-type="float">
            <text:p>0,0015207926432291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586457252502441" calcext:value-type="float">
            <text:p>0,0586457252502441</text:p>
          </table:table-cell>
          <table:table-cell office:value-type="float" office:value="42" calcext:value-type="float">
            <text:p>42</text:p>
          </table:table-cell>
          <table:table-cell office:value-type="float" office:value="0.00139632679167248" calcext:value-type="float">
            <text:p>0,0013963267916724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581707954406738" calcext:value-type="float">
            <text:p>0,0581707954406738</text:p>
          </table:table-cell>
          <table:table-cell office:value-type="float" office:value="42" calcext:value-type="float">
            <text:p>42</text:p>
          </table:table-cell>
          <table:table-cell office:value-type="float" office:value="0.00138501893906366" calcext:value-type="float">
            <text:p>0,0013850189390636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564014911651611" calcext:value-type="float">
            <text:p>0,0564014911651611</text:p>
          </table:table-cell>
          <table:table-cell office:value-type="float" office:value="42" calcext:value-type="float">
            <text:p>42</text:p>
          </table:table-cell>
          <table:table-cell office:value-type="float" office:value="0.00134289264678955" calcext:value-type="float">
            <text:p>0,0013428926467895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594396591186523" calcext:value-type="float">
            <text:p>0,0594396591186523</text:p>
          </table:table-cell>
          <table:table-cell office:value-type="float" office:value="42" calcext:value-type="float">
            <text:p>42</text:p>
          </table:table-cell>
          <table:table-cell office:value-type="float" office:value="0.00141522997901553" calcext:value-type="float">
            <text:p>0,0014152299790155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613167285919189" calcext:value-type="float">
            <text:p>0,0613167285919189</text:p>
          </table:table-cell>
          <table:table-cell office:value-type="float" office:value="42" calcext:value-type="float">
            <text:p>42</text:p>
          </table:table-cell>
          <table:table-cell office:value-type="float" office:value="0.0014599221093314" calcext:value-type="float">
            <text:p>0,001459922109331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600547790527344" calcext:value-type="float">
            <text:p>0,0600547790527344</text:p>
          </table:table-cell>
          <table:table-cell office:value-type="float" office:value="42" calcext:value-type="float">
            <text:p>42</text:p>
          </table:table-cell>
          <table:table-cell office:value-type="float" office:value="0.00142987569173177" calcext:value-type="float">
            <text:p>0,0014298756917317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649402141571045" calcext:value-type="float">
            <text:p>0,0649402141571045</text:p>
          </table:table-cell>
          <table:table-cell office:value-type="float" office:value="42" calcext:value-type="float">
            <text:p>42</text:p>
          </table:table-cell>
          <table:table-cell office:value-type="float" office:value="0.00154619557516915" calcext:value-type="float">
            <text:p>0,0015461955751691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589776039123535" calcext:value-type="float">
            <text:p>0,0589776039123535</text:p>
          </table:table-cell>
          <table:table-cell office:value-type="float" office:value="42" calcext:value-type="float">
            <text:p>42</text:p>
          </table:table-cell>
          <table:table-cell office:value-type="float" office:value="0.00140422866457985" calcext:value-type="float">
            <text:p>0,0014042286645798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97519874572754" calcext:value-type="float">
            <text:p>0,0597519874572754</text:p>
          </table:table-cell>
          <table:table-cell office:value-type="float" office:value="42" calcext:value-type="float">
            <text:p>42</text:p>
          </table:table-cell>
          <table:table-cell office:value-type="float" office:value="0.00142266636803037" calcext:value-type="float">
            <text:p>0,0014226663680303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55875301361084" calcext:value-type="float">
            <text:p>0,055875301361084</text:p>
          </table:table-cell>
          <table:table-cell office:value-type="float" office:value="42" calcext:value-type="float">
            <text:p>42</text:p>
          </table:table-cell>
          <table:table-cell office:value-type="float" office:value="0.00133036431812105" calcext:value-type="float">
            <text:p>0,0013303643181210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598793029785156" calcext:value-type="float">
            <text:p>0,0598793029785156</text:p>
          </table:table-cell>
          <table:table-cell office:value-type="float" office:value="42" calcext:value-type="float">
            <text:p>42</text:p>
          </table:table-cell>
          <table:table-cell office:value-type="float" office:value="0.00142569768996466" calcext:value-type="float">
            <text:p>0,0014256976899646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572512149810791" calcext:value-type="float">
            <text:p>0,0572512149810791</text:p>
          </table:table-cell>
          <table:table-cell office:value-type="float" office:value="42" calcext:value-type="float">
            <text:p>42</text:p>
          </table:table-cell>
          <table:table-cell office:value-type="float" office:value="0.00136312416621617" calcext:value-type="float">
            <text:p>0,0013631241662161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60023307800293" calcext:value-type="float">
            <text:p>0,060023307800293</text:p>
          </table:table-cell>
          <table:table-cell office:value-type="float" office:value="42" calcext:value-type="float">
            <text:p>42</text:p>
          </table:table-cell>
          <table:table-cell office:value-type="float" office:value="0.00142912637619745" calcext:value-type="float">
            <text:p>0,0014291263761974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572848320007324" calcext:value-type="float">
            <text:p>0,0572848320007324</text:p>
          </table:table-cell>
          <table:table-cell office:value-type="float" office:value="42" calcext:value-type="float">
            <text:p>42</text:p>
          </table:table-cell>
          <table:table-cell office:value-type="float" office:value="0.00136392457144601" calcext:value-type="float">
            <text:p>0,0013639245714460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648701190948486" calcext:value-type="float">
            <text:p>0,0648701190948486</text:p>
          </table:table-cell>
          <table:table-cell office:value-type="float" office:value="42" calcext:value-type="float">
            <text:p>42</text:p>
          </table:table-cell>
          <table:table-cell office:value-type="float" office:value="0.00154452664511544" calcext:value-type="float">
            <text:p>0,0015445266451154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603070259094238" calcext:value-type="float">
            <text:p>0,0603070259094238</text:p>
          </table:table-cell>
          <table:table-cell office:value-type="float" office:value="42" calcext:value-type="float">
            <text:p>42</text:p>
          </table:table-cell>
          <table:table-cell office:value-type="float" office:value="0.001435881569272" calcext:value-type="float">
            <text:p>0,00143588156927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617575645446777" calcext:value-type="float">
            <text:p>0,0617575645446777</text:p>
          </table:table-cell>
          <table:table-cell office:value-type="float" office:value="42" calcext:value-type="float">
            <text:p>42</text:p>
          </table:table-cell>
          <table:table-cell office:value-type="float" office:value="0.00147041820344471" calcext:value-type="float">
            <text:p>0,0014704182034447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609004497528076" calcext:value-type="float">
            <text:p>0,0609004497528076</text:p>
          </table:table-cell>
          <table:table-cell office:value-type="float" office:value="42" calcext:value-type="float">
            <text:p>42</text:p>
          </table:table-cell>
          <table:table-cell office:value-type="float" office:value="0.00145001070840018" calcext:value-type="float">
            <text:p>0,0014500107084001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605032444000244" calcext:value-type="float">
            <text:p>0,0605032444000244</text:p>
          </table:table-cell>
          <table:table-cell office:value-type="float" office:value="42" calcext:value-type="float">
            <text:p>42</text:p>
          </table:table-cell>
          <table:table-cell office:value-type="float" office:value="0.00144055343809582" calcext:value-type="float">
            <text:p>0,0014405534380958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592882633209229" calcext:value-type="float">
            <text:p>0,0592882633209229</text:p>
          </table:table-cell>
          <table:table-cell office:value-type="float" office:value="42" calcext:value-type="float">
            <text:p>42</text:p>
          </table:table-cell>
          <table:table-cell office:value-type="float" office:value="0.00141162531716483" calcext:value-type="float">
            <text:p>0,0014116253171648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603616237640381" calcext:value-type="float">
            <text:p>0,0603616237640381</text:p>
          </table:table-cell>
          <table:table-cell office:value-type="float" office:value="42" calcext:value-type="float">
            <text:p>42</text:p>
          </table:table-cell>
          <table:table-cell office:value-type="float" office:value="0.00143718151819138" calcext:value-type="float">
            <text:p>0,0014371815181913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623793601989746" calcext:value-type="float">
            <text:p>0,0623793601989746</text:p>
          </table:table-cell>
          <table:table-cell office:value-type="float" office:value="42" calcext:value-type="float">
            <text:p>42</text:p>
          </table:table-cell>
          <table:table-cell office:value-type="float" office:value="0.00148522286188035" calcext:value-type="float">
            <text:p>0,0014852228618803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674242973327637" calcext:value-type="float">
            <text:p>0,0674242973327637</text:p>
          </table:table-cell>
          <table:table-cell office:value-type="float" office:value="42" calcext:value-type="float">
            <text:p>42</text:p>
          </table:table-cell>
          <table:table-cell office:value-type="float" office:value="0.00160534041268485" calcext:value-type="float">
            <text:p>0,0016053404126848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631740093231201" calcext:value-type="float">
            <text:p>0,0631740093231201</text:p>
          </table:table-cell>
          <table:table-cell office:value-type="float" office:value="42" calcext:value-type="float">
            <text:p>42</text:p>
          </table:table-cell>
          <table:table-cell office:value-type="float" office:value="0.00150414307912191" calcext:value-type="float">
            <text:p>0,0015041430791219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639302730560303" calcext:value-type="float">
            <text:p>0,0639302730560303</text:p>
          </table:table-cell>
          <table:table-cell office:value-type="float" office:value="42" calcext:value-type="float">
            <text:p>42</text:p>
          </table:table-cell>
          <table:table-cell office:value-type="float" office:value="0.00152214935847691" calcext:value-type="float">
            <text:p>0,0015221493584769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628750324249268" calcext:value-type="float">
            <text:p>0,0628750324249268</text:p>
          </table:table-cell>
          <table:table-cell office:value-type="float" office:value="42" calcext:value-type="float">
            <text:p>42</text:p>
          </table:table-cell>
          <table:table-cell office:value-type="float" office:value="0.00149702458154588" calcext:value-type="float">
            <text:p>0,0014970245815458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639510154724121" calcext:value-type="float">
            <text:p>0,0639510154724121</text:p>
          </table:table-cell>
          <table:table-cell office:value-type="float" office:value="42" calcext:value-type="float">
            <text:p>42</text:p>
          </table:table-cell>
          <table:table-cell office:value-type="float" office:value="0.00152264322553362" calcext:value-type="float">
            <text:p>0,0015226432255336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636334419250488" calcext:value-type="float">
            <text:p>0,0636334419250488</text:p>
          </table:table-cell>
          <table:table-cell office:value-type="float" office:value="42" calcext:value-type="float">
            <text:p>42</text:p>
          </table:table-cell>
          <table:table-cell office:value-type="float" office:value="0.0015150819505964" calcext:value-type="float">
            <text:p>0,001515081950596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587689876556397" calcext:value-type="float">
            <text:p>0,0587689876556397</text:p>
          </table:table-cell>
          <table:table-cell office:value-type="float" office:value="42" calcext:value-type="float">
            <text:p>42</text:p>
          </table:table-cell>
          <table:table-cell office:value-type="float" office:value="0.00139926161084856" calcext:value-type="float">
            <text:p>0,0013992616108485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599343776702881" calcext:value-type="float">
            <text:p>0,0599343776702881</text:p>
          </table:table-cell>
          <table:table-cell office:value-type="float" office:value="42" calcext:value-type="float">
            <text:p>42</text:p>
          </table:table-cell>
          <table:table-cell office:value-type="float" office:value="0.00142700899214972" calcext:value-type="float">
            <text:p>0,0014270089921497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656402111053467" calcext:value-type="float">
            <text:p>0,0656402111053467</text:p>
          </table:table-cell>
          <table:table-cell office:value-type="float" office:value="42" calcext:value-type="float">
            <text:p>42</text:p>
          </table:table-cell>
          <table:table-cell office:value-type="float" office:value="0.00156286216917492" calcext:value-type="float">
            <text:p>0,0015628621691749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595929622650147" calcext:value-type="float">
            <text:p>0,0595929622650147</text:p>
          </table:table-cell>
          <table:table-cell office:value-type="float" office:value="42" calcext:value-type="float">
            <text:p>42</text:p>
          </table:table-cell>
          <table:table-cell office:value-type="float" office:value="0.00141888005392892" calcext:value-type="float">
            <text:p>0,0014188800539289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597984790802002" calcext:value-type="float">
            <text:p>0,0597984790802002</text:p>
          </table:table-cell>
          <table:table-cell office:value-type="float" office:value="42" calcext:value-type="float">
            <text:p>42</text:p>
          </table:table-cell>
          <table:table-cell office:value-type="float" office:value="0.00142377331143334" calcext:value-type="float">
            <text:p>0,0014237733114333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588054656982422" calcext:value-type="float">
            <text:p>0,0588054656982422</text:p>
          </table:table-cell>
          <table:table-cell office:value-type="float" office:value="42" calcext:value-type="float">
            <text:p>42</text:p>
          </table:table-cell>
          <table:table-cell office:value-type="float" office:value="0.00140013013567243" calcext:value-type="float">
            <text:p>0,001400130135672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650374889373779" calcext:value-type="float">
            <text:p>0,0650374889373779</text:p>
          </table:table-cell>
          <table:table-cell office:value-type="float" office:value="42" calcext:value-type="float">
            <text:p>42</text:p>
          </table:table-cell>
          <table:table-cell office:value-type="float" office:value="0.00154851164136614" calcext:value-type="float">
            <text:p>0,0015485116413661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667264461517334" calcext:value-type="float">
            <text:p>0,0667264461517334</text:p>
          </table:table-cell>
          <table:table-cell office:value-type="float" office:value="42" calcext:value-type="float">
            <text:p>42</text:p>
          </table:table-cell>
          <table:table-cell office:value-type="float" office:value="0.0015887249083746" calcext:value-type="float">
            <text:p>0,001588724908374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616798400878906" calcext:value-type="float">
            <text:p>0,0616798400878906</text:p>
          </table:table-cell>
          <table:table-cell office:value-type="float" office:value="42" calcext:value-type="float">
            <text:p>42</text:p>
          </table:table-cell>
          <table:table-cell office:value-type="float" office:value="0.00146856762114025" calcext:value-type="float">
            <text:p>0,0014685676211402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589323043823242" calcext:value-type="float">
            <text:p>0,0589323043823242</text:p>
          </table:table-cell>
          <table:table-cell office:value-type="float" office:value="42" calcext:value-type="float">
            <text:p>42</text:p>
          </table:table-cell>
          <table:table-cell office:value-type="float" office:value="0.00140315010434105" calcext:value-type="float">
            <text:p>0,0014031501043410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642118453979492" calcext:value-type="float">
            <text:p>0,0642118453979492</text:p>
          </table:table-cell>
          <table:table-cell office:value-type="float" office:value="42" calcext:value-type="float">
            <text:p>42</text:p>
          </table:table-cell>
          <table:table-cell office:value-type="float" office:value="0.00152885346185593" calcext:value-type="float">
            <text:p>0,0015288534618559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586040019989014" calcext:value-type="float">
            <text:p>0,0586040019989014</text:p>
          </table:table-cell>
          <table:table-cell office:value-type="float" office:value="42" calcext:value-type="float">
            <text:p>42</text:p>
          </table:table-cell>
          <table:table-cell office:value-type="float" office:value="0.00139533338092622" calcext:value-type="float">
            <text:p>0,0013953333809262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591275691986084" calcext:value-type="float">
            <text:p>0,0591275691986084</text:p>
          </table:table-cell>
          <table:table-cell office:value-type="float" office:value="42" calcext:value-type="float">
            <text:p>42</text:p>
          </table:table-cell>
          <table:table-cell office:value-type="float" office:value="0.00140779926663353" calcext:value-type="float">
            <text:p>0,0014077992666335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68234920501709" calcext:value-type="float">
            <text:p>0,0568234920501709</text:p>
          </table:table-cell>
          <table:table-cell office:value-type="float" office:value="42" calcext:value-type="float">
            <text:p>42</text:p>
          </table:table-cell>
          <table:table-cell office:value-type="float" office:value="0.00135294028690883" calcext:value-type="float">
            <text:p>0,0013529402869088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573077201843262" calcext:value-type="float">
            <text:p>0,0573077201843262</text:p>
          </table:table-cell>
          <table:table-cell office:value-type="float" office:value="42" calcext:value-type="float">
            <text:p>42</text:p>
          </table:table-cell>
          <table:table-cell office:value-type="float" office:value="0.00136446952819824" calcext:value-type="float">
            <text:p>0,0013644695281982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581648349761963" calcext:value-type="float">
            <text:p>0,0581648349761963</text:p>
          </table:table-cell>
          <table:table-cell office:value-type="float" office:value="42" calcext:value-type="float">
            <text:p>42</text:p>
          </table:table-cell>
          <table:table-cell office:value-type="float" office:value="0.00138487702324277" calcext:value-type="float">
            <text:p>0,0013848770232427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617642402648926" calcext:value-type="float">
            <text:p>0,0617642402648926</text:p>
          </table:table-cell>
          <table:table-cell office:value-type="float" office:value="42" calcext:value-type="float">
            <text:p>42</text:p>
          </table:table-cell>
          <table:table-cell office:value-type="float" office:value="0.00147057714916411" calcext:value-type="float">
            <text:p>0,0014705771491641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639657974243164" calcext:value-type="float">
            <text:p>0,0639657974243164</text:p>
          </table:table-cell>
          <table:table-cell office:value-type="float" office:value="42" calcext:value-type="float">
            <text:p>42</text:p>
          </table:table-cell>
          <table:table-cell office:value-type="float" office:value="0.00152299517676944" calcext:value-type="float">
            <text:p>0,0015229951767694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650928020477295" calcext:value-type="float">
            <text:p>0,0650928020477295</text:p>
          </table:table-cell>
          <table:table-cell office:value-type="float" office:value="42" calcext:value-type="float">
            <text:p>42</text:p>
          </table:table-cell>
          <table:table-cell office:value-type="float" office:value="0.00154982862018404" calcext:value-type="float">
            <text:p>0,0015498286201840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585944652557373" calcext:value-type="float">
            <text:p>0,0585944652557373</text:p>
          </table:table-cell>
          <table:table-cell office:value-type="float" office:value="42" calcext:value-type="float">
            <text:p>42</text:p>
          </table:table-cell>
          <table:table-cell office:value-type="float" office:value="0.00139510631561279" calcext:value-type="float">
            <text:p>0,0013951063156127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562970638275147" calcext:value-type="float">
            <text:p>0,0562970638275147</text:p>
          </table:table-cell>
          <table:table-cell office:value-type="float" office:value="42" calcext:value-type="float">
            <text:p>42</text:p>
          </table:table-cell>
          <table:table-cell office:value-type="float" office:value="0.00134040628160749" calcext:value-type="float">
            <text:p>0,0013404062816074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56532621383667" calcext:value-type="float">
            <text:p>0,056532621383667</text:p>
          </table:table-cell>
          <table:table-cell office:value-type="float" office:value="42" calcext:value-type="float">
            <text:p>42</text:p>
          </table:table-cell>
          <table:table-cell office:value-type="float" office:value="0.00134601479484921" calcext:value-type="float">
            <text:p>0,0013460147948492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585317611694336" calcext:value-type="float">
            <text:p>0,0585317611694336</text:p>
          </table:table-cell>
          <table:table-cell office:value-type="float" office:value="42" calcext:value-type="float">
            <text:p>42</text:p>
          </table:table-cell>
          <table:table-cell office:value-type="float" office:value="0.00139361336117699" calcext:value-type="float">
            <text:p>0,0013936133611769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563921928405762" calcext:value-type="float">
            <text:p>0,0563921928405762</text:p>
          </table:table-cell>
          <table:table-cell office:value-type="float" office:value="42" calcext:value-type="float">
            <text:p>42</text:p>
          </table:table-cell>
          <table:table-cell office:value-type="float" office:value="0.00134267125810896" calcext:value-type="float">
            <text:p>0,00134267125810896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590312480926514" calcext:value-type="float">
            <text:p>0,0590312480926514</text:p>
          </table:table-cell>
          <table:table-cell office:value-type="float" office:value="42" calcext:value-type="float">
            <text:p>42</text:p>
          </table:table-cell>
          <table:table-cell office:value-type="float" office:value="0.00140550590696789" calcext:value-type="float">
            <text:p>0,0014055059069678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591821670532227" calcext:value-type="float">
            <text:p>0,0591821670532227</text:p>
          </table:table-cell>
          <table:table-cell office:value-type="float" office:value="42" calcext:value-type="float">
            <text:p>42</text:p>
          </table:table-cell>
          <table:table-cell office:value-type="float" office:value="0.00140909921555292" calcext:value-type="float">
            <text:p>0,0014090992155529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61704158782959" calcext:value-type="float">
            <text:p>0,061704158782959</text:p>
          </table:table-cell>
          <table:table-cell office:value-type="float" office:value="42" calcext:value-type="float">
            <text:p>42</text:p>
          </table:table-cell>
          <table:table-cell office:value-type="float" office:value="0.0014691466376895" calcext:value-type="float">
            <text:p>0,001469146637689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613508224487305" calcext:value-type="float">
            <text:p>0,0613508224487305</text:p>
          </table:table-cell>
          <table:table-cell office:value-type="float" office:value="42" calcext:value-type="float">
            <text:p>42</text:p>
          </table:table-cell>
          <table:table-cell office:value-type="float" office:value="0.00146073386782692" calcext:value-type="float">
            <text:p>0,0014607338678269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588340759277344" calcext:value-type="float">
            <text:p>0,0588340759277344</text:p>
          </table:table-cell>
          <table:table-cell office:value-type="float" office:value="42" calcext:value-type="float">
            <text:p>42</text:p>
          </table:table-cell>
          <table:table-cell office:value-type="float" office:value="0.00140081133161272" calcext:value-type="float">
            <text:p>0,0014008113316127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612821578979492" calcext:value-type="float">
            <text:p>0,0612821578979492</text:p>
          </table:table-cell>
          <table:table-cell office:value-type="float" office:value="42" calcext:value-type="float">
            <text:p>42</text:p>
          </table:table-cell>
          <table:table-cell office:value-type="float" office:value="0.00145909899757022" calcext:value-type="float">
            <text:p>0,0014590989975702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599067211151123" calcext:value-type="float">
            <text:p>0,0599067211151123</text:p>
          </table:table-cell>
          <table:table-cell office:value-type="float" office:value="42" calcext:value-type="float">
            <text:p>42</text:p>
          </table:table-cell>
          <table:table-cell office:value-type="float" office:value="0.00142635050274077" calcext:value-type="float">
            <text:p>0,0014263505027407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570299625396729" calcext:value-type="float">
            <text:p>0,0570299625396729</text:p>
          </table:table-cell>
          <table:table-cell office:value-type="float" office:value="42" calcext:value-type="float">
            <text:p>42</text:p>
          </table:table-cell>
          <table:table-cell office:value-type="float" office:value="0.00135785625094459" calcext:value-type="float">
            <text:p>0,00135785625094459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574746131896973" calcext:value-type="float">
            <text:p>0,0574746131896973</text:p>
          </table:table-cell>
          <table:table-cell office:value-type="float" office:value="42" calcext:value-type="float">
            <text:p>42</text:p>
          </table:table-cell>
          <table:table-cell office:value-type="float" office:value="0.00136844317118327" calcext:value-type="float">
            <text:p>0,00136844317118327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577075481414795" calcext:value-type="float">
            <text:p>0,0577075481414795</text:p>
          </table:table-cell>
          <table:table-cell office:value-type="float" office:value="42" calcext:value-type="float">
            <text:p>42</text:p>
          </table:table-cell>
          <table:table-cell office:value-type="float" office:value="0.0013739892414638" calcext:value-type="float">
            <text:p>0,001373989241463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626299381256104" calcext:value-type="float">
            <text:p>0,0626299381256104</text:p>
          </table:table-cell>
          <table:table-cell office:value-type="float" office:value="42" calcext:value-type="float">
            <text:p>42</text:p>
          </table:table-cell>
          <table:table-cell office:value-type="float" office:value="0.00149118900299072" calcext:value-type="float">
            <text:p>0,0014911890029907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576984882354736" calcext:value-type="float">
            <text:p>0,0576984882354736</text:p>
          </table:table-cell>
          <table:table-cell office:value-type="float" office:value="42" calcext:value-type="float">
            <text:p>42</text:p>
          </table:table-cell>
          <table:table-cell office:value-type="float" office:value="0.00137377352941604" calcext:value-type="float">
            <text:p>0,0013737735294160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578413009643555" calcext:value-type="float">
            <text:p>0,0578413009643555</text:p>
          </table:table-cell>
          <table:table-cell office:value-type="float" office:value="42" calcext:value-type="float">
            <text:p>42</text:p>
          </table:table-cell>
          <table:table-cell office:value-type="float" office:value="0.00137717383248465" calcext:value-type="float">
            <text:p>0,00137717383248465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572562217712402" calcext:value-type="float">
            <text:p>0,0572562217712402</text:p>
          </table:table-cell>
          <table:table-cell office:value-type="float" office:value="42" calcext:value-type="float">
            <text:p>42</text:p>
          </table:table-cell>
          <table:table-cell office:value-type="float" office:value="0.00136324337550572" calcext:value-type="float">
            <text:p>0,0013632433755057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577354431152344" calcext:value-type="float">
            <text:p>0,0577354431152344</text:p>
          </table:table-cell>
          <table:table-cell office:value-type="float" office:value="42" calcext:value-type="float">
            <text:p>42</text:p>
          </table:table-cell>
          <table:table-cell office:value-type="float" office:value="0.00137465340750558" calcext:value-type="float">
            <text:p>0,0013746534075055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105739831924438" calcext:value-type="float">
            <text:p>0,105739831924438</text:p>
          </table:table-cell>
          <table:table-cell office:value-type="float" office:value="57" calcext:value-type="float">
            <text:p>57</text:p>
          </table:table-cell>
          <table:table-cell office:value-type="float" office:value="0.00185508477060418" calcext:value-type="float">
            <text:p>0,0018550847706041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593430995941162" calcext:value-type="float">
            <text:p>0,0593430995941162</text:p>
          </table:table-cell>
          <table:table-cell office:value-type="float" office:value="57" calcext:value-type="float">
            <text:p>57</text:p>
          </table:table-cell>
          <table:table-cell office:value-type="float" office:value="0.00104110701042309" calcext:value-type="float">
            <text:p>0,0010411070104230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609333515167236" calcext:value-type="float">
            <text:p>0,0609333515167236</text:p>
          </table:table-cell>
          <table:table-cell office:value-type="float" office:value="57" calcext:value-type="float">
            <text:p>57</text:p>
          </table:table-cell>
          <table:table-cell office:value-type="float" office:value="0.00106900616696006" calcext:value-type="float">
            <text:p>0,0010690061669600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626840591430664" calcext:value-type="float">
            <text:p>0,0626840591430664</text:p>
          </table:table-cell>
          <table:table-cell office:value-type="float" office:value="57" calcext:value-type="float">
            <text:p>57</text:p>
          </table:table-cell>
          <table:table-cell office:value-type="float" office:value="0.00109972033584327" calcext:value-type="float">
            <text:p>0,0010997203358432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60338020324707" calcext:value-type="float">
            <text:p>0,060338020324707</text:p>
          </table:table-cell>
          <table:table-cell office:value-type="float" office:value="57" calcext:value-type="float">
            <text:p>57</text:p>
          </table:table-cell>
          <table:table-cell office:value-type="float" office:value="0.00105856176008258" calcext:value-type="float">
            <text:p>0,0010585617600825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596175193786621" calcext:value-type="float">
            <text:p>0,0596175193786621</text:p>
          </table:table-cell>
          <table:table-cell office:value-type="float" office:value="57" calcext:value-type="float">
            <text:p>57</text:p>
          </table:table-cell>
          <table:table-cell office:value-type="float" office:value="0.00104592139260811" calcext:value-type="float">
            <text:p>0,0010459213926081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588617324829102" calcext:value-type="float">
            <text:p>0,0588617324829102</text:p>
          </table:table-cell>
          <table:table-cell office:value-type="float" office:value="57" calcext:value-type="float">
            <text:p>57</text:p>
          </table:table-cell>
          <table:table-cell office:value-type="float" office:value="0.00103266197338439" calcext:value-type="float">
            <text:p>0,0010326619733843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601651668548584" calcext:value-type="float">
            <text:p>0,0601651668548584</text:p>
          </table:table-cell>
          <table:table-cell office:value-type="float" office:value="57" calcext:value-type="float">
            <text:p>57</text:p>
          </table:table-cell>
          <table:table-cell office:value-type="float" office:value="0.00105552924306769" calcext:value-type="float">
            <text:p>0,0010555292430676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621809959411621" calcext:value-type="float">
            <text:p>0,0621809959411621</text:p>
          </table:table-cell>
          <table:table-cell office:value-type="float" office:value="57" calcext:value-type="float">
            <text:p>57</text:p>
          </table:table-cell>
          <table:table-cell office:value-type="float" office:value="0.00109089466563442" calcext:value-type="float">
            <text:p>0,0010908946656344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607683658599854" calcext:value-type="float">
            <text:p>0,0607683658599854</text:p>
          </table:table-cell>
          <table:table-cell office:value-type="float" office:value="57" calcext:value-type="float">
            <text:p>57</text:p>
          </table:table-cell>
          <table:table-cell office:value-type="float" office:value="0.00106611168175413" calcext:value-type="float">
            <text:p>0,0010661116817541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629792213439941" calcext:value-type="float">
            <text:p>0,0629792213439941</text:p>
          </table:table-cell>
          <table:table-cell office:value-type="float" office:value="57" calcext:value-type="float">
            <text:p>57</text:p>
          </table:table-cell>
          <table:table-cell office:value-type="float" office:value="0.00110489862007007" calcext:value-type="float">
            <text:p>0,001104898620070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658860206604004" calcext:value-type="float">
            <text:p>0,0658860206604004</text:p>
          </table:table-cell>
          <table:table-cell office:value-type="float" office:value="57" calcext:value-type="float">
            <text:p>57</text:p>
          </table:table-cell>
          <table:table-cell office:value-type="float" office:value="0.00115589509930527" calcext:value-type="float">
            <text:p>0,0011558950993052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609996318817139" calcext:value-type="float">
            <text:p>0,0609996318817139</text:p>
          </table:table-cell>
          <table:table-cell office:value-type="float" office:value="57" calcext:value-type="float">
            <text:p>57</text:p>
          </table:table-cell>
          <table:table-cell office:value-type="float" office:value="0.00107016898038095" calcext:value-type="float">
            <text:p>0,0010701689803809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661230087280273" calcext:value-type="float">
            <text:p>0,0661230087280273</text:p>
          </table:table-cell>
          <table:table-cell office:value-type="float" office:value="57" calcext:value-type="float">
            <text:p>57</text:p>
          </table:table-cell>
          <table:table-cell office:value-type="float" office:value="0.00116005278470223" calcext:value-type="float">
            <text:p>0,0011600527847022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600509643554688" calcext:value-type="float">
            <text:p>0,0600509643554688</text:p>
          </table:table-cell>
          <table:table-cell office:value-type="float" office:value="57" calcext:value-type="float">
            <text:p>57</text:p>
          </table:table-cell>
          <table:table-cell office:value-type="float" office:value="0.00105352569044682" calcext:value-type="float">
            <text:p>0,0010535256904468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628461837768555" calcext:value-type="float">
            <text:p>0,0628461837768555</text:p>
          </table:table-cell>
          <table:table-cell office:value-type="float" office:value="57" calcext:value-type="float">
            <text:p>57</text:p>
          </table:table-cell>
          <table:table-cell office:value-type="float" office:value="0.00110256462766413" calcext:value-type="float">
            <text:p>0,0011025646276641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620138645172119" calcext:value-type="float">
            <text:p>0,0620138645172119</text:p>
          </table:table-cell>
          <table:table-cell office:value-type="float" office:value="57" calcext:value-type="float">
            <text:p>57</text:p>
          </table:table-cell>
          <table:table-cell office:value-type="float" office:value="0.00108796253538968" calcext:value-type="float">
            <text:p>0,0010879625353896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63213586807251" calcext:value-type="float">
            <text:p>0,063213586807251</text:p>
          </table:table-cell>
          <table:table-cell office:value-type="float" office:value="57" calcext:value-type="float">
            <text:p>57</text:p>
          </table:table-cell>
          <table:table-cell office:value-type="float" office:value="0.00110901029486405" calcext:value-type="float">
            <text:p>0,0011090102948640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623989105224609" calcext:value-type="float">
            <text:p>0,0623989105224609</text:p>
          </table:table-cell>
          <table:table-cell office:value-type="float" office:value="57" calcext:value-type="float">
            <text:p>57</text:p>
          </table:table-cell>
          <table:table-cell office:value-type="float" office:value="0.00109471772846423" calcext:value-type="float">
            <text:p>0,0010947177284642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656266212463379" calcext:value-type="float">
            <text:p>0,0656266212463379</text:p>
          </table:table-cell>
          <table:table-cell office:value-type="float" office:value="57" calcext:value-type="float">
            <text:p>57</text:p>
          </table:table-cell>
          <table:table-cell office:value-type="float" office:value="0.00115134423239189" calcext:value-type="float">
            <text:p>0,0011513442323918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589454174041748" calcext:value-type="float">
            <text:p>0,0589454174041748</text:p>
          </table:table-cell>
          <table:table-cell office:value-type="float" office:value="57" calcext:value-type="float">
            <text:p>57</text:p>
          </table:table-cell>
          <table:table-cell office:value-type="float" office:value="0.0010341301298978" calcext:value-type="float">
            <text:p>0,001034130129897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589375495910645" calcext:value-type="float">
            <text:p>0,0589375495910645</text:p>
          </table:table-cell>
          <table:table-cell office:value-type="float" office:value="57" calcext:value-type="float">
            <text:p>57</text:p>
          </table:table-cell>
          <table:table-cell office:value-type="float" office:value="0.00103399209808885" calcext:value-type="float">
            <text:p>0,0010339920980888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592520236968994" calcext:value-type="float">
            <text:p>0,0592520236968994</text:p>
          </table:table-cell>
          <table:table-cell office:value-type="float" office:value="57" calcext:value-type="float">
            <text:p>57</text:p>
          </table:table-cell>
          <table:table-cell office:value-type="float" office:value="0.0010395091876649" calcext:value-type="float">
            <text:p>0,001039509187664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627286434173584" calcext:value-type="float">
            <text:p>0,0627286434173584</text:p>
          </table:table-cell>
          <table:table-cell office:value-type="float" office:value="57" calcext:value-type="float">
            <text:p>57</text:p>
          </table:table-cell>
          <table:table-cell office:value-type="float" office:value="0.00110050251609401" calcext:value-type="float">
            <text:p>0,0011005025160940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596160888671875" calcext:value-type="float">
            <text:p>0,0596160888671875</text:p>
          </table:table-cell>
          <table:table-cell office:value-type="float" office:value="57" calcext:value-type="float">
            <text:p>57</text:p>
          </table:table-cell>
          <table:table-cell office:value-type="float" office:value="0.00104589629591557" calcext:value-type="float">
            <text:p>0,0010458962959155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612998008728027" calcext:value-type="float">
            <text:p>0,0612998008728027</text:p>
          </table:table-cell>
          <table:table-cell office:value-type="float" office:value="57" calcext:value-type="float">
            <text:p>57</text:p>
          </table:table-cell>
          <table:table-cell office:value-type="float" office:value="0.00107543510303163" calcext:value-type="float">
            <text:p>0,0010754351030316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620913505554199" calcext:value-type="float">
            <text:p>0,0620913505554199</text:p>
          </table:table-cell>
          <table:table-cell office:value-type="float" office:value="57" calcext:value-type="float">
            <text:p>57</text:p>
          </table:table-cell>
          <table:table-cell office:value-type="float" office:value="0.00108932193956877" calcext:value-type="float">
            <text:p>0,0010893219395687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625951290130615" calcext:value-type="float">
            <text:p>0,0625951290130615</text:p>
          </table:table-cell>
          <table:table-cell office:value-type="float" office:value="57" calcext:value-type="float">
            <text:p>57</text:p>
          </table:table-cell>
          <table:table-cell office:value-type="float" office:value="0.00109816015812389" calcext:value-type="float">
            <text:p>0,0010981601581238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609786510467529" calcext:value-type="float">
            <text:p>0,0609786510467529</text:p>
          </table:table-cell>
          <table:table-cell office:value-type="float" office:value="57" calcext:value-type="float">
            <text:p>57</text:p>
          </table:table-cell>
          <table:table-cell office:value-type="float" office:value="0.00106980089555707" calcext:value-type="float">
            <text:p>0,001069800895557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627422332763672" calcext:value-type="float">
            <text:p>0,0627422332763672</text:p>
          </table:table-cell>
          <table:table-cell office:value-type="float" office:value="57" calcext:value-type="float">
            <text:p>57</text:p>
          </table:table-cell>
          <table:table-cell office:value-type="float" office:value="0.00110074093467311" calcext:value-type="float">
            <text:p>0,0011007409346731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632898807525635" calcext:value-type="float">
            <text:p>0,0632898807525635</text:p>
          </table:table-cell>
          <table:table-cell office:value-type="float" office:value="57" calcext:value-type="float">
            <text:p>57</text:p>
          </table:table-cell>
          <table:table-cell office:value-type="float" office:value="0.00111034878513269" calcext:value-type="float">
            <text:p>0,0011103487851326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6278395652771" calcext:value-type="float">
            <text:p>0,06278395652771</text:p>
          </table:table-cell>
          <table:table-cell office:value-type="float" office:value="57" calcext:value-type="float">
            <text:p>57</text:p>
          </table:table-cell>
          <table:table-cell office:value-type="float" office:value="0.00110147292153877" calcext:value-type="float">
            <text:p>0,0011014729215387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589382648468018" calcext:value-type="float">
            <text:p>0,0589382648468018</text:p>
          </table:table-cell>
          <table:table-cell office:value-type="float" office:value="57" calcext:value-type="float">
            <text:p>57</text:p>
          </table:table-cell>
          <table:table-cell office:value-type="float" office:value="0.00103400464643512" calcext:value-type="float">
            <text:p>0,0010340046464351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621786117553711" calcext:value-type="float">
            <text:p>0,0621786117553711</text:p>
          </table:table-cell>
          <table:table-cell office:value-type="float" office:value="57" calcext:value-type="float">
            <text:p>57</text:p>
          </table:table-cell>
          <table:table-cell office:value-type="float" office:value="0.00109085283781353" calcext:value-type="float">
            <text:p>0,0010908528378135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590395927429199" calcext:value-type="float">
            <text:p>0,0590395927429199</text:p>
          </table:table-cell>
          <table:table-cell office:value-type="float" office:value="57" calcext:value-type="float">
            <text:p>57</text:p>
          </table:table-cell>
          <table:table-cell office:value-type="float" office:value="0.00103578232882316" calcext:value-type="float">
            <text:p>0,0010357823288231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632326602935791" calcext:value-type="float">
            <text:p>0,0632326602935791</text:p>
          </table:table-cell>
          <table:table-cell office:value-type="float" office:value="57" calcext:value-type="float">
            <text:p>57</text:p>
          </table:table-cell>
          <table:table-cell office:value-type="float" office:value="0.00110934491743121" calcext:value-type="float">
            <text:p>0,0011093449174312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598187446594238" calcext:value-type="float">
            <text:p>0,0598187446594238</text:p>
          </table:table-cell>
          <table:table-cell office:value-type="float" office:value="57" calcext:value-type="float">
            <text:p>57</text:p>
          </table:table-cell>
          <table:table-cell office:value-type="float" office:value="0.00104945166069165" calcext:value-type="float">
            <text:p>0,0010494516606916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633375644683838" calcext:value-type="float">
            <text:p>0,0633375644683838</text:p>
          </table:table-cell>
          <table:table-cell office:value-type="float" office:value="57" calcext:value-type="float">
            <text:p>57</text:p>
          </table:table-cell>
          <table:table-cell office:value-type="float" office:value="0.00111118534155059" calcext:value-type="float">
            <text:p>0,0011111853415505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89745044708252" calcext:value-type="float">
            <text:p>0,0589745044708252</text:p>
          </table:table-cell>
          <table:table-cell office:value-type="float" office:value="57" calcext:value-type="float">
            <text:p>57</text:p>
          </table:table-cell>
          <table:table-cell office:value-type="float" office:value="0.00103464042931272" calcext:value-type="float">
            <text:p>0,0010346404293127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634462833404541" calcext:value-type="float">
            <text:p>0,0634462833404541</text:p>
          </table:table-cell>
          <table:table-cell office:value-type="float" office:value="57" calcext:value-type="float">
            <text:p>57</text:p>
          </table:table-cell>
          <table:table-cell office:value-type="float" office:value="0.00111309269018341" calcext:value-type="float">
            <text:p>0,0011130926901834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609176158905029" calcext:value-type="float">
            <text:p>0,0609176158905029</text:p>
          </table:table-cell>
          <table:table-cell office:value-type="float" office:value="57" calcext:value-type="float">
            <text:p>57</text:p>
          </table:table-cell>
          <table:table-cell office:value-type="float" office:value="0.00106873010334216" calcext:value-type="float">
            <text:p>0,0010687301033421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607497692108154" calcext:value-type="float">
            <text:p>0,0607497692108154</text:p>
          </table:table-cell>
          <table:table-cell office:value-type="float" office:value="57" calcext:value-type="float">
            <text:p>57</text:p>
          </table:table-cell>
          <table:table-cell office:value-type="float" office:value="0.00106578542475115" calcext:value-type="float">
            <text:p>0,0010657854247511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583412647247314" calcext:value-type="float">
            <text:p>0,0583412647247314</text:p>
          </table:table-cell>
          <table:table-cell office:value-type="float" office:value="57" calcext:value-type="float">
            <text:p>57</text:p>
          </table:table-cell>
          <table:table-cell office:value-type="float" office:value="0.00102353096008301" calcext:value-type="float">
            <text:p>0,0010235309600830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668914318084717" calcext:value-type="float">
            <text:p>0,0668914318084717</text:p>
          </table:table-cell>
          <table:table-cell office:value-type="float" office:value="57" calcext:value-type="float">
            <text:p>57</text:p>
          </table:table-cell>
          <table:table-cell office:value-type="float" office:value="0.0011735338913767" calcext:value-type="float">
            <text:p>0,001173533891376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63295841217041" calcext:value-type="float">
            <text:p>0,063295841217041</text:p>
          </table:table-cell>
          <table:table-cell office:value-type="float" office:value="57" calcext:value-type="float">
            <text:p>57</text:p>
          </table:table-cell>
          <table:table-cell office:value-type="float" office:value="0.00111045335468493" calcext:value-type="float">
            <text:p>0,0011104533546849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606985092163086" calcext:value-type="float">
            <text:p>0,0606985092163086</text:p>
          </table:table-cell>
          <table:table-cell office:value-type="float" office:value="57" calcext:value-type="float">
            <text:p>57</text:p>
          </table:table-cell>
          <table:table-cell office:value-type="float" office:value="0.00106488612660191" calcext:value-type="float">
            <text:p>0,0010648861266019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609097480773926" calcext:value-type="float">
            <text:p>0,0609097480773926</text:p>
          </table:table-cell>
          <table:table-cell office:value-type="float" office:value="57" calcext:value-type="float">
            <text:p>57</text:p>
          </table:table-cell>
          <table:table-cell office:value-type="float" office:value="0.0010685920715332" calcext:value-type="float">
            <text:p>0,001068592071533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622851848602295" calcext:value-type="float">
            <text:p>0,0622851848602295</text:p>
          </table:table-cell>
          <table:table-cell office:value-type="float" office:value="57" calcext:value-type="float">
            <text:p>57</text:p>
          </table:table-cell>
          <table:table-cell office:value-type="float" office:value="0.00109272254140753" calcext:value-type="float">
            <text:p>0,0010927225414075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644545555114746" calcext:value-type="float">
            <text:p>0,0644545555114746</text:p>
          </table:table-cell>
          <table:table-cell office:value-type="float" office:value="57" calcext:value-type="float">
            <text:p>57</text:p>
          </table:table-cell>
          <table:table-cell office:value-type="float" office:value="0.00113078167563991" calcext:value-type="float">
            <text:p>0,0011307816756399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61509370803833" calcext:value-type="float">
            <text:p>0,061509370803833</text:p>
          </table:table-cell>
          <table:table-cell office:value-type="float" office:value="57" calcext:value-type="float">
            <text:p>57</text:p>
          </table:table-cell>
          <table:table-cell office:value-type="float" office:value="0.0010791117684883" calcext:value-type="float">
            <text:p>0,001079111768488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92155456542969" calcext:value-type="float">
            <text:p>0,0592155456542969</text:p>
          </table:table-cell>
          <table:table-cell office:value-type="float" office:value="57" calcext:value-type="float">
            <text:p>57</text:p>
          </table:table-cell>
          <table:table-cell office:value-type="float" office:value="0.00103886922200521" calcext:value-type="float">
            <text:p>0,0010388692220052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675442218780518" calcext:value-type="float">
            <text:p>0,0675442218780518</text:p>
          </table:table-cell>
          <table:table-cell office:value-type="float" office:value="57" calcext:value-type="float">
            <text:p>57</text:p>
          </table:table-cell>
          <table:table-cell office:value-type="float" office:value="0.00118498634873775" calcext:value-type="float">
            <text:p>0,0011849863487377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601890087127686" calcext:value-type="float">
            <text:p>0,0601890087127686</text:p>
          </table:table-cell>
          <table:table-cell office:value-type="float" office:value="57" calcext:value-type="float">
            <text:p>57</text:p>
          </table:table-cell>
          <table:table-cell office:value-type="float" office:value="0.00105594752127664" calcext:value-type="float">
            <text:p>0,0010559475212766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616347789764404" calcext:value-type="float">
            <text:p>0,0616347789764404</text:p>
          </table:table-cell>
          <table:table-cell office:value-type="float" office:value="57" calcext:value-type="float">
            <text:p>57</text:p>
          </table:table-cell>
          <table:table-cell office:value-type="float" office:value="0.00108131191186738" calcext:value-type="float">
            <text:p>0,0010813119118673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619595050811768" calcext:value-type="float">
            <text:p>0,0619595050811768</text:p>
          </table:table-cell>
          <table:table-cell office:value-type="float" office:value="57" calcext:value-type="float">
            <text:p>57</text:p>
          </table:table-cell>
          <table:table-cell office:value-type="float" office:value="0.00108700886107328" calcext:value-type="float">
            <text:p>0,0010870088610732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596780776977539" calcext:value-type="float">
            <text:p>0,0596780776977539</text:p>
          </table:table-cell>
          <table:table-cell office:value-type="float" office:value="57" calcext:value-type="float">
            <text:p>57</text:p>
          </table:table-cell>
          <table:table-cell office:value-type="float" office:value="0.00104698381925884" calcext:value-type="float">
            <text:p>0,0010469838192588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636265277862549" calcext:value-type="float">
            <text:p>0,0636265277862549</text:p>
          </table:table-cell>
          <table:table-cell office:value-type="float" office:value="57" calcext:value-type="float">
            <text:p>57</text:p>
          </table:table-cell>
          <table:table-cell office:value-type="float" office:value="0.00111625487344307" calcext:value-type="float">
            <text:p>0,001116254873443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607864856719971" calcext:value-type="float">
            <text:p>0,0607864856719971</text:p>
          </table:table-cell>
          <table:table-cell office:value-type="float" office:value="57" calcext:value-type="float">
            <text:p>57</text:p>
          </table:table-cell>
          <table:table-cell office:value-type="float" office:value="0.00106642957319293" calcext:value-type="float">
            <text:p>0,0010664295731929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624792575836182" calcext:value-type="float">
            <text:p>0,0624792575836182</text:p>
          </table:table-cell>
          <table:table-cell office:value-type="float" office:value="57" calcext:value-type="float">
            <text:p>57</text:p>
          </table:table-cell>
          <table:table-cell office:value-type="float" office:value="0.00109612732602839" calcext:value-type="float">
            <text:p>0,0010961273260283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638918876647949" calcext:value-type="float">
            <text:p>0,0638918876647949</text:p>
          </table:table-cell>
          <table:table-cell office:value-type="float" office:value="57" calcext:value-type="float">
            <text:p>57</text:p>
          </table:table-cell>
          <table:table-cell office:value-type="float" office:value="0.00112091030990868" calcext:value-type="float">
            <text:p>0,0011209103099086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617117881774902" calcext:value-type="float">
            <text:p>0,0617117881774902</text:p>
          </table:table-cell>
          <table:table-cell office:value-type="float" office:value="57" calcext:value-type="float">
            <text:p>57</text:p>
          </table:table-cell>
          <table:table-cell office:value-type="float" office:value="0.00108266295048228" calcext:value-type="float">
            <text:p>0,0010826629504822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598297119140625" calcext:value-type="float">
            <text:p>0,0598297119140625</text:p>
          </table:table-cell>
          <table:table-cell office:value-type="float" office:value="57" calcext:value-type="float">
            <text:p>57</text:p>
          </table:table-cell>
          <table:table-cell office:value-type="float" office:value="0.00104964406866776" calcext:value-type="float">
            <text:p>0,0010496440686677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632116794586182" calcext:value-type="float">
            <text:p>0,0632116794586182</text:p>
          </table:table-cell>
          <table:table-cell office:value-type="float" office:value="57" calcext:value-type="float">
            <text:p>57</text:p>
          </table:table-cell>
          <table:table-cell office:value-type="float" office:value="0.00110897683260734" calcext:value-type="float">
            <text:p>0,0011089768326073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643696784973145" calcext:value-type="float">
            <text:p>0,0643696784973145</text:p>
          </table:table-cell>
          <table:table-cell office:value-type="float" office:value="57" calcext:value-type="float">
            <text:p>57</text:p>
          </table:table-cell>
          <table:table-cell office:value-type="float" office:value="0.00112929260521604" calcext:value-type="float">
            <text:p>0,0011292926052160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605316162109375" calcext:value-type="float">
            <text:p>0,0605316162109375</text:p>
          </table:table-cell>
          <table:table-cell office:value-type="float" office:value="57" calcext:value-type="float">
            <text:p>57</text:p>
          </table:table-cell>
          <table:table-cell office:value-type="float" office:value="0.00106195817913925" calcext:value-type="float">
            <text:p>0,0010619581791392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594699382781982" calcext:value-type="float">
            <text:p>0,0594699382781982</text:p>
          </table:table-cell>
          <table:table-cell office:value-type="float" office:value="57" calcext:value-type="float">
            <text:p>57</text:p>
          </table:table-cell>
          <table:table-cell office:value-type="float" office:value="0.00104333225049471" calcext:value-type="float">
            <text:p>0,0010433322504947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83565235137939" calcext:value-type="float">
            <text:p>0,0583565235137939</text:p>
          </table:table-cell>
          <table:table-cell office:value-type="float" office:value="57" calcext:value-type="float">
            <text:p>57</text:p>
          </table:table-cell>
          <table:table-cell office:value-type="float" office:value="0.00102379865813674" calcext:value-type="float">
            <text:p>0,0010237986581367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665392875671387" calcext:value-type="float">
            <text:p>0,0665392875671387</text:p>
          </table:table-cell>
          <table:table-cell office:value-type="float" office:value="57" calcext:value-type="float">
            <text:p>57</text:p>
          </table:table-cell>
          <table:table-cell office:value-type="float" office:value="0.0011673559222305" calcext:value-type="float">
            <text:p>0,001167355922230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605766773223877" calcext:value-type="float">
            <text:p>0,0605766773223877</text:p>
          </table:table-cell>
          <table:table-cell office:value-type="float" office:value="57" calcext:value-type="float">
            <text:p>57</text:p>
          </table:table-cell>
          <table:table-cell office:value-type="float" office:value="0.00106274872495417" calcext:value-type="float">
            <text:p>0,001062748724954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594918727874756" calcext:value-type="float">
            <text:p>0,0594918727874756</text:p>
          </table:table-cell>
          <table:table-cell office:value-type="float" office:value="57" calcext:value-type="float">
            <text:p>57</text:p>
          </table:table-cell>
          <table:table-cell office:value-type="float" office:value="0.00104371706644694" calcext:value-type="float">
            <text:p>0,0010437170664469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58912992477417" calcext:value-type="float">
            <text:p>0,058912992477417</text:p>
          </table:table-cell>
          <table:table-cell office:value-type="float" office:value="57" calcext:value-type="float">
            <text:p>57</text:p>
          </table:table-cell>
          <table:table-cell office:value-type="float" office:value="0.00103356127153363" calcext:value-type="float">
            <text:p>0,0010335612715336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603361129760742" calcext:value-type="float">
            <text:p>0,0603361129760742</text:p>
          </table:table-cell>
          <table:table-cell office:value-type="float" office:value="57" calcext:value-type="float">
            <text:p>57</text:p>
          </table:table-cell>
          <table:table-cell office:value-type="float" office:value="0.00105852829782586" calcext:value-type="float">
            <text:p>0,0010585282978258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613465309143066" calcext:value-type="float">
            <text:p>0,0613465309143066</text:p>
          </table:table-cell>
          <table:table-cell office:value-type="float" office:value="57" calcext:value-type="float">
            <text:p>57</text:p>
          </table:table-cell>
          <table:table-cell office:value-type="float" office:value="0.00107625492832117" calcext:value-type="float">
            <text:p>0,001076254928321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637705326080322" calcext:value-type="float">
            <text:p>0,0637705326080322</text:p>
          </table:table-cell>
          <table:table-cell office:value-type="float" office:value="57" calcext:value-type="float">
            <text:p>57</text:p>
          </table:table-cell>
          <table:table-cell office:value-type="float" office:value="0.00111878127382513" calcext:value-type="float">
            <text:p>0,0011187812738251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623431205749512" calcext:value-type="float">
            <text:p>0,0623431205749512</text:p>
          </table:table-cell>
          <table:table-cell office:value-type="float" office:value="57" calcext:value-type="float">
            <text:p>57</text:p>
          </table:table-cell>
          <table:table-cell office:value-type="float" office:value="0.00109373895745528" calcext:value-type="float">
            <text:p>0,0010937389574552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662052631378174" calcext:value-type="float">
            <text:p>0,0662052631378174</text:p>
          </table:table-cell>
          <table:table-cell office:value-type="float" office:value="57" calcext:value-type="float">
            <text:p>57</text:p>
          </table:table-cell>
          <table:table-cell office:value-type="float" office:value="0.00116149584452311" calcext:value-type="float">
            <text:p>0,0011614958445231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668749809265137" calcext:value-type="float">
            <text:p>0,0668749809265137</text:p>
          </table:table-cell>
          <table:table-cell office:value-type="float" office:value="57" calcext:value-type="float">
            <text:p>57</text:p>
          </table:table-cell>
          <table:table-cell office:value-type="float" office:value="0.00117324527941252" calcext:value-type="float">
            <text:p>0,0011732452794125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60579776763916" calcext:value-type="float">
            <text:p>0,060579776763916</text:p>
          </table:table-cell>
          <table:table-cell office:value-type="float" office:value="57" calcext:value-type="float">
            <text:p>57</text:p>
          </table:table-cell>
          <table:table-cell office:value-type="float" office:value="0.00106280310112133" calcext:value-type="float">
            <text:p>0,0010628031011213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593938827514648" calcext:value-type="float">
            <text:p>0,0593938827514648</text:p>
          </table:table-cell>
          <table:table-cell office:value-type="float" office:value="57" calcext:value-type="float">
            <text:p>57</text:p>
          </table:table-cell>
          <table:table-cell office:value-type="float" office:value="0.00104199794300816" calcext:value-type="float">
            <text:p>0,0010419979430081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606622695922852" calcext:value-type="float">
            <text:p>0,0606622695922852</text:p>
          </table:table-cell>
          <table:table-cell office:value-type="float" office:value="57" calcext:value-type="float">
            <text:p>57</text:p>
          </table:table-cell>
          <table:table-cell office:value-type="float" office:value="0.0010642503437243" calcext:value-type="float">
            <text:p>0,001064250343724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617978572845459" calcext:value-type="float">
            <text:p>0,0617978572845459</text:p>
          </table:table-cell>
          <table:table-cell office:value-type="float" office:value="57" calcext:value-type="float">
            <text:p>57</text:p>
          </table:table-cell>
          <table:table-cell office:value-type="float" office:value="0.00108417293481659" calcext:value-type="float">
            <text:p>0,0010841729348165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62518835067749" calcext:value-type="float">
            <text:p>0,062518835067749</text:p>
          </table:table-cell>
          <table:table-cell office:value-type="float" office:value="57" calcext:value-type="float">
            <text:p>57</text:p>
          </table:table-cell>
          <table:table-cell office:value-type="float" office:value="0.00109682166785525" calcext:value-type="float">
            <text:p>0,0010968216678552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628297328948975" calcext:value-type="float">
            <text:p>0,0628297328948975</text:p>
          </table:table-cell>
          <table:table-cell office:value-type="float" office:value="57" calcext:value-type="float">
            <text:p>57</text:p>
          </table:table-cell>
          <table:table-cell office:value-type="float" office:value="0.00110227601569996" calcext:value-type="float">
            <text:p>0,0011022760156999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670738220214844" calcext:value-type="float">
            <text:p>0,0670738220214844</text:p>
          </table:table-cell>
          <table:table-cell office:value-type="float" office:value="57" calcext:value-type="float">
            <text:p>57</text:p>
          </table:table-cell>
          <table:table-cell office:value-type="float" office:value="0.00117673371967516" calcext:value-type="float">
            <text:p>0,0011767337196751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616466999053955" calcext:value-type="float">
            <text:p>0,0616466999053955</text:p>
          </table:table-cell>
          <table:table-cell office:value-type="float" office:value="57" calcext:value-type="float">
            <text:p>57</text:p>
          </table:table-cell>
          <table:table-cell office:value-type="float" office:value="0.00108152105097185" calcext:value-type="float">
            <text:p>0,0010815210509718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614964962005615" calcext:value-type="float">
            <text:p>0,0614964962005615</text:p>
          </table:table-cell>
          <table:table-cell office:value-type="float" office:value="57" calcext:value-type="float">
            <text:p>57</text:p>
          </table:table-cell>
          <table:table-cell office:value-type="float" office:value="0.00107888589825547" calcext:value-type="float">
            <text:p>0,0010788858982554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639278888702393" calcext:value-type="float">
            <text:p>0,0639278888702393</text:p>
          </table:table-cell>
          <table:table-cell office:value-type="float" office:value="57" calcext:value-type="float">
            <text:p>57</text:p>
          </table:table-cell>
          <table:table-cell office:value-type="float" office:value="0.0011215419100042" calcext:value-type="float">
            <text:p>0,001121541910004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626115798950195" calcext:value-type="float">
            <text:p>0,0626115798950195</text:p>
          </table:table-cell>
          <table:table-cell office:value-type="float" office:value="57" calcext:value-type="float">
            <text:p>57</text:p>
          </table:table-cell>
          <table:table-cell office:value-type="float" office:value="0.00109844877008806" calcext:value-type="float">
            <text:p>0,0010984487700880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659234523773193" calcext:value-type="float">
            <text:p>0,0659234523773193</text:p>
          </table:table-cell>
          <table:table-cell office:value-type="float" office:value="57" calcext:value-type="float">
            <text:p>57</text:p>
          </table:table-cell>
          <table:table-cell office:value-type="float" office:value="0.00115655179609332" calcext:value-type="float">
            <text:p>0,0011565517960933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631933212280273" calcext:value-type="float">
            <text:p>0,0631933212280273</text:p>
          </table:table-cell>
          <table:table-cell office:value-type="float" office:value="57" calcext:value-type="float">
            <text:p>57</text:p>
          </table:table-cell>
          <table:table-cell office:value-type="float" office:value="0.00110865475838644" calcext:value-type="float">
            <text:p>0,0011086547583864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589134693145752" calcext:value-type="float">
            <text:p>0,0589134693145752</text:p>
          </table:table-cell>
          <table:table-cell office:value-type="float" office:value="57" calcext:value-type="float">
            <text:p>57</text:p>
          </table:table-cell>
          <table:table-cell office:value-type="float" office:value="0.00103356963709781" calcext:value-type="float">
            <text:p>0,001033569637097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627467632293701" calcext:value-type="float">
            <text:p>0,0627467632293701</text:p>
          </table:table-cell>
          <table:table-cell office:value-type="float" office:value="57" calcext:value-type="float">
            <text:p>57</text:p>
          </table:table-cell>
          <table:table-cell office:value-type="float" office:value="0.00110082040753281" calcext:value-type="float">
            <text:p>0,00110082040753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630059242248535" calcext:value-type="float">
            <text:p>0,0630059242248535</text:p>
          </table:table-cell>
          <table:table-cell office:value-type="float" office:value="57" calcext:value-type="float">
            <text:p>57</text:p>
          </table:table-cell>
          <table:table-cell office:value-type="float" office:value="0.0011053670916641" calcext:value-type="float">
            <text:p>0,001105367091664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62532901763916" calcext:value-type="float">
            <text:p>0,062532901763916</text:p>
          </table:table-cell>
          <table:table-cell office:value-type="float" office:value="57" calcext:value-type="float">
            <text:p>57</text:p>
          </table:table-cell>
          <table:table-cell office:value-type="float" office:value="0.00109706845199853" calcext:value-type="float">
            <text:p>0,0010970684519985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614533424377441" calcext:value-type="float">
            <text:p>0,0614533424377441</text:p>
          </table:table-cell>
          <table:table-cell office:value-type="float" office:value="57" calcext:value-type="float">
            <text:p>57</text:p>
          </table:table-cell>
          <table:table-cell office:value-type="float" office:value="0.00107812881469727" calcext:value-type="float">
            <text:p>0,0010781288146972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619158744812012" calcext:value-type="float">
            <text:p>0,0619158744812012</text:p>
          </table:table-cell>
          <table:table-cell office:value-type="float" office:value="57" calcext:value-type="float">
            <text:p>57</text:p>
          </table:table-cell>
          <table:table-cell office:value-type="float" office:value="0.0010862434119509" calcext:value-type="float">
            <text:p>0,001086243411950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607521533966064" calcext:value-type="float">
            <text:p>0,0607521533966064</text:p>
          </table:table-cell>
          <table:table-cell office:value-type="float" office:value="57" calcext:value-type="float">
            <text:p>57</text:p>
          </table:table-cell>
          <table:table-cell office:value-type="float" office:value="0.00106582725257204" calcext:value-type="float">
            <text:p>0,0010658272525720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97660541534424" calcext:value-type="float">
            <text:p>0,0597660541534424</text:p>
          </table:table-cell>
          <table:table-cell office:value-type="float" office:value="57" calcext:value-type="float">
            <text:p>57</text:p>
          </table:table-cell>
          <table:table-cell office:value-type="float" office:value="0.00104852726584987" calcext:value-type="float">
            <text:p>0,0010485272658498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586884021759033" calcext:value-type="float">
            <text:p>0,0586884021759033</text:p>
          </table:table-cell>
          <table:table-cell office:value-type="float" office:value="57" calcext:value-type="float">
            <text:p>57</text:p>
          </table:table-cell>
          <table:table-cell office:value-type="float" office:value="0.00102962109080532" calcext:value-type="float">
            <text:p>0,0010296210908053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681524276733398" calcext:value-type="float">
            <text:p>0,0681524276733398</text:p>
          </table:table-cell>
          <table:table-cell office:value-type="float" office:value="57" calcext:value-type="float">
            <text:p>57</text:p>
          </table:table-cell>
          <table:table-cell office:value-type="float" office:value="0.00119565662584807" calcext:value-type="float">
            <text:p>0,001195656625848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160068035125732" calcext:value-type="float">
            <text:p>0,160068035125732</text:p>
          </table:table-cell>
          <table:table-cell office:value-type="float" office:value="42" calcext:value-type="float">
            <text:p>42</text:p>
          </table:table-cell>
          <table:table-cell office:value-type="float" office:value="0.00381114369346982" calcext:value-type="float">
            <text:p>0,0038111436934698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679581165313721" calcext:value-type="float">
            <text:p>0,0679581165313721</text:p>
          </table:table-cell>
          <table:table-cell office:value-type="float" office:value="42" calcext:value-type="float">
            <text:p>42</text:p>
          </table:table-cell>
          <table:table-cell office:value-type="float" office:value="0.0016180503936041" calcext:value-type="float">
            <text:p>0,001618050393604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693893432617188" calcext:value-type="float">
            <text:p>0,0693893432617188</text:p>
          </table:table-cell>
          <table:table-cell office:value-type="float" office:value="42" calcext:value-type="float">
            <text:p>42</text:p>
          </table:table-cell>
          <table:table-cell office:value-type="float" office:value="0.00165212722051711" calcext:value-type="float">
            <text:p>0,0016521272205171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67732572555542" calcext:value-type="float">
            <text:p>0,067732572555542</text:p>
          </table:table-cell>
          <table:table-cell office:value-type="float" office:value="42" calcext:value-type="float">
            <text:p>42</text:p>
          </table:table-cell>
          <table:table-cell office:value-type="float" office:value="0.00161268029894148" calcext:value-type="float">
            <text:p>0,0016126802989414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692410469055176" calcext:value-type="float">
            <text:p>0,0692410469055176</text:p>
          </table:table-cell>
          <table:table-cell office:value-type="float" office:value="42" calcext:value-type="float">
            <text:p>42</text:p>
          </table:table-cell>
          <table:table-cell office:value-type="float" office:value="0.00164859635489328" calcext:value-type="float">
            <text:p>0,0016485963548932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628805160522461" calcext:value-type="float">
            <text:p>0,0628805160522461</text:p>
          </table:table-cell>
          <table:table-cell office:value-type="float" office:value="42" calcext:value-type="float">
            <text:p>42</text:p>
          </table:table-cell>
          <table:table-cell office:value-type="float" office:value="0.0014971551441011" calcext:value-type="float">
            <text:p>0,001497155144101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65955400466919" calcext:value-type="float">
            <text:p>0,065955400466919</text:p>
          </table:table-cell>
          <table:table-cell office:value-type="float" office:value="42" calcext:value-type="float">
            <text:p>42</text:p>
          </table:table-cell>
          <table:table-cell office:value-type="float" office:value="0.00157036667778378" calcext:value-type="float">
            <text:p>0,0015703666777837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628988742828369" calcext:value-type="float">
            <text:p>0,0628988742828369</text:p>
          </table:table-cell>
          <table:table-cell office:value-type="float" office:value="42" calcext:value-type="float">
            <text:p>42</text:p>
          </table:table-cell>
          <table:table-cell office:value-type="float" office:value="0.00149759224482945" calcext:value-type="float">
            <text:p>0,0014975922448294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613853931427002" calcext:value-type="float">
            <text:p>0,0613853931427002</text:p>
          </table:table-cell>
          <table:table-cell office:value-type="float" office:value="42" calcext:value-type="float">
            <text:p>42</text:p>
          </table:table-cell>
          <table:table-cell office:value-type="float" office:value="0.0014615569795881" calcext:value-type="float">
            <text:p>0,00146155697958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623483657836914" calcext:value-type="float">
            <text:p>0,0623483657836914</text:p>
          </table:table-cell>
          <table:table-cell office:value-type="float" office:value="42" calcext:value-type="float">
            <text:p>42</text:p>
          </table:table-cell>
          <table:table-cell office:value-type="float" office:value="0.0014844848996117" calcext:value-type="float">
            <text:p>0,00148448489961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602250099182129" calcext:value-type="float">
            <text:p>0,0602250099182129</text:p>
          </table:table-cell>
          <table:table-cell office:value-type="float" office:value="42" calcext:value-type="float">
            <text:p>42</text:p>
          </table:table-cell>
          <table:table-cell office:value-type="float" office:value="0.0014339288075765" calcext:value-type="float">
            <text:p>0,001433928807576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675704479217529" calcext:value-type="float">
            <text:p>0,0675704479217529</text:p>
          </table:table-cell>
          <table:table-cell office:value-type="float" office:value="42" calcext:value-type="float">
            <text:p>42</text:p>
          </table:table-cell>
          <table:table-cell office:value-type="float" office:value="0.00160882018861317" calcext:value-type="float">
            <text:p>0,001608820188613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612545013427734" calcext:value-type="float">
            <text:p>0,0612545013427734</text:p>
          </table:table-cell>
          <table:table-cell office:value-type="float" office:value="42" calcext:value-type="float">
            <text:p>42</text:p>
          </table:table-cell>
          <table:table-cell office:value-type="float" office:value="0.00145844050816127" calcext:value-type="float">
            <text:p>0,0014584405081612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94973564147949" calcext:value-type="float">
            <text:p>0,0594973564147949</text:p>
          </table:table-cell>
          <table:table-cell office:value-type="float" office:value="42" calcext:value-type="float">
            <text:p>42</text:p>
          </table:table-cell>
          <table:table-cell office:value-type="float" office:value="0.00141660372416178" calcext:value-type="float">
            <text:p>0,0014166037241617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6449294090271" calcext:value-type="float">
            <text:p>0,06449294090271</text:p>
          </table:table-cell>
          <table:table-cell office:value-type="float" office:value="42" calcext:value-type="float">
            <text:p>42</text:p>
          </table:table-cell>
          <table:table-cell office:value-type="float" office:value="0.00153554621196928" calcext:value-type="float">
            <text:p>0,0015355462119692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579073429107666" calcext:value-type="float">
            <text:p>0,0579073429107666</text:p>
          </table:table-cell>
          <table:table-cell office:value-type="float" office:value="42" calcext:value-type="float">
            <text:p>42</text:p>
          </table:table-cell>
          <table:table-cell office:value-type="float" office:value="0.00137874625978016" calcext:value-type="float">
            <text:p>0,0013787462597801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626316070556641" calcext:value-type="float">
            <text:p>0,0626316070556641</text:p>
          </table:table-cell>
          <table:table-cell office:value-type="float" office:value="42" calcext:value-type="float">
            <text:p>42</text:p>
          </table:table-cell>
          <table:table-cell office:value-type="float" office:value="0.00149122873942057" calcext:value-type="float">
            <text:p>0,0014912287394205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94503879547119" calcext:value-type="float">
            <text:p>0,0594503879547119</text:p>
          </table:table-cell>
          <table:table-cell office:value-type="float" office:value="42" calcext:value-type="float">
            <text:p>42</text:p>
          </table:table-cell>
          <table:table-cell office:value-type="float" office:value="0.00141548542749314" calcext:value-type="float">
            <text:p>0,0014154854274931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675430297851563" calcext:value-type="float">
            <text:p>0,0675430297851563</text:p>
          </table:table-cell>
          <table:table-cell office:value-type="float" office:value="42" calcext:value-type="float">
            <text:p>42</text:p>
          </table:table-cell>
          <table:table-cell office:value-type="float" office:value="0.00160816737583705" calcext:value-type="float">
            <text:p>0,0016081673758370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628499984741211" calcext:value-type="float">
            <text:p>0,0628499984741211</text:p>
          </table:table-cell>
          <table:table-cell office:value-type="float" office:value="42" calcext:value-type="float">
            <text:p>42</text:p>
          </table:table-cell>
          <table:table-cell office:value-type="float" office:value="0.00149642853509812" calcext:value-type="float">
            <text:p>0,0014964285350981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608336925506592" calcext:value-type="float">
            <text:p>0,0608336925506592</text:p>
          </table:table-cell>
          <table:table-cell office:value-type="float" office:value="42" calcext:value-type="float">
            <text:p>42</text:p>
          </table:table-cell>
          <table:table-cell office:value-type="float" office:value="0.00144842125120617" calcext:value-type="float">
            <text:p>0,001448421251206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98013401031494" calcext:value-type="float">
            <text:p>0,0598013401031494</text:p>
          </table:table-cell>
          <table:table-cell office:value-type="float" office:value="42" calcext:value-type="float">
            <text:p>42</text:p>
          </table:table-cell>
          <table:table-cell office:value-type="float" office:value="0.00142384143102737" calcext:value-type="float">
            <text:p>0,0014238414310273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565199851989746" calcext:value-type="float">
            <text:p>0,0565199851989746</text:p>
          </table:table-cell>
          <table:table-cell office:value-type="float" office:value="42" calcext:value-type="float">
            <text:p>42</text:p>
          </table:table-cell>
          <table:table-cell office:value-type="float" office:value="0.00134571393330892" calcext:value-type="float">
            <text:p>0,0013457139333089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599894523620606" calcext:value-type="float">
            <text:p>0,0599894523620606</text:p>
          </table:table-cell>
          <table:table-cell office:value-type="float" office:value="42" calcext:value-type="float">
            <text:p>42</text:p>
          </table:table-cell>
          <table:table-cell office:value-type="float" office:value="0.00142832029433478" calcext:value-type="float">
            <text:p>0,0014283202943347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94325065612793" calcext:value-type="float">
            <text:p>0,0594325065612793</text:p>
          </table:table-cell>
          <table:table-cell office:value-type="float" office:value="42" calcext:value-type="float">
            <text:p>42</text:p>
          </table:table-cell>
          <table:table-cell office:value-type="float" office:value="0.00141505968003046" calcext:value-type="float">
            <text:p>0,0014150596800304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610778331756592" calcext:value-type="float">
            <text:p>0,0610778331756592</text:p>
          </table:table-cell>
          <table:table-cell office:value-type="float" office:value="42" calcext:value-type="float">
            <text:p>42</text:p>
          </table:table-cell>
          <table:table-cell office:value-type="float" office:value="0.00145423412322998" calcext:value-type="float">
            <text:p>0,0014542341232299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673291683197022" calcext:value-type="float">
            <text:p>0,0673291683197022</text:p>
          </table:table-cell>
          <table:table-cell office:value-type="float" office:value="42" calcext:value-type="float">
            <text:p>42</text:p>
          </table:table-cell>
          <table:table-cell office:value-type="float" office:value="0.00160307543618338" calcext:value-type="float">
            <text:p>0,0016030754361833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586099624633789" calcext:value-type="float">
            <text:p>0,0586099624633789</text:p>
          </table:table-cell>
          <table:table-cell office:value-type="float" office:value="42" calcext:value-type="float">
            <text:p>42</text:p>
          </table:table-cell>
          <table:table-cell office:value-type="float" office:value="0.00139547529674712" calcext:value-type="float">
            <text:p>0,0013954752967471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610814094543457" calcext:value-type="float">
            <text:p>0,0610814094543457</text:p>
          </table:table-cell>
          <table:table-cell office:value-type="float" office:value="42" calcext:value-type="float">
            <text:p>42</text:p>
          </table:table-cell>
          <table:table-cell office:value-type="float" office:value="0.00145431927272252" calcext:value-type="float">
            <text:p>0,0014543192727225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61566352844238" calcext:value-type="float">
            <text:p>0,0561566352844238</text:p>
          </table:table-cell>
          <table:table-cell office:value-type="float" office:value="42" calcext:value-type="float">
            <text:p>42</text:p>
          </table:table-cell>
          <table:table-cell office:value-type="float" office:value="0.00133706274486723" calcext:value-type="float">
            <text:p>0,0013370627448672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625894069671631" calcext:value-type="float">
            <text:p>0,0625894069671631</text:p>
          </table:table-cell>
          <table:table-cell office:value-type="float" office:value="42" calcext:value-type="float">
            <text:p>42</text:p>
          </table:table-cell>
          <table:table-cell office:value-type="float" office:value="0.00149022397540864" calcext:value-type="float">
            <text:p>0,0014902239754086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584008693695068" calcext:value-type="float">
            <text:p>0,0584008693695068</text:p>
          </table:table-cell>
          <table:table-cell office:value-type="float" office:value="42" calcext:value-type="float">
            <text:p>42</text:p>
          </table:table-cell>
          <table:table-cell office:value-type="float" office:value="0.00139049688975016" calcext:value-type="float">
            <text:p>0,0013904968897501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61800479888916" calcext:value-type="float">
            <text:p>0,061800479888916</text:p>
          </table:table-cell>
          <table:table-cell office:value-type="float" office:value="42" calcext:value-type="float">
            <text:p>42</text:p>
          </table:table-cell>
          <table:table-cell office:value-type="float" office:value="0.00147143999735514" calcext:value-type="float">
            <text:p>0,0014714399973551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64619779586792" calcext:value-type="float">
            <text:p>0,064619779586792</text:p>
          </table:table-cell>
          <table:table-cell office:value-type="float" office:value="42" calcext:value-type="float">
            <text:p>42</text:p>
          </table:table-cell>
          <table:table-cell office:value-type="float" office:value="0.0015385661806379" calcext:value-type="float">
            <text:p>0,001538566180637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614776611328125" calcext:value-type="float">
            <text:p>0,0614776611328125</text:p>
          </table:table-cell>
          <table:table-cell office:value-type="float" office:value="42" calcext:value-type="float">
            <text:p>42</text:p>
          </table:table-cell>
          <table:table-cell office:value-type="float" office:value="0.00146375383649554" calcext:value-type="float">
            <text:p>0,0014637538364955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573799610137939" calcext:value-type="float">
            <text:p>0,0573799610137939</text:p>
          </table:table-cell>
          <table:table-cell office:value-type="float" office:value="42" calcext:value-type="float">
            <text:p>42</text:p>
          </table:table-cell>
          <table:table-cell office:value-type="float" office:value="0.00136618954794747" calcext:value-type="float">
            <text:p>0,0013661895479474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586609840393066" calcext:value-type="float">
            <text:p>0,0586609840393066</text:p>
          </table:table-cell>
          <table:table-cell office:value-type="float" office:value="42" calcext:value-type="float">
            <text:p>42</text:p>
          </table:table-cell>
          <table:table-cell office:value-type="float" office:value="0.00139669009617397" calcext:value-type="float">
            <text:p>0,0013966900961739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608015060424805" calcext:value-type="float">
            <text:p>0,0608015060424805</text:p>
          </table:table-cell>
          <table:table-cell office:value-type="float" office:value="42" calcext:value-type="float">
            <text:p>42</text:p>
          </table:table-cell>
          <table:table-cell office:value-type="float" office:value="0.00144765490577334" calcext:value-type="float">
            <text:p>0,0014476549057733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600402355194092" calcext:value-type="float">
            <text:p>0,0600402355194092</text:p>
          </table:table-cell>
          <table:table-cell office:value-type="float" office:value="42" calcext:value-type="float">
            <text:p>42</text:p>
          </table:table-cell>
          <table:table-cell office:value-type="float" office:value="0.00142952941712879" calcext:value-type="float">
            <text:p>0,0014295294171287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60722827911377" calcext:value-type="float">
            <text:p>0,060722827911377</text:p>
          </table:table-cell>
          <table:table-cell office:value-type="float" office:value="42" calcext:value-type="float">
            <text:p>42</text:p>
          </table:table-cell>
          <table:table-cell office:value-type="float" office:value="0.00144578161693755" calcext:value-type="float">
            <text:p>0,0014457816169375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567910671234131" calcext:value-type="float">
            <text:p>0,0567910671234131</text:p>
          </table:table-cell>
          <table:table-cell office:value-type="float" office:value="42" calcext:value-type="float">
            <text:p>42</text:p>
          </table:table-cell>
          <table:table-cell office:value-type="float" office:value="0.00135216826484317" calcext:value-type="float">
            <text:p>0,001352168264843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611748695373535" calcext:value-type="float">
            <text:p>0,0611748695373535</text:p>
          </table:table-cell>
          <table:table-cell office:value-type="float" office:value="42" calcext:value-type="float">
            <text:p>42</text:p>
          </table:table-cell>
          <table:table-cell office:value-type="float" office:value="0.00145654451279413" calcext:value-type="float">
            <text:p>0,0014565445127941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587444305419922" calcext:value-type="float">
            <text:p>0,0587444305419922</text:p>
          </table:table-cell>
          <table:table-cell office:value-type="float" office:value="42" calcext:value-type="float">
            <text:p>42</text:p>
          </table:table-cell>
          <table:table-cell office:value-type="float" office:value="0.00139867691766648" calcext:value-type="float">
            <text:p>0,0013986769176664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60354471206665" calcext:value-type="float">
            <text:p>0,060354471206665</text:p>
          </table:table-cell>
          <table:table-cell office:value-type="float" office:value="42" calcext:value-type="float">
            <text:p>42</text:p>
          </table:table-cell>
          <table:table-cell office:value-type="float" office:value="0.00143701121920631" calcext:value-type="float">
            <text:p>0,0014370112192063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591971874237061" calcext:value-type="float">
            <text:p>0,0591971874237061</text:p>
          </table:table-cell>
          <table:table-cell office:value-type="float" office:value="42" calcext:value-type="float">
            <text:p>42</text:p>
          </table:table-cell>
          <table:table-cell office:value-type="float" office:value="0.00140945684342157" calcext:value-type="float">
            <text:p>0,0014094568434215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588414669036865" calcext:value-type="float">
            <text:p>0,0588414669036865</text:p>
          </table:table-cell>
          <table:table-cell office:value-type="float" office:value="42" calcext:value-type="float">
            <text:p>42</text:p>
          </table:table-cell>
          <table:table-cell office:value-type="float" office:value="0.00140098730723063" calcext:value-type="float">
            <text:p>0,0014009873072306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580646991729736" calcext:value-type="float">
            <text:p>0,0580646991729736</text:p>
          </table:table-cell>
          <table:table-cell office:value-type="float" office:value="42" calcext:value-type="float">
            <text:p>42</text:p>
          </table:table-cell>
          <table:table-cell office:value-type="float" office:value="0.00138249283745175" calcext:value-type="float">
            <text:p>0,0013824928374517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580484867095947" calcext:value-type="float">
            <text:p>0,0580484867095947</text:p>
          </table:table-cell>
          <table:table-cell office:value-type="float" office:value="42" calcext:value-type="float">
            <text:p>42</text:p>
          </table:table-cell>
          <table:table-cell office:value-type="float" office:value="0.00138210682641892" calcext:value-type="float">
            <text:p>0,0013821068264189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612285137176514" calcext:value-type="float">
            <text:p>0,0612285137176514</text:p>
          </table:table-cell>
          <table:table-cell office:value-type="float" office:value="42" calcext:value-type="float">
            <text:p>42</text:p>
          </table:table-cell>
          <table:table-cell office:value-type="float" office:value="0.00145782175518218" calcext:value-type="float">
            <text:p>0,0014578217551821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644192695617676" calcext:value-type="float">
            <text:p>0,0644192695617676</text:p>
          </table:table-cell>
          <table:table-cell office:value-type="float" office:value="42" calcext:value-type="float">
            <text:p>42</text:p>
          </table:table-cell>
          <table:table-cell office:value-type="float" office:value="0.00153379213242304" calcext:value-type="float">
            <text:p>0,0015337921324230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575652122497559" calcext:value-type="float">
            <text:p>0,0575652122497559</text:p>
          </table:table-cell>
          <table:table-cell office:value-type="float" office:value="42" calcext:value-type="float">
            <text:p>42</text:p>
          </table:table-cell>
          <table:table-cell office:value-type="float" office:value="0.00137060029166085" calcext:value-type="float">
            <text:p>0,0013706002916608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593771934509277" calcext:value-type="float">
            <text:p>0,0593771934509277</text:p>
          </table:table-cell>
          <table:table-cell office:value-type="float" office:value="42" calcext:value-type="float">
            <text:p>42</text:p>
          </table:table-cell>
          <table:table-cell office:value-type="float" office:value="0.00141374270121257" calcext:value-type="float">
            <text:p>0,0014137427012125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570070743560791" calcext:value-type="float">
            <text:p>0,0570070743560791</text:p>
          </table:table-cell>
          <table:table-cell office:value-type="float" office:value="42" calcext:value-type="float">
            <text:p>42</text:p>
          </table:table-cell>
          <table:table-cell office:value-type="float" office:value="0.00135731129419236" calcext:value-type="float">
            <text:p>0,0013573112941923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62910795211792" calcext:value-type="float">
            <text:p>0,062910795211792</text:p>
          </table:table-cell>
          <table:table-cell office:value-type="float" office:value="42" calcext:value-type="float">
            <text:p>42</text:p>
          </table:table-cell>
          <table:table-cell office:value-type="float" office:value="0.00149787607647124" calcext:value-type="float">
            <text:p>0,0014978760764712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582776069641113" calcext:value-type="float">
            <text:p>0,0582776069641113</text:p>
          </table:table-cell>
          <table:table-cell office:value-type="float" office:value="42" calcext:value-type="float">
            <text:p>42</text:p>
          </table:table-cell>
          <table:table-cell office:value-type="float" office:value="0.00138756207057408" calcext:value-type="float">
            <text:p>0,0013875620705740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598227977752686" calcext:value-type="float">
            <text:p>0,0598227977752686</text:p>
          </table:table-cell>
          <table:table-cell office:value-type="float" office:value="42" calcext:value-type="float">
            <text:p>42</text:p>
          </table:table-cell>
          <table:table-cell office:value-type="float" office:value="0.00142435232798258" calcext:value-type="float">
            <text:p>0,0014243523279825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563971996307373" calcext:value-type="float">
            <text:p>0,0563971996307373</text:p>
          </table:table-cell>
          <table:table-cell office:value-type="float" office:value="42" calcext:value-type="float">
            <text:p>42</text:p>
          </table:table-cell>
          <table:table-cell office:value-type="float" office:value="0.00134279046739851" calcext:value-type="float">
            <text:p>0,0013427904673985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654659271240234" calcext:value-type="float">
            <text:p>0,0654659271240234</text:p>
          </table:table-cell>
          <table:table-cell office:value-type="float" office:value="42" calcext:value-type="float">
            <text:p>42</text:p>
          </table:table-cell>
          <table:table-cell office:value-type="float" office:value="0.00155871255057199" calcext:value-type="float">
            <text:p>0,0015587125505719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579707622528076" calcext:value-type="float">
            <text:p>0,0579707622528076</text:p>
          </table:table-cell>
          <table:table-cell office:value-type="float" office:value="42" calcext:value-type="float">
            <text:p>42</text:p>
          </table:table-cell>
          <table:table-cell office:value-type="float" office:value="0.00138025624411447" calcext:value-type="float">
            <text:p>0,0013802562441144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573263168334961" calcext:value-type="float">
            <text:p>0,0573263168334961</text:p>
          </table:table-cell>
          <table:table-cell office:value-type="float" office:value="42" calcext:value-type="float">
            <text:p>42</text:p>
          </table:table-cell>
          <table:table-cell office:value-type="float" office:value="0.00136491230555943" calcext:value-type="float">
            <text:p>0,0013649123055594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607562065124512" calcext:value-type="float">
            <text:p>0,0607562065124512</text:p>
          </table:table-cell>
          <table:table-cell office:value-type="float" office:value="42" calcext:value-type="float">
            <text:p>42</text:p>
          </table:table-cell>
          <table:table-cell office:value-type="float" office:value="0.00144657634553455" calcext:value-type="float">
            <text:p>0,0014465763455345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615429878234863" calcext:value-type="float">
            <text:p>0,0615429878234863</text:p>
          </table:table-cell>
          <table:table-cell office:value-type="float" office:value="42" calcext:value-type="float">
            <text:p>42</text:p>
          </table:table-cell>
          <table:table-cell office:value-type="float" office:value="0.00146530923389253" calcext:value-type="float">
            <text:p>0,0014653092338925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588786602020264" calcext:value-type="float">
            <text:p>0,0588786602020264</text:p>
          </table:table-cell>
          <table:table-cell office:value-type="float" office:value="42" calcext:value-type="float">
            <text:p>42</text:p>
          </table:table-cell>
          <table:table-cell office:value-type="float" office:value="0.00140187286195301" calcext:value-type="float">
            <text:p>0,0014018728619530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625598430633545" calcext:value-type="float">
            <text:p>0,0625598430633545</text:p>
          </table:table-cell>
          <table:table-cell office:value-type="float" office:value="42" calcext:value-type="float">
            <text:p>42</text:p>
          </table:table-cell>
          <table:table-cell office:value-type="float" office:value="0.00148952007293701" calcext:value-type="float">
            <text:p>0,0014895200729370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633785724639893" calcext:value-type="float">
            <text:p>0,0633785724639893</text:p>
          </table:table-cell>
          <table:table-cell office:value-type="float" office:value="42" calcext:value-type="float">
            <text:p>42</text:p>
          </table:table-cell>
          <table:table-cell office:value-type="float" office:value="0.00150901363009498" calcext:value-type="float">
            <text:p>0,0015090136300949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643980503082275" calcext:value-type="float">
            <text:p>0,0643980503082275</text:p>
          </table:table-cell>
          <table:table-cell office:value-type="float" office:value="42" calcext:value-type="float">
            <text:p>42</text:p>
          </table:table-cell>
          <table:table-cell office:value-type="float" office:value="0.00153328691210066" calcext:value-type="float">
            <text:p>0,0015332869121006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594799518585205" calcext:value-type="float">
            <text:p>0,0594799518585205</text:p>
          </table:table-cell>
          <table:table-cell office:value-type="float" office:value="42" calcext:value-type="float">
            <text:p>42</text:p>
          </table:table-cell>
          <table:table-cell office:value-type="float" office:value="0.00141618932996477" calcext:value-type="float">
            <text:p>0,0014161893299647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648984909057617" calcext:value-type="float">
            <text:p>0,0648984909057617</text:p>
          </table:table-cell>
          <table:table-cell office:value-type="float" office:value="42" calcext:value-type="float">
            <text:p>42</text:p>
          </table:table-cell>
          <table:table-cell office:value-type="float" office:value="0.0015452021644229" calcext:value-type="float">
            <text:p>0,001545202164422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650577545166016" calcext:value-type="float">
            <text:p>0,0650577545166016</text:p>
          </table:table-cell>
          <table:table-cell office:value-type="float" office:value="42" calcext:value-type="float">
            <text:p>42</text:p>
          </table:table-cell>
          <table:table-cell office:value-type="float" office:value="0.00154899415515718" calcext:value-type="float">
            <text:p>0,0015489941551571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639529228210449" calcext:value-type="float">
            <text:p>0,0639529228210449</text:p>
          </table:table-cell>
          <table:table-cell office:value-type="float" office:value="42" calcext:value-type="float">
            <text:p>42</text:p>
          </table:table-cell>
          <table:table-cell office:value-type="float" office:value="0.00152268863859631" calcext:value-type="float">
            <text:p>0,0015226886385963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659806728363037" calcext:value-type="float">
            <text:p>0,0659806728363037</text:p>
          </table:table-cell>
          <table:table-cell office:value-type="float" office:value="42" calcext:value-type="float">
            <text:p>42</text:p>
          </table:table-cell>
          <table:table-cell office:value-type="float" office:value="0.00157096840086437" calcext:value-type="float">
            <text:p>0,0015709684008643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663065910339356" calcext:value-type="float">
            <text:p>0,0663065910339356</text:p>
          </table:table-cell>
          <table:table-cell office:value-type="float" office:value="42" calcext:value-type="float">
            <text:p>42</text:p>
          </table:table-cell>
          <table:table-cell office:value-type="float" office:value="0.00157872835795085" calcext:value-type="float">
            <text:p>0,0015787283579508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644371509552002" calcext:value-type="float">
            <text:p>0,0644371509552002</text:p>
          </table:table-cell>
          <table:table-cell office:value-type="float" office:value="42" calcext:value-type="float">
            <text:p>42</text:p>
          </table:table-cell>
          <table:table-cell office:value-type="float" office:value="0.00153421787988572" calcext:value-type="float">
            <text:p>0,0015342178798857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866384506225586" calcext:value-type="float">
            <text:p>0,0866384506225586</text:p>
          </table:table-cell>
          <table:table-cell office:value-type="float" office:value="42" calcext:value-type="float">
            <text:p>42</text:p>
          </table:table-cell>
          <table:table-cell office:value-type="float" office:value="0.00206282025291806" calcext:value-type="float">
            <text:p>0,0020628202529180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6838059425354" calcext:value-type="float">
            <text:p>0,06838059425354</text:p>
          </table:table-cell>
          <table:table-cell office:value-type="float" office:value="42" calcext:value-type="float">
            <text:p>42</text:p>
          </table:table-cell>
          <table:table-cell office:value-type="float" office:value="0.00162810938698905" calcext:value-type="float">
            <text:p>0,0016281093869890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687422752380371" calcext:value-type="float">
            <text:p>0,0687422752380371</text:p>
          </table:table-cell>
          <table:table-cell office:value-type="float" office:value="42" calcext:value-type="float">
            <text:p>42</text:p>
          </table:table-cell>
          <table:table-cell office:value-type="float" office:value="0.00163672083900088" calcext:value-type="float">
            <text:p>0,0016367208390008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684714317321777" calcext:value-type="float">
            <text:p>0,0684714317321777</text:p>
          </table:table-cell>
          <table:table-cell office:value-type="float" office:value="42" calcext:value-type="float">
            <text:p>42</text:p>
          </table:table-cell>
          <table:table-cell office:value-type="float" office:value="0.00163027218409947" calcext:value-type="float">
            <text:p>0,0016302721840994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674581527709961" calcext:value-type="float">
            <text:p>0,0674581527709961</text:p>
          </table:table-cell>
          <table:table-cell office:value-type="float" office:value="42" calcext:value-type="float">
            <text:p>42</text:p>
          </table:table-cell>
          <table:table-cell office:value-type="float" office:value="0.00160614649454753" calcext:value-type="float">
            <text:p>0,0016061464945475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675461292266846" calcext:value-type="float">
            <text:p>0,0675461292266846</text:p>
          </table:table-cell>
          <table:table-cell office:value-type="float" office:value="42" calcext:value-type="float">
            <text:p>42</text:p>
          </table:table-cell>
          <table:table-cell office:value-type="float" office:value="0.00160824117206392" calcext:value-type="float">
            <text:p>0,0016082411720639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649645328521729" calcext:value-type="float">
            <text:p>0,0649645328521729</text:p>
          </table:table-cell>
          <table:table-cell office:value-type="float" office:value="42" calcext:value-type="float">
            <text:p>42</text:p>
          </table:table-cell>
          <table:table-cell office:value-type="float" office:value="0.0015467745917184" calcext:value-type="float">
            <text:p>0,001546774591718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671901702880859" calcext:value-type="float">
            <text:p>0,0671901702880859</text:p>
          </table:table-cell>
          <table:table-cell office:value-type="float" office:value="42" calcext:value-type="float">
            <text:p>42</text:p>
          </table:table-cell>
          <table:table-cell office:value-type="float" office:value="0.00159976595924014" calcext:value-type="float">
            <text:p>0,0015997659592401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732841491699219" calcext:value-type="float">
            <text:p>0,0732841491699219</text:p>
          </table:table-cell>
          <table:table-cell office:value-type="float" office:value="42" calcext:value-type="float">
            <text:p>42</text:p>
          </table:table-cell>
          <table:table-cell office:value-type="float" office:value="0.00174486069452195" calcext:value-type="float">
            <text:p>0,0017448606945219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660824775695801" calcext:value-type="float">
            <text:p>0,0660824775695801</text:p>
          </table:table-cell>
          <table:table-cell office:value-type="float" office:value="42" calcext:value-type="float">
            <text:p>42</text:p>
          </table:table-cell>
          <table:table-cell office:value-type="float" office:value="0.00157339232308524" calcext:value-type="float">
            <text:p>0,0015733923230852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6821608543396" calcext:value-type="float">
            <text:p>0,06821608543396</text:p>
          </table:table-cell>
          <table:table-cell office:value-type="float" office:value="42" calcext:value-type="float">
            <text:p>42</text:p>
          </table:table-cell>
          <table:table-cell office:value-type="float" office:value="0.00162419251033238" calcext:value-type="float">
            <text:p>0,0016241925103323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738945007324219" calcext:value-type="float">
            <text:p>0,0738945007324219</text:p>
          </table:table-cell>
          <table:table-cell office:value-type="float" office:value="42" calcext:value-type="float">
            <text:p>42</text:p>
          </table:table-cell>
          <table:table-cell office:value-type="float" office:value="0.00175939287458147" calcext:value-type="float">
            <text:p>0,0017593928745814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6675124168396" calcext:value-type="float">
            <text:p>0,06675124168396</text:p>
          </table:table-cell>
          <table:table-cell office:value-type="float" office:value="42" calcext:value-type="float">
            <text:p>42</text:p>
          </table:table-cell>
          <table:table-cell office:value-type="float" office:value="0.00158931527818952" calcext:value-type="float">
            <text:p>0,0015893152781895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605752468109131" calcext:value-type="float">
            <text:p>0,0605752468109131</text:p>
          </table:table-cell>
          <table:table-cell office:value-type="float" office:value="42" calcext:value-type="float">
            <text:p>42</text:p>
          </table:table-cell>
          <table:table-cell office:value-type="float" office:value="0.00144226778121222" calcext:value-type="float">
            <text:p>0,0014422677812122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604672431945801" calcext:value-type="float">
            <text:p>0,0604672431945801</text:p>
          </table:table-cell>
          <table:table-cell office:value-type="float" office:value="42" calcext:value-type="float">
            <text:p>42</text:p>
          </table:table-cell>
          <table:table-cell office:value-type="float" office:value="0.00143969626653762" calcext:value-type="float">
            <text:p>0,0014396962665376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622515678405762" calcext:value-type="float">
            <text:p>0,0622515678405762</text:p>
          </table:table-cell>
          <table:table-cell office:value-type="float" office:value="42" calcext:value-type="float">
            <text:p>42</text:p>
          </table:table-cell>
          <table:table-cell office:value-type="float" office:value="0.00148218018668039" calcext:value-type="float">
            <text:p>0,00148218018668039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783252716064453" calcext:value-type="float">
            <text:p>0,0783252716064453</text:p>
          </table:table-cell>
          <table:table-cell office:value-type="float" office:value="42" calcext:value-type="float">
            <text:p>42</text:p>
          </table:table-cell>
          <table:table-cell office:value-type="float" office:value="0.00186488741920108" calcext:value-type="float">
            <text:p>0,0018648874192010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68570613861084" calcext:value-type="float">
            <text:p>0,068570613861084</text:p>
          </table:table-cell>
          <table:table-cell office:value-type="float" office:value="42" calcext:value-type="float">
            <text:p>42</text:p>
          </table:table-cell>
          <table:table-cell office:value-type="float" office:value="0.00163263366335914" calcext:value-type="float">
            <text:p>0,0016326336633591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59295654296875" calcext:value-type="float">
            <text:p>0,059295654296875</text:p>
          </table:table-cell>
          <table:table-cell office:value-type="float" office:value="42" calcext:value-type="float">
            <text:p>42</text:p>
          </table:table-cell>
          <table:table-cell office:value-type="float" office:value="0.00141180129278274" calcext:value-type="float">
            <text:p>0,0014118012927827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676262378692627" calcext:value-type="float">
            <text:p>0,0676262378692627</text:p>
          </table:table-cell>
          <table:table-cell office:value-type="float" office:value="42" calcext:value-type="float">
            <text:p>42</text:p>
          </table:table-cell>
          <table:table-cell office:value-type="float" office:value="0.00161014852069673" calcext:value-type="float">
            <text:p>0,0016101485206967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641226768493652" calcext:value-type="float">
            <text:p>0,0641226768493652</text:p>
          </table:table-cell>
          <table:table-cell office:value-type="float" office:value="42" calcext:value-type="float">
            <text:p>42</text:p>
          </table:table-cell>
          <table:table-cell office:value-type="float" office:value="0.00152673040117536" calcext:value-type="float">
            <text:p>0,00152673040117536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632619857788086" calcext:value-type="float">
            <text:p>0,0632619857788086</text:p>
          </table:table-cell>
          <table:table-cell office:value-type="float" office:value="42" calcext:value-type="float">
            <text:p>42</text:p>
          </table:table-cell>
          <table:table-cell office:value-type="float" office:value="0.0015062377566383" calcext:value-type="float">
            <text:p>0,001506237756638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65833330154419" calcext:value-type="float">
            <text:p>0,065833330154419</text:p>
          </table:table-cell>
          <table:table-cell office:value-type="float" office:value="42" calcext:value-type="float">
            <text:p>42</text:p>
          </table:table-cell>
          <table:table-cell office:value-type="float" office:value="0.00156746024177188" calcext:value-type="float">
            <text:p>0,0015674602417718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627396106719971" calcext:value-type="float">
            <text:p>0,0627396106719971</text:p>
          </table:table-cell>
          <table:table-cell office:value-type="float" office:value="42" calcext:value-type="float">
            <text:p>42</text:p>
          </table:table-cell>
          <table:table-cell office:value-type="float" office:value="0.00149380025409517" calcext:value-type="float">
            <text:p>0,0014938002540951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654475688934326" calcext:value-type="float">
            <text:p>0,0654475688934326</text:p>
          </table:table-cell>
          <table:table-cell office:value-type="float" office:value="42" calcext:value-type="float">
            <text:p>42</text:p>
          </table:table-cell>
          <table:table-cell office:value-type="float" office:value="0.00155827544984363" calcext:value-type="float">
            <text:p>0,0015582754498436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664331912994385" calcext:value-type="float">
            <text:p>0,0664331912994385</text:p>
          </table:table-cell>
          <table:table-cell office:value-type="float" office:value="42" calcext:value-type="float">
            <text:p>42</text:p>
          </table:table-cell>
          <table:table-cell office:value-type="float" office:value="0.00158174264998663" calcext:value-type="float">
            <text:p>0,0015817426499866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622797012329102" calcext:value-type="float">
            <text:p>0,0622797012329102</text:p>
          </table:table-cell>
          <table:table-cell office:value-type="float" office:value="42" calcext:value-type="float">
            <text:p>42</text:p>
          </table:table-cell>
          <table:table-cell office:value-type="float" office:value="0.001482850029355" calcext:value-type="float">
            <text:p>0,00148285002935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104814767837524" calcext:value-type="float">
            <text:p>0,104814767837524</text:p>
          </table:table-cell>
          <table:table-cell office:value-type="float" office:value="57" calcext:value-type="float">
            <text:p>57</text:p>
          </table:table-cell>
          <table:table-cell office:value-type="float" office:value="0.00183885557609692" calcext:value-type="float">
            <text:p>0,001838855576096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562171936035156" calcext:value-type="float">
            <text:p>0,0562171936035156</text:p>
          </table:table-cell>
          <table:table-cell office:value-type="float" office:value="57" calcext:value-type="float">
            <text:p>57</text:p>
          </table:table-cell>
          <table:table-cell office:value-type="float" office:value="0.000986266554447643" calcext:value-type="float">
            <text:p>0,00098626655444764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554659366607666" calcext:value-type="float">
            <text:p>0,0554659366607666</text:p>
          </table:table-cell>
          <table:table-cell office:value-type="float" office:value="57" calcext:value-type="float">
            <text:p>57</text:p>
          </table:table-cell>
          <table:table-cell office:value-type="float" office:value="0.000973086608083625" calcext:value-type="float">
            <text:p>0,00097308660808362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539290904998779" calcext:value-type="float">
            <text:p>0,0539290904998779</text:p>
          </table:table-cell>
          <table:table-cell office:value-type="float" office:value="57" calcext:value-type="float">
            <text:p>57</text:p>
          </table:table-cell>
          <table:table-cell office:value-type="float" office:value="0.000946124394734701" calcext:value-type="float">
            <text:p>0,00094612439473470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560376644134522" calcext:value-type="float">
            <text:p>0,0560376644134522</text:p>
          </table:table-cell>
          <table:table-cell office:value-type="float" office:value="57" calcext:value-type="float">
            <text:p>57</text:p>
          </table:table-cell>
          <table:table-cell office:value-type="float" office:value="0.000983116919534248" calcext:value-type="float">
            <text:p>0,00098311691953424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55736780166626" calcext:value-type="float">
            <text:p>0,055736780166626</text:p>
          </table:table-cell>
          <table:table-cell office:value-type="float" office:value="57" calcext:value-type="float">
            <text:p>57</text:p>
          </table:table-cell>
          <table:table-cell office:value-type="float" office:value="0.000977838248537298" calcext:value-type="float">
            <text:p>0,00097783824853729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598289966583252" calcext:value-type="float">
            <text:p>0,0598289966583252</text:p>
          </table:table-cell>
          <table:table-cell office:value-type="float" office:value="57" calcext:value-type="float">
            <text:p>57</text:p>
          </table:table-cell>
          <table:table-cell office:value-type="float" office:value="0.00104963152032149" calcext:value-type="float">
            <text:p>0,0010496315203214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596206188201904" calcext:value-type="float">
            <text:p>0,0596206188201904</text:p>
          </table:table-cell>
          <table:table-cell office:value-type="float" office:value="57" calcext:value-type="float">
            <text:p>57</text:p>
          </table:table-cell>
          <table:table-cell office:value-type="float" office:value="0.00104597576877527" calcext:value-type="float">
            <text:p>0,0010459757687752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613985061645508" calcext:value-type="float">
            <text:p>0,0613985061645508</text:p>
          </table:table-cell>
          <table:table-cell office:value-type="float" office:value="57" calcext:value-type="float">
            <text:p>57</text:p>
          </table:table-cell>
          <table:table-cell office:value-type="float" office:value="0.00107716677481668" calcext:value-type="float">
            <text:p>0,0010771667748166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586738586425781" calcext:value-type="float">
            <text:p>0,0586738586425781</text:p>
          </table:table-cell>
          <table:table-cell office:value-type="float" office:value="57" calcext:value-type="float">
            <text:p>57</text:p>
          </table:table-cell>
          <table:table-cell office:value-type="float" office:value="0.00102936594109786" calcext:value-type="float">
            <text:p>0,0010293659410978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570874214172363" calcext:value-type="float">
            <text:p>0,0570874214172363</text:p>
          </table:table-cell>
          <table:table-cell office:value-type="float" office:value="57" calcext:value-type="float">
            <text:p>57</text:p>
          </table:table-cell>
          <table:table-cell office:value-type="float" office:value="0.00100153370907432" calcext:value-type="float">
            <text:p>0,0010015337090743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538923740386963" calcext:value-type="float">
            <text:p>0,0538923740386963</text:p>
          </table:table-cell>
          <table:table-cell office:value-type="float" office:value="57" calcext:value-type="float">
            <text:p>57</text:p>
          </table:table-cell>
          <table:table-cell office:value-type="float" office:value="0.000945480246292917" calcext:value-type="float">
            <text:p>0,00094548024629291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567662715911865" calcext:value-type="float">
            <text:p>0,0567662715911865</text:p>
          </table:table-cell>
          <table:table-cell office:value-type="float" office:value="57" calcext:value-type="float">
            <text:p>57</text:p>
          </table:table-cell>
          <table:table-cell office:value-type="float" office:value="0.000995899501599764" calcext:value-type="float">
            <text:p>0,00099589950159976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616352558135986" calcext:value-type="float">
            <text:p>0,0616352558135986</text:p>
          </table:table-cell>
          <table:table-cell office:value-type="float" office:value="57" calcext:value-type="float">
            <text:p>57</text:p>
          </table:table-cell>
          <table:table-cell office:value-type="float" office:value="0.00108132027743156" calcext:value-type="float">
            <text:p>0,0010813202774315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615930557250977" calcext:value-type="float">
            <text:p>0,0615930557250977</text:p>
          </table:table-cell>
          <table:table-cell office:value-type="float" office:value="57" calcext:value-type="float">
            <text:p>57</text:p>
          </table:table-cell>
          <table:table-cell office:value-type="float" office:value="0.00108057992500171" calcext:value-type="float">
            <text:p>0,0010805799250017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644485950469971" calcext:value-type="float">
            <text:p>0,0644485950469971</text:p>
          </table:table-cell>
          <table:table-cell office:value-type="float" office:value="57" calcext:value-type="float">
            <text:p>57</text:p>
          </table:table-cell>
          <table:table-cell office:value-type="float" office:value="0.00113067710608767" calcext:value-type="float">
            <text:p>0,0011306771060876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635828971862793" calcext:value-type="float">
            <text:p>0,0635828971862793</text:p>
          </table:table-cell>
          <table:table-cell office:value-type="float" office:value="57" calcext:value-type="float">
            <text:p>57</text:p>
          </table:table-cell>
          <table:table-cell office:value-type="float" office:value="0.00111548942432069" calcext:value-type="float">
            <text:p>0,0011154894243206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599739551544189" calcext:value-type="float">
            <text:p>0,0599739551544189</text:p>
          </table:table-cell>
          <table:table-cell office:value-type="float" office:value="57" calcext:value-type="float">
            <text:p>57</text:p>
          </table:table-cell>
          <table:table-cell office:value-type="float" office:value="0.00105217465183191" calcext:value-type="float">
            <text:p>0,0010521746518319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588424205780029" calcext:value-type="float">
            <text:p>0,0588424205780029</text:p>
          </table:table-cell>
          <table:table-cell office:value-type="float" office:value="57" calcext:value-type="float">
            <text:p>57</text:p>
          </table:table-cell>
          <table:table-cell office:value-type="float" office:value="0.00103232316803514" calcext:value-type="float">
            <text:p>0,0010323231680351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572700500488281" calcext:value-type="float">
            <text:p>0,0572700500488281</text:p>
          </table:table-cell>
          <table:table-cell office:value-type="float" office:value="57" calcext:value-type="float">
            <text:p>57</text:p>
          </table:table-cell>
          <table:table-cell office:value-type="float" office:value="0.00100473772015488" calcext:value-type="float">
            <text:p>0,0010047377201548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569849014282227" calcext:value-type="float">
            <text:p>0,0569849014282227</text:p>
          </table:table-cell>
          <table:table-cell office:value-type="float" office:value="57" calcext:value-type="float">
            <text:p>57</text:p>
          </table:table-cell>
          <table:table-cell office:value-type="float" office:value="0.000999735112775836" calcext:value-type="float">
            <text:p>0,00099973511277583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659661293029785" calcext:value-type="float">
            <text:p>0,0659661293029785</text:p>
          </table:table-cell>
          <table:table-cell office:value-type="float" office:value="57" calcext:value-type="float">
            <text:p>57</text:p>
          </table:table-cell>
          <table:table-cell office:value-type="float" office:value="0.00115730051408734" calcext:value-type="float">
            <text:p>0,0011573005140873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578033924102783" calcext:value-type="float">
            <text:p>0,0578033924102783</text:p>
          </table:table-cell>
          <table:table-cell office:value-type="float" office:value="57" calcext:value-type="float">
            <text:p>57</text:p>
          </table:table-cell>
          <table:table-cell office:value-type="float" office:value="0.00101409460368909" calcext:value-type="float">
            <text:p>0,0010140946036890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611624717712402" calcext:value-type="float">
            <text:p>0,0611624717712402</text:p>
          </table:table-cell>
          <table:table-cell office:value-type="float" office:value="57" calcext:value-type="float">
            <text:p>57</text:p>
          </table:table-cell>
          <table:table-cell office:value-type="float" office:value="0.00107302582054807" calcext:value-type="float">
            <text:p>0,0010730258205480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56652307510376" calcext:value-type="float">
            <text:p>0,056652307510376</text:p>
          </table:table-cell>
          <table:table-cell office:value-type="float" office:value="57" calcext:value-type="float">
            <text:p>57</text:p>
          </table:table-cell>
          <table:table-cell office:value-type="float" office:value="0.000993900131760982" calcext:value-type="float">
            <text:p>0,00099390013176098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581538677215576" calcext:value-type="float">
            <text:p>0,0581538677215576</text:p>
          </table:table-cell>
          <table:table-cell office:value-type="float" office:value="57" calcext:value-type="float">
            <text:p>57</text:p>
          </table:table-cell>
          <table:table-cell office:value-type="float" office:value="0.00102024329336066" calcext:value-type="float">
            <text:p>0,0010202432933606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551047325134277" calcext:value-type="float">
            <text:p>0,0551047325134277</text:p>
          </table:table-cell>
          <table:table-cell office:value-type="float" office:value="57" calcext:value-type="float">
            <text:p>57</text:p>
          </table:table-cell>
          <table:table-cell office:value-type="float" office:value="0.00096674969321803" calcext:value-type="float">
            <text:p>0,0009667496932180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541133880615234" calcext:value-type="float">
            <text:p>0,0541133880615234</text:p>
          </table:table-cell>
          <table:table-cell office:value-type="float" office:value="57" calcext:value-type="float">
            <text:p>57</text:p>
          </table:table-cell>
          <table:table-cell office:value-type="float" office:value="0.000949357685289885" calcext:value-type="float">
            <text:p>0,00094935768528988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637314319610596" calcext:value-type="float">
            <text:p>0,0637314319610596</text:p>
          </table:table-cell>
          <table:table-cell office:value-type="float" office:value="57" calcext:value-type="float">
            <text:p>57</text:p>
          </table:table-cell>
          <table:table-cell office:value-type="float" office:value="0.00111809529756245" calcext:value-type="float">
            <text:p>0,0011180952975624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565700531005859" calcext:value-type="float">
            <text:p>0,0565700531005859</text:p>
          </table:table-cell>
          <table:table-cell office:value-type="float" office:value="57" calcext:value-type="float">
            <text:p>57</text:p>
          </table:table-cell>
          <table:table-cell office:value-type="float" office:value="0.000992457071940104" calcext:value-type="float">
            <text:p>0,00099245707194010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574779510498047" calcext:value-type="float">
            <text:p>0,0574779510498047</text:p>
          </table:table-cell>
          <table:table-cell office:value-type="float" office:value="57" calcext:value-type="float">
            <text:p>57</text:p>
          </table:table-cell>
          <table:table-cell office:value-type="float" office:value="0.00100838510613692" calcext:value-type="float">
            <text:p>0,001008385106136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627031326293945" calcext:value-type="float">
            <text:p>0,0627031326293945</text:p>
          </table:table-cell>
          <table:table-cell office:value-type="float" office:value="57" calcext:value-type="float">
            <text:p>57</text:p>
          </table:table-cell>
          <table:table-cell office:value-type="float" office:value="0.00110005495841043" calcext:value-type="float">
            <text:p>0,0011000549584104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580635070800781" calcext:value-type="float">
            <text:p>0,0580635070800781</text:p>
          </table:table-cell>
          <table:table-cell office:value-type="float" office:value="57" calcext:value-type="float">
            <text:p>57</text:p>
          </table:table-cell>
          <table:table-cell office:value-type="float" office:value="0.00101865801894874" calcext:value-type="float">
            <text:p>0,0010186580189487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588936805725098" calcext:value-type="float">
            <text:p>0,0588936805725098</text:p>
          </table:table-cell>
          <table:table-cell office:value-type="float" office:value="57" calcext:value-type="float">
            <text:p>57</text:p>
          </table:table-cell>
          <table:table-cell office:value-type="float" office:value="0.00103322246618438" calcext:value-type="float">
            <text:p>0,0010332224661843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558581352233887" calcext:value-type="float">
            <text:p>0,0558581352233887</text:p>
          </table:table-cell>
          <table:table-cell office:value-type="float" office:value="57" calcext:value-type="float">
            <text:p>57</text:p>
          </table:table-cell>
          <table:table-cell office:value-type="float" office:value="0.000979967284620854" calcext:value-type="float">
            <text:p>0,00097996728462085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71040153503418" calcext:value-type="float">
            <text:p>0,071040153503418</text:p>
          </table:table-cell>
          <table:table-cell office:value-type="float" office:value="57" calcext:value-type="float">
            <text:p>57</text:p>
          </table:table-cell>
          <table:table-cell office:value-type="float" office:value="0.0012463184825161" calcext:value-type="float">
            <text:p>0,001246318482516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649588108062744" calcext:value-type="float">
            <text:p>0,0649588108062744</text:p>
          </table:table-cell>
          <table:table-cell office:value-type="float" office:value="57" calcext:value-type="float">
            <text:p>57</text:p>
          </table:table-cell>
          <table:table-cell office:value-type="float" office:value="0.0011396282597592" calcext:value-type="float">
            <text:p>0,00113962825975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53274393081665" calcext:value-type="float">
            <text:p>0,053274393081665</text:p>
          </table:table-cell>
          <table:table-cell office:value-type="float" office:value="57" calcext:value-type="float">
            <text:p>57</text:p>
          </table:table-cell>
          <table:table-cell office:value-type="float" office:value="0.000934638475116931" calcext:value-type="float">
            <text:p>0,00093463847511693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9802770614624" calcext:value-type="float">
            <text:p>0,059802770614624</text:p>
          </table:table-cell>
          <table:table-cell office:value-type="float" office:value="57" calcext:value-type="float">
            <text:p>57</text:p>
          </table:table-cell>
          <table:table-cell office:value-type="float" office:value="0.00104917141429165" calcext:value-type="float">
            <text:p>0,0010491714142916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851552486419678" calcext:value-type="float">
            <text:p>0,0851552486419678</text:p>
          </table:table-cell>
          <table:table-cell office:value-type="float" office:value="57" calcext:value-type="float">
            <text:p>57</text:p>
          </table:table-cell>
          <table:table-cell office:value-type="float" office:value="0.00149395173056084" calcext:value-type="float">
            <text:p>0,0014939517305608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587129592895508" calcext:value-type="float">
            <text:p>0,0587129592895508</text:p>
          </table:table-cell>
          <table:table-cell office:value-type="float" office:value="57" calcext:value-type="float">
            <text:p>57</text:p>
          </table:table-cell>
          <table:table-cell office:value-type="float" office:value="0.00103005191736054" calcext:value-type="float">
            <text:p>0,0010300519173605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548136234283447" calcext:value-type="float">
            <text:p>0,0548136234283447</text:p>
          </table:table-cell>
          <table:table-cell office:value-type="float" office:value="57" calcext:value-type="float">
            <text:p>57</text:p>
          </table:table-cell>
          <table:table-cell office:value-type="float" office:value="0.00096164251628675" calcext:value-type="float">
            <text:p>0,0009616425162867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539605617523193" calcext:value-type="float">
            <text:p>0,0539605617523193</text:p>
          </table:table-cell>
          <table:table-cell office:value-type="float" office:value="57" calcext:value-type="float">
            <text:p>57</text:p>
          </table:table-cell>
          <table:table-cell office:value-type="float" office:value="0.000946676521970515" calcext:value-type="float">
            <text:p>0,00094667652197051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603485107421875" calcext:value-type="float">
            <text:p>0,0603485107421875</text:p>
          </table:table-cell>
          <table:table-cell office:value-type="float" office:value="57" calcext:value-type="float">
            <text:p>57</text:p>
          </table:table-cell>
          <table:table-cell office:value-type="float" office:value="0.00105874580249452" calcext:value-type="float">
            <text:p>0,0010587458024945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613515377044678" calcext:value-type="float">
            <text:p>0,0613515377044678</text:p>
          </table:table-cell>
          <table:table-cell office:value-type="float" office:value="57" calcext:value-type="float">
            <text:p>57</text:p>
          </table:table-cell>
          <table:table-cell office:value-type="float" office:value="0.00107634276674505" calcext:value-type="float">
            <text:p>0,0010763427667450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750584602355957" calcext:value-type="float">
            <text:p>0,0750584602355957</text:p>
          </table:table-cell>
          <table:table-cell office:value-type="float" office:value="57" calcext:value-type="float">
            <text:p>57</text:p>
          </table:table-cell>
          <table:table-cell office:value-type="float" office:value="0.00131681509185256" calcext:value-type="float">
            <text:p>0,0013168150918525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564849376678467" calcext:value-type="float">
            <text:p>0,0564849376678467</text:p>
          </table:table-cell>
          <table:table-cell office:value-type="float" office:value="57" calcext:value-type="float">
            <text:p>57</text:p>
          </table:table-cell>
          <table:table-cell office:value-type="float" office:value="0.000990963818734152" calcext:value-type="float">
            <text:p>0,00099096381873415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583145618438721" calcext:value-type="float">
            <text:p>0,0583145618438721</text:p>
          </table:table-cell>
          <table:table-cell office:value-type="float" office:value="57" calcext:value-type="float">
            <text:p>57</text:p>
          </table:table-cell>
          <table:table-cell office:value-type="float" office:value="0.00102306248848898" calcext:value-type="float">
            <text:p>0,0010230624884889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548372268676758" calcext:value-type="float">
            <text:p>0,0548372268676758</text:p>
          </table:table-cell>
          <table:table-cell office:value-type="float" office:value="57" calcext:value-type="float">
            <text:p>57</text:p>
          </table:table-cell>
          <table:table-cell office:value-type="float" office:value="0.00096205661171361" calcext:value-type="float">
            <text:p>0,0009620566117136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57274341583252" calcext:value-type="float">
            <text:p>0,057274341583252</text:p>
          </table:table-cell>
          <table:table-cell office:value-type="float" office:value="57" calcext:value-type="float">
            <text:p>57</text:p>
          </table:table-cell>
          <table:table-cell office:value-type="float" office:value="0.00100481301023249" calcext:value-type="float">
            <text:p>0,0010048130102324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46865463256836" calcext:value-type="float">
            <text:p>0,0546865463256836</text:p>
          </table:table-cell>
          <table:table-cell office:value-type="float" office:value="57" calcext:value-type="float">
            <text:p>57</text:p>
          </table:table-cell>
          <table:table-cell office:value-type="float" office:value="0.000959413093433046" calcext:value-type="float">
            <text:p>0,00095941309343304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542466640472412" calcext:value-type="float">
            <text:p>0,0542466640472412</text:p>
          </table:table-cell>
          <table:table-cell office:value-type="float" office:value="57" calcext:value-type="float">
            <text:p>57</text:p>
          </table:table-cell>
          <table:table-cell office:value-type="float" office:value="0.000951695860477916" calcext:value-type="float">
            <text:p>0,00095169586047791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603444576263428" calcext:value-type="float">
            <text:p>0,0603444576263428</text:p>
          </table:table-cell>
          <table:table-cell office:value-type="float" office:value="57" calcext:value-type="float">
            <text:p>57</text:p>
          </table:table-cell>
          <table:table-cell office:value-type="float" office:value="0.001058674695199" calcext:value-type="float">
            <text:p>0,00105867469519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557971000671387" calcext:value-type="float">
            <text:p>0,0557971000671387</text:p>
          </table:table-cell>
          <table:table-cell office:value-type="float" office:value="57" calcext:value-type="float">
            <text:p>57</text:p>
          </table:table-cell>
          <table:table-cell office:value-type="float" office:value="0.000978896492405942" calcext:value-type="float">
            <text:p>0,00097889649240594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554654598236084" calcext:value-type="float">
            <text:p>0,0554654598236084</text:p>
          </table:table-cell>
          <table:table-cell office:value-type="float" office:value="57" calcext:value-type="float">
            <text:p>57</text:p>
          </table:table-cell>
          <table:table-cell office:value-type="float" office:value="0.000973078242519446" calcext:value-type="float">
            <text:p>0,00097307824251944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620875358581543" calcext:value-type="float">
            <text:p>0,0620875358581543</text:p>
          </table:table-cell>
          <table:table-cell office:value-type="float" office:value="57" calcext:value-type="float">
            <text:p>57</text:p>
          </table:table-cell>
          <table:table-cell office:value-type="float" office:value="0.00108925501505534" calcext:value-type="float">
            <text:p>0,0010892550150553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624969005584717" calcext:value-type="float">
            <text:p>0,0624969005584717</text:p>
          </table:table-cell>
          <table:table-cell office:value-type="float" office:value="57" calcext:value-type="float">
            <text:p>57</text:p>
          </table:table-cell>
          <table:table-cell office:value-type="float" office:value="0.00109643685190301" calcext:value-type="float">
            <text:p>0,0010964368519030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546355247497559" calcext:value-type="float">
            <text:p>0,0546355247497559</text:p>
          </table:table-cell>
          <table:table-cell office:value-type="float" office:value="57" calcext:value-type="float">
            <text:p>57</text:p>
          </table:table-cell>
          <table:table-cell office:value-type="float" office:value="0.000958517978065892" calcext:value-type="float">
            <text:p>0,0009585179780658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540347099304199" calcext:value-type="float">
            <text:p>0,0540347099304199</text:p>
          </table:table-cell>
          <table:table-cell office:value-type="float" office:value="57" calcext:value-type="float">
            <text:p>57</text:p>
          </table:table-cell>
          <table:table-cell office:value-type="float" office:value="0.00094797736720035" calcext:value-type="float">
            <text:p>0,0009479773672003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53478479385376" calcext:value-type="float">
            <text:p>0,053478479385376</text:p>
          </table:table-cell>
          <table:table-cell office:value-type="float" office:value="57" calcext:value-type="float">
            <text:p>57</text:p>
          </table:table-cell>
          <table:table-cell office:value-type="float" office:value="0.000938218936585544" calcext:value-type="float">
            <text:p>0,00093821893658554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557281970977783" calcext:value-type="float">
            <text:p>0,0557281970977783</text:p>
          </table:table-cell>
          <table:table-cell office:value-type="float" office:value="57" calcext:value-type="float">
            <text:p>57</text:p>
          </table:table-cell>
          <table:table-cell office:value-type="float" office:value="0.000977687668382076" calcext:value-type="float">
            <text:p>0,00097768766838207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537488460540772" calcext:value-type="float">
            <text:p>0,0537488460540772</text:p>
          </table:table-cell>
          <table:table-cell office:value-type="float" office:value="57" calcext:value-type="float">
            <text:p>57</text:p>
          </table:table-cell>
          <table:table-cell office:value-type="float" office:value="0.000942962211475038" calcext:value-type="float">
            <text:p>0,00094296221147503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578882694244385" calcext:value-type="float">
            <text:p>0,0578882694244385</text:p>
          </table:table-cell>
          <table:table-cell office:value-type="float" office:value="57" calcext:value-type="float">
            <text:p>57</text:p>
          </table:table-cell>
          <table:table-cell office:value-type="float" office:value="0.00101558367411296" calcext:value-type="float">
            <text:p>0,0010155836741129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588552951812744" calcext:value-type="float">
            <text:p>0,0588552951812744</text:p>
          </table:table-cell>
          <table:table-cell office:value-type="float" office:value="57" calcext:value-type="float">
            <text:p>57</text:p>
          </table:table-cell>
          <table:table-cell office:value-type="float" office:value="0.00103254903826797" calcext:value-type="float">
            <text:p>0,0010325490382679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544686317443848" calcext:value-type="float">
            <text:p>0,0544686317443848</text:p>
          </table:table-cell>
          <table:table-cell office:value-type="float" office:value="57" calcext:value-type="float">
            <text:p>57</text:p>
          </table:table-cell>
          <table:table-cell office:value-type="float" office:value="0.000955590030603242" calcext:value-type="float">
            <text:p>0,00095559003060324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619945526123047" calcext:value-type="float">
            <text:p>0,0619945526123047</text:p>
          </table:table-cell>
          <table:table-cell office:value-type="float" office:value="57" calcext:value-type="float">
            <text:p>57</text:p>
          </table:table-cell>
          <table:table-cell office:value-type="float" office:value="0.00108762373004043" calcext:value-type="float">
            <text:p>0,0010876237300404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42681217193604" calcext:value-type="float">
            <text:p>0,0542681217193604</text:p>
          </table:table-cell>
          <table:table-cell office:value-type="float" office:value="57" calcext:value-type="float">
            <text:p>57</text:p>
          </table:table-cell>
          <table:table-cell office:value-type="float" office:value="0.000952072310865971" calcext:value-type="float">
            <text:p>0,00095207231086597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651350021362305" calcext:value-type="float">
            <text:p>0,0651350021362305</text:p>
          </table:table-cell>
          <table:table-cell office:value-type="float" office:value="57" calcext:value-type="float">
            <text:p>57</text:p>
          </table:table-cell>
          <table:table-cell office:value-type="float" office:value="0.00114271933572334" calcext:value-type="float">
            <text:p>0,0011427193357233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570709705352783" calcext:value-type="float">
            <text:p>0,0570709705352783</text:p>
          </table:table-cell>
          <table:table-cell office:value-type="float" office:value="57" calcext:value-type="float">
            <text:p>57</text:p>
          </table:table-cell>
          <table:table-cell office:value-type="float" office:value="0.00100124509711015" calcext:value-type="float">
            <text:p>0,0010012450971101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569746494293213" calcext:value-type="float">
            <text:p>0,0569746494293213</text:p>
          </table:table-cell>
          <table:table-cell office:value-type="float" office:value="57" calcext:value-type="float">
            <text:p>57</text:p>
          </table:table-cell>
          <table:table-cell office:value-type="float" office:value="0.000999555253145988" calcext:value-type="float">
            <text:p>0,00099955525314598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596175193786621" calcext:value-type="float">
            <text:p>0,0596175193786621</text:p>
          </table:table-cell>
          <table:table-cell office:value-type="float" office:value="57" calcext:value-type="float">
            <text:p>57</text:p>
          </table:table-cell>
          <table:table-cell office:value-type="float" office:value="0.00104592139260811" calcext:value-type="float">
            <text:p>0,0010459213926081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603272914886475" calcext:value-type="float">
            <text:p>0,0603272914886475</text:p>
          </table:table-cell>
          <table:table-cell office:value-type="float" office:value="57" calcext:value-type="float">
            <text:p>57</text:p>
          </table:table-cell>
          <table:table-cell office:value-type="float" office:value="0.00105837353488855" calcext:value-type="float">
            <text:p>0,0010583735348885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610990524291992" calcext:value-type="float">
            <text:p>0,0610990524291992</text:p>
          </table:table-cell>
          <table:table-cell office:value-type="float" office:value="57" calcext:value-type="float">
            <text:p>57</text:p>
          </table:table-cell>
          <table:table-cell office:value-type="float" office:value="0.00107191320051227" calcext:value-type="float">
            <text:p>0,0010719132005122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46424388885498" calcext:value-type="float">
            <text:p>0,0546424388885498</text:p>
          </table:table-cell>
          <table:table-cell office:value-type="float" office:value="57" calcext:value-type="float">
            <text:p>57</text:p>
          </table:table-cell>
          <table:table-cell office:value-type="float" office:value="0.000958639278746488" calcext:value-type="float">
            <text:p>0,00095863927874648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601511001586914" calcext:value-type="float">
            <text:p>0,0601511001586914</text:p>
          </table:table-cell>
          <table:table-cell office:value-type="float" office:value="57" calcext:value-type="float">
            <text:p>57</text:p>
          </table:table-cell>
          <table:table-cell office:value-type="float" office:value="0.00105528245892441" calcext:value-type="float">
            <text:p>0,0010552824589244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57553768157959" calcext:value-type="float">
            <text:p>0,057553768157959</text:p>
          </table:table-cell>
          <table:table-cell office:value-type="float" office:value="57" calcext:value-type="float">
            <text:p>57</text:p>
          </table:table-cell>
          <table:table-cell office:value-type="float" office:value="0.00100971523084139" calcext:value-type="float">
            <text:p>0,0010097152308413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572206974029541" calcext:value-type="float">
            <text:p>0,0572206974029541</text:p>
          </table:table-cell>
          <table:table-cell office:value-type="float" office:value="57" calcext:value-type="float">
            <text:p>57</text:p>
          </table:table-cell>
          <table:table-cell office:value-type="float" office:value="0.00100387188426235" calcext:value-type="float">
            <text:p>0,0010038718842623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529782772064209" calcext:value-type="float">
            <text:p>0,0529782772064209</text:p>
          </table:table-cell>
          <table:table-cell office:value-type="float" office:value="57" calcext:value-type="float">
            <text:p>57</text:p>
          </table:table-cell>
          <table:table-cell office:value-type="float" office:value="0.00092944345976177" calcext:value-type="float">
            <text:p>0,0009294434597617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546557903289795" calcext:value-type="float">
            <text:p>0,0546557903289795</text:p>
          </table:table-cell>
          <table:table-cell office:value-type="float" office:value="57" calcext:value-type="float">
            <text:p>57</text:p>
          </table:table-cell>
          <table:table-cell office:value-type="float" office:value="0.0009588735145435" calcext:value-type="float">
            <text:p>0,000958873514543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637426376342773" calcext:value-type="float">
            <text:p>0,0637426376342773</text:p>
          </table:table-cell>
          <table:table-cell office:value-type="float" office:value="57" calcext:value-type="float">
            <text:p>57</text:p>
          </table:table-cell>
          <table:table-cell office:value-type="float" office:value="0.00111829188832066" calcext:value-type="float">
            <text:p>0,0011182918883206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571920871734619" calcext:value-type="float">
            <text:p>0,0571920871734619</text:p>
          </table:table-cell>
          <table:table-cell office:value-type="float" office:value="57" calcext:value-type="float">
            <text:p>57</text:p>
          </table:table-cell>
          <table:table-cell office:value-type="float" office:value="0.00100336995041161" calcext:value-type="float">
            <text:p>0,0010033699504116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567448139190674" calcext:value-type="float">
            <text:p>0,0567448139190674</text:p>
          </table:table-cell>
          <table:table-cell office:value-type="float" office:value="57" calcext:value-type="float">
            <text:p>57</text:p>
          </table:table-cell>
          <table:table-cell office:value-type="float" office:value="0.000995523051211708" calcext:value-type="float">
            <text:p>0,0009955230512117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543456077575684" calcext:value-type="float">
            <text:p>0,0543456077575684</text:p>
          </table:table-cell>
          <table:table-cell office:value-type="float" office:value="57" calcext:value-type="float">
            <text:p>57</text:p>
          </table:table-cell>
          <table:table-cell office:value-type="float" office:value="0.000953431715045059" calcext:value-type="float">
            <text:p>0,00095343171504505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592248439788818" calcext:value-type="float">
            <text:p>0,0592248439788818</text:p>
          </table:table-cell>
          <table:table-cell office:value-type="float" office:value="57" calcext:value-type="float">
            <text:p>57</text:p>
          </table:table-cell>
          <table:table-cell office:value-type="float" office:value="0.0010390323505067" calcext:value-type="float">
            <text:p>0,001039032350506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570509433746338" calcext:value-type="float">
            <text:p>0,0570509433746338</text:p>
          </table:table-cell>
          <table:table-cell office:value-type="float" office:value="57" calcext:value-type="float">
            <text:p>57</text:p>
          </table:table-cell>
          <table:table-cell office:value-type="float" office:value="0.00100089374341463" calcext:value-type="float">
            <text:p>0,0010008937434146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615081787109375" calcext:value-type="float">
            <text:p>0,0615081787109375</text:p>
          </table:table-cell>
          <table:table-cell office:value-type="float" office:value="57" calcext:value-type="float">
            <text:p>57</text:p>
          </table:table-cell>
          <table:table-cell office:value-type="float" office:value="0.00107909085457785" calcext:value-type="float">
            <text:p>0,0010790908545778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616819858551025" calcext:value-type="float">
            <text:p>0,0616819858551025</text:p>
          </table:table-cell>
          <table:table-cell office:value-type="float" office:value="57" calcext:value-type="float">
            <text:p>57</text:p>
          </table:table-cell>
          <table:table-cell office:value-type="float" office:value="0.0010821401027211" calcext:value-type="float">
            <text:p>0,001082140102721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590114593505859" calcext:value-type="float">
            <text:p>0,0590114593505859</text:p>
          </table:table-cell>
          <table:table-cell office:value-type="float" office:value="57" calcext:value-type="float">
            <text:p>57</text:p>
          </table:table-cell>
          <table:table-cell office:value-type="float" office:value="0.0010352887605366" calcext:value-type="float">
            <text:p>0,001035288760536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619852542877197" calcext:value-type="float">
            <text:p>0,0619852542877197</text:p>
          </table:table-cell>
          <table:table-cell office:value-type="float" office:value="57" calcext:value-type="float">
            <text:p>57</text:p>
          </table:table-cell>
          <table:table-cell office:value-type="float" office:value="0.00108746060153894" calcext:value-type="float">
            <text:p>0,0010874606015389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57164192199707" calcext:value-type="float">
            <text:p>0,057164192199707</text:p>
          </table:table-cell>
          <table:table-cell office:value-type="float" office:value="57" calcext:value-type="float">
            <text:p>57</text:p>
          </table:table-cell>
          <table:table-cell office:value-type="float" office:value="0.00100288056490714" calcext:value-type="float">
            <text:p>0,0010028805649071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543646812438965" calcext:value-type="float">
            <text:p>0,0543646812438965</text:p>
          </table:table-cell>
          <table:table-cell office:value-type="float" office:value="57" calcext:value-type="float">
            <text:p>57</text:p>
          </table:table-cell>
          <table:table-cell office:value-type="float" office:value="0.000953766337612219" calcext:value-type="float">
            <text:p>0,00095376633761221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586404800415039" calcext:value-type="float">
            <text:p>0,0586404800415039</text:p>
          </table:table-cell>
          <table:table-cell office:value-type="float" office:value="57" calcext:value-type="float">
            <text:p>57</text:p>
          </table:table-cell>
          <table:table-cell office:value-type="float" office:value="0.00102878035160533" calcext:value-type="float">
            <text:p>0,0010287803516053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568633079528809" calcext:value-type="float">
            <text:p>0,0568633079528809</text:p>
          </table:table-cell>
          <table:table-cell office:value-type="float" office:value="57" calcext:value-type="float">
            <text:p>57</text:p>
          </table:table-cell>
          <table:table-cell office:value-type="float" office:value="0.000997601893910191" calcext:value-type="float">
            <text:p>0,00099760189391019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569231510162354" calcext:value-type="float">
            <text:p>0,0569231510162354</text:p>
          </table:table-cell>
          <table:table-cell office:value-type="float" office:value="57" calcext:value-type="float">
            <text:p>57</text:p>
          </table:table-cell>
          <table:table-cell office:value-type="float" office:value="0.000998651772214655" calcext:value-type="float">
            <text:p>0,00099865177221465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536539554595947" calcext:value-type="float">
            <text:p>0,0536539554595947</text:p>
          </table:table-cell>
          <table:table-cell office:value-type="float" office:value="57" calcext:value-type="float">
            <text:p>57</text:p>
          </table:table-cell>
          <table:table-cell office:value-type="float" office:value="0.000941297464203416" calcext:value-type="float">
            <text:p>0,00094129746420341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58469295501709" calcext:value-type="float">
            <text:p>0,058469295501709</text:p>
          </table:table-cell>
          <table:table-cell office:value-type="float" office:value="57" calcext:value-type="float">
            <text:p>57</text:p>
          </table:table-cell>
          <table:table-cell office:value-type="float" office:value="0.00102577711406507" calcext:value-type="float">
            <text:p>0,0010257771140650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575246810913086" calcext:value-type="float">
            <text:p>0,0575246810913086</text:p>
          </table:table-cell>
          <table:table-cell office:value-type="float" office:value="57" calcext:value-type="float">
            <text:p>57</text:p>
          </table:table-cell>
          <table:table-cell office:value-type="float" office:value="0.00100920493142647" calcext:value-type="float">
            <text:p>0,0010092049314264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34484386444092" calcext:value-type="float">
            <text:p>0,0534484386444092</text:p>
          </table:table-cell>
          <table:table-cell office:value-type="float" office:value="57" calcext:value-type="float">
            <text:p>57</text:p>
          </table:table-cell>
          <table:table-cell office:value-type="float" office:value="0.000937691906042266" calcext:value-type="float">
            <text:p>0,00093769190604226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60570240020752" calcext:value-type="float">
            <text:p>0,060570240020752</text:p>
          </table:table-cell>
          <table:table-cell office:value-type="float" office:value="57" calcext:value-type="float">
            <text:p>57</text:p>
          </table:table-cell>
          <table:table-cell office:value-type="float" office:value="0.00106263578983775" calcext:value-type="float">
            <text:p>0,0010626357898377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555062294006348" calcext:value-type="float">
            <text:p>0,0555062294006348</text:p>
          </table:table-cell>
          <table:table-cell office:value-type="float" office:value="57" calcext:value-type="float">
            <text:p>57</text:p>
          </table:table-cell>
          <table:table-cell office:value-type="float" office:value="0.00097379349825675" calcext:value-type="float">
            <text:p>0,0009737934982567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101754188537598" calcext:value-type="float">
            <text:p>0,101754188537598</text:p>
          </table:table-cell>
          <table:table-cell office:value-type="float" office:value="42" calcext:value-type="float">
            <text:p>42</text:p>
          </table:table-cell>
          <table:table-cell office:value-type="float" office:value="0.00242271877470471" calcext:value-type="float">
            <text:p>0,0024227187747047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570669174194336" calcext:value-type="float">
            <text:p>0,0570669174194336</text:p>
          </table:table-cell>
          <table:table-cell office:value-type="float" office:value="42" calcext:value-type="float">
            <text:p>42</text:p>
          </table:table-cell>
          <table:table-cell office:value-type="float" office:value="0.00135873612903413" calcext:value-type="float">
            <text:p>0,0013587361290341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550320148468018" calcext:value-type="float">
            <text:p>0,0550320148468018</text:p>
          </table:table-cell>
          <table:table-cell office:value-type="float" office:value="42" calcext:value-type="float">
            <text:p>42</text:p>
          </table:table-cell>
          <table:table-cell office:value-type="float" office:value="0.00131028606778099" calcext:value-type="float">
            <text:p>0,0013102860677809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550947189331055" calcext:value-type="float">
            <text:p>0,0550947189331055</text:p>
          </table:table-cell>
          <table:table-cell office:value-type="float" office:value="42" calcext:value-type="float">
            <text:p>42</text:p>
          </table:table-cell>
          <table:table-cell office:value-type="float" office:value="0.0013117790222168" calcext:value-type="float">
            <text:p>0,001311779022216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584530830383301" calcext:value-type="float">
            <text:p>0,0584530830383301</text:p>
          </table:table-cell>
          <table:table-cell office:value-type="float" office:value="42" calcext:value-type="float">
            <text:p>42</text:p>
          </table:table-cell>
          <table:table-cell office:value-type="float" office:value="0.00139174007234119" calcext:value-type="float">
            <text:p>0,0013917400723411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533154010772705" calcext:value-type="float">
            <text:p>0,0533154010772705</text:p>
          </table:table-cell>
          <table:table-cell office:value-type="float" office:value="42" calcext:value-type="float">
            <text:p>42</text:p>
          </table:table-cell>
          <table:table-cell office:value-type="float" office:value="0.00126941431136358" calcext:value-type="float">
            <text:p>0,0012694143113635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520763397216797" calcext:value-type="float">
            <text:p>0,0520763397216797</text:p>
          </table:table-cell>
          <table:table-cell office:value-type="float" office:value="42" calcext:value-type="float">
            <text:p>42</text:p>
          </table:table-cell>
          <table:table-cell office:value-type="float" office:value="0.00123991285051618" calcext:value-type="float">
            <text:p>0,0012399128505161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525493621826172" calcext:value-type="float">
            <text:p>0,0525493621826172</text:p>
          </table:table-cell>
          <table:table-cell office:value-type="float" office:value="42" calcext:value-type="float">
            <text:p>42</text:p>
          </table:table-cell>
          <table:table-cell office:value-type="float" office:value="0.00125117529006231" calcext:value-type="float">
            <text:p>0,0012511752900623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547823905944824" calcext:value-type="float">
            <text:p>0,0547823905944824</text:p>
          </table:table-cell>
          <table:table-cell office:value-type="float" office:value="42" calcext:value-type="float">
            <text:p>42</text:p>
          </table:table-cell>
          <table:table-cell office:value-type="float" office:value="0.00130434263320196" calcext:value-type="float">
            <text:p>0,0013043426332019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541534423828125" calcext:value-type="float">
            <text:p>0,0541534423828125</text:p>
          </table:table-cell>
          <table:table-cell office:value-type="float" office:value="42" calcext:value-type="float">
            <text:p>42</text:p>
          </table:table-cell>
          <table:table-cell office:value-type="float" office:value="0.00128936767578125" calcext:value-type="float">
            <text:p>0,0012893676757812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54645299911499" calcext:value-type="float">
            <text:p>0,054645299911499</text:p>
          </table:table-cell>
          <table:table-cell office:value-type="float" office:value="42" calcext:value-type="float">
            <text:p>42</text:p>
          </table:table-cell>
          <table:table-cell office:value-type="float" office:value="0.00130107856932141" calcext:value-type="float">
            <text:p>0,0013010785693214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521693229675293" calcext:value-type="float">
            <text:p>0,0521693229675293</text:p>
          </table:table-cell>
          <table:table-cell office:value-type="float" office:value="42" calcext:value-type="float">
            <text:p>42</text:p>
          </table:table-cell>
          <table:table-cell office:value-type="float" office:value="0.00124212673732213" calcext:value-type="float">
            <text:p>0,0012421267373221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568094253540039" calcext:value-type="float">
            <text:p>0,0568094253540039</text:p>
          </table:table-cell>
          <table:table-cell office:value-type="float" office:value="42" calcext:value-type="float">
            <text:p>42</text:p>
          </table:table-cell>
          <table:table-cell office:value-type="float" office:value="0.00135260536557152" calcext:value-type="float">
            <text:p>0,0013526053655715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34083843231201" calcext:value-type="float">
            <text:p>0,0534083843231201</text:p>
          </table:table-cell>
          <table:table-cell office:value-type="float" office:value="42" calcext:value-type="float">
            <text:p>42</text:p>
          </table:table-cell>
          <table:table-cell office:value-type="float" office:value="0.00127162819816953" calcext:value-type="float">
            <text:p>0,0012716281981695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562863349914551" calcext:value-type="float">
            <text:p>0,0562863349914551</text:p>
          </table:table-cell>
          <table:table-cell office:value-type="float" office:value="42" calcext:value-type="float">
            <text:p>42</text:p>
          </table:table-cell>
          <table:table-cell office:value-type="float" office:value="0.00134015083312988" calcext:value-type="float">
            <text:p>0,0013401508331298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53314208984375" calcext:value-type="float">
            <text:p>0,053314208984375</text:p>
          </table:table-cell>
          <table:table-cell office:value-type="float" office:value="42" calcext:value-type="float">
            <text:p>42</text:p>
          </table:table-cell>
          <table:table-cell office:value-type="float" office:value="0.0012693859281994" calcext:value-type="float">
            <text:p>0,001269385928199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525312423706055" calcext:value-type="float">
            <text:p>0,0525312423706055</text:p>
          </table:table-cell>
          <table:table-cell office:value-type="float" office:value="42" calcext:value-type="float">
            <text:p>42</text:p>
          </table:table-cell>
          <table:table-cell office:value-type="float" office:value="0.0012507438659668" calcext:value-type="float">
            <text:p>0,001250743865966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47375679016113" calcext:value-type="float">
            <text:p>0,0547375679016113</text:p>
          </table:table-cell>
          <table:table-cell office:value-type="float" office:value="42" calcext:value-type="float">
            <text:p>42</text:p>
          </table:table-cell>
          <table:table-cell office:value-type="float" office:value="0.00130327542622884" calcext:value-type="float">
            <text:p>0,0013032754262288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555768013000488" calcext:value-type="float">
            <text:p>0,0555768013000488</text:p>
          </table:table-cell>
          <table:table-cell office:value-type="float" office:value="42" calcext:value-type="float">
            <text:p>42</text:p>
          </table:table-cell>
          <table:table-cell office:value-type="float" office:value="0.00132325717381069" calcext:value-type="float">
            <text:p>0,0013232571738106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530481338500977" calcext:value-type="float">
            <text:p>0,0530481338500977</text:p>
          </table:table-cell>
          <table:table-cell office:value-type="float" office:value="42" calcext:value-type="float">
            <text:p>42</text:p>
          </table:table-cell>
          <table:table-cell office:value-type="float" office:value="0.00126305080595471" calcext:value-type="float">
            <text:p>0,0012630508059547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576419830322266" calcext:value-type="float">
            <text:p>0,0576419830322266</text:p>
          </table:table-cell>
          <table:table-cell office:value-type="float" office:value="42" calcext:value-type="float">
            <text:p>42</text:p>
          </table:table-cell>
          <table:table-cell office:value-type="float" office:value="0.00137242816743397" calcext:value-type="float">
            <text:p>0,0013724281674339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38103580474854" calcext:value-type="float">
            <text:p>0,0538103580474854</text:p>
          </table:table-cell>
          <table:table-cell office:value-type="float" office:value="42" calcext:value-type="float">
            <text:p>42</text:p>
          </table:table-cell>
          <table:table-cell office:value-type="float" office:value="0.0012811990011306" calcext:value-type="float">
            <text:p>0,001281199001130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527386665344238" calcext:value-type="float">
            <text:p>0,0527386665344238</text:p>
          </table:table-cell>
          <table:table-cell office:value-type="float" office:value="42" calcext:value-type="float">
            <text:p>42</text:p>
          </table:table-cell>
          <table:table-cell office:value-type="float" office:value="0.0012556825365339" calcext:value-type="float">
            <text:p>0,001255682536533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546956062316895" calcext:value-type="float">
            <text:p>0,0546956062316895</text:p>
          </table:table-cell>
          <table:table-cell office:value-type="float" office:value="42" calcext:value-type="float">
            <text:p>42</text:p>
          </table:table-cell>
          <table:table-cell office:value-type="float" office:value="0.00130227633884975" calcext:value-type="float">
            <text:p>0,0013022763388497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44941425323486" calcext:value-type="float">
            <text:p>0,0544941425323486</text:p>
          </table:table-cell>
          <table:table-cell office:value-type="float" office:value="42" calcext:value-type="float">
            <text:p>42</text:p>
          </table:table-cell>
          <table:table-cell office:value-type="float" office:value="0.00129747958410354" calcext:value-type="float">
            <text:p>0,0012974795841035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510580539703369" calcext:value-type="float">
            <text:p>0,0510580539703369</text:p>
          </table:table-cell>
          <table:table-cell office:value-type="float" office:value="42" calcext:value-type="float">
            <text:p>42</text:p>
          </table:table-cell>
          <table:table-cell office:value-type="float" office:value="0.00121566795167469" calcext:value-type="float">
            <text:p>0,0012156679516746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513544082641602" calcext:value-type="float">
            <text:p>0,0513544082641602</text:p>
          </table:table-cell>
          <table:table-cell office:value-type="float" office:value="42" calcext:value-type="float">
            <text:p>42</text:p>
          </table:table-cell>
          <table:table-cell office:value-type="float" office:value="0.00122272400628953" calcext:value-type="float">
            <text:p>0,0012227240062895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541360378265381" calcext:value-type="float">
            <text:p>0,0541360378265381</text:p>
          </table:table-cell>
          <table:table-cell office:value-type="float" office:value="42" calcext:value-type="float">
            <text:p>42</text:p>
          </table:table-cell>
          <table:table-cell office:value-type="float" office:value="0.00128895328158424" calcext:value-type="float">
            <text:p>0,0012889532815842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602548122406006" calcext:value-type="float">
            <text:p>0,0602548122406006</text:p>
          </table:table-cell>
          <table:table-cell office:value-type="float" office:value="42" calcext:value-type="float">
            <text:p>42</text:p>
          </table:table-cell>
          <table:table-cell office:value-type="float" office:value="0.00143463838668097" calcext:value-type="float">
            <text:p>0,0014346383866809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27980327606201" calcext:value-type="float">
            <text:p>0,0527980327606201</text:p>
          </table:table-cell>
          <table:table-cell office:value-type="float" office:value="42" calcext:value-type="float">
            <text:p>42</text:p>
          </table:table-cell>
          <table:table-cell office:value-type="float" office:value="0.00125709601811" calcext:value-type="float">
            <text:p>0,0012570960181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620501041412354" calcext:value-type="float">
            <text:p>0,0620501041412354</text:p>
          </table:table-cell>
          <table:table-cell office:value-type="float" office:value="42" calcext:value-type="float">
            <text:p>42</text:p>
          </table:table-cell>
          <table:table-cell office:value-type="float" office:value="0.00147738343193418" calcext:value-type="float">
            <text:p>0,0014773834319341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593481063842773" calcext:value-type="float">
            <text:p>0,0593481063842773</text:p>
          </table:table-cell>
          <table:table-cell office:value-type="float" office:value="42" calcext:value-type="float">
            <text:p>42</text:p>
          </table:table-cell>
          <table:table-cell office:value-type="float" office:value="0.0014130501520066" calcext:value-type="float">
            <text:p>0,001413050152006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547606945037842" calcext:value-type="float">
            <text:p>0,0547606945037842</text:p>
          </table:table-cell>
          <table:table-cell office:value-type="float" office:value="42" calcext:value-type="float">
            <text:p>42</text:p>
          </table:table-cell>
          <table:table-cell office:value-type="float" office:value="0.00130382605961391" calcext:value-type="float">
            <text:p>0,0013038260596139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53830623626709" calcext:value-type="float">
            <text:p>0,053830623626709</text:p>
          </table:table-cell>
          <table:table-cell office:value-type="float" office:value="42" calcext:value-type="float">
            <text:p>42</text:p>
          </table:table-cell>
          <table:table-cell office:value-type="float" office:value="0.00128168151492164" calcext:value-type="float">
            <text:p>0,0012816815149216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589559078216553" calcext:value-type="float">
            <text:p>0,0589559078216553</text:p>
          </table:table-cell>
          <table:table-cell office:value-type="float" office:value="42" calcext:value-type="float">
            <text:p>42</text:p>
          </table:table-cell>
          <table:table-cell office:value-type="float" office:value="0.00140371209099179" calcext:value-type="float">
            <text:p>0,0014037120909917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543065071105957" calcext:value-type="float">
            <text:p>0,0543065071105957</text:p>
          </table:table-cell>
          <table:table-cell office:value-type="float" office:value="42" calcext:value-type="float">
            <text:p>42</text:p>
          </table:table-cell>
          <table:table-cell office:value-type="float" office:value="0.0012930120740618" calcext:value-type="float">
            <text:p>0,001293012074061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568389892578125" calcext:value-type="float">
            <text:p>0,0568389892578125</text:p>
          </table:table-cell>
          <table:table-cell office:value-type="float" office:value="42" calcext:value-type="float">
            <text:p>42</text:p>
          </table:table-cell>
          <table:table-cell office:value-type="float" office:value="0.00135330926804315" calcext:value-type="float">
            <text:p>0,0013533092680431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537793636322022" calcext:value-type="float">
            <text:p>0,0537793636322022</text:p>
          </table:table-cell>
          <table:table-cell office:value-type="float" office:value="42" calcext:value-type="float">
            <text:p>42</text:p>
          </table:table-cell>
          <table:table-cell office:value-type="float" office:value="0.00128046103886196" calcext:value-type="float">
            <text:p>0,0012804610388619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598773956298828" calcext:value-type="float">
            <text:p>0,0598773956298828</text:p>
          </table:table-cell>
          <table:table-cell office:value-type="float" office:value="42" calcext:value-type="float">
            <text:p>42</text:p>
          </table:table-cell>
          <table:table-cell office:value-type="float" office:value="0.00142565227690197" calcext:value-type="float">
            <text:p>0,0014256522769019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54638147354126" calcext:value-type="float">
            <text:p>0,054638147354126</text:p>
          </table:table-cell>
          <table:table-cell office:value-type="float" office:value="42" calcext:value-type="float">
            <text:p>42</text:p>
          </table:table-cell>
          <table:table-cell office:value-type="float" office:value="0.00130090827033633" calcext:value-type="float">
            <text:p>0,0013009082703363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536508560180664" calcext:value-type="float">
            <text:p>0,0536508560180664</text:p>
          </table:table-cell>
          <table:table-cell office:value-type="float" office:value="42" calcext:value-type="float">
            <text:p>42</text:p>
          </table:table-cell>
          <table:table-cell office:value-type="float" office:value="0.00127740133376349" calcext:value-type="float">
            <text:p>0,0012774013337634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23426532745361" calcext:value-type="float">
            <text:p>0,0523426532745361</text:p>
          </table:table-cell>
          <table:table-cell office:value-type="float" office:value="42" calcext:value-type="float">
            <text:p>42</text:p>
          </table:table-cell>
          <table:table-cell office:value-type="float" office:value="0.00124625364939372" calcext:value-type="float">
            <text:p>0,0012462536493937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584292411804199" calcext:value-type="float">
            <text:p>0,0584292411804199</text:p>
          </table:table-cell>
          <table:table-cell office:value-type="float" office:value="42" calcext:value-type="float">
            <text:p>42</text:p>
          </table:table-cell>
          <table:table-cell office:value-type="float" office:value="0.00139117240905762" calcext:value-type="float">
            <text:p>0,0013911724090576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507471561431885" calcext:value-type="float">
            <text:p>0,0507471561431885</text:p>
          </table:table-cell>
          <table:table-cell office:value-type="float" office:value="42" calcext:value-type="float">
            <text:p>42</text:p>
          </table:table-cell>
          <table:table-cell office:value-type="float" office:value="0.00120826562245687" calcext:value-type="float">
            <text:p>0,0012082656224568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604016780853272" calcext:value-type="float">
            <text:p>0,0604016780853272</text:p>
          </table:table-cell>
          <table:table-cell office:value-type="float" office:value="42" calcext:value-type="float">
            <text:p>42</text:p>
          </table:table-cell>
          <table:table-cell office:value-type="float" office:value="0.00143813519250779" calcext:value-type="float">
            <text:p>0,0014381351925077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345511674880981" calcext:value-type="float">
            <text:p>0,345511674880981</text:p>
          </table:table-cell>
          <table:table-cell office:value-type="float" office:value="42" calcext:value-type="float">
            <text:p>42</text:p>
          </table:table-cell>
          <table:table-cell office:value-type="float" office:value="0.00822646844954718" calcext:value-type="float">
            <text:p>0,0082264684495471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639286041259766" calcext:value-type="float">
            <text:p>0,0639286041259766</text:p>
          </table:table-cell>
          <table:table-cell office:value-type="float" office:value="42" calcext:value-type="float">
            <text:p>42</text:p>
          </table:table-cell>
          <table:table-cell office:value-type="float" office:value="0.00152210962204706" calcext:value-type="float">
            <text:p>0,0015221096220470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621418952941895" calcext:value-type="float">
            <text:p>0,0621418952941895</text:p>
          </table:table-cell>
          <table:table-cell office:value-type="float" office:value="42" calcext:value-type="float">
            <text:p>42</text:p>
          </table:table-cell>
          <table:table-cell office:value-type="float" office:value="0.00147956893557594" calcext:value-type="float">
            <text:p>0,0014795689355759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662055015563965" calcext:value-type="float">
            <text:p>0,0662055015563965</text:p>
          </table:table-cell>
          <table:table-cell office:value-type="float" office:value="42" calcext:value-type="float">
            <text:p>42</text:p>
          </table:table-cell>
          <table:table-cell office:value-type="float" office:value="0.00157632146562849" calcext:value-type="float">
            <text:p>0,0015763214656284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681343078613281" calcext:value-type="float">
            <text:p>0,0681343078613281</text:p>
          </table:table-cell>
          <table:table-cell office:value-type="float" office:value="42" calcext:value-type="float">
            <text:p>42</text:p>
          </table:table-cell>
          <table:table-cell office:value-type="float" office:value="0.00162224542526972" calcext:value-type="float">
            <text:p>0,0016222454252697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653645992279053" calcext:value-type="float">
            <text:p>0,0653645992279053</text:p>
          </table:table-cell>
          <table:table-cell office:value-type="float" office:value="42" calcext:value-type="float">
            <text:p>42</text:p>
          </table:table-cell>
          <table:table-cell office:value-type="float" office:value="0.00155629998161679" calcext:value-type="float">
            <text:p>0,0015562999816167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684380531311035" calcext:value-type="float">
            <text:p>0,0684380531311035</text:p>
          </table:table-cell>
          <table:table-cell office:value-type="float" office:value="42" calcext:value-type="float">
            <text:p>42</text:p>
          </table:table-cell>
          <table:table-cell office:value-type="float" office:value="0.00162947745550246" calcext:value-type="float">
            <text:p>0,0016294774555024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728869438171387" calcext:value-type="float">
            <text:p>0,0728869438171387</text:p>
          </table:table-cell>
          <table:table-cell office:value-type="float" office:value="42" calcext:value-type="float">
            <text:p>42</text:p>
          </table:table-cell>
          <table:table-cell office:value-type="float" office:value="0.00173540342421759" calcext:value-type="float">
            <text:p>0,0017354034242175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721988677978516" calcext:value-type="float">
            <text:p>0,0721988677978516</text:p>
          </table:table-cell>
          <table:table-cell office:value-type="float" office:value="42" calcext:value-type="float">
            <text:p>42</text:p>
          </table:table-cell>
          <table:table-cell office:value-type="float" office:value="0.00171902066185361" calcext:value-type="float">
            <text:p>0,0017190206618536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690131187438965" calcext:value-type="float">
            <text:p>0,0690131187438965</text:p>
          </table:table-cell>
          <table:table-cell office:value-type="float" office:value="42" calcext:value-type="float">
            <text:p>42</text:p>
          </table:table-cell>
          <table:table-cell office:value-type="float" office:value="0.0016431694939023" calcext:value-type="float">
            <text:p>0,001643169493902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689146518707275" calcext:value-type="float">
            <text:p>0,0689146518707275</text:p>
          </table:table-cell>
          <table:table-cell office:value-type="float" office:value="42" calcext:value-type="float">
            <text:p>42</text:p>
          </table:table-cell>
          <table:table-cell office:value-type="float" office:value="0.00164082504454113" calcext:value-type="float">
            <text:p>0,0016408250445411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636701583862305" calcext:value-type="float">
            <text:p>0,0636701583862305</text:p>
          </table:table-cell>
          <table:table-cell office:value-type="float" office:value="42" calcext:value-type="float">
            <text:p>42</text:p>
          </table:table-cell>
          <table:table-cell office:value-type="float" office:value="0.00151595615205311" calcext:value-type="float">
            <text:p>0,0015159561520531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663595199584961" calcext:value-type="float">
            <text:p>0,0663595199584961</text:p>
          </table:table-cell>
          <table:table-cell office:value-type="float" office:value="42" calcext:value-type="float">
            <text:p>42</text:p>
          </table:table-cell>
          <table:table-cell office:value-type="float" office:value="0.00157998857044038" calcext:value-type="float">
            <text:p>0,0015799885704403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717179775238037" calcext:value-type="float">
            <text:p>0,0717179775238037</text:p>
          </table:table-cell>
          <table:table-cell office:value-type="float" office:value="42" calcext:value-type="float">
            <text:p>42</text:p>
          </table:table-cell>
          <table:table-cell office:value-type="float" office:value="0.0017075708934239" calcext:value-type="float">
            <text:p>0,001707570893423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636749267578125" calcext:value-type="float">
            <text:p>0,0636749267578125</text:p>
          </table:table-cell>
          <table:table-cell office:value-type="float" office:value="42" calcext:value-type="float">
            <text:p>42</text:p>
          </table:table-cell>
          <table:table-cell office:value-type="float" office:value="0.00151606968470982" calcext:value-type="float">
            <text:p>0,0015160696847098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844411849975586" calcext:value-type="float">
            <text:p>0,0844411849975586</text:p>
          </table:table-cell>
          <table:table-cell office:value-type="float" office:value="42" calcext:value-type="float">
            <text:p>42</text:p>
          </table:table-cell>
          <table:table-cell office:value-type="float" office:value="0.00201050440470378" calcext:value-type="float">
            <text:p>0,0020105044047037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693862438201904" calcext:value-type="float">
            <text:p>0,0693862438201904</text:p>
          </table:table-cell>
          <table:table-cell office:value-type="float" office:value="42" calcext:value-type="float">
            <text:p>42</text:p>
          </table:table-cell>
          <table:table-cell office:value-type="float" office:value="0.00165205342429025" calcext:value-type="float">
            <text:p>0,0016520534242902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64316987991333" calcext:value-type="float">
            <text:p>0,064316987991333</text:p>
          </table:table-cell>
          <table:table-cell office:value-type="float" office:value="42" calcext:value-type="float">
            <text:p>42</text:p>
          </table:table-cell>
          <table:table-cell office:value-type="float" office:value="0.0015313568569365" calcext:value-type="float">
            <text:p>0,001531356856936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668330192565918" calcext:value-type="float">
            <text:p>0,0668330192565918</text:p>
          </table:table-cell>
          <table:table-cell office:value-type="float" office:value="42" calcext:value-type="float">
            <text:p>42</text:p>
          </table:table-cell>
          <table:table-cell office:value-type="float" office:value="0.00159126236325219" calcext:value-type="float">
            <text:p>0,0015912623632521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662968158721924" calcext:value-type="float">
            <text:p>0,0662968158721924</text:p>
          </table:table-cell>
          <table:table-cell office:value-type="float" office:value="42" calcext:value-type="float">
            <text:p>42</text:p>
          </table:table-cell>
          <table:table-cell office:value-type="float" office:value="0.00157849561600458" calcext:value-type="float">
            <text:p>0,0015784956160045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698060989379883" calcext:value-type="float">
            <text:p>0,0698060989379883</text:p>
          </table:table-cell>
          <table:table-cell office:value-type="float" office:value="42" calcext:value-type="float">
            <text:p>42</text:p>
          </table:table-cell>
          <table:table-cell office:value-type="float" office:value="0.00166204997471401" calcext:value-type="float">
            <text:p>0,0016620499747140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653831958770752" calcext:value-type="float">
            <text:p>0,0653831958770752</text:p>
          </table:table-cell>
          <table:table-cell office:value-type="float" office:value="42" calcext:value-type="float">
            <text:p>42</text:p>
          </table:table-cell>
          <table:table-cell office:value-type="float" office:value="0.00155674275897798" calcext:value-type="float">
            <text:p>0,0015567427589779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637383460998535" calcext:value-type="float">
            <text:p>0,0637383460998535</text:p>
          </table:table-cell>
          <table:table-cell office:value-type="float" office:value="42" calcext:value-type="float">
            <text:p>42</text:p>
          </table:table-cell>
          <table:table-cell office:value-type="float" office:value="0.00151757966904413" calcext:value-type="float">
            <text:p>0,0015175796690441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677874088287354" calcext:value-type="float">
            <text:p>0,0677874088287354</text:p>
          </table:table-cell>
          <table:table-cell office:value-type="float" office:value="42" calcext:value-type="float">
            <text:p>42</text:p>
          </table:table-cell>
          <table:table-cell office:value-type="float" office:value="0.0016139859244937" calcext:value-type="float">
            <text:p>0,001613985924493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654497146606445" calcext:value-type="float">
            <text:p>0,0654497146606445</text:p>
          </table:table-cell>
          <table:table-cell office:value-type="float" office:value="42" calcext:value-type="float">
            <text:p>42</text:p>
          </table:table-cell>
          <table:table-cell office:value-type="float" office:value="0.00155832653953916" calcext:value-type="float">
            <text:p>0,0015583265395391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615365505218506" calcext:value-type="float">
            <text:p>0,0615365505218506</text:p>
          </table:table-cell>
          <table:table-cell office:value-type="float" office:value="42" calcext:value-type="float">
            <text:p>42</text:p>
          </table:table-cell>
          <table:table-cell office:value-type="float" office:value="0.00146515596480597" calcext:value-type="float">
            <text:p>0,0014651559648059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640368461608887" calcext:value-type="float">
            <text:p>0,0640368461608887</text:p>
          </table:table-cell>
          <table:table-cell office:value-type="float" office:value="42" calcext:value-type="float">
            <text:p>42</text:p>
          </table:table-cell>
          <table:table-cell office:value-type="float" office:value="0.00152468681335449" calcext:value-type="float">
            <text:p>0,0015246868133544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639307498931885" calcext:value-type="float">
            <text:p>0,0639307498931885</text:p>
          </table:table-cell>
          <table:table-cell office:value-type="float" office:value="42" calcext:value-type="float">
            <text:p>42</text:p>
          </table:table-cell>
          <table:table-cell office:value-type="float" office:value="0.00152216071174258" calcext:value-type="float">
            <text:p>0,0015221607117425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563695430755615" calcext:value-type="float">
            <text:p>0,0563695430755615</text:p>
          </table:table-cell>
          <table:table-cell office:value-type="float" office:value="42" calcext:value-type="float">
            <text:p>42</text:p>
          </table:table-cell>
          <table:table-cell office:value-type="float" office:value="0.00134213197798956" calcext:value-type="float">
            <text:p>0,0013421319779895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61959743499756" calcext:value-type="float">
            <text:p>0,0561959743499756</text:p>
          </table:table-cell>
          <table:table-cell office:value-type="float" office:value="42" calcext:value-type="float">
            <text:p>42</text:p>
          </table:table-cell>
          <table:table-cell office:value-type="float" office:value="0.00133799938928513" calcext:value-type="float">
            <text:p>0,0013379993892851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564520359039307" calcext:value-type="float">
            <text:p>0,0564520359039307</text:p>
          </table:table-cell>
          <table:table-cell office:value-type="float" office:value="42" calcext:value-type="float">
            <text:p>42</text:p>
          </table:table-cell>
          <table:table-cell office:value-type="float" office:value="0.00134409609295073" calcext:value-type="float">
            <text:p>0,0013440960929507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672140121459961" calcext:value-type="float">
            <text:p>0,0672140121459961</text:p>
          </table:table-cell>
          <table:table-cell office:value-type="float" office:value="42" calcext:value-type="float">
            <text:p>42</text:p>
          </table:table-cell>
          <table:table-cell office:value-type="float" office:value="0.00160033362252372" calcext:value-type="float">
            <text:p>0,0016003336225237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603229999542236" calcext:value-type="float">
            <text:p>0,0603229999542236</text:p>
          </table:table-cell>
          <table:table-cell office:value-type="float" office:value="42" calcext:value-type="float">
            <text:p>42</text:p>
          </table:table-cell>
          <table:table-cell office:value-type="float" office:value="0.00143626190367199" calcext:value-type="float">
            <text:p>0,0014362619036719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58765172958374" calcext:value-type="float">
            <text:p>0,058765172958374</text:p>
          </table:table-cell>
          <table:table-cell office:value-type="float" office:value="42" calcext:value-type="float">
            <text:p>42</text:p>
          </table:table-cell>
          <table:table-cell office:value-type="float" office:value="0.00139917078472319" calcext:value-type="float">
            <text:p>0,0013991707847231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533418655395508" calcext:value-type="float">
            <text:p>0,0533418655395508</text:p>
          </table:table-cell>
          <table:table-cell office:value-type="float" office:value="42" calcext:value-type="float">
            <text:p>42</text:p>
          </table:table-cell>
          <table:table-cell office:value-type="float" office:value="0.00127004441760835" calcext:value-type="float">
            <text:p>0,0012700444176083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555341243743897" calcext:value-type="float">
            <text:p>0,0555341243743897</text:p>
          </table:table-cell>
          <table:table-cell office:value-type="float" office:value="42" calcext:value-type="float">
            <text:p>42</text:p>
          </table:table-cell>
          <table:table-cell office:value-type="float" office:value="0.00132224105653309" calcext:value-type="float">
            <text:p>0,0013222410565330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522134304046631" calcext:value-type="float">
            <text:p>0,0522134304046631</text:p>
          </table:table-cell>
          <table:table-cell office:value-type="float" office:value="42" calcext:value-type="float">
            <text:p>42</text:p>
          </table:table-cell>
          <table:table-cell office:value-type="float" office:value="0.00124317691439674" calcext:value-type="float">
            <text:p>0,0012431769143967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554590225219727" calcext:value-type="float">
            <text:p>0,0554590225219727</text:p>
          </table:table-cell>
          <table:table-cell office:value-type="float" office:value="42" calcext:value-type="float">
            <text:p>42</text:p>
          </table:table-cell>
          <table:table-cell office:value-type="float" office:value="0.00132045291718983" calcext:value-type="float">
            <text:p>0,0013204529171898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58521032333374" calcext:value-type="float">
            <text:p>0,058521032333374</text:p>
          </table:table-cell>
          <table:table-cell office:value-type="float" office:value="42" calcext:value-type="float">
            <text:p>42</text:p>
          </table:table-cell>
          <table:table-cell office:value-type="float" office:value="0.00139335791269938" calcext:value-type="float">
            <text:p>0,0013933579126993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623886585235596" calcext:value-type="float">
            <text:p>0,0623886585235596</text:p>
          </table:table-cell>
          <table:table-cell office:value-type="float" office:value="42" calcext:value-type="float">
            <text:p>42</text:p>
          </table:table-cell>
          <table:table-cell office:value-type="float" office:value="0.00148544425056094" calcext:value-type="float">
            <text:p>0,0014854442505609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601937770843506" calcext:value-type="float">
            <text:p>0,0601937770843506</text:p>
          </table:table-cell>
          <table:table-cell office:value-type="float" office:value="42" calcext:value-type="float">
            <text:p>42</text:p>
          </table:table-cell>
          <table:table-cell office:value-type="float" office:value="0.00143318516867501" calcext:value-type="float">
            <text:p>0,0014331851686750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575392246246338" calcext:value-type="float">
            <text:p>0,0575392246246338</text:p>
          </table:table-cell>
          <table:table-cell office:value-type="float" office:value="42" calcext:value-type="float">
            <text:p>42</text:p>
          </table:table-cell>
          <table:table-cell office:value-type="float" office:value="0.00136998153868176" calcext:value-type="float">
            <text:p>0,0013699815386817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58603048324585" calcext:value-type="float">
            <text:p>0,058603048324585</text:p>
          </table:table-cell>
          <table:table-cell office:value-type="float" office:value="42" calcext:value-type="float">
            <text:p>42</text:p>
          </table:table-cell>
          <table:table-cell office:value-type="float" office:value="0.00139531067439488" calcext:value-type="float">
            <text:p>0,0013953106743948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604219436645508" calcext:value-type="float">
            <text:p>0,0604219436645508</text:p>
          </table:table-cell>
          <table:table-cell office:value-type="float" office:value="42" calcext:value-type="float">
            <text:p>42</text:p>
          </table:table-cell>
          <table:table-cell office:value-type="float" office:value="0.00143861770629883" calcext:value-type="float">
            <text:p>0,0014386177062988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579929351806641" calcext:value-type="float">
            <text:p>0,0579929351806641</text:p>
          </table:table-cell>
          <table:table-cell office:value-type="float" office:value="42" calcext:value-type="float">
            <text:p>42</text:p>
          </table:table-cell>
          <table:table-cell office:value-type="float" office:value="0.00138078417096819" calcext:value-type="float">
            <text:p>0,00138078417096819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593588352203369" calcext:value-type="float">
            <text:p>0,0593588352203369</text:p>
          </table:table-cell>
          <table:table-cell office:value-type="float" office:value="42" calcext:value-type="float">
            <text:p>42</text:p>
          </table:table-cell>
          <table:table-cell office:value-type="float" office:value="0.00141330560048421" calcext:value-type="float">
            <text:p>0,0014133056004842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531983375549316" calcext:value-type="float">
            <text:p>0,0531983375549316</text:p>
          </table:table-cell>
          <table:table-cell office:value-type="float" office:value="42" calcext:value-type="float">
            <text:p>42</text:p>
          </table:table-cell>
          <table:table-cell office:value-type="float" office:value="0.00126662708464123" calcext:value-type="float">
            <text:p>0,0012666270846412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614242553710938" calcext:value-type="float">
            <text:p>0,0614242553710938</text:p>
          </table:table-cell>
          <table:table-cell office:value-type="float" office:value="42" calcext:value-type="float">
            <text:p>42</text:p>
          </table:table-cell>
          <table:table-cell office:value-type="float" office:value="0.00146248227074033" calcext:value-type="float">
            <text:p>0,0014624822707403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580964088439941" calcext:value-type="float">
            <text:p>0,0580964088439941</text:p>
          </table:table-cell>
          <table:table-cell office:value-type="float" office:value="42" calcext:value-type="float">
            <text:p>42</text:p>
          </table:table-cell>
          <table:table-cell office:value-type="float" office:value="0.00138324782961891" calcext:value-type="float">
            <text:p>0,0013832478296189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604705810546875" calcext:value-type="float">
            <text:p>0,0604705810546875</text:p>
          </table:table-cell>
          <table:table-cell office:value-type="float" office:value="42" calcext:value-type="float">
            <text:p>42</text:p>
          </table:table-cell>
          <table:table-cell office:value-type="float" office:value="0.00143977573939732" calcext:value-type="float">
            <text:p>0,0014397757393973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616359710693359" calcext:value-type="float">
            <text:p>0,0616359710693359</text:p>
          </table:table-cell>
          <table:table-cell office:value-type="float" office:value="42" calcext:value-type="float">
            <text:p>42</text:p>
          </table:table-cell>
          <table:table-cell office:value-type="float" office:value="0.00146752312069847" calcext:value-type="float">
            <text:p>0,0014675231206984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599033832550049" calcext:value-type="float">
            <text:p>0,0599033832550049</text:p>
          </table:table-cell>
          <table:table-cell office:value-type="float" office:value="42" calcext:value-type="float">
            <text:p>42</text:p>
          </table:table-cell>
          <table:table-cell office:value-type="float" office:value="0.00142627102988107" calcext:value-type="float">
            <text:p>0,0014262710298810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513715744018555" calcext:value-type="float">
            <text:p>0,0513715744018555</text:p>
          </table:table-cell>
          <table:table-cell office:value-type="float" office:value="42" calcext:value-type="float">
            <text:p>42</text:p>
          </table:table-cell>
          <table:table-cell office:value-type="float" office:value="0.0012231327238537" calcext:value-type="float">
            <text:p>0,001223132723853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549671649932861" calcext:value-type="float">
            <text:p>0,0549671649932861</text:p>
          </table:table-cell>
          <table:table-cell office:value-type="float" office:value="42" calcext:value-type="float">
            <text:p>42</text:p>
          </table:table-cell>
          <table:table-cell office:value-type="float" office:value="0.00130874202364967" calcext:value-type="float">
            <text:p>0,0013087420236496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535516738891602" calcext:value-type="float">
            <text:p>0,0535516738891602</text:p>
          </table:table-cell>
          <table:table-cell office:value-type="float" office:value="42" calcext:value-type="float">
            <text:p>42</text:p>
          </table:table-cell>
          <table:table-cell office:value-type="float" office:value="0.00127503985450381" calcext:value-type="float">
            <text:p>0,0012750398545038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078620195388794" calcext:value-type="float">
            <text:p>0,078620195388794</text:p>
          </table:table-cell>
          <table:table-cell office:value-type="float" office:value="57" calcext:value-type="float">
            <text:p>57</text:p>
          </table:table-cell>
          <table:table-cell office:value-type="float" office:value="0.00137930167348761" calcext:value-type="float">
            <text:p>0,0013793016734876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551950931549072" calcext:value-type="float">
            <text:p>0,0551950931549072</text:p>
          </table:table-cell>
          <table:table-cell office:value-type="float" office:value="57" calcext:value-type="float">
            <text:p>57</text:p>
          </table:table-cell>
          <table:table-cell office:value-type="float" office:value="0.000968334967629951" calcext:value-type="float">
            <text:p>0,00096833496762995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530931949615479" calcext:value-type="float">
            <text:p>0,0530931949615479</text:p>
          </table:table-cell>
          <table:table-cell office:value-type="float" office:value="57" calcext:value-type="float">
            <text:p>57</text:p>
          </table:table-cell>
          <table:table-cell office:value-type="float" office:value="0.00093145956072891" calcext:value-type="float">
            <text:p>0,000931459560728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516777038574219" calcext:value-type="float">
            <text:p>0,0516777038574219</text:p>
          </table:table-cell>
          <table:table-cell office:value-type="float" office:value="57" calcext:value-type="float">
            <text:p>57</text:p>
          </table:table-cell>
          <table:table-cell office:value-type="float" office:value="0.000906626383463542" calcext:value-type="float">
            <text:p>0,00090662638346354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563614368438721" calcext:value-type="float">
            <text:p>0,0563614368438721</text:p>
          </table:table-cell>
          <table:table-cell office:value-type="float" office:value="57" calcext:value-type="float">
            <text:p>57</text:p>
          </table:table-cell>
          <table:table-cell office:value-type="float" office:value="0.000988797137611791" calcext:value-type="float">
            <text:p>0,0009887971376117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551326274871826" calcext:value-type="float">
            <text:p>0,0551326274871826</text:p>
          </table:table-cell>
          <table:table-cell office:value-type="float" office:value="57" calcext:value-type="float">
            <text:p>57</text:p>
          </table:table-cell>
          <table:table-cell office:value-type="float" office:value="0.000967239078722502" calcext:value-type="float">
            <text:p>0,00096723907872250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540857315063477" calcext:value-type="float">
            <text:p>0,0540857315063477</text:p>
          </table:table-cell>
          <table:table-cell office:value-type="float" office:value="57" calcext:value-type="float">
            <text:p>57</text:p>
          </table:table-cell>
          <table:table-cell office:value-type="float" office:value="0.000948872482567503" calcext:value-type="float">
            <text:p>0,00094887248256750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603194236755371" calcext:value-type="float">
            <text:p>0,0603194236755371</text:p>
          </table:table-cell>
          <table:table-cell office:value-type="float" office:value="57" calcext:value-type="float">
            <text:p>57</text:p>
          </table:table-cell>
          <table:table-cell office:value-type="float" office:value="0.0010582355030796" calcext:value-type="float">
            <text:p>0,001058235503079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586943626403809" calcext:value-type="float">
            <text:p>0,0586943626403809</text:p>
          </table:table-cell>
          <table:table-cell office:value-type="float" office:value="57" calcext:value-type="float">
            <text:p>57</text:p>
          </table:table-cell>
          <table:table-cell office:value-type="float" office:value="0.00102972566035756" calcext:value-type="float">
            <text:p>0,0010297256603575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518310070037842" calcext:value-type="float">
            <text:p>0,0518310070037842</text:p>
          </table:table-cell>
          <table:table-cell office:value-type="float" office:value="57" calcext:value-type="float">
            <text:p>57</text:p>
          </table:table-cell>
          <table:table-cell office:value-type="float" office:value="0.000909315912347091" calcext:value-type="float">
            <text:p>0,0009093159123470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536317825317383" calcext:value-type="float">
            <text:p>0,0536317825317383</text:p>
          </table:table-cell>
          <table:table-cell office:value-type="float" office:value="57" calcext:value-type="float">
            <text:p>57</text:p>
          </table:table-cell>
          <table:table-cell office:value-type="float" office:value="0.000940908465469093" calcext:value-type="float">
            <text:p>0,00094090846546909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545468330383301" calcext:value-type="float">
            <text:p>0,0545468330383301</text:p>
          </table:table-cell>
          <table:table-cell office:value-type="float" office:value="57" calcext:value-type="float">
            <text:p>57</text:p>
          </table:table-cell>
          <table:table-cell office:value-type="float" office:value="0.000956961983128598" calcext:value-type="float">
            <text:p>0,00095696198312859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572636127471924" calcext:value-type="float">
            <text:p>0,0572636127471924</text:p>
          </table:table-cell>
          <table:table-cell office:value-type="float" office:value="57" calcext:value-type="float">
            <text:p>57</text:p>
          </table:table-cell>
          <table:table-cell office:value-type="float" office:value="0.00100462478503846" calcext:value-type="float">
            <text:p>0,001004624785038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536181926727295" calcext:value-type="float">
            <text:p>0,0536181926727295</text:p>
          </table:table-cell>
          <table:table-cell office:value-type="float" office:value="57" calcext:value-type="float">
            <text:p>57</text:p>
          </table:table-cell>
          <table:table-cell office:value-type="float" office:value="0.000940670046889991" calcext:value-type="float">
            <text:p>0,0009406700468899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578789710998535" calcext:value-type="float">
            <text:p>0,0578789710998535</text:p>
          </table:table-cell>
          <table:table-cell office:value-type="float" office:value="57" calcext:value-type="float">
            <text:p>57</text:p>
          </table:table-cell>
          <table:table-cell office:value-type="float" office:value="0.00101542054561147" calcext:value-type="float">
            <text:p>0,0010154205456114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591239929199219" calcext:value-type="float">
            <text:p>0,0591239929199219</text:p>
          </table:table-cell>
          <table:table-cell office:value-type="float" office:value="57" calcext:value-type="float">
            <text:p>57</text:p>
          </table:table-cell>
          <table:table-cell office:value-type="float" office:value="0.00103726303368284" calcext:value-type="float">
            <text:p>0,0010372630336828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559132099151611" calcext:value-type="float">
            <text:p>0,0559132099151611</text:p>
          </table:table-cell>
          <table:table-cell office:value-type="float" office:value="57" calcext:value-type="float">
            <text:p>57</text:p>
          </table:table-cell>
          <table:table-cell office:value-type="float" office:value="0.000980933507283529" calcext:value-type="float">
            <text:p>0,00098093350728352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558571815490723" calcext:value-type="float">
            <text:p>0,0558571815490723</text:p>
          </table:table-cell>
          <table:table-cell office:value-type="float" office:value="57" calcext:value-type="float">
            <text:p>57</text:p>
          </table:table-cell>
          <table:table-cell office:value-type="float" office:value="0.000979950553492496" calcext:value-type="float">
            <text:p>0,00097995055349249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541362762451172" calcext:value-type="float">
            <text:p>0,0541362762451172</text:p>
          </table:table-cell>
          <table:table-cell office:value-type="float" office:value="57" calcext:value-type="float">
            <text:p>57</text:p>
          </table:table-cell>
          <table:table-cell office:value-type="float" office:value="0.000949759232370477" calcext:value-type="float">
            <text:p>0,00094975923237047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498006343841553" calcext:value-type="float">
            <text:p>0,0498006343841553</text:p>
          </table:table-cell>
          <table:table-cell office:value-type="float" office:value="57" calcext:value-type="float">
            <text:p>57</text:p>
          </table:table-cell>
          <table:table-cell office:value-type="float" office:value="0.0008736953400729" calcext:value-type="float">
            <text:p>0,000873695340072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502500534057617" calcext:value-type="float">
            <text:p>0,0502500534057617</text:p>
          </table:table-cell>
          <table:table-cell office:value-type="float" office:value="57" calcext:value-type="float">
            <text:p>57</text:p>
          </table:table-cell>
          <table:table-cell office:value-type="float" office:value="0.000881579884311609" calcext:value-type="float">
            <text:p>0,00088157988431160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511415004730225" calcext:value-type="float">
            <text:p>0,0511415004730225</text:p>
          </table:table-cell>
          <table:table-cell office:value-type="float" office:value="57" calcext:value-type="float">
            <text:p>57</text:p>
          </table:table-cell>
          <table:table-cell office:value-type="float" office:value="0.000897219306544254" calcext:value-type="float">
            <text:p>0,00089721930654425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50701379776001" calcext:value-type="float">
            <text:p>0,050701379776001</text:p>
          </table:table-cell>
          <table:table-cell office:value-type="float" office:value="57" calcext:value-type="float">
            <text:p>57</text:p>
          </table:table-cell>
          <table:table-cell office:value-type="float" office:value="0.000889497890807035" calcext:value-type="float">
            <text:p>0,00088949789080703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55290699005127" calcext:value-type="float">
            <text:p>0,055290699005127</text:p>
          </table:table-cell>
          <table:table-cell office:value-type="float" office:value="57" calcext:value-type="float">
            <text:p>57</text:p>
          </table:table-cell>
          <table:table-cell office:value-type="float" office:value="0.000970012263247841" calcext:value-type="float">
            <text:p>0,00097001226324784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535855293273926" calcext:value-type="float">
            <text:p>0,0535855293273926</text:p>
          </table:table-cell>
          <table:table-cell office:value-type="float" office:value="57" calcext:value-type="float">
            <text:p>57</text:p>
          </table:table-cell>
          <table:table-cell office:value-type="float" office:value="0.00094009700574373" calcext:value-type="float">
            <text:p>0,0009400970057437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532891750335693" calcext:value-type="float">
            <text:p>0,0532891750335693</text:p>
          </table:table-cell>
          <table:table-cell office:value-type="float" office:value="57" calcext:value-type="float">
            <text:p>57</text:p>
          </table:table-cell>
          <table:table-cell office:value-type="float" office:value="0.00093489780760648" calcext:value-type="float">
            <text:p>0,0009348978076064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564811229705811" calcext:value-type="float">
            <text:p>0,0564811229705811</text:p>
          </table:table-cell>
          <table:table-cell office:value-type="float" office:value="57" calcext:value-type="float">
            <text:p>57</text:p>
          </table:table-cell>
          <table:table-cell office:value-type="float" office:value="0.00099089689422072" calcext:value-type="float">
            <text:p>0,0009908968942207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594325065612793" calcext:value-type="float">
            <text:p>0,0594325065612793</text:p>
          </table:table-cell>
          <table:table-cell office:value-type="float" office:value="57" calcext:value-type="float">
            <text:p>57</text:p>
          </table:table-cell>
          <table:table-cell office:value-type="float" office:value="0.00104267555370665" calcext:value-type="float">
            <text:p>0,0010426755537066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572276115417481" calcext:value-type="float">
            <text:p>0,0572276115417481</text:p>
          </table:table-cell>
          <table:table-cell office:value-type="float" office:value="57" calcext:value-type="float">
            <text:p>57</text:p>
          </table:table-cell>
          <table:table-cell office:value-type="float" office:value="0.00100399318494295" calcext:value-type="float">
            <text:p>0,0010039931849429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561568737030029" calcext:value-type="float">
            <text:p>0,0561568737030029</text:p>
          </table:table-cell>
          <table:table-cell office:value-type="float" office:value="57" calcext:value-type="float">
            <text:p>57</text:p>
          </table:table-cell>
          <table:table-cell office:value-type="float" office:value="0.000985208310578999" calcext:value-type="float">
            <text:p>0,00098520831057899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506789684295654" calcext:value-type="float">
            <text:p>0,0506789684295654</text:p>
          </table:table-cell>
          <table:table-cell office:value-type="float" office:value="57" calcext:value-type="float">
            <text:p>57</text:p>
          </table:table-cell>
          <table:table-cell office:value-type="float" office:value="0.000889104709290622" calcext:value-type="float">
            <text:p>0,00088910470929062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549283027648926" calcext:value-type="float">
            <text:p>0,0549283027648926</text:p>
          </table:table-cell>
          <table:table-cell office:value-type="float" office:value="57" calcext:value-type="float">
            <text:p>57</text:p>
          </table:table-cell>
          <table:table-cell office:value-type="float" office:value="0.0009636544344718" calcext:value-type="float">
            <text:p>0,000963654434471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593857765197754" calcext:value-type="float">
            <text:p>0,0593857765197754</text:p>
          </table:table-cell>
          <table:table-cell office:value-type="float" office:value="57" calcext:value-type="float">
            <text:p>57</text:p>
          </table:table-cell>
          <table:table-cell office:value-type="float" office:value="0.00104185572841711" calcext:value-type="float">
            <text:p>0,0010418557284171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524165630340576" calcext:value-type="float">
            <text:p>0,0524165630340576</text:p>
          </table:table-cell>
          <table:table-cell office:value-type="float" office:value="57" calcext:value-type="float">
            <text:p>57</text:p>
          </table:table-cell>
          <table:table-cell office:value-type="float" office:value="0.000919588825158906" calcext:value-type="float">
            <text:p>0,00091958882515890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508468151092529" calcext:value-type="float">
            <text:p>0,0508468151092529</text:p>
          </table:table-cell>
          <table:table-cell office:value-type="float" office:value="57" calcext:value-type="float">
            <text:p>57</text:p>
          </table:table-cell>
          <table:table-cell office:value-type="float" office:value="0.00089204938788163" calcext:value-type="float">
            <text:p>0,0008920493878816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502028465270996" calcext:value-type="float">
            <text:p>0,0502028465270996</text:p>
          </table:table-cell>
          <table:table-cell office:value-type="float" office:value="57" calcext:value-type="float">
            <text:p>57</text:p>
          </table:table-cell>
          <table:table-cell office:value-type="float" office:value="0.000880751693457888" calcext:value-type="float">
            <text:p>0,00088075169345788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576825141906738" calcext:value-type="float">
            <text:p>0,0576825141906738</text:p>
          </table:table-cell>
          <table:table-cell office:value-type="float" office:value="57" calcext:value-type="float">
            <text:p>57</text:p>
          </table:table-cell>
          <table:table-cell office:value-type="float" office:value="0.00101197393316972" calcext:value-type="float">
            <text:p>0,0010119739331697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544371604919434" calcext:value-type="float">
            <text:p>0,0544371604919434</text:p>
          </table:table-cell>
          <table:table-cell office:value-type="float" office:value="57" calcext:value-type="float">
            <text:p>57</text:p>
          </table:table-cell>
          <table:table-cell office:value-type="float" office:value="0.000955037903367427" calcext:value-type="float">
            <text:p>0,0009550379033674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12847900390625" calcext:value-type="float">
            <text:p>0,0512847900390625</text:p>
          </table:table-cell>
          <table:table-cell office:value-type="float" office:value="57" calcext:value-type="float">
            <text:p>57</text:p>
          </table:table-cell>
          <table:table-cell office:value-type="float" office:value="0.000899733158580044" calcext:value-type="float">
            <text:p>0,00089973315858004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584042072296143" calcext:value-type="float">
            <text:p>0,0584042072296143</text:p>
          </table:table-cell>
          <table:table-cell office:value-type="float" office:value="57" calcext:value-type="float">
            <text:p>57</text:p>
          </table:table-cell>
          <table:table-cell office:value-type="float" office:value="0.00102463521455464" calcext:value-type="float">
            <text:p>0,0010246352145546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561299324035645" calcext:value-type="float">
            <text:p>0,0561299324035645</text:p>
          </table:table-cell>
          <table:table-cell office:value-type="float" office:value="57" calcext:value-type="float">
            <text:p>57</text:p>
          </table:table-cell>
          <table:table-cell office:value-type="float" office:value="0.000984735656202885" calcext:value-type="float">
            <text:p>0,00098473565620288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524778366088867" calcext:value-type="float">
            <text:p>0,0524778366088867</text:p>
          </table:table-cell>
          <table:table-cell office:value-type="float" office:value="57" calcext:value-type="float">
            <text:p>57</text:p>
          </table:table-cell>
          <table:table-cell office:value-type="float" office:value="0.000920663800155907" calcext:value-type="float">
            <text:p>0,00092066380015590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538954734802246" calcext:value-type="float">
            <text:p>0,0538954734802246</text:p>
          </table:table-cell>
          <table:table-cell office:value-type="float" office:value="57" calcext:value-type="float">
            <text:p>57</text:p>
          </table:table-cell>
          <table:table-cell office:value-type="float" office:value="0.000945534622460081" calcext:value-type="float">
            <text:p>0,00094553462246008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566856861114502" calcext:value-type="float">
            <text:p>0,0566856861114502</text:p>
          </table:table-cell>
          <table:table-cell office:value-type="float" office:value="57" calcext:value-type="float">
            <text:p>57</text:p>
          </table:table-cell>
          <table:table-cell office:value-type="float" office:value="0.000994485721253512" calcext:value-type="float">
            <text:p>0,00099448572125351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684864521026611" calcext:value-type="float">
            <text:p>0,0684864521026611</text:p>
          </table:table-cell>
          <table:table-cell office:value-type="float" office:value="57" calcext:value-type="float">
            <text:p>57</text:p>
          </table:table-cell>
          <table:table-cell office:value-type="float" office:value="0.00120151670355546" calcext:value-type="float">
            <text:p>0,001201516703555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536587238311768" calcext:value-type="float">
            <text:p>0,0536587238311768</text:p>
          </table:table-cell>
          <table:table-cell office:value-type="float" office:value="57" calcext:value-type="float">
            <text:p>57</text:p>
          </table:table-cell>
          <table:table-cell office:value-type="float" office:value="0.000941381119845206" calcext:value-type="float">
            <text:p>0,00094138111984520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521214008331299" calcext:value-type="float">
            <text:p>0,0521214008331299</text:p>
          </table:table-cell>
          <table:table-cell office:value-type="float" office:value="57" calcext:value-type="float">
            <text:p>57</text:p>
          </table:table-cell>
          <table:table-cell office:value-type="float" office:value="0.000914410540932103" calcext:value-type="float">
            <text:p>0,00091441054093210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57711124420166" calcext:value-type="float">
            <text:p>0,057711124420166</text:p>
          </table:table-cell>
          <table:table-cell office:value-type="float" office:value="57" calcext:value-type="float">
            <text:p>57</text:p>
          </table:table-cell>
          <table:table-cell office:value-type="float" office:value="0.00101247586702046" calcext:value-type="float">
            <text:p>0,001012475867020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553617477416992" calcext:value-type="float">
            <text:p>0,0553617477416992</text:p>
          </table:table-cell>
          <table:table-cell office:value-type="float" office:value="57" calcext:value-type="float">
            <text:p>57</text:p>
          </table:table-cell>
          <table:table-cell office:value-type="float" office:value="0.000971258732310513" calcext:value-type="float">
            <text:p>0,00097125873231051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527307987213135" calcext:value-type="float">
            <text:p>0,0527307987213135</text:p>
          </table:table-cell>
          <table:table-cell office:value-type="float" office:value="57" calcext:value-type="float">
            <text:p>57</text:p>
          </table:table-cell>
          <table:table-cell office:value-type="float" office:value="0.000925101731952868" calcext:value-type="float">
            <text:p>0,00092510173195286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04140853881836" calcext:value-type="float">
            <text:p>0,0504140853881836</text:p>
          </table:table-cell>
          <table:table-cell office:value-type="float" office:value="57" calcext:value-type="float">
            <text:p>57</text:p>
          </table:table-cell>
          <table:table-cell office:value-type="float" office:value="0.000884457638389186" calcext:value-type="float">
            <text:p>0,00088445763838918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553858280181885" calcext:value-type="float">
            <text:p>0,0553858280181885</text:p>
          </table:table-cell>
          <table:table-cell office:value-type="float" office:value="57" calcext:value-type="float">
            <text:p>57</text:p>
          </table:table-cell>
          <table:table-cell office:value-type="float" office:value="0.000971681193301552" calcext:value-type="float">
            <text:p>0,00097168119330155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519380569458008" calcext:value-type="float">
            <text:p>0,0519380569458008</text:p>
          </table:table-cell>
          <table:table-cell office:value-type="float" office:value="57" calcext:value-type="float">
            <text:p>57</text:p>
          </table:table-cell>
          <table:table-cell office:value-type="float" office:value="0.000911193981505277" calcext:value-type="float">
            <text:p>0,00091119398150527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512423515319824" calcext:value-type="float">
            <text:p>0,0512423515319824</text:p>
          </table:table-cell>
          <table:table-cell office:value-type="float" office:value="57" calcext:value-type="float">
            <text:p>57</text:p>
          </table:table-cell>
          <table:table-cell office:value-type="float" office:value="0.000898988623368113" calcext:value-type="float">
            <text:p>0,00089898862336811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502388477325439" calcext:value-type="float">
            <text:p>0,0502388477325439</text:p>
          </table:table-cell>
          <table:table-cell office:value-type="float" office:value="57" calcext:value-type="float">
            <text:p>57</text:p>
          </table:table-cell>
          <table:table-cell office:value-type="float" office:value="0.000881383293553403" calcext:value-type="float">
            <text:p>0,00088138329355340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570228099822998" calcext:value-type="float">
            <text:p>0,0570228099822998</text:p>
          </table:table-cell>
          <table:table-cell office:value-type="float" office:value="57" calcext:value-type="float">
            <text:p>57</text:p>
          </table:table-cell>
          <table:table-cell office:value-type="float" office:value="0.00100040017512807" calcext:value-type="float">
            <text:p>0,0010004001751280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521929264068604" calcext:value-type="float">
            <text:p>0,0521929264068604</text:p>
          </table:table-cell>
          <table:table-cell office:value-type="float" office:value="57" calcext:value-type="float">
            <text:p>57</text:p>
          </table:table-cell>
          <table:table-cell office:value-type="float" office:value="0.000915665375558954" calcext:value-type="float">
            <text:p>0,00091566537555895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513110160827637" calcext:value-type="float">
            <text:p>0,0513110160827637</text:p>
          </table:table-cell>
          <table:table-cell office:value-type="float" office:value="57" calcext:value-type="float">
            <text:p>57</text:p>
          </table:table-cell>
          <table:table-cell office:value-type="float" office:value="0.000900193264609889" calcext:value-type="float">
            <text:p>0,00090019326460988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548768043518066" calcext:value-type="float">
            <text:p>0,0548768043518066</text:p>
          </table:table-cell>
          <table:table-cell office:value-type="float" office:value="57" calcext:value-type="float">
            <text:p>57</text:p>
          </table:table-cell>
          <table:table-cell office:value-type="float" office:value="0.000962750953540467" calcext:value-type="float">
            <text:p>0,00096275095354046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50065279006958" calcext:value-type="float">
            <text:p>0,050065279006958</text:p>
          </table:table-cell>
          <table:table-cell office:value-type="float" office:value="57" calcext:value-type="float">
            <text:p>57</text:p>
          </table:table-cell>
          <table:table-cell office:value-type="float" office:value="0.000878338228192246" calcext:value-type="float">
            <text:p>0,0008783382281922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581569671630859" calcext:value-type="float">
            <text:p>0,0581569671630859</text:p>
          </table:table-cell>
          <table:table-cell office:value-type="float" office:value="57" calcext:value-type="float">
            <text:p>57</text:p>
          </table:table-cell>
          <table:table-cell office:value-type="float" office:value="0.00102029766952782" calcext:value-type="float">
            <text:p>0,0010202976695278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538203716278076" calcext:value-type="float">
            <text:p>0,0538203716278076</text:p>
          </table:table-cell>
          <table:table-cell office:value-type="float" office:value="57" calcext:value-type="float">
            <text:p>57</text:p>
          </table:table-cell>
          <table:table-cell office:value-type="float" office:value="0.000944217046101888" calcext:value-type="float">
            <text:p>0,00094421704610188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544891357421875" calcext:value-type="float">
            <text:p>0,0544891357421875</text:p>
          </table:table-cell>
          <table:table-cell office:value-type="float" office:value="57" calcext:value-type="float">
            <text:p>57</text:p>
          </table:table-cell>
          <table:table-cell office:value-type="float" office:value="0.000955949749862939" calcext:value-type="float">
            <text:p>0,00095594974986293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625581741333008" calcext:value-type="float">
            <text:p>0,0625581741333008</text:p>
          </table:table-cell>
          <table:table-cell office:value-type="float" office:value="57" calcext:value-type="float">
            <text:p>57</text:p>
          </table:table-cell>
          <table:table-cell office:value-type="float" office:value="0.00109751182690001" calcext:value-type="float">
            <text:p>0,0010975118269000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561695098876953" calcext:value-type="float">
            <text:p>0,0561695098876953</text:p>
          </table:table-cell>
          <table:table-cell office:value-type="float" office:value="57" calcext:value-type="float">
            <text:p>57</text:p>
          </table:table-cell>
          <table:table-cell office:value-type="float" office:value="0.000985429998029742" calcext:value-type="float">
            <text:p>0,00098542999802974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517199039459229" calcext:value-type="float">
            <text:p>0,0517199039459229</text:p>
          </table:table-cell>
          <table:table-cell office:value-type="float" office:value="57" calcext:value-type="float">
            <text:p>57</text:p>
          </table:table-cell>
          <table:table-cell office:value-type="float" office:value="0.000907366735893383" calcext:value-type="float">
            <text:p>0,00090736673589338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62398433685303" calcext:value-type="float">
            <text:p>0,0562398433685303</text:p>
          </table:table-cell>
          <table:table-cell office:value-type="float" office:value="57" calcext:value-type="float">
            <text:p>57</text:p>
          </table:table-cell>
          <table:table-cell office:value-type="float" office:value="0.000986663918746145" calcext:value-type="float">
            <text:p>0,00098666391874614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546262264251709" calcext:value-type="float">
            <text:p>0,0546262264251709</text:p>
          </table:table-cell>
          <table:table-cell office:value-type="float" office:value="57" calcext:value-type="float">
            <text:p>57</text:p>
          </table:table-cell>
          <table:table-cell office:value-type="float" office:value="0.000958354849564402" calcext:value-type="float">
            <text:p>0,00095835484956440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55781364440918" calcext:value-type="float">
            <text:p>0,055781364440918</text:p>
          </table:table-cell>
          <table:table-cell office:value-type="float" office:value="57" calcext:value-type="float">
            <text:p>57</text:p>
          </table:table-cell>
          <table:table-cell office:value-type="float" office:value="0.000978620428788035" calcext:value-type="float">
            <text:p>0,00097862042878803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790300369262695" calcext:value-type="float">
            <text:p>0,0790300369262695</text:p>
          </table:table-cell>
          <table:table-cell office:value-type="float" office:value="57" calcext:value-type="float">
            <text:p>57</text:p>
          </table:table-cell>
          <table:table-cell office:value-type="float" office:value="0.00138649187589947" calcext:value-type="float">
            <text:p>0,0013864918758994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557823181152344" calcext:value-type="float">
            <text:p>0,0557823181152344</text:p>
          </table:table-cell>
          <table:table-cell office:value-type="float" office:value="57" calcext:value-type="float">
            <text:p>57</text:p>
          </table:table-cell>
          <table:table-cell office:value-type="float" office:value="0.000978637159916393" calcext:value-type="float">
            <text:p>0,00097863715991639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620055198669434" calcext:value-type="float">
            <text:p>0,0620055198669434</text:p>
          </table:table-cell>
          <table:table-cell office:value-type="float" office:value="57" calcext:value-type="float">
            <text:p>57</text:p>
          </table:table-cell>
          <table:table-cell office:value-type="float" office:value="0.00108781613801655" calcext:value-type="float">
            <text:p>0,0010878161380165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562455654144287" calcext:value-type="float">
            <text:p>0,0562455654144287</text:p>
          </table:table-cell>
          <table:table-cell office:value-type="float" office:value="57" calcext:value-type="float">
            <text:p>57</text:p>
          </table:table-cell>
          <table:table-cell office:value-type="float" office:value="0.000986764305516293" calcext:value-type="float">
            <text:p>0,00098676430551629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26504516601563" calcext:value-type="float">
            <text:p>0,0526504516601563</text:p>
          </table:table-cell>
          <table:table-cell office:value-type="float" office:value="57" calcext:value-type="float">
            <text:p>57</text:p>
          </table:table-cell>
          <table:table-cell office:value-type="float" office:value="0.000923692134388706" calcext:value-type="float">
            <text:p>0,00092369213438870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516743659973145" calcext:value-type="float">
            <text:p>0,0516743659973145</text:p>
          </table:table-cell>
          <table:table-cell office:value-type="float" office:value="57" calcext:value-type="float">
            <text:p>57</text:p>
          </table:table-cell>
          <table:table-cell office:value-type="float" office:value="0.000906567824514289" calcext:value-type="float">
            <text:p>0,00090656782451428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567030906677246" calcext:value-type="float">
            <text:p>0,0567030906677246</text:p>
          </table:table-cell>
          <table:table-cell office:value-type="float" office:value="57" calcext:value-type="float">
            <text:p>57</text:p>
          </table:table-cell>
          <table:table-cell office:value-type="float" office:value="0.000994791064346046" calcext:value-type="float">
            <text:p>0,0009947910643460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519130229949951" calcext:value-type="float">
            <text:p>0,0519130229949951</text:p>
          </table:table-cell>
          <table:table-cell office:value-type="float" office:value="57" calcext:value-type="float">
            <text:p>57</text:p>
          </table:table-cell>
          <table:table-cell office:value-type="float" office:value="0.000910754789385879" calcext:value-type="float">
            <text:p>0,00091075478938587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527300834655762" calcext:value-type="float">
            <text:p>0,0527300834655762</text:p>
          </table:table-cell>
          <table:table-cell office:value-type="float" office:value="57" calcext:value-type="float">
            <text:p>57</text:p>
          </table:table-cell>
          <table:table-cell office:value-type="float" office:value="0.0009250891836066" calcext:value-type="float">
            <text:p>0,000925089183606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532512664794922" calcext:value-type="float">
            <text:p>0,0532512664794922</text:p>
          </table:table-cell>
          <table:table-cell office:value-type="float" office:value="57" calcext:value-type="float">
            <text:p>57</text:p>
          </table:table-cell>
          <table:table-cell office:value-type="float" office:value="0.000934232745254249" calcext:value-type="float">
            <text:p>0,00093423274525424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591552257537842" calcext:value-type="float">
            <text:p>0,0591552257537842</text:p>
          </table:table-cell>
          <table:table-cell office:value-type="float" office:value="57" calcext:value-type="float">
            <text:p>57</text:p>
          </table:table-cell>
          <table:table-cell office:value-type="float" office:value="0.00103781097813656" calcext:value-type="float">
            <text:p>0,0010378109781365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528779029846191" calcext:value-type="float">
            <text:p>0,0528779029846191</text:p>
          </table:table-cell>
          <table:table-cell office:value-type="float" office:value="57" calcext:value-type="float">
            <text:p>57</text:p>
          </table:table-cell>
          <table:table-cell office:value-type="float" office:value="0.00092768250850209" calcext:value-type="float">
            <text:p>0,0009276825085020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540177822113037" calcext:value-type="float">
            <text:p>0,0540177822113037</text:p>
          </table:table-cell>
          <table:table-cell office:value-type="float" office:value="57" calcext:value-type="float">
            <text:p>57</text:p>
          </table:table-cell>
          <table:table-cell office:value-type="float" office:value="0.000947680389671995" calcext:value-type="float">
            <text:p>0,00094768038967199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533473491668701" calcext:value-type="float">
            <text:p>0,0533473491668701</text:p>
          </table:table-cell>
          <table:table-cell office:value-type="float" office:value="57" calcext:value-type="float">
            <text:p>57</text:p>
          </table:table-cell>
          <table:table-cell office:value-type="float" office:value="0.000935918406436318" calcext:value-type="float">
            <text:p>0,00093591840643631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515925884246826" calcext:value-type="float">
            <text:p>0,0515925884246826</text:p>
          </table:table-cell>
          <table:table-cell office:value-type="float" office:value="57" calcext:value-type="float">
            <text:p>57</text:p>
          </table:table-cell>
          <table:table-cell office:value-type="float" office:value="0.00090513313025759" calcext:value-type="float">
            <text:p>0,0009051331302575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515694618225098" calcext:value-type="float">
            <text:p>0,0515694618225098</text:p>
          </table:table-cell>
          <table:table-cell office:value-type="float" office:value="57" calcext:value-type="float">
            <text:p>57</text:p>
          </table:table-cell>
          <table:table-cell office:value-type="float" office:value="0.000904727400394908" calcext:value-type="float">
            <text:p>0,00090472740039490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610599517822266" calcext:value-type="float">
            <text:p>0,0610599517822266</text:p>
          </table:table-cell>
          <table:table-cell office:value-type="float" office:value="57" calcext:value-type="float">
            <text:p>57</text:p>
          </table:table-cell>
          <table:table-cell office:value-type="float" office:value="0.00107122722424959" calcext:value-type="float">
            <text:p>0,0010712272242495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513935089111328" calcext:value-type="float">
            <text:p>0,0513935089111328</text:p>
          </table:table-cell>
          <table:table-cell office:value-type="float" office:value="57" calcext:value-type="float">
            <text:p>57</text:p>
          </table:table-cell>
          <table:table-cell office:value-type="float" office:value="0.000901640507212856" calcext:value-type="float">
            <text:p>0,00090164050721285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564448833465576" calcext:value-type="float">
            <text:p>0,0564448833465576</text:p>
          </table:table-cell>
          <table:table-cell office:value-type="float" office:value="57" calcext:value-type="float">
            <text:p>57</text:p>
          </table:table-cell>
          <table:table-cell office:value-type="float" office:value="0.000990261111343116" calcext:value-type="float">
            <text:p>0,00099026111134311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520420074462891" calcext:value-type="float">
            <text:p>0,0520420074462891</text:p>
          </table:table-cell>
          <table:table-cell office:value-type="float" office:value="57" calcext:value-type="float">
            <text:p>57</text:p>
          </table:table-cell>
          <table:table-cell office:value-type="float" office:value="0.000913017674496299" calcext:value-type="float">
            <text:p>0,00091301767449629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520279407501221" calcext:value-type="float">
            <text:p>0,0520279407501221</text:p>
          </table:table-cell>
          <table:table-cell office:value-type="float" office:value="57" calcext:value-type="float">
            <text:p>57</text:p>
          </table:table-cell>
          <table:table-cell office:value-type="float" office:value="0.000912770890353019" calcext:value-type="float">
            <text:p>0,0009127708903530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518310070037842" calcext:value-type="float">
            <text:p>0,0518310070037842</text:p>
          </table:table-cell>
          <table:table-cell office:value-type="float" office:value="57" calcext:value-type="float">
            <text:p>57</text:p>
          </table:table-cell>
          <table:table-cell office:value-type="float" office:value="0.000909315912347091" calcext:value-type="float">
            <text:p>0,0009093159123470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506429672241211" calcext:value-type="float">
            <text:p>0,0506429672241211</text:p>
          </table:table-cell>
          <table:table-cell office:value-type="float" office:value="57" calcext:value-type="float">
            <text:p>57</text:p>
          </table:table-cell>
          <table:table-cell office:value-type="float" office:value="0.000888473109195107" calcext:value-type="float">
            <text:p>0,00088847310919510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502667427062988" calcext:value-type="float">
            <text:p>0,0502667427062988</text:p>
          </table:table-cell>
          <table:table-cell office:value-type="float" office:value="57" calcext:value-type="float">
            <text:p>57</text:p>
          </table:table-cell>
          <table:table-cell office:value-type="float" office:value="0.000881872679057874" calcext:value-type="float">
            <text:p>0,00088187267905787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514352321624756" calcext:value-type="float">
            <text:p>0,0514352321624756</text:p>
          </table:table-cell>
          <table:table-cell office:value-type="float" office:value="57" calcext:value-type="float">
            <text:p>57</text:p>
          </table:table-cell>
          <table:table-cell office:value-type="float" office:value="0.000902372494078519" calcext:value-type="float">
            <text:p>0,0009023724940785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52372932434082" calcext:value-type="float">
            <text:p>0,052372932434082</text:p>
          </table:table-cell>
          <table:table-cell office:value-type="float" office:value="57" calcext:value-type="float">
            <text:p>57</text:p>
          </table:table-cell>
          <table:table-cell office:value-type="float" office:value="0.000918823376036527" calcext:value-type="float">
            <text:p>0,0009188233760365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544922351837158" calcext:value-type="float">
            <text:p>0,0544922351837158</text:p>
          </table:table-cell>
          <table:table-cell office:value-type="float" office:value="57" calcext:value-type="float">
            <text:p>57</text:p>
          </table:table-cell>
          <table:table-cell office:value-type="float" office:value="0.000956004126030102" calcext:value-type="float">
            <text:p>0,00095600412603010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499022006988525" calcext:value-type="float">
            <text:p>0,0499022006988525</text:p>
          </table:table-cell>
          <table:table-cell office:value-type="float" office:value="57" calcext:value-type="float">
            <text:p>57</text:p>
          </table:table-cell>
          <table:table-cell office:value-type="float" office:value="0.000875477205243027" calcext:value-type="float">
            <text:p>0,0008754772052430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479297637939453" calcext:value-type="float">
            <text:p>0,0479297637939453</text:p>
          </table:table-cell>
          <table:table-cell office:value-type="float" office:value="57" calcext:value-type="float">
            <text:p>57</text:p>
          </table:table-cell>
          <table:table-cell office:value-type="float" office:value="0.000840873049016584" calcext:value-type="float">
            <text:p>0,00084087304901658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505940914154053" calcext:value-type="float">
            <text:p>0,0505940914154053</text:p>
          </table:table-cell>
          <table:table-cell office:value-type="float" office:value="57" calcext:value-type="float">
            <text:p>57</text:p>
          </table:table-cell>
          <table:table-cell office:value-type="float" office:value="0.000887615638866759" calcext:value-type="float">
            <text:p>0,00088761563886675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502548217773438" calcext:value-type="float">
            <text:p>0,0502548217773438</text:p>
          </table:table-cell>
          <table:table-cell office:value-type="float" office:value="57" calcext:value-type="float">
            <text:p>57</text:p>
          </table:table-cell>
          <table:table-cell office:value-type="float" office:value="0.000881663539953399" calcext:value-type="float">
            <text:p>0,00088166353995339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0739810466766357" calcext:value-type="float">
            <text:p>0,0739810466766357</text:p>
          </table:table-cell>
          <table:table-cell office:value-type="float" office:value="42" calcext:value-type="float">
            <text:p>42</text:p>
          </table:table-cell>
          <table:table-cell office:value-type="float" office:value="0.00176145349230085" calcext:value-type="float">
            <text:p>0,0017614534923008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473339557647705" calcext:value-type="float">
            <text:p>0,0473339557647705</text:p>
          </table:table-cell>
          <table:table-cell office:value-type="float" office:value="42" calcext:value-type="float">
            <text:p>42</text:p>
          </table:table-cell>
          <table:table-cell office:value-type="float" office:value="0.00112699894678025" calcext:value-type="float">
            <text:p>0,0011269989467802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491223335266113" calcext:value-type="float">
            <text:p>0,0491223335266113</text:p>
          </table:table-cell>
          <table:table-cell office:value-type="float" office:value="42" calcext:value-type="float">
            <text:p>42</text:p>
          </table:table-cell>
          <table:table-cell office:value-type="float" office:value="0.00116957936968122" calcext:value-type="float">
            <text:p>0,0011695793696812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507974624633789" calcext:value-type="float">
            <text:p>0,0507974624633789</text:p>
          </table:table-cell>
          <table:table-cell office:value-type="float" office:value="42" calcext:value-type="float">
            <text:p>42</text:p>
          </table:table-cell>
          <table:table-cell office:value-type="float" office:value="0.00120946339198521" calcext:value-type="float">
            <text:p>0,0012094633919852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499703884124756" calcext:value-type="float">
            <text:p>0,0499703884124756</text:p>
          </table:table-cell>
          <table:table-cell office:value-type="float" office:value="42" calcext:value-type="float">
            <text:p>42</text:p>
          </table:table-cell>
          <table:table-cell office:value-type="float" office:value="0.00118977115267799" calcext:value-type="float">
            <text:p>0,0011897711526779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516741275787354" calcext:value-type="float">
            <text:p>0,0516741275787354</text:p>
          </table:table-cell>
          <table:table-cell office:value-type="float" office:value="42" calcext:value-type="float">
            <text:p>42</text:p>
          </table:table-cell>
          <table:table-cell office:value-type="float" office:value="0.00123033637092227" calcext:value-type="float">
            <text:p>0,001230336370922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516698360443115" calcext:value-type="float">
            <text:p>0,0516698360443115</text:p>
          </table:table-cell>
          <table:table-cell office:value-type="float" office:value="42" calcext:value-type="float">
            <text:p>42</text:p>
          </table:table-cell>
          <table:table-cell office:value-type="float" office:value="0.00123023419153123" calcext:value-type="float">
            <text:p>0,0012302341915312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478298664093018" calcext:value-type="float">
            <text:p>0,0478298664093018</text:p>
          </table:table-cell>
          <table:table-cell office:value-type="float" office:value="42" calcext:value-type="float">
            <text:p>42</text:p>
          </table:table-cell>
          <table:table-cell office:value-type="float" office:value="0.00113880634307861" calcext:value-type="float">
            <text:p>0,0011388063430786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503857135772705" calcext:value-type="float">
            <text:p>0,0503857135772705</text:p>
          </table:table-cell>
          <table:table-cell office:value-type="float" office:value="42" calcext:value-type="float">
            <text:p>42</text:p>
          </table:table-cell>
          <table:table-cell office:value-type="float" office:value="0.00119965984707787" calcext:value-type="float">
            <text:p>0,0011996598470778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529458522796631" calcext:value-type="float">
            <text:p>0,0529458522796631</text:p>
          </table:table-cell>
          <table:table-cell office:value-type="float" office:value="42" calcext:value-type="float">
            <text:p>42</text:p>
          </table:table-cell>
          <table:table-cell office:value-type="float" office:value="0.00126061553046817" calcext:value-type="float">
            <text:p>0,0012606155304681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507655143737793" calcext:value-type="float">
            <text:p>0,0507655143737793</text:p>
          </table:table-cell>
          <table:table-cell office:value-type="float" office:value="42" calcext:value-type="float">
            <text:p>42</text:p>
          </table:table-cell>
          <table:table-cell office:value-type="float" office:value="0.00120870272318522" calcext:value-type="float">
            <text:p>0,0012087027231852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48248291015625" calcext:value-type="float">
            <text:p>0,048248291015625</text:p>
          </table:table-cell>
          <table:table-cell office:value-type="float" office:value="42" calcext:value-type="float">
            <text:p>42</text:p>
          </table:table-cell>
          <table:table-cell office:value-type="float" office:value="0.00114876883370536" calcext:value-type="float">
            <text:p>0,0011487688337053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517330169677734" calcext:value-type="float">
            <text:p>0,0517330169677734</text:p>
          </table:table-cell>
          <table:table-cell office:value-type="float" office:value="42" calcext:value-type="float">
            <text:p>42</text:p>
          </table:table-cell>
          <table:table-cell office:value-type="float" office:value="0.0012317384992327" calcext:value-type="float">
            <text:p>0,00123173849923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499353408813477" calcext:value-type="float">
            <text:p>0,0499353408813477</text:p>
          </table:table-cell>
          <table:table-cell office:value-type="float" office:value="42" calcext:value-type="float">
            <text:p>42</text:p>
          </table:table-cell>
          <table:table-cell office:value-type="float" office:value="0.00118893668765113" calcext:value-type="float">
            <text:p>0,0011889366876511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506951808929443" calcext:value-type="float">
            <text:p>0,0506951808929443</text:p>
          </table:table-cell>
          <table:table-cell office:value-type="float" office:value="42" calcext:value-type="float">
            <text:p>42</text:p>
          </table:table-cell>
          <table:table-cell office:value-type="float" office:value="0.00120702811649867" calcext:value-type="float">
            <text:p>0,0012070281164986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468480587005615" calcext:value-type="float">
            <text:p>0,0468480587005615</text:p>
          </table:table-cell>
          <table:table-cell office:value-type="float" office:value="42" calcext:value-type="float">
            <text:p>42</text:p>
          </table:table-cell>
          <table:table-cell office:value-type="float" office:value="0.00111542996906099" calcext:value-type="float">
            <text:p>0,0011154299690609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503356456756592" calcext:value-type="float">
            <text:p>0,0503356456756592</text:p>
          </table:table-cell>
          <table:table-cell office:value-type="float" office:value="42" calcext:value-type="float">
            <text:p>42</text:p>
          </table:table-cell>
          <table:table-cell office:value-type="float" office:value="0.00119846775418236" calcext:value-type="float">
            <text:p>0,0011984677541823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468082427978516" calcext:value-type="float">
            <text:p>0,0468082427978516</text:p>
          </table:table-cell>
          <table:table-cell office:value-type="float" office:value="42" calcext:value-type="float">
            <text:p>42</text:p>
          </table:table-cell>
          <table:table-cell office:value-type="float" office:value="0.00111448197137742" calcext:value-type="float">
            <text:p>0,0011144819713774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502326488494873" calcext:value-type="float">
            <text:p>0,0502326488494873</text:p>
          </table:table-cell>
          <table:table-cell office:value-type="float" office:value="42" calcext:value-type="float">
            <text:p>42</text:p>
          </table:table-cell>
          <table:table-cell office:value-type="float" office:value="0.00119601544879732" calcext:value-type="float">
            <text:p>0,0011960154487973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466263294219971" calcext:value-type="float">
            <text:p>0,0466263294219971</text:p>
          </table:table-cell>
          <table:table-cell office:value-type="float" office:value="42" calcext:value-type="float">
            <text:p>42</text:p>
          </table:table-cell>
          <table:table-cell office:value-type="float" office:value="0.00111015070052374" calcext:value-type="float">
            <text:p>0,0011101507005237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512795448303223" calcext:value-type="float">
            <text:p>0,0512795448303223</text:p>
          </table:table-cell>
          <table:table-cell office:value-type="float" office:value="42" calcext:value-type="float">
            <text:p>42</text:p>
          </table:table-cell>
          <table:table-cell office:value-type="float" office:value="0.0012209415435791" calcext:value-type="float">
            <text:p>0,00122094154357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481812953948975" calcext:value-type="float">
            <text:p>0,0481812953948975</text:p>
          </table:table-cell>
          <table:table-cell office:value-type="float" office:value="42" calcext:value-type="float">
            <text:p>42</text:p>
          </table:table-cell>
          <table:table-cell office:value-type="float" office:value="0.00114717369987851" calcext:value-type="float">
            <text:p>0,0011471736998785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499434471130371" calcext:value-type="float">
            <text:p>0,0499434471130371</text:p>
          </table:table-cell>
          <table:table-cell office:value-type="float" office:value="42" calcext:value-type="float">
            <text:p>42</text:p>
          </table:table-cell>
          <table:table-cell office:value-type="float" office:value="0.00118912969316755" calcext:value-type="float">
            <text:p>0,0011891296931675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474326610565186" calcext:value-type="float">
            <text:p>0,0474326610565186</text:p>
          </table:table-cell>
          <table:table-cell office:value-type="float" office:value="42" calcext:value-type="float">
            <text:p>42</text:p>
          </table:table-cell>
          <table:table-cell office:value-type="float" office:value="0.00112934907277425" calcext:value-type="float">
            <text:p>0,0011293490727742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23655414581299" calcext:value-type="float">
            <text:p>0,0523655414581299</text:p>
          </table:table-cell>
          <table:table-cell office:value-type="float" office:value="42" calcext:value-type="float">
            <text:p>42</text:p>
          </table:table-cell>
          <table:table-cell office:value-type="float" office:value="0.00124679860614595" calcext:value-type="float">
            <text:p>0,0012467986061459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542640686035156" calcext:value-type="float">
            <text:p>0,0542640686035156</text:p>
          </table:table-cell>
          <table:table-cell office:value-type="float" office:value="42" calcext:value-type="float">
            <text:p>42</text:p>
          </table:table-cell>
          <table:table-cell office:value-type="float" office:value="0.00129200163341704" calcext:value-type="float">
            <text:p>0,0012920016334170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508711338043213" calcext:value-type="float">
            <text:p>0,0508711338043213</text:p>
          </table:table-cell>
          <table:table-cell office:value-type="float" office:value="42" calcext:value-type="float">
            <text:p>42</text:p>
          </table:table-cell>
          <table:table-cell office:value-type="float" office:value="0.00121121747153146" calcext:value-type="float">
            <text:p>0,001211217471531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494773387908936" calcext:value-type="float">
            <text:p>0,0494773387908936</text:p>
          </table:table-cell>
          <table:table-cell office:value-type="float" office:value="42" calcext:value-type="float">
            <text:p>42</text:p>
          </table:table-cell>
          <table:table-cell office:value-type="float" office:value="0.00117803187597366" calcext:value-type="float">
            <text:p>0,0011780318759736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629520416259766" calcext:value-type="float">
            <text:p>0,0629520416259766</text:p>
          </table:table-cell>
          <table:table-cell office:value-type="float" office:value="42" calcext:value-type="float">
            <text:p>42</text:p>
          </table:table-cell>
          <table:table-cell office:value-type="float" office:value="0.00149885813395182" calcext:value-type="float">
            <text:p>0,0014988581339518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02421855926514" calcext:value-type="float">
            <text:p>0,0502421855926514</text:p>
          </table:table-cell>
          <table:table-cell office:value-type="float" office:value="42" calcext:value-type="float">
            <text:p>42</text:p>
          </table:table-cell>
          <table:table-cell office:value-type="float" office:value="0.00119624251411075" calcext:value-type="float">
            <text:p>0,0011962425141107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473673343658447" calcext:value-type="float">
            <text:p>0,0473673343658447</text:p>
          </table:table-cell>
          <table:table-cell office:value-type="float" office:value="42" calcext:value-type="float">
            <text:p>42</text:p>
          </table:table-cell>
          <table:table-cell office:value-type="float" office:value="0.00112779367537726" calcext:value-type="float">
            <text:p>0,0011277936753772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475368499755859" calcext:value-type="float">
            <text:p>0,0475368499755859</text:p>
          </table:table-cell>
          <table:table-cell office:value-type="float" office:value="42" calcext:value-type="float">
            <text:p>42</text:p>
          </table:table-cell>
          <table:table-cell office:value-type="float" office:value="0.00113182976132347" calcext:value-type="float">
            <text:p>0,0011318297613234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472157001495361" calcext:value-type="float">
            <text:p>0,0472157001495361</text:p>
          </table:table-cell>
          <table:table-cell office:value-type="float" office:value="42" calcext:value-type="float">
            <text:p>42</text:p>
          </table:table-cell>
          <table:table-cell office:value-type="float" office:value="0.00112418333689372" calcext:value-type="float">
            <text:p>0,0011241833368937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483493804931641" calcext:value-type="float">
            <text:p>0,0483493804931641</text:p>
          </table:table-cell>
          <table:table-cell office:value-type="float" office:value="42" calcext:value-type="float">
            <text:p>42</text:p>
          </table:table-cell>
          <table:table-cell office:value-type="float" office:value="0.00115117572602772" calcext:value-type="float">
            <text:p>0,0011511757260277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484235286712647" calcext:value-type="float">
            <text:p>0,0484235286712647</text:p>
          </table:table-cell>
          <table:table-cell office:value-type="float" office:value="42" calcext:value-type="float">
            <text:p>42</text:p>
          </table:table-cell>
          <table:table-cell office:value-type="float" office:value="0.00115294115883963" calcext:value-type="float">
            <text:p>0,0011529411588396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4715895652771" calcext:value-type="float">
            <text:p>0,04715895652771</text:p>
          </table:table-cell>
          <table:table-cell office:value-type="float" office:value="42" calcext:value-type="float">
            <text:p>42</text:p>
          </table:table-cell>
          <table:table-cell office:value-type="float" office:value="0.00112283229827881" calcext:value-type="float">
            <text:p>0,0011228322982788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513322353363037" calcext:value-type="float">
            <text:p>0,0513322353363037</text:p>
          </table:table-cell>
          <table:table-cell office:value-type="float" office:value="42" calcext:value-type="float">
            <text:p>42</text:p>
          </table:table-cell>
          <table:table-cell office:value-type="float" office:value="0.0012221960794358" calcext:value-type="float">
            <text:p>0,001222196079435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508408546447754" calcext:value-type="float">
            <text:p>0,0508408546447754</text:p>
          </table:table-cell>
          <table:table-cell office:value-type="float" office:value="42" calcext:value-type="float">
            <text:p>42</text:p>
          </table:table-cell>
          <table:table-cell office:value-type="float" office:value="0.00121049653916132" calcext:value-type="float">
            <text:p>0,0012104965391613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534892082214356" calcext:value-type="float">
            <text:p>0,0534892082214356</text:p>
          </table:table-cell>
          <table:table-cell office:value-type="float" office:value="42" calcext:value-type="float">
            <text:p>42</text:p>
          </table:table-cell>
          <table:table-cell office:value-type="float" office:value="0.00127355257670085" calcext:value-type="float">
            <text:p>0,0012735525767008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56401252746582" calcext:value-type="float">
            <text:p>0,056401252746582</text:p>
          </table:table-cell>
          <table:table-cell office:value-type="float" office:value="42" calcext:value-type="float">
            <text:p>42</text:p>
          </table:table-cell>
          <table:table-cell office:value-type="float" office:value="0.00134288697015672" calcext:value-type="float">
            <text:p>0,0013428869701567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771379470825195" calcext:value-type="float">
            <text:p>0,0771379470825195</text:p>
          </table:table-cell>
          <table:table-cell office:value-type="float" office:value="42" calcext:value-type="float">
            <text:p>42</text:p>
          </table:table-cell>
          <table:table-cell office:value-type="float" office:value="0.00183661778767904" calcext:value-type="float">
            <text:p>0,0018366177876790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4729700088501" calcext:value-type="float">
            <text:p>0,054729700088501</text:p>
          </table:table-cell>
          <table:table-cell office:value-type="float" office:value="42" calcext:value-type="float">
            <text:p>42</text:p>
          </table:table-cell>
          <table:table-cell office:value-type="float" office:value="0.00130308809734526" calcext:value-type="float">
            <text:p>0,0013030880973452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49687385559082" calcext:value-type="float">
            <text:p>0,049687385559082</text:p>
          </table:table-cell>
          <table:table-cell office:value-type="float" office:value="42" calcext:value-type="float">
            <text:p>42</text:p>
          </table:table-cell>
          <table:table-cell office:value-type="float" office:value="0.00118303298950195" calcext:value-type="float">
            <text:p>0,0011830329895019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516340732574463" calcext:value-type="float">
            <text:p>0,0516340732574463</text:p>
          </table:table-cell>
          <table:table-cell office:value-type="float" office:value="42" calcext:value-type="float">
            <text:p>42</text:p>
          </table:table-cell>
          <table:table-cell office:value-type="float" office:value="0.00122938269660586" calcext:value-type="float">
            <text:p>0,0012293826966058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531015396118164" calcext:value-type="float">
            <text:p>0,0531015396118164</text:p>
          </table:table-cell>
          <table:table-cell office:value-type="float" office:value="42" calcext:value-type="float">
            <text:p>42</text:p>
          </table:table-cell>
          <table:table-cell office:value-type="float" office:value="0.00126432237170991" calcext:value-type="float">
            <text:p>0,001264322371709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509717464447022" calcext:value-type="float">
            <text:p>0,0509717464447022</text:p>
          </table:table-cell>
          <table:table-cell office:value-type="float" office:value="42" calcext:value-type="float">
            <text:p>42</text:p>
          </table:table-cell>
          <table:table-cell office:value-type="float" office:value="0.00121361301058815" calcext:value-type="float">
            <text:p>0,0012136130105881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485684871673584" calcext:value-type="float">
            <text:p>0,0485684871673584</text:p>
          </table:table-cell>
          <table:table-cell office:value-type="float" office:value="42" calcext:value-type="float">
            <text:p>42</text:p>
          </table:table-cell>
          <table:table-cell office:value-type="float" office:value="0.00115639255160377" calcext:value-type="float">
            <text:p>0,0011563925516037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506153106689453" calcext:value-type="float">
            <text:p>0,0506153106689453</text:p>
          </table:table-cell>
          <table:table-cell office:value-type="float" office:value="42" calcext:value-type="float">
            <text:p>42</text:p>
          </table:table-cell>
          <table:table-cell office:value-type="float" office:value="0.0012051264444987" calcext:value-type="float">
            <text:p>0,001205126444498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522792339324951" calcext:value-type="float">
            <text:p>0,0522792339324951</text:p>
          </table:table-cell>
          <table:table-cell office:value-type="float" office:value="42" calcext:value-type="float">
            <text:p>42</text:p>
          </table:table-cell>
          <table:table-cell office:value-type="float" office:value="0.00124474366505941" calcext:value-type="float">
            <text:p>0,0012447436650594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518455505371094" calcext:value-type="float">
            <text:p>0,0518455505371094</text:p>
          </table:table-cell>
          <table:table-cell office:value-type="float" office:value="42" calcext:value-type="float">
            <text:p>42</text:p>
          </table:table-cell>
          <table:table-cell office:value-type="float" office:value="0.00123441786993118" calcext:value-type="float">
            <text:p>0,0012344178699311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486197471618652" calcext:value-type="float">
            <text:p>0,0486197471618652</text:p>
          </table:table-cell>
          <table:table-cell office:value-type="float" office:value="42" calcext:value-type="float">
            <text:p>42</text:p>
          </table:table-cell>
          <table:table-cell office:value-type="float" office:value="0.00115761302766346" calcext:value-type="float">
            <text:p>0,0011576130276634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502636432647705" calcext:value-type="float">
            <text:p>0,0502636432647705</text:p>
          </table:table-cell>
          <table:table-cell office:value-type="float" office:value="42" calcext:value-type="float">
            <text:p>42</text:p>
          </table:table-cell>
          <table:table-cell office:value-type="float" office:value="0.00119675341106596" calcext:value-type="float">
            <text:p>0,0011967534110659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600342750549316" calcext:value-type="float">
            <text:p>0,0600342750549316</text:p>
          </table:table-cell>
          <table:table-cell office:value-type="float" office:value="42" calcext:value-type="float">
            <text:p>42</text:p>
          </table:table-cell>
          <table:table-cell office:value-type="float" office:value="0.0014293875013079" calcext:value-type="float">
            <text:p>0,001429387501307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570120811462402" calcext:value-type="float">
            <text:p>0,0570120811462402</text:p>
          </table:table-cell>
          <table:table-cell office:value-type="float" office:value="42" calcext:value-type="float">
            <text:p>42</text:p>
          </table:table-cell>
          <table:table-cell office:value-type="float" office:value="0.00135743050348191" calcext:value-type="float">
            <text:p>0,0013574305034819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518054962158203" calcext:value-type="float">
            <text:p>0,0518054962158203</text:p>
          </table:table-cell>
          <table:table-cell office:value-type="float" office:value="42" calcext:value-type="float">
            <text:p>42</text:p>
          </table:table-cell>
          <table:table-cell office:value-type="float" office:value="0.00123346419561477" calcext:value-type="float">
            <text:p>0,0012334641956147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56166410446167" calcext:value-type="float">
            <text:p>0,056166410446167</text:p>
          </table:table-cell>
          <table:table-cell office:value-type="float" office:value="42" calcext:value-type="float">
            <text:p>42</text:p>
          </table:table-cell>
          <table:table-cell office:value-type="float" office:value="0.0013372954868135" calcext:value-type="float">
            <text:p>0,001337295486813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510678291320801" calcext:value-type="float">
            <text:p>0,0510678291320801</text:p>
          </table:table-cell>
          <table:table-cell office:value-type="float" office:value="42" calcext:value-type="float">
            <text:p>42</text:p>
          </table:table-cell>
          <table:table-cell office:value-type="float" office:value="0.00121590069362095" calcext:value-type="float">
            <text:p>0,0012159006936209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53241491317749" calcext:value-type="float">
            <text:p>0,053241491317749</text:p>
          </table:table-cell>
          <table:table-cell office:value-type="float" office:value="42" calcext:value-type="float">
            <text:p>42</text:p>
          </table:table-cell>
          <table:table-cell office:value-type="float" office:value="0.0012676545551845" calcext:value-type="float">
            <text:p>0,001267654555184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534908771514893" calcext:value-type="float">
            <text:p>0,0534908771514893</text:p>
          </table:table-cell>
          <table:table-cell office:value-type="float" office:value="42" calcext:value-type="float">
            <text:p>42</text:p>
          </table:table-cell>
          <table:table-cell office:value-type="float" office:value="0.0012735923131307" calcext:value-type="float">
            <text:p>0,001273592313130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664308071136475" calcext:value-type="float">
            <text:p>0,0664308071136475</text:p>
          </table:table-cell>
          <table:table-cell office:value-type="float" office:value="42" calcext:value-type="float">
            <text:p>42</text:p>
          </table:table-cell>
          <table:table-cell office:value-type="float" office:value="0.00158168588365827" calcext:value-type="float">
            <text:p>0,001581685883658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525510311126709" calcext:value-type="float">
            <text:p>0,0525510311126709</text:p>
          </table:table-cell>
          <table:table-cell office:value-type="float" office:value="42" calcext:value-type="float">
            <text:p>42</text:p>
          </table:table-cell>
          <table:table-cell office:value-type="float" office:value="0.00125121502649216" calcext:value-type="float">
            <text:p>0,0012512150264921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529580116271973" calcext:value-type="float">
            <text:p>0,0529580116271973</text:p>
          </table:table-cell>
          <table:table-cell office:value-type="float" office:value="42" calcext:value-type="float">
            <text:p>42</text:p>
          </table:table-cell>
          <table:table-cell office:value-type="float" office:value="0.00126090503874279" calcext:value-type="float">
            <text:p>0,0012609050387427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524594783782959" calcext:value-type="float">
            <text:p>0,0524594783782959</text:p>
          </table:table-cell>
          <table:table-cell office:value-type="float" office:value="42" calcext:value-type="float">
            <text:p>42</text:p>
          </table:table-cell>
          <table:table-cell office:value-type="float" office:value="0.00124903519948324" calcext:value-type="float">
            <text:p>0,0012490351994832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526576042175293" calcext:value-type="float">
            <text:p>0,0526576042175293</text:p>
          </table:table-cell>
          <table:table-cell office:value-type="float" office:value="42" calcext:value-type="float">
            <text:p>42</text:p>
          </table:table-cell>
          <table:table-cell office:value-type="float" office:value="0.00125375248136975" calcext:value-type="float">
            <text:p>0,0012537524813697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506105422973633" calcext:value-type="float">
            <text:p>0,0506105422973633</text:p>
          </table:table-cell>
          <table:table-cell office:value-type="float" office:value="42" calcext:value-type="float">
            <text:p>42</text:p>
          </table:table-cell>
          <table:table-cell office:value-type="float" office:value="0.00120501291184198" calcext:value-type="float">
            <text:p>0,0012050129118419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666565895080566" calcext:value-type="float">
            <text:p>0,0666565895080566</text:p>
          </table:table-cell>
          <table:table-cell office:value-type="float" office:value="42" calcext:value-type="float">
            <text:p>42</text:p>
          </table:table-cell>
          <table:table-cell office:value-type="float" office:value="0.00158706165495373" calcext:value-type="float">
            <text:p>0,0015870616549537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536205768585205" calcext:value-type="float">
            <text:p>0,0536205768585205</text:p>
          </table:table-cell>
          <table:table-cell office:value-type="float" office:value="42" calcext:value-type="float">
            <text:p>42</text:p>
          </table:table-cell>
          <table:table-cell office:value-type="float" office:value="0.00127668040139335" calcext:value-type="float">
            <text:p>0,0012766804013933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540652275085449" calcext:value-type="float">
            <text:p>0,0540652275085449</text:p>
          </table:table-cell>
          <table:table-cell office:value-type="float" office:value="42" calcext:value-type="float">
            <text:p>42</text:p>
          </table:table-cell>
          <table:table-cell office:value-type="float" office:value="0.00128726732163202" calcext:value-type="float">
            <text:p>0,0012872673216320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528125762939453" calcext:value-type="float">
            <text:p>0,0528125762939453</text:p>
          </table:table-cell>
          <table:table-cell office:value-type="float" office:value="42" calcext:value-type="float">
            <text:p>42</text:p>
          </table:table-cell>
          <table:table-cell office:value-type="float" office:value="0.00125744229271298" calcext:value-type="float">
            <text:p>0,0012574422927129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582756996154785" calcext:value-type="float">
            <text:p>0,0582756996154785</text:p>
          </table:table-cell>
          <table:table-cell office:value-type="float" office:value="42" calcext:value-type="float">
            <text:p>42</text:p>
          </table:table-cell>
          <table:table-cell office:value-type="float" office:value="0.00138751665751139" calcext:value-type="float">
            <text:p>0,0013875166575113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776650905609131" calcext:value-type="float">
            <text:p>0,0776650905609131</text:p>
          </table:table-cell>
          <table:table-cell office:value-type="float" office:value="42" calcext:value-type="float">
            <text:p>42</text:p>
          </table:table-cell>
          <table:table-cell office:value-type="float" office:value="0.00184916882287888" calcext:value-type="float">
            <text:p>0,0018491688228788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517728328704834" calcext:value-type="float">
            <text:p>0,0517728328704834</text:p>
          </table:table-cell>
          <table:table-cell office:value-type="float" office:value="42" calcext:value-type="float">
            <text:p>42</text:p>
          </table:table-cell>
          <table:table-cell office:value-type="float" office:value="0.00123268649691627" calcext:value-type="float">
            <text:p>0,001232686496916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48609733581543" calcext:value-type="float">
            <text:p>0,048609733581543</text:p>
          </table:table-cell>
          <table:table-cell office:value-type="float" office:value="42" calcext:value-type="float">
            <text:p>42</text:p>
          </table:table-cell>
          <table:table-cell office:value-type="float" office:value="0.00115737460908436" calcext:value-type="float">
            <text:p>0,00115737460908436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508973598480225" calcext:value-type="float">
            <text:p>0,0508973598480225</text:p>
          </table:table-cell>
          <table:table-cell office:value-type="float" office:value="42" calcext:value-type="float">
            <text:p>42</text:p>
          </table:table-cell>
          <table:table-cell office:value-type="float" office:value="0.00121184190114339" calcext:value-type="float">
            <text:p>0,0012118419011433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58104515075684" calcext:value-type="float">
            <text:p>0,0558104515075684</text:p>
          </table:table-cell>
          <table:table-cell office:value-type="float" office:value="42" calcext:value-type="float">
            <text:p>42</text:p>
          </table:table-cell>
          <table:table-cell office:value-type="float" office:value="0.00132882027398972" calcext:value-type="float">
            <text:p>0,0013288202739897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495641231536865" calcext:value-type="float">
            <text:p>0,0495641231536865</text:p>
          </table:table-cell>
          <table:table-cell office:value-type="float" office:value="42" calcext:value-type="float">
            <text:p>42</text:p>
          </table:table-cell>
          <table:table-cell office:value-type="float" office:value="0.00118009817032587" calcext:value-type="float">
            <text:p>0,0011800981703258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580761432647705" calcext:value-type="float">
            <text:p>0,0580761432647705</text:p>
          </table:table-cell>
          <table:table-cell office:value-type="float" office:value="42" calcext:value-type="float">
            <text:p>42</text:p>
          </table:table-cell>
          <table:table-cell office:value-type="float" office:value="0.00138276531582787" calcext:value-type="float">
            <text:p>0,0013827653158278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49363374710083" calcext:value-type="float">
            <text:p>0,049363374710083</text:p>
          </table:table-cell>
          <table:table-cell office:value-type="float" office:value="42" calcext:value-type="float">
            <text:p>42</text:p>
          </table:table-cell>
          <table:table-cell office:value-type="float" office:value="0.00117531844547817" calcext:value-type="float">
            <text:p>0,0011753184454781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551033020019531" calcext:value-type="float">
            <text:p>0,0551033020019531</text:p>
          </table:table-cell>
          <table:table-cell office:value-type="float" office:value="42" calcext:value-type="float">
            <text:p>42</text:p>
          </table:table-cell>
          <table:table-cell office:value-type="float" office:value="0.00131198338099888" calcext:value-type="float">
            <text:p>0,0013119833809988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515711307525635" calcext:value-type="float">
            <text:p>0,0515711307525635</text:p>
          </table:table-cell>
          <table:table-cell office:value-type="float" office:value="42" calcext:value-type="float">
            <text:p>42</text:p>
          </table:table-cell>
          <table:table-cell office:value-type="float" office:value="0.00122788406553723" calcext:value-type="float">
            <text:p>0,0012278840655372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501883029937744" calcext:value-type="float">
            <text:p>0,0501883029937744</text:p>
          </table:table-cell>
          <table:table-cell office:value-type="float" office:value="42" calcext:value-type="float">
            <text:p>42</text:p>
          </table:table-cell>
          <table:table-cell office:value-type="float" office:value="0.00119495959508987" calcext:value-type="float">
            <text:p>0,0011949595950898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519440174102783" calcext:value-type="float">
            <text:p>0,0519440174102783</text:p>
          </table:table-cell>
          <table:table-cell office:value-type="float" office:value="42" calcext:value-type="float">
            <text:p>42</text:p>
          </table:table-cell>
          <table:table-cell office:value-type="float" office:value="0.00123676231929234" calcext:value-type="float">
            <text:p>0,0012367623192923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602385997772217" calcext:value-type="float">
            <text:p>0,0602385997772217</text:p>
          </table:table-cell>
          <table:table-cell office:value-type="float" office:value="42" calcext:value-type="float">
            <text:p>42</text:p>
          </table:table-cell>
          <table:table-cell office:value-type="float" office:value="0.00143425237564814" calcext:value-type="float">
            <text:p>0,0014342523756481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500636100769043" calcext:value-type="float">
            <text:p>0,0500636100769043</text:p>
          </table:table-cell>
          <table:table-cell office:value-type="float" office:value="42" calcext:value-type="float">
            <text:p>42</text:p>
          </table:table-cell>
          <table:table-cell office:value-type="float" office:value="0.00119199071611677" calcext:value-type="float">
            <text:p>0,0011919907161167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553967952728272" calcext:value-type="float">
            <text:p>0,0553967952728272</text:p>
          </table:table-cell>
          <table:table-cell office:value-type="float" office:value="42" calcext:value-type="float">
            <text:p>42</text:p>
          </table:table-cell>
          <table:table-cell office:value-type="float" office:value="0.00131897131601969" calcext:value-type="float">
            <text:p>0,0013189713160196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503287315368652" calcext:value-type="float">
            <text:p>0,0503287315368652</text:p>
          </table:table-cell>
          <table:table-cell office:value-type="float" office:value="42" calcext:value-type="float">
            <text:p>42</text:p>
          </table:table-cell>
          <table:table-cell office:value-type="float" office:value="0.00119830313183012" calcext:value-type="float">
            <text:p>0,0011983031318301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493628978729248" calcext:value-type="float">
            <text:p>0,0493628978729248</text:p>
          </table:table-cell>
          <table:table-cell office:value-type="float" office:value="42" calcext:value-type="float">
            <text:p>42</text:p>
          </table:table-cell>
          <table:table-cell office:value-type="float" office:value="0.0011753070922125" calcext:value-type="float">
            <text:p>0,001175307092212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510580539703369" calcext:value-type="float">
            <text:p>0,0510580539703369</text:p>
          </table:table-cell>
          <table:table-cell office:value-type="float" office:value="42" calcext:value-type="float">
            <text:p>42</text:p>
          </table:table-cell>
          <table:table-cell office:value-type="float" office:value="0.00121566795167469" calcext:value-type="float">
            <text:p>0,0012156679516746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494489669799805" calcext:value-type="float">
            <text:p>0,0494489669799805</text:p>
          </table:table-cell>
          <table:table-cell office:value-type="float" office:value="42" calcext:value-type="float">
            <text:p>42</text:p>
          </table:table-cell>
          <table:table-cell office:value-type="float" office:value="0.0011773563566662" calcext:value-type="float">
            <text:p>0,001177356356666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50567626953125" calcext:value-type="float">
            <text:p>0,050567626953125</text:p>
          </table:table-cell>
          <table:table-cell office:value-type="float" office:value="42" calcext:value-type="float">
            <text:p>42</text:p>
          </table:table-cell>
          <table:table-cell office:value-type="float" office:value="0.00120399111793155" calcext:value-type="float">
            <text:p>0,00120399111793155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523512363433838" calcext:value-type="float">
            <text:p>0,0523512363433838</text:p>
          </table:table-cell>
          <table:table-cell office:value-type="float" office:value="42" calcext:value-type="float">
            <text:p>42</text:p>
          </table:table-cell>
          <table:table-cell office:value-type="float" office:value="0.0012464580081758" calcext:value-type="float">
            <text:p>0,001246458008175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509738922119141" calcext:value-type="float">
            <text:p>0,0509738922119141</text:p>
          </table:table-cell>
          <table:table-cell office:value-type="float" office:value="42" calcext:value-type="float">
            <text:p>42</text:p>
          </table:table-cell>
          <table:table-cell office:value-type="float" office:value="0.00121366410028367" calcext:value-type="float">
            <text:p>0,0012136641002836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557498931884766" calcext:value-type="float">
            <text:p>0,0557498931884766</text:p>
          </table:table-cell>
          <table:table-cell office:value-type="float" office:value="42" calcext:value-type="float">
            <text:p>42</text:p>
          </table:table-cell>
          <table:table-cell office:value-type="float" office:value="0.00132737840924944" calcext:value-type="float">
            <text:p>0,0013273784092494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507302284240723" calcext:value-type="float">
            <text:p>0,0507302284240723</text:p>
          </table:table-cell>
          <table:table-cell office:value-type="float" office:value="42" calcext:value-type="float">
            <text:p>42</text:p>
          </table:table-cell>
          <table:table-cell office:value-type="float" office:value="0.00120786258152553" calcext:value-type="float">
            <text:p>0,0012078625815255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495171546936035" calcext:value-type="float">
            <text:p>0,0495171546936035</text:p>
          </table:table-cell>
          <table:table-cell office:value-type="float" office:value="42" calcext:value-type="float">
            <text:p>42</text:p>
          </table:table-cell>
          <table:table-cell office:value-type="float" office:value="0.00117897987365723" calcext:value-type="float">
            <text:p>0,0011789798736572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484228134155273" calcext:value-type="float">
            <text:p>0,0484228134155273</text:p>
          </table:table-cell>
          <table:table-cell office:value-type="float" office:value="42" calcext:value-type="float">
            <text:p>42</text:p>
          </table:table-cell>
          <table:table-cell office:value-type="float" office:value="0.00115292412894113" calcext:value-type="float">
            <text:p>0,00115292412894113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487263202667236" calcext:value-type="float">
            <text:p>0,0487263202667236</text:p>
          </table:table-cell>
          <table:table-cell office:value-type="float" office:value="42" calcext:value-type="float">
            <text:p>42</text:p>
          </table:table-cell>
          <table:table-cell office:value-type="float" office:value="0.00116015048254104" calcext:value-type="float">
            <text:p>0,0011601504825410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475564002990723" calcext:value-type="float">
            <text:p>0,0475564002990723</text:p>
          </table:table-cell>
          <table:table-cell office:value-type="float" office:value="42" calcext:value-type="float">
            <text:p>42</text:p>
          </table:table-cell>
          <table:table-cell office:value-type="float" office:value="0.00113229524521601" calcext:value-type="float">
            <text:p>0,00113229524521601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473034381866455" calcext:value-type="float">
            <text:p>0,0473034381866455</text:p>
          </table:table-cell>
          <table:table-cell office:value-type="float" office:value="42" calcext:value-type="float">
            <text:p>42</text:p>
          </table:table-cell>
          <table:table-cell office:value-type="float" office:value="0.00112627233777727" calcext:value-type="float">
            <text:p>0,0011262723377772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503549575805664" calcext:value-type="float">
            <text:p>0,0503549575805664</text:p>
          </table:table-cell>
          <table:table-cell office:value-type="float" office:value="42" calcext:value-type="float">
            <text:p>42</text:p>
          </table:table-cell>
          <table:table-cell office:value-type="float" office:value="0.00119892756144206" calcext:value-type="float">
            <text:p>0,0011989275614420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0746872425079346" calcext:value-type="float">
            <text:p>0,0746872425079346</text:p>
          </table:table-cell>
          <table:table-cell office:value-type="float" office:value="57" calcext:value-type="float">
            <text:p>57</text:p>
          </table:table-cell>
          <table:table-cell office:value-type="float" office:value="0.0013103025001392" calcext:value-type="float">
            <text:p>0,001310302500139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525600910186768" calcext:value-type="float">
            <text:p>0,0525600910186768</text:p>
          </table:table-cell>
          <table:table-cell office:value-type="float" office:value="57" calcext:value-type="float">
            <text:p>57</text:p>
          </table:table-cell>
          <table:table-cell office:value-type="float" office:value="0.000922106859976785" calcext:value-type="float">
            <text:p>0,00092210685997678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521414279937744" calcext:value-type="float">
            <text:p>0,0521414279937744</text:p>
          </table:table-cell>
          <table:table-cell office:value-type="float" office:value="57" calcext:value-type="float">
            <text:p>57</text:p>
          </table:table-cell>
          <table:table-cell office:value-type="float" office:value="0.000914761894627621" calcext:value-type="float">
            <text:p>0,00091476189462762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496430397033691" calcext:value-type="float">
            <text:p>0,0496430397033691</text:p>
          </table:table-cell>
          <table:table-cell office:value-type="float" office:value="57" calcext:value-type="float">
            <text:p>57</text:p>
          </table:table-cell>
          <table:table-cell office:value-type="float" office:value="0.000870930521111739" calcext:value-type="float">
            <text:p>0,00087093052111173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49797534942627" calcext:value-type="float">
            <text:p>0,049797534942627</text:p>
          </table:table-cell>
          <table:table-cell office:value-type="float" office:value="57" calcext:value-type="float">
            <text:p>57</text:p>
          </table:table-cell>
          <table:table-cell office:value-type="float" office:value="0.000873640963905736" calcext:value-type="float">
            <text:p>0,00087364096390573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527002811431885" calcext:value-type="float">
            <text:p>0,0527002811431885</text:p>
          </table:table-cell>
          <table:table-cell office:value-type="float" office:value="57" calcext:value-type="float">
            <text:p>57</text:p>
          </table:table-cell>
          <table:table-cell office:value-type="float" office:value="0.000924566335845412" calcext:value-type="float">
            <text:p>0,00092456633584541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521869659423828" calcext:value-type="float">
            <text:p>0,0521869659423828</text:p>
          </table:table-cell>
          <table:table-cell office:value-type="float" office:value="57" calcext:value-type="float">
            <text:p>57</text:p>
          </table:table-cell>
          <table:table-cell office:value-type="float" office:value="0.000915560806006716" calcext:value-type="float">
            <text:p>0,00091556080600671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49257755279541" calcext:value-type="float">
            <text:p>0,049257755279541</text:p>
          </table:table-cell>
          <table:table-cell office:value-type="float" office:value="57" calcext:value-type="float">
            <text:p>57</text:p>
          </table:table-cell>
          <table:table-cell office:value-type="float" office:value="0.000864171145255106" calcext:value-type="float">
            <text:p>0,00086417114525510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564162731170654" calcext:value-type="float">
            <text:p>0,0564162731170654</text:p>
          </table:table-cell>
          <table:table-cell office:value-type="float" office:value="57" calcext:value-type="float">
            <text:p>57</text:p>
          </table:table-cell>
          <table:table-cell office:value-type="float" office:value="0.000989759177492376" calcext:value-type="float">
            <text:p>0,00098975917749237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550200939178467" calcext:value-type="float">
            <text:p>0,0550200939178467</text:p>
          </table:table-cell>
          <table:table-cell office:value-type="float" office:value="57" calcext:value-type="float">
            <text:p>57</text:p>
          </table:table-cell>
          <table:table-cell office:value-type="float" office:value="0.000965264805576258" calcext:value-type="float">
            <text:p>0,00096526480557625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532934665679932" calcext:value-type="float">
            <text:p>0,0532934665679932</text:p>
          </table:table-cell>
          <table:table-cell office:value-type="float" office:value="57" calcext:value-type="float">
            <text:p>57</text:p>
          </table:table-cell>
          <table:table-cell office:value-type="float" office:value="0.000934973097684091" calcext:value-type="float">
            <text:p>0,00093497309768409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516800880432129" calcext:value-type="float">
            <text:p>0,0516800880432129</text:p>
          </table:table-cell>
          <table:table-cell office:value-type="float" office:value="57" calcext:value-type="float">
            <text:p>57</text:p>
          </table:table-cell>
          <table:table-cell office:value-type="float" office:value="0.000906668211284437" calcext:value-type="float">
            <text:p>0,00090666821128443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527725219726563" calcext:value-type="float">
            <text:p>0,0527725219726563</text:p>
          </table:table-cell>
          <table:table-cell office:value-type="float" office:value="57" calcext:value-type="float">
            <text:p>57</text:p>
          </table:table-cell>
          <table:table-cell office:value-type="float" office:value="0.000925833718818531" calcext:value-type="float">
            <text:p>0,00092583371881853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524027347564697" calcext:value-type="float">
            <text:p>0,0524027347564697</text:p>
          </table:table-cell>
          <table:table-cell office:value-type="float" office:value="57" calcext:value-type="float">
            <text:p>57</text:p>
          </table:table-cell>
          <table:table-cell office:value-type="float" office:value="0.000919346223797715" calcext:value-type="float">
            <text:p>0,00091934622379771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529909133911133" calcext:value-type="float">
            <text:p>0,0529909133911133</text:p>
          </table:table-cell>
          <table:table-cell office:value-type="float" office:value="57" calcext:value-type="float">
            <text:p>57</text:p>
          </table:table-cell>
          <table:table-cell office:value-type="float" office:value="0.000929665147212514" calcext:value-type="float">
            <text:p>0,00092966514721251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544471740722656" calcext:value-type="float">
            <text:p>0,0544471740722656</text:p>
          </table:table-cell>
          <table:table-cell office:value-type="float" office:value="57" calcext:value-type="float">
            <text:p>57</text:p>
          </table:table-cell>
          <table:table-cell office:value-type="float" office:value="0.000955213580215186" calcext:value-type="float">
            <text:p>0,00095521358021518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577964782714844" calcext:value-type="float">
            <text:p>0,0577964782714844</text:p>
          </table:table-cell>
          <table:table-cell office:value-type="float" office:value="57" calcext:value-type="float">
            <text:p>57</text:p>
          </table:table-cell>
          <table:table-cell office:value-type="float" office:value="0.0010139733030085" calcext:value-type="float">
            <text:p>0,001013973303008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506441593170166" calcext:value-type="float">
            <text:p>0,0506441593170166</text:p>
          </table:table-cell>
          <table:table-cell office:value-type="float" office:value="57" calcext:value-type="float">
            <text:p>57</text:p>
          </table:table-cell>
          <table:table-cell office:value-type="float" office:value="0.000888494023105555" calcext:value-type="float">
            <text:p>0,00088849402310555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527393817901611" calcext:value-type="float">
            <text:p>0,0527393817901611</text:p>
          </table:table-cell>
          <table:table-cell office:value-type="float" office:value="57" calcext:value-type="float">
            <text:p>57</text:p>
          </table:table-cell>
          <table:table-cell office:value-type="float" office:value="0.00092525231210809" calcext:value-type="float">
            <text:p>0,0009252523121080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510497093200684" calcext:value-type="float">
            <text:p>0,0510497093200684</text:p>
          </table:table-cell>
          <table:table-cell office:value-type="float" office:value="57" calcext:value-type="float">
            <text:p>57</text:p>
          </table:table-cell>
          <table:table-cell office:value-type="float" office:value="0.000895608935439796" calcext:value-type="float">
            <text:p>0,00089560893543979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525705814361572" calcext:value-type="float">
            <text:p>0,0525705814361572</text:p>
          </table:table-cell>
          <table:table-cell office:value-type="float" office:value="57" calcext:value-type="float">
            <text:p>57</text:p>
          </table:table-cell>
          <table:table-cell office:value-type="float" office:value="0.000922290902388723" calcext:value-type="float">
            <text:p>0,00092229090238872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575191974639893" calcext:value-type="float">
            <text:p>0,0575191974639893</text:p>
          </table:table-cell>
          <table:table-cell office:value-type="float" office:value="57" calcext:value-type="float">
            <text:p>57</text:p>
          </table:table-cell>
          <table:table-cell office:value-type="float" office:value="0.00100910872743841" calcext:value-type="float">
            <text:p>0,0010091087274384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623331069946289" calcext:value-type="float">
            <text:p>0,0623331069946289</text:p>
          </table:table-cell>
          <table:table-cell office:value-type="float" office:value="57" calcext:value-type="float">
            <text:p>57</text:p>
          </table:table-cell>
          <table:table-cell office:value-type="float" office:value="0.00109356328060752" calcext:value-type="float">
            <text:p>0,0010935632806075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508010387420654" calcext:value-type="float">
            <text:p>0,0508010387420654</text:p>
          </table:table-cell>
          <table:table-cell office:value-type="float" office:value="57" calcext:value-type="float">
            <text:p>57</text:p>
          </table:table-cell>
          <table:table-cell office:value-type="float" office:value="0.000891246293720446" calcext:value-type="float">
            <text:p>0,00089124629372044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568497180938721" calcext:value-type="float">
            <text:p>0,0568497180938721</text:p>
          </table:table-cell>
          <table:table-cell office:value-type="float" office:value="57" calcext:value-type="float">
            <text:p>57</text:p>
          </table:table-cell>
          <table:table-cell office:value-type="float" office:value="0.000997363475331089" calcext:value-type="float">
            <text:p>0,00099736347533108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57950496673584" calcext:value-type="float">
            <text:p>0,057950496673584</text:p>
          </table:table-cell>
          <table:table-cell office:value-type="float" office:value="57" calcext:value-type="float">
            <text:p>57</text:p>
          </table:table-cell>
          <table:table-cell office:value-type="float" office:value="0.00101667538023832" calcext:value-type="float">
            <text:p>0,0010166753802383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525233745574951" calcext:value-type="float">
            <text:p>0,0525233745574951</text:p>
          </table:table-cell>
          <table:table-cell office:value-type="float" office:value="57" calcext:value-type="float">
            <text:p>57</text:p>
          </table:table-cell>
          <table:table-cell office:value-type="float" office:value="0.000921462711535002" calcext:value-type="float">
            <text:p>0,00092146271153500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523571968078613" calcext:value-type="float">
            <text:p>0,0523571968078613</text:p>
          </table:table-cell>
          <table:table-cell office:value-type="float" office:value="57" calcext:value-type="float">
            <text:p>57</text:p>
          </table:table-cell>
          <table:table-cell office:value-type="float" office:value="0.00091854731241862" calcext:value-type="float">
            <text:p>0,0009185473124186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522356033325195" calcext:value-type="float">
            <text:p>0,0522356033325195</text:p>
          </table:table-cell>
          <table:table-cell office:value-type="float" office:value="57" calcext:value-type="float">
            <text:p>57</text:p>
          </table:table-cell>
          <table:table-cell office:value-type="float" office:value="0.000916414093552974" calcext:value-type="float">
            <text:p>0,00091641409355297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526454448699951" calcext:value-type="float">
            <text:p>0,0526454448699951</text:p>
          </table:table-cell>
          <table:table-cell office:value-type="float" office:value="57" calcext:value-type="float">
            <text:p>57</text:p>
          </table:table-cell>
          <table:table-cell office:value-type="float" office:value="0.000923604295964827" calcext:value-type="float">
            <text:p>0,00092360429596482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546634197235107" calcext:value-type="float">
            <text:p>0,0546634197235107</text:p>
          </table:table-cell>
          <table:table-cell office:value-type="float" office:value="57" calcext:value-type="float">
            <text:p>57</text:p>
          </table:table-cell>
          <table:table-cell office:value-type="float" office:value="0.000959007363570364" calcext:value-type="float">
            <text:p>0,00095900736357036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542662143707275" calcext:value-type="float">
            <text:p>0,0542662143707275</text:p>
          </table:table-cell>
          <table:table-cell office:value-type="float" office:value="57" calcext:value-type="float">
            <text:p>57</text:p>
          </table:table-cell>
          <table:table-cell office:value-type="float" office:value="0.000952038848609255" calcext:value-type="float">
            <text:p>0,00095203884860925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515928268432617" calcext:value-type="float">
            <text:p>0,0515928268432617</text:p>
          </table:table-cell>
          <table:table-cell office:value-type="float" office:value="57" calcext:value-type="float">
            <text:p>57</text:p>
          </table:table-cell>
          <table:table-cell office:value-type="float" office:value="0.000905137313039679" calcext:value-type="float">
            <text:p>0,00090513731303967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758781433105469" calcext:value-type="float">
            <text:p>0,0758781433105469</text:p>
          </table:table-cell>
          <table:table-cell office:value-type="float" office:value="57" calcext:value-type="float">
            <text:p>57</text:p>
          </table:table-cell>
          <table:table-cell office:value-type="float" office:value="0.00133119549667626" calcext:value-type="float">
            <text:p>0,0013311954966762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682778358459473" calcext:value-type="float">
            <text:p>0,0682778358459473</text:p>
          </table:table-cell>
          <table:table-cell office:value-type="float" office:value="57" calcext:value-type="float">
            <text:p>57</text:p>
          </table:table-cell>
          <table:table-cell office:value-type="float" office:value="0.00119785676922715" calcext:value-type="float">
            <text:p>0,0011978567692271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569477081298828" calcext:value-type="float">
            <text:p>0,0569477081298828</text:p>
          </table:table-cell>
          <table:table-cell office:value-type="float" office:value="57" calcext:value-type="float">
            <text:p>57</text:p>
          </table:table-cell>
          <table:table-cell office:value-type="float" office:value="0.000999082598769874" calcext:value-type="float">
            <text:p>0,00099908259876987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500068664550781" calcext:value-type="float">
            <text:p>0,0500068664550781</text:p>
          </table:table-cell>
          <table:table-cell office:value-type="float" office:value="57" calcext:value-type="float">
            <text:p>57</text:p>
          </table:table-cell>
          <table:table-cell office:value-type="float" office:value="0.000877313446580318" calcext:value-type="float">
            <text:p>0,00087731344658031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502982139587402" calcext:value-type="float">
            <text:p>0,0502982139587402</text:p>
          </table:table-cell>
          <table:table-cell office:value-type="float" office:value="57" calcext:value-type="float">
            <text:p>57</text:p>
          </table:table-cell>
          <table:table-cell office:value-type="float" office:value="0.000882424806293688" calcext:value-type="float">
            <text:p>0,00088242480629368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34176826477051" calcext:value-type="float">
            <text:p>0,0534176826477051</text:p>
          </table:table-cell>
          <table:table-cell office:value-type="float" office:value="57" calcext:value-type="float">
            <text:p>57</text:p>
          </table:table-cell>
          <table:table-cell office:value-type="float" office:value="0.000937152327152721" calcext:value-type="float">
            <text:p>0,00093715232715272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528764724731445" calcext:value-type="float">
            <text:p>0,0528764724731445</text:p>
          </table:table-cell>
          <table:table-cell office:value-type="float" office:value="57" calcext:value-type="float">
            <text:p>57</text:p>
          </table:table-cell>
          <table:table-cell office:value-type="float" office:value="0.000927657411809553" calcext:value-type="float">
            <text:p>0,00092765741180955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53875207901001" calcext:value-type="float">
            <text:p>0,053875207901001</text:p>
          </table:table-cell>
          <table:table-cell office:value-type="float" office:value="57" calcext:value-type="float">
            <text:p>57</text:p>
          </table:table-cell>
          <table:table-cell office:value-type="float" office:value="0.000945179085982473" calcext:value-type="float">
            <text:p>0,00094517908598247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49696683883667" calcext:value-type="float">
            <text:p>0,049696683883667</text:p>
          </table:table-cell>
          <table:table-cell office:value-type="float" office:value="57" calcext:value-type="float">
            <text:p>57</text:p>
          </table:table-cell>
          <table:table-cell office:value-type="float" office:value="0.000871871647081877" calcext:value-type="float">
            <text:p>0,00087187164708187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525622367858887" calcext:value-type="float">
            <text:p>0,0525622367858887</text:p>
          </table:table-cell>
          <table:table-cell office:value-type="float" office:value="57" calcext:value-type="float">
            <text:p>57</text:p>
          </table:table-cell>
          <table:table-cell office:value-type="float" office:value="0.000922144505015591" calcext:value-type="float">
            <text:p>0,00092214450501559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53518533706665" calcext:value-type="float">
            <text:p>0,053518533706665</text:p>
          </table:table-cell>
          <table:table-cell office:value-type="float" office:value="57" calcext:value-type="float">
            <text:p>57</text:p>
          </table:table-cell>
          <table:table-cell office:value-type="float" office:value="0.00093892164397658" calcext:value-type="float">
            <text:p>0,0009389216439765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603184700012207" calcext:value-type="float">
            <text:p>0,0603184700012207</text:p>
          </table:table-cell>
          <table:table-cell office:value-type="float" office:value="57" calcext:value-type="float">
            <text:p>57</text:p>
          </table:table-cell>
          <table:table-cell office:value-type="float" office:value="0.00105821877195124" calcext:value-type="float">
            <text:p>0,0010582187719512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5812668800354" calcext:value-type="float">
            <text:p>0,05812668800354</text:p>
          </table:table-cell>
          <table:table-cell office:value-type="float" office:value="57" calcext:value-type="float">
            <text:p>57</text:p>
          </table:table-cell>
          <table:table-cell office:value-type="float" office:value="0.00101976645620246" calcext:value-type="float">
            <text:p>0,0010197664562024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69483757019043" calcext:value-type="float">
            <text:p>0,069483757019043</text:p>
          </table:table-cell>
          <table:table-cell office:value-type="float" office:value="57" calcext:value-type="float">
            <text:p>57</text:p>
          </table:table-cell>
          <table:table-cell office:value-type="float" office:value="0.00121901328103584" calcext:value-type="float">
            <text:p>0,0012190132810358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685360431671143" calcext:value-type="float">
            <text:p>0,0685360431671143</text:p>
          </table:table-cell>
          <table:table-cell office:value-type="float" office:value="57" calcext:value-type="float">
            <text:p>57</text:p>
          </table:table-cell>
          <table:table-cell office:value-type="float" office:value="0.00120238672223007" calcext:value-type="float">
            <text:p>0,0012023867222300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562171936035156" calcext:value-type="float">
            <text:p>0,0562171936035156</text:p>
          </table:table-cell>
          <table:table-cell office:value-type="float" office:value="57" calcext:value-type="float">
            <text:p>57</text:p>
          </table:table-cell>
          <table:table-cell office:value-type="float" office:value="0.000986266554447643" calcext:value-type="float">
            <text:p>0,0009862665544476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581250190734863" calcext:value-type="float">
            <text:p>0,0581250190734863</text:p>
          </table:table-cell>
          <table:table-cell office:value-type="float" office:value="57" calcext:value-type="float">
            <text:p>57</text:p>
          </table:table-cell>
          <table:table-cell office:value-type="float" office:value="0.00101973717672783" calcext:value-type="float">
            <text:p>0,0010197371767278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595307350158691" calcext:value-type="float">
            <text:p>0,0595307350158691</text:p>
          </table:table-cell>
          <table:table-cell office:value-type="float" office:value="57" calcext:value-type="float">
            <text:p>57</text:p>
          </table:table-cell>
          <table:table-cell office:value-type="float" office:value="0.00104439885992753" calcext:value-type="float">
            <text:p>0,0010443988599275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545861721038818" calcext:value-type="float">
            <text:p>0,0545861721038818</text:p>
          </table:table-cell>
          <table:table-cell office:value-type="float" office:value="57" calcext:value-type="float">
            <text:p>57</text:p>
          </table:table-cell>
          <table:table-cell office:value-type="float" office:value="0.000957652142173366" calcext:value-type="float">
            <text:p>0,00095765214217336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579769611358643" calcext:value-type="float">
            <text:p>0,0579769611358643</text:p>
          </table:table-cell>
          <table:table-cell office:value-type="float" office:value="57" calcext:value-type="float">
            <text:p>57</text:p>
          </table:table-cell>
          <table:table-cell office:value-type="float" office:value="0.00101713966905025" calcext:value-type="float">
            <text:p>0,0010171396690502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566930770874023" calcext:value-type="float">
            <text:p>0,0566930770874023</text:p>
          </table:table-cell>
          <table:table-cell office:value-type="float" office:value="57" calcext:value-type="float">
            <text:p>57</text:p>
          </table:table-cell>
          <table:table-cell office:value-type="float" office:value="0.000994615387498287" calcext:value-type="float">
            <text:p>0,00099461538749828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632452964782715" calcext:value-type="float">
            <text:p>0,0632452964782715</text:p>
          </table:table-cell>
          <table:table-cell office:value-type="float" office:value="57" calcext:value-type="float">
            <text:p>57</text:p>
          </table:table-cell>
          <table:table-cell office:value-type="float" office:value="0.00110956660488196" calcext:value-type="float">
            <text:p>0,0011095666048819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585789680480957" calcext:value-type="float">
            <text:p>0,0585789680480957</text:p>
          </table:table-cell>
          <table:table-cell office:value-type="float" office:value="57" calcext:value-type="float">
            <text:p>57</text:p>
          </table:table-cell>
          <table:table-cell office:value-type="float" office:value="0.00102770119382624" calcext:value-type="float">
            <text:p>0,0010277011938262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578744411468506" calcext:value-type="float">
            <text:p>0,0578744411468506</text:p>
          </table:table-cell>
          <table:table-cell office:value-type="float" office:value="57" calcext:value-type="float">
            <text:p>57</text:p>
          </table:table-cell>
          <table:table-cell office:value-type="float" office:value="0.00101534107275176" calcext:value-type="float">
            <text:p>0,0010153410727517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585625171661377" calcext:value-type="float">
            <text:p>0,0585625171661377</text:p>
          </table:table-cell>
          <table:table-cell office:value-type="float" office:value="57" calcext:value-type="float">
            <text:p>57</text:p>
          </table:table-cell>
          <table:table-cell office:value-type="float" office:value="0.00102741258186206" calcext:value-type="float">
            <text:p>0,0010274125818620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569508075714111" calcext:value-type="float">
            <text:p>0,0569508075714111</text:p>
          </table:table-cell>
          <table:table-cell office:value-type="float" office:value="57" calcext:value-type="float">
            <text:p>57</text:p>
          </table:table-cell>
          <table:table-cell office:value-type="float" office:value="0.000999136974937037" calcext:value-type="float">
            <text:p>0,00099913697493703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558030605316162" calcext:value-type="float">
            <text:p>0,0558030605316162</text:p>
          </table:table-cell>
          <table:table-cell office:value-type="float" office:value="57" calcext:value-type="float">
            <text:p>57</text:p>
          </table:table-cell>
          <table:table-cell office:value-type="float" office:value="0.000979001061958179" calcext:value-type="float">
            <text:p>0,00097900106195817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633242130279541" calcext:value-type="float">
            <text:p>0,0633242130279541</text:p>
          </table:table-cell>
          <table:table-cell office:value-type="float" office:value="57" calcext:value-type="float">
            <text:p>57</text:p>
          </table:table-cell>
          <table:table-cell office:value-type="float" office:value="0.00111095110575358" calcext:value-type="float">
            <text:p>0,0011109511057535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61570405960083" calcext:value-type="float">
            <text:p>0,061570405960083</text:p>
          </table:table-cell>
          <table:table-cell office:value-type="float" office:value="57" calcext:value-type="float">
            <text:p>57</text:p>
          </table:table-cell>
          <table:table-cell office:value-type="float" office:value="0.00108018256070321" calcext:value-type="float">
            <text:p>0,0010801825607032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617916584014893" calcext:value-type="float">
            <text:p>0,0617916584014893</text:p>
          </table:table-cell>
          <table:table-cell office:value-type="float" office:value="57" calcext:value-type="float">
            <text:p>57</text:p>
          </table:table-cell>
          <table:table-cell office:value-type="float" office:value="0.00108406418248227" calcext:value-type="float">
            <text:p>0,0010840641824822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553038120269775" calcext:value-type="float">
            <text:p>0,0553038120269775</text:p>
          </table:table-cell>
          <table:table-cell office:value-type="float" office:value="57" calcext:value-type="float">
            <text:p>57</text:p>
          </table:table-cell>
          <table:table-cell office:value-type="float" office:value="0.000970242316262764" calcext:value-type="float">
            <text:p>0,00097024231626276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533380508422852" calcext:value-type="float">
            <text:p>0,0533380508422852</text:p>
          </table:table-cell>
          <table:table-cell office:value-type="float" office:value="57" calcext:value-type="float">
            <text:p>57</text:p>
          </table:table-cell>
          <table:table-cell office:value-type="float" office:value="0.000935755277934827" calcext:value-type="float">
            <text:p>0,00093575527793482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569121837615967" calcext:value-type="float">
            <text:p>0,0569121837615967</text:p>
          </table:table-cell>
          <table:table-cell office:value-type="float" office:value="57" calcext:value-type="float">
            <text:p>57</text:p>
          </table:table-cell>
          <table:table-cell office:value-type="float" office:value="0.000998459364238538" calcext:value-type="float">
            <text:p>0,00099845936423853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79378604888916" calcext:value-type="float">
            <text:p>0,0579378604888916</text:p>
          </table:table-cell>
          <table:table-cell office:value-type="float" office:value="57" calcext:value-type="float">
            <text:p>57</text:p>
          </table:table-cell>
          <table:table-cell office:value-type="float" office:value="0.00101645369278757" calcext:value-type="float">
            <text:p>0,0010164536927875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592761039733887" calcext:value-type="float">
            <text:p>0,0592761039733887</text:p>
          </table:table-cell>
          <table:table-cell office:value-type="float" office:value="57" calcext:value-type="float">
            <text:p>57</text:p>
          </table:table-cell>
          <table:table-cell office:value-type="float" office:value="0.00103993164865594" calcext:value-type="float">
            <text:p>0,0010399316486559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552172660827637" calcext:value-type="float">
            <text:p>0,0552172660827637</text:p>
          </table:table-cell>
          <table:table-cell office:value-type="float" office:value="57" calcext:value-type="float">
            <text:p>57</text:p>
          </table:table-cell>
          <table:table-cell office:value-type="float" office:value="0.000968723966364275" calcext:value-type="float">
            <text:p>0,00096872396636427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544769763946533" calcext:value-type="float">
            <text:p>0,0544769763946533</text:p>
          </table:table-cell>
          <table:table-cell office:value-type="float" office:value="57" calcext:value-type="float">
            <text:p>57</text:p>
          </table:table-cell>
          <table:table-cell office:value-type="float" office:value="0.000955736427976374" calcext:value-type="float">
            <text:p>0,00095573642797637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55382251739502" calcext:value-type="float">
            <text:p>0,055382251739502</text:p>
          </table:table-cell>
          <table:table-cell office:value-type="float" office:value="57" calcext:value-type="float">
            <text:p>57</text:p>
          </table:table-cell>
          <table:table-cell office:value-type="float" office:value="0.00097161845157021" calcext:value-type="float">
            <text:p>0,0009716184515702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605218410491943" calcext:value-type="float">
            <text:p>0,0605218410491943</text:p>
          </table:table-cell>
          <table:table-cell office:value-type="float" office:value="57" calcext:value-type="float">
            <text:p>57</text:p>
          </table:table-cell>
          <table:table-cell office:value-type="float" office:value="0.00106178668507358" calcext:value-type="float">
            <text:p>0,0010617866850735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547513961791992" calcext:value-type="float">
            <text:p>0,0547513961791992</text:p>
          </table:table-cell>
          <table:table-cell office:value-type="float" office:value="57" calcext:value-type="float">
            <text:p>57</text:p>
          </table:table-cell>
          <table:table-cell office:value-type="float" office:value="0.00096055081016139" calcext:value-type="float">
            <text:p>0,0009605508101613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32944202423096" calcext:value-type="float">
            <text:p>0,0532944202423096</text:p>
          </table:table-cell>
          <table:table-cell office:value-type="float" office:value="57" calcext:value-type="float">
            <text:p>57</text:p>
          </table:table-cell>
          <table:table-cell office:value-type="float" office:value="0.000934989828812449" calcext:value-type="float">
            <text:p>0,00093498982881244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53109884262085" calcext:value-type="float">
            <text:p>0,053109884262085</text:p>
          </table:table-cell>
          <table:table-cell office:value-type="float" office:value="57" calcext:value-type="float">
            <text:p>57</text:p>
          </table:table-cell>
          <table:table-cell office:value-type="float" office:value="0.000931752355475175" calcext:value-type="float">
            <text:p>0,00093175235547517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506470203399658" calcext:value-type="float">
            <text:p>0,0506470203399658</text:p>
          </table:table-cell>
          <table:table-cell office:value-type="float" office:value="57" calcext:value-type="float">
            <text:p>57</text:p>
          </table:table-cell>
          <table:table-cell office:value-type="float" office:value="0.000888544216490628" calcext:value-type="float">
            <text:p>0,00088854421649062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504181385040283" calcext:value-type="float">
            <text:p>0,0504181385040283</text:p>
          </table:table-cell>
          <table:table-cell office:value-type="float" office:value="57" calcext:value-type="float">
            <text:p>57</text:p>
          </table:table-cell>
          <table:table-cell office:value-type="float" office:value="0.000884528745684707" calcext:value-type="float">
            <text:p>0,00088452874568470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51785945892334" calcext:value-type="float">
            <text:p>0,051785945892334</text:p>
          </table:table-cell>
          <table:table-cell office:value-type="float" office:value="57" calcext:value-type="float">
            <text:p>57</text:p>
          </table:table-cell>
          <table:table-cell office:value-type="float" office:value="0.000908525366532175" calcext:value-type="float">
            <text:p>0,00090852536653217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567846298217773" calcext:value-type="float">
            <text:p>0,0567846298217773</text:p>
          </table:table-cell>
          <table:table-cell office:value-type="float" office:value="57" calcext:value-type="float">
            <text:p>57</text:p>
          </table:table-cell>
          <table:table-cell office:value-type="float" office:value="0.000996221575820655" calcext:value-type="float">
            <text:p>0,00099622157582065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569877624511719" calcext:value-type="float">
            <text:p>0,0569877624511719</text:p>
          </table:table-cell>
          <table:table-cell office:value-type="float" office:value="57" calcext:value-type="float">
            <text:p>57</text:p>
          </table:table-cell>
          <table:table-cell office:value-type="float" office:value="0.00099978530616091" calcext:value-type="float">
            <text:p>0,0009997853061609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568521022796631" calcext:value-type="float">
            <text:p>0,0568521022796631</text:p>
          </table:table-cell>
          <table:table-cell office:value-type="float" office:value="57" calcext:value-type="float">
            <text:p>57</text:p>
          </table:table-cell>
          <table:table-cell office:value-type="float" office:value="0.000997405303151984" calcext:value-type="float">
            <text:p>0,00099740530315198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607337951660156" calcext:value-type="float">
            <text:p>0,0607337951660156</text:p>
          </table:table-cell>
          <table:table-cell office:value-type="float" office:value="57" calcext:value-type="float">
            <text:p>57</text:p>
          </table:table-cell>
          <table:table-cell office:value-type="float" office:value="0.00106550517835115" calcext:value-type="float">
            <text:p>0,0010655051783511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548164844512939" calcext:value-type="float">
            <text:p>0,0548164844512939</text:p>
          </table:table-cell>
          <table:table-cell office:value-type="float" office:value="57" calcext:value-type="float">
            <text:p>57</text:p>
          </table:table-cell>
          <table:table-cell office:value-type="float" office:value="0.000961692709671824" calcext:value-type="float">
            <text:p>0,00096169270967182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555474758148193" calcext:value-type="float">
            <text:p>0,0555474758148193</text:p>
          </table:table-cell>
          <table:table-cell office:value-type="float" office:value="57" calcext:value-type="float">
            <text:p>57</text:p>
          </table:table-cell>
          <table:table-cell office:value-type="float" office:value="0.000974517119558234" calcext:value-type="float">
            <text:p>0,00097451711955823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504896640777588" calcext:value-type="float">
            <text:p>0,0504896640777588</text:p>
          </table:table-cell>
          <table:table-cell office:value-type="float" office:value="57" calcext:value-type="float">
            <text:p>57</text:p>
          </table:table-cell>
          <table:table-cell office:value-type="float" office:value="0.000885783580311558" calcext:value-type="float">
            <text:p>0,00088578358031155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513238906860352" calcext:value-type="float">
            <text:p>0,0513238906860352</text:p>
          </table:table-cell>
          <table:table-cell office:value-type="float" office:value="57" calcext:value-type="float">
            <text:p>57</text:p>
          </table:table-cell>
          <table:table-cell office:value-type="float" office:value="0.000900419134842722" calcext:value-type="float">
            <text:p>0,00090041913484272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589330196380615" calcext:value-type="float">
            <text:p>0,0589330196380615</text:p>
          </table:table-cell>
          <table:table-cell office:value-type="float" office:value="57" calcext:value-type="float">
            <text:p>57</text:p>
          </table:table-cell>
          <table:table-cell office:value-type="float" office:value="0.00103391262522915" calcext:value-type="float">
            <text:p>0,0010339126252291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536856651306152" calcext:value-type="float">
            <text:p>0,0536856651306152</text:p>
          </table:table-cell>
          <table:table-cell office:value-type="float" office:value="57" calcext:value-type="float">
            <text:p>57</text:p>
          </table:table-cell>
          <table:table-cell office:value-type="float" office:value="0.00094185377422132" calcext:value-type="float">
            <text:p>0,0009418537742213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521585941314697" calcext:value-type="float">
            <text:p>0,0521585941314697</text:p>
          </table:table-cell>
          <table:table-cell office:value-type="float" office:value="57" calcext:value-type="float">
            <text:p>57</text:p>
          </table:table-cell>
          <table:table-cell office:value-type="float" office:value="0.000915063054938065" calcext:value-type="float">
            <text:p>0,00091506305493806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542471408843994" calcext:value-type="float">
            <text:p>0,0542471408843994</text:p>
          </table:table-cell>
          <table:table-cell office:value-type="float" office:value="57" calcext:value-type="float">
            <text:p>57</text:p>
          </table:table-cell>
          <table:table-cell office:value-type="float" office:value="0.000951704226042095" calcext:value-type="float">
            <text:p>0,00095170422604209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570821762084961" calcext:value-type="float">
            <text:p>0,0570821762084961</text:p>
          </table:table-cell>
          <table:table-cell office:value-type="float" office:value="57" calcext:value-type="float">
            <text:p>57</text:p>
          </table:table-cell>
          <table:table-cell office:value-type="float" office:value="0.00100144168786835" calcext:value-type="float">
            <text:p>0,0010014416878683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551252365112305" calcext:value-type="float">
            <text:p>0,0551252365112305</text:p>
          </table:table-cell>
          <table:table-cell office:value-type="float" office:value="57" calcext:value-type="float">
            <text:p>57</text:p>
          </table:table-cell>
          <table:table-cell office:value-type="float" office:value="0.000967109412477728" calcext:value-type="float">
            <text:p>0,00096710941247772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55147647857666" calcext:value-type="float">
            <text:p>0,055147647857666</text:p>
          </table:table-cell>
          <table:table-cell office:value-type="float" office:value="57" calcext:value-type="float">
            <text:p>57</text:p>
          </table:table-cell>
          <table:table-cell office:value-type="float" office:value="0.000967502593994141" calcext:value-type="float">
            <text:p>0,00096750259399414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510373115539551" calcext:value-type="float">
            <text:p>0,0510373115539551</text:p>
          </table:table-cell>
          <table:table-cell office:value-type="float" office:value="57" calcext:value-type="float">
            <text:p>57</text:p>
          </table:table-cell>
          <table:table-cell office:value-type="float" office:value="0.000895391430771142" calcext:value-type="float">
            <text:p>0,00089539143077114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548076629638672" calcext:value-type="float">
            <text:p>0,0548076629638672</text:p>
          </table:table-cell>
          <table:table-cell office:value-type="float" office:value="57" calcext:value-type="float">
            <text:p>57</text:p>
          </table:table-cell>
          <table:table-cell office:value-type="float" office:value="0.000961537946734512" calcext:value-type="float">
            <text:p>0,00096153794673451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53455114364624" calcext:value-type="float">
            <text:p>0,053455114364624</text:p>
          </table:table-cell>
          <table:table-cell office:value-type="float" office:value="57" calcext:value-type="float">
            <text:p>57</text:p>
          </table:table-cell>
          <table:table-cell office:value-type="float" office:value="0.000937809023940772" calcext:value-type="float">
            <text:p>0,00093780902394077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537996292114258" calcext:value-type="float">
            <text:p>0,0537996292114258</text:p>
          </table:table-cell>
          <table:table-cell office:value-type="float" office:value="57" calcext:value-type="float">
            <text:p>57</text:p>
          </table:table-cell>
          <table:table-cell office:value-type="float" office:value="0.000943853144060101" calcext:value-type="float">
            <text:p>0,00094385314406010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26173114776611" calcext:value-type="float">
            <text:p>0,0526173114776611</text:p>
          </table:table-cell>
          <table:table-cell office:value-type="float" office:value="57" calcext:value-type="float">
            <text:p>57</text:p>
          </table:table-cell>
          <table:table-cell office:value-type="float" office:value="0.000923110727678266" calcext:value-type="float">
            <text:p>0,00092311072767826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6343674659729" calcext:value-type="float">
            <text:p>0,06343674659729</text:p>
          </table:table-cell>
          <table:table-cell office:value-type="float" office:value="57" calcext:value-type="float">
            <text:p>57</text:p>
          </table:table-cell>
          <table:table-cell office:value-type="float" office:value="0.00111292537889983" calcext:value-type="float">
            <text:p>0,0011129253788998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605237483978272" calcext:value-type="float">
            <text:p>0,0605237483978272</text:p>
          </table:table-cell>
          <table:table-cell office:value-type="float" office:value="57" calcext:value-type="float">
            <text:p>57</text:p>
          </table:table-cell>
          <table:table-cell office:value-type="float" office:value="0.0010618201473303" calcext:value-type="float">
            <text:p>0,001061820147330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0904207229614258" calcext:value-type="float">
            <text:p>0,0904207229614258</text:p>
          </table:table-cell>
          <table:table-cell office:value-type="float" office:value="42" calcext:value-type="float">
            <text:p>42</text:p>
          </table:table-cell>
          <table:table-cell office:value-type="float" office:value="0.00215287435622442" calcext:value-type="float">
            <text:p>0,0021528743562244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580494403839111" calcext:value-type="float">
            <text:p>0,0580494403839111</text:p>
          </table:table-cell>
          <table:table-cell office:value-type="float" office:value="42" calcext:value-type="float">
            <text:p>42</text:p>
          </table:table-cell>
          <table:table-cell office:value-type="float" office:value="0.00138212953295027" calcext:value-type="float">
            <text:p>0,0013821295329502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590040683746338" calcext:value-type="float">
            <text:p>0,0590040683746338</text:p>
          </table:table-cell>
          <table:table-cell office:value-type="float" office:value="42" calcext:value-type="float">
            <text:p>42</text:p>
          </table:table-cell>
          <table:table-cell office:value-type="float" office:value="0.00140485877082461" calcext:value-type="float">
            <text:p>0,0014048587708246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607004165649414" calcext:value-type="float">
            <text:p>0,0607004165649414</text:p>
          </table:table-cell>
          <table:table-cell office:value-type="float" office:value="42" calcext:value-type="float">
            <text:p>42</text:p>
          </table:table-cell>
          <table:table-cell office:value-type="float" office:value="0.00144524801345099" calcext:value-type="float">
            <text:p>0,0014452480134509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574374198913574" calcext:value-type="float">
            <text:p>0,0574374198913574</text:p>
          </table:table-cell>
          <table:table-cell office:value-type="float" office:value="42" calcext:value-type="float">
            <text:p>42</text:p>
          </table:table-cell>
          <table:table-cell office:value-type="float" office:value="0.00136755761646089" calcext:value-type="float">
            <text:p>0,0013675576164608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565090179443359" calcext:value-type="float">
            <text:p>0,0565090179443359</text:p>
          </table:table-cell>
          <table:table-cell office:value-type="float" office:value="42" calcext:value-type="float">
            <text:p>42</text:p>
          </table:table-cell>
          <table:table-cell office:value-type="float" office:value="0.00134545280819847" calcext:value-type="float">
            <text:p>0,0013454528081984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670850276947022" calcext:value-type="float">
            <text:p>0,0670850276947022</text:p>
          </table:table-cell>
          <table:table-cell office:value-type="float" office:value="42" calcext:value-type="float">
            <text:p>42</text:p>
          </table:table-cell>
          <table:table-cell office:value-type="float" office:value="0.00159726256415957" calcext:value-type="float">
            <text:p>0,0015972625641595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711436271667481" calcext:value-type="float">
            <text:p>0,0711436271667481</text:p>
          </table:table-cell>
          <table:table-cell office:value-type="float" office:value="42" calcext:value-type="float">
            <text:p>42</text:p>
          </table:table-cell>
          <table:table-cell office:value-type="float" office:value="0.00169389588492257" calcext:value-type="float">
            <text:p>0,0016938958849225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569963455200195" calcext:value-type="float">
            <text:p>0,0569963455200195</text:p>
          </table:table-cell>
          <table:table-cell office:value-type="float" office:value="42" calcext:value-type="float">
            <text:p>42</text:p>
          </table:table-cell>
          <table:table-cell office:value-type="float" office:value="0.00135705584571475" calcext:value-type="float">
            <text:p>0,0013570558457147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549337863922119" calcext:value-type="float">
            <text:p>0,0549337863922119</text:p>
          </table:table-cell>
          <table:table-cell office:value-type="float" office:value="42" calcext:value-type="float">
            <text:p>42</text:p>
          </table:table-cell>
          <table:table-cell office:value-type="float" office:value="0.00130794729505266" calcext:value-type="float">
            <text:p>0,0013079472950526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669655799865723" calcext:value-type="float">
            <text:p>0,0669655799865723</text:p>
          </table:table-cell>
          <table:table-cell office:value-type="float" office:value="42" calcext:value-type="float">
            <text:p>42</text:p>
          </table:table-cell>
          <table:table-cell office:value-type="float" office:value="0.00159441857110886" calcext:value-type="float">
            <text:p>0,0015944185711088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569095611572266" calcext:value-type="float">
            <text:p>0,0569095611572266</text:p>
          </table:table-cell>
          <table:table-cell office:value-type="float" office:value="42" calcext:value-type="float">
            <text:p>42</text:p>
          </table:table-cell>
          <table:table-cell office:value-type="float" office:value="0.00135498955136254" calcext:value-type="float">
            <text:p>0,0013549895513625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603804588317871" calcext:value-type="float">
            <text:p>0,0603804588317871</text:p>
          </table:table-cell>
          <table:table-cell office:value-type="float" office:value="42" calcext:value-type="float">
            <text:p>42</text:p>
          </table:table-cell>
          <table:table-cell office:value-type="float" office:value="0.00143762997218541" calcext:value-type="float">
            <text:p>0,0014376299721854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912184715271" calcext:value-type="float">
            <text:p>0,05912184715271</text:p>
          </table:table-cell>
          <table:table-cell office:value-type="float" office:value="42" calcext:value-type="float">
            <text:p>42</text:p>
          </table:table-cell>
          <table:table-cell office:value-type="float" office:value="0.00140766302744548" calcext:value-type="float">
            <text:p>0,0014076630274454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533745288848877" calcext:value-type="float">
            <text:p>0,0533745288848877</text:p>
          </table:table-cell>
          <table:table-cell office:value-type="float" office:value="42" calcext:value-type="float">
            <text:p>42</text:p>
          </table:table-cell>
          <table:table-cell office:value-type="float" office:value="0.00127082211630685" calcext:value-type="float">
            <text:p>0,0012708221163068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522112846374512" calcext:value-type="float">
            <text:p>0,0522112846374512</text:p>
          </table:table-cell>
          <table:table-cell office:value-type="float" office:value="42" calcext:value-type="float">
            <text:p>42</text:p>
          </table:table-cell>
          <table:table-cell office:value-type="float" office:value="0.00124312582470122" calcext:value-type="float">
            <text:p>0,0012431258247012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511949062347412" calcext:value-type="float">
            <text:p>0,0511949062347412</text:p>
          </table:table-cell>
          <table:table-cell office:value-type="float" office:value="42" calcext:value-type="float">
            <text:p>42</text:p>
          </table:table-cell>
          <table:table-cell office:value-type="float" office:value="0.00121892633892241" calcext:value-type="float">
            <text:p>0,0012189263389224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352783203125" calcext:value-type="float">
            <text:p>0,05352783203125</text:p>
          </table:table-cell>
          <table:table-cell office:value-type="float" office:value="42" calcext:value-type="float">
            <text:p>42</text:p>
          </table:table-cell>
          <table:table-cell office:value-type="float" office:value="0.00127447219122024" calcext:value-type="float">
            <text:p>0,0012744721912202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608978271484375" calcext:value-type="float">
            <text:p>0,0608978271484375</text:p>
          </table:table-cell>
          <table:table-cell office:value-type="float" office:value="42" calcext:value-type="float">
            <text:p>42</text:p>
          </table:table-cell>
          <table:table-cell office:value-type="float" office:value="0.00144994826543899" calcext:value-type="float">
            <text:p>0,0014499482654389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553014278411865" calcext:value-type="float">
            <text:p>0,0553014278411865</text:p>
          </table:table-cell>
          <table:table-cell office:value-type="float" office:value="42" calcext:value-type="float">
            <text:p>42</text:p>
          </table:table-cell>
          <table:table-cell office:value-type="float" office:value="0.00131670066288539" calcext:value-type="float">
            <text:p>0,0013167006628853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529377460479736" calcext:value-type="float">
            <text:p>0,0529377460479736</text:p>
          </table:table-cell>
          <table:table-cell office:value-type="float" office:value="42" calcext:value-type="float">
            <text:p>42</text:p>
          </table:table-cell>
          <table:table-cell office:value-type="float" office:value="0.00126042252495175" calcext:value-type="float">
            <text:p>0,0012604225249517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00767230987549" calcext:value-type="float">
            <text:p>0,0500767230987549</text:p>
          </table:table-cell>
          <table:table-cell office:value-type="float" office:value="42" calcext:value-type="float">
            <text:p>42</text:p>
          </table:table-cell>
          <table:table-cell office:value-type="float" office:value="0.00119230293092274" calcext:value-type="float">
            <text:p>0,0011923029309227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518941879272461" calcext:value-type="float">
            <text:p>0,0518941879272461</text:p>
          </table:table-cell>
          <table:table-cell office:value-type="float" office:value="42" calcext:value-type="float">
            <text:p>42</text:p>
          </table:table-cell>
          <table:table-cell office:value-type="float" office:value="0.00123557590302967" calcext:value-type="float">
            <text:p>0,0012355759030296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516619682312012" calcext:value-type="float">
            <text:p>0,0516619682312012</text:p>
          </table:table-cell>
          <table:table-cell office:value-type="float" office:value="42" calcext:value-type="float">
            <text:p>42</text:p>
          </table:table-cell>
          <table:table-cell office:value-type="float" office:value="0.00123004686264765" calcext:value-type="float">
            <text:p>0,0012300468626476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41751384735107" calcext:value-type="float">
            <text:p>0,0541751384735107</text:p>
          </table:table-cell>
          <table:table-cell office:value-type="float" office:value="42" calcext:value-type="float">
            <text:p>42</text:p>
          </table:table-cell>
          <table:table-cell office:value-type="float" office:value="0.0012898842493693" calcext:value-type="float">
            <text:p>0,001289884249369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552992820739746" calcext:value-type="float">
            <text:p>0,0552992820739746</text:p>
          </table:table-cell>
          <table:table-cell office:value-type="float" office:value="42" calcext:value-type="float">
            <text:p>42</text:p>
          </table:table-cell>
          <table:table-cell office:value-type="float" office:value="0.00131664957318987" calcext:value-type="float">
            <text:p>0,0013166495731898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657789707183838" calcext:value-type="float">
            <text:p>0,0657789707183838</text:p>
          </table:table-cell>
          <table:table-cell office:value-type="float" office:value="42" calcext:value-type="float">
            <text:p>42</text:p>
          </table:table-cell>
          <table:table-cell office:value-type="float" office:value="0.00156616596948533" calcext:value-type="float">
            <text:p>0,0015661659694853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571472644805908" calcext:value-type="float">
            <text:p>0,0571472644805908</text:p>
          </table:table-cell>
          <table:table-cell office:value-type="float" office:value="42" calcext:value-type="float">
            <text:p>42</text:p>
          </table:table-cell>
          <table:table-cell office:value-type="float" office:value="0.00136064915429978" calcext:value-type="float">
            <text:p>0,0013606491542997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538952350616455" calcext:value-type="float">
            <text:p>0,0538952350616455</text:p>
          </table:table-cell>
          <table:table-cell office:value-type="float" office:value="42" calcext:value-type="float">
            <text:p>42</text:p>
          </table:table-cell>
          <table:table-cell office:value-type="float" office:value="0.00128321988242013" calcext:value-type="float">
            <text:p>0,0012832198824201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17222881317139" calcext:value-type="float">
            <text:p>0,0517222881317139</text:p>
          </table:table-cell>
          <table:table-cell office:value-type="float" office:value="42" calcext:value-type="float">
            <text:p>42</text:p>
          </table:table-cell>
          <table:table-cell office:value-type="float" office:value="0.00123148305075509" calcext:value-type="float">
            <text:p>0,0012314830507550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505588054656982" calcext:value-type="float">
            <text:p>0,0505588054656982</text:p>
          </table:table-cell>
          <table:table-cell office:value-type="float" office:value="42" calcext:value-type="float">
            <text:p>42</text:p>
          </table:table-cell>
          <table:table-cell office:value-type="float" office:value="0.00120378108251662" calcext:value-type="float">
            <text:p>0,0012037810825166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507752895355225" calcext:value-type="float">
            <text:p>0,0507752895355225</text:p>
          </table:table-cell>
          <table:table-cell office:value-type="float" office:value="42" calcext:value-type="float">
            <text:p>42</text:p>
          </table:table-cell>
          <table:table-cell office:value-type="float" office:value="0.00120893546513149" calcext:value-type="float">
            <text:p>0,0012089354651314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549972057342529" calcext:value-type="float">
            <text:p>0,0549972057342529</text:p>
          </table:table-cell>
          <table:table-cell office:value-type="float" office:value="42" calcext:value-type="float">
            <text:p>42</text:p>
          </table:table-cell>
          <table:table-cell office:value-type="float" office:value="0.00130945727938697" calcext:value-type="float">
            <text:p>0,0013094572793869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492644309997559" calcext:value-type="float">
            <text:p>0,0492644309997559</text:p>
          </table:table-cell>
          <table:table-cell office:value-type="float" office:value="42" calcext:value-type="float">
            <text:p>42</text:p>
          </table:table-cell>
          <table:table-cell office:value-type="float" office:value="0.00117296264285133" calcext:value-type="float">
            <text:p>0,0011729626428513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552186965942383" calcext:value-type="float">
            <text:p>0,0552186965942383</text:p>
          </table:table-cell>
          <table:table-cell office:value-type="float" office:value="42" calcext:value-type="float">
            <text:p>42</text:p>
          </table:table-cell>
          <table:table-cell office:value-type="float" office:value="0.00131473087129139" calcext:value-type="float">
            <text:p>0,0013147308712913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5025315284729" calcext:value-type="float">
            <text:p>0,05025315284729</text:p>
          </table:table-cell>
          <table:table-cell office:value-type="float" office:value="42" calcext:value-type="float">
            <text:p>42</text:p>
          </table:table-cell>
          <table:table-cell office:value-type="float" office:value="0.00119650363922119" calcext:value-type="float">
            <text:p>0,0011965036392211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520334243774414" calcext:value-type="float">
            <text:p>0,0520334243774414</text:p>
          </table:table-cell>
          <table:table-cell office:value-type="float" office:value="42" calcext:value-type="float">
            <text:p>42</text:p>
          </table:table-cell>
          <table:table-cell office:value-type="float" office:value="0.00123889105660575" calcext:value-type="float">
            <text:p>0,0012388910566057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495805740356445" calcext:value-type="float">
            <text:p>0,0495805740356445</text:p>
          </table:table-cell>
          <table:table-cell office:value-type="float" office:value="42" calcext:value-type="float">
            <text:p>42</text:p>
          </table:table-cell>
          <table:table-cell office:value-type="float" office:value="0.00118048985799154" calcext:value-type="float">
            <text:p>0,0011804898579915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48748254776001" calcext:value-type="float">
            <text:p>0,048748254776001</text:p>
          </table:table-cell>
          <table:table-cell office:value-type="float" office:value="42" calcext:value-type="float">
            <text:p>42</text:p>
          </table:table-cell>
          <table:table-cell office:value-type="float" office:value="0.00116067273276193" calcext:value-type="float">
            <text:p>0,0011606727327619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533909797668457" calcext:value-type="float">
            <text:p>0,0533909797668457</text:p>
          </table:table-cell>
          <table:table-cell office:value-type="float" office:value="42" calcext:value-type="float">
            <text:p>42</text:p>
          </table:table-cell>
          <table:table-cell office:value-type="float" office:value="0.00127121380397252" calcext:value-type="float">
            <text:p>0,0012712138039725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53056001663208" calcext:value-type="float">
            <text:p>0,053056001663208</text:p>
          </table:table-cell>
          <table:table-cell office:value-type="float" office:value="42" calcext:value-type="float">
            <text:p>42</text:p>
          </table:table-cell>
          <table:table-cell office:value-type="float" office:value="0.00126323813483829" calcext:value-type="float">
            <text:p>0,0012632381348382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09212017059326" calcext:value-type="float">
            <text:p>0,0509212017059326</text:p>
          </table:table-cell>
          <table:table-cell office:value-type="float" office:value="42" calcext:value-type="float">
            <text:p>42</text:p>
          </table:table-cell>
          <table:table-cell office:value-type="float" office:value="0.00121240956442697" calcext:value-type="float">
            <text:p>0,0012124095644269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546689033508301" calcext:value-type="float">
            <text:p>0,0546689033508301</text:p>
          </table:table-cell>
          <table:table-cell office:value-type="float" office:value="42" calcext:value-type="float">
            <text:p>42</text:p>
          </table:table-cell>
          <table:table-cell office:value-type="float" office:value="0.00130164055597214" calcext:value-type="float">
            <text:p>0,0013016405559721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476255416870117" calcext:value-type="float">
            <text:p>0,0476255416870117</text:p>
          </table:table-cell>
          <table:table-cell office:value-type="float" office:value="42" calcext:value-type="float">
            <text:p>42</text:p>
          </table:table-cell>
          <table:table-cell office:value-type="float" office:value="0.00113394146873837" calcext:value-type="float">
            <text:p>0,0011339414687383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527753829956055" calcext:value-type="float">
            <text:p>0,0527753829956055</text:p>
          </table:table-cell>
          <table:table-cell office:value-type="float" office:value="42" calcext:value-type="float">
            <text:p>42</text:p>
          </table:table-cell>
          <table:table-cell office:value-type="float" office:value="0.00125655673799061" calcext:value-type="float">
            <text:p>0,0012565567379906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533816814422607" calcext:value-type="float">
            <text:p>0,0533816814422607</text:p>
          </table:table-cell>
          <table:table-cell office:value-type="float" office:value="42" calcext:value-type="float">
            <text:p>42</text:p>
          </table:table-cell>
          <table:table-cell office:value-type="float" office:value="0.00127099241529192" calcext:value-type="float">
            <text:p>0,0012709924152919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475349426269531" calcext:value-type="float">
            <text:p>0,0475349426269531</text:p>
          </table:table-cell>
          <table:table-cell office:value-type="float" office:value="42" calcext:value-type="float">
            <text:p>42</text:p>
          </table:table-cell>
          <table:table-cell office:value-type="float" office:value="0.00113178434826079" calcext:value-type="float">
            <text:p>0,0011317843482607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517902374267578" calcext:value-type="float">
            <text:p>0,0517902374267578</text:p>
          </table:table-cell>
          <table:table-cell office:value-type="float" office:value="42" calcext:value-type="float">
            <text:p>42</text:p>
          </table:table-cell>
          <table:table-cell office:value-type="float" office:value="0.00123310089111328" calcext:value-type="float">
            <text:p>0,0012331008911132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483851432800293" calcext:value-type="float">
            <text:p>0,0483851432800293</text:p>
          </table:table-cell>
          <table:table-cell office:value-type="float" office:value="42" calcext:value-type="float">
            <text:p>42</text:p>
          </table:table-cell>
          <table:table-cell office:value-type="float" office:value="0.00115202722095308" calcext:value-type="float">
            <text:p>0,0011520272209530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463302135467529" calcext:value-type="float">
            <text:p>0,0463302135467529</text:p>
          </table:table-cell>
          <table:table-cell office:value-type="float" office:value="42" calcext:value-type="float">
            <text:p>42</text:p>
          </table:table-cell>
          <table:table-cell office:value-type="float" office:value="0.00110310032254174" calcext:value-type="float">
            <text:p>0,0011031003225417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55192232131958" calcext:value-type="float">
            <text:p>0,055192232131958</text:p>
          </table:table-cell>
          <table:table-cell office:value-type="float" office:value="42" calcext:value-type="float">
            <text:p>42</text:p>
          </table:table-cell>
          <table:table-cell office:value-type="float" office:value="0.00131410076504662" calcext:value-type="float">
            <text:p>0,0013141007650466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523488521575928" calcext:value-type="float">
            <text:p>0,0523488521575928</text:p>
          </table:table-cell>
          <table:table-cell office:value-type="float" office:value="42" calcext:value-type="float">
            <text:p>42</text:p>
          </table:table-cell>
          <table:table-cell office:value-type="float" office:value="0.00124640124184745" calcext:value-type="float">
            <text:p>0,0012464012418474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511047840118408" calcext:value-type="float">
            <text:p>0,0511047840118408</text:p>
          </table:table-cell>
          <table:table-cell office:value-type="float" office:value="42" calcext:value-type="float">
            <text:p>42</text:p>
          </table:table-cell>
          <table:table-cell office:value-type="float" office:value="0.0012167805717105" calcext:value-type="float">
            <text:p>0,001216780571710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543451309204102" calcext:value-type="float">
            <text:p>0,0543451309204102</text:p>
          </table:table-cell>
          <table:table-cell office:value-type="float" office:value="42" calcext:value-type="float">
            <text:p>42</text:p>
          </table:table-cell>
          <table:table-cell office:value-type="float" office:value="0.00129393168858119" calcext:value-type="float">
            <text:p>0,0012939316885811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557379722595215" calcext:value-type="float">
            <text:p>0,0557379722595215</text:p>
          </table:table-cell>
          <table:table-cell office:value-type="float" office:value="42" calcext:value-type="float">
            <text:p>42</text:p>
          </table:table-cell>
          <table:table-cell office:value-type="float" office:value="0.00132709457760765" calcext:value-type="float">
            <text:p>0,0013270945776076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526285171508789" calcext:value-type="float">
            <text:p>0,0526285171508789</text:p>
          </table:table-cell>
          <table:table-cell office:value-type="float" office:value="42" calcext:value-type="float">
            <text:p>42</text:p>
          </table:table-cell>
          <table:table-cell office:value-type="float" office:value="0.00125305993216378" calcext:value-type="float">
            <text:p>0,0012530599321637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556199550628662" calcext:value-type="float">
            <text:p>0,0556199550628662</text:p>
          </table:table-cell>
          <table:table-cell office:value-type="float" office:value="42" calcext:value-type="float">
            <text:p>42</text:p>
          </table:table-cell>
          <table:table-cell office:value-type="float" office:value="0.00132428464435396" calcext:value-type="float">
            <text:p>0,0013242846443539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578949451446533" calcext:value-type="float">
            <text:p>0,0578949451446533</text:p>
          </table:table-cell>
          <table:table-cell office:value-type="float" office:value="42" calcext:value-type="float">
            <text:p>42</text:p>
          </table:table-cell>
          <table:table-cell office:value-type="float" office:value="0.0013784510748727" calcext:value-type="float">
            <text:p>0,001378451074872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535259246826172" calcext:value-type="float">
            <text:p>0,0535259246826172</text:p>
          </table:table-cell>
          <table:table-cell office:value-type="float" office:value="42" calcext:value-type="float">
            <text:p>42</text:p>
          </table:table-cell>
          <table:table-cell office:value-type="float" office:value="0.00127442677815755" calcext:value-type="float">
            <text:p>0,0012744267781575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529711246490479" calcext:value-type="float">
            <text:p>0,0529711246490479</text:p>
          </table:table-cell>
          <table:table-cell office:value-type="float" office:value="42" calcext:value-type="float">
            <text:p>42</text:p>
          </table:table-cell>
          <table:table-cell office:value-type="float" office:value="0.00126121725354876" calcext:value-type="float">
            <text:p>0,0012612172535487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48851490020752" calcext:value-type="float">
            <text:p>0,048851490020752</text:p>
          </table:table-cell>
          <table:table-cell office:value-type="float" office:value="42" calcext:value-type="float">
            <text:p>42</text:p>
          </table:table-cell>
          <table:table-cell office:value-type="float" office:value="0.00116313071477981" calcext:value-type="float">
            <text:p>0,0011631307147798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476334095001221" calcext:value-type="float">
            <text:p>0,0476334095001221</text:p>
          </table:table-cell>
          <table:table-cell office:value-type="float" office:value="42" calcext:value-type="float">
            <text:p>42</text:p>
          </table:table-cell>
          <table:table-cell office:value-type="float" office:value="0.00113412879762195" calcext:value-type="float">
            <text:p>0,0011341287976219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484445095062256" calcext:value-type="float">
            <text:p>0,0484445095062256</text:p>
          </table:table-cell>
          <table:table-cell office:value-type="float" office:value="42" calcext:value-type="float">
            <text:p>42</text:p>
          </table:table-cell>
          <table:table-cell office:value-type="float" office:value="0.00115344070252918" calcext:value-type="float">
            <text:p>0,0011534407025291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502526760101318" calcext:value-type="float">
            <text:p>0,0502526760101318</text:p>
          </table:table-cell>
          <table:table-cell office:value-type="float" office:value="42" calcext:value-type="float">
            <text:p>42</text:p>
          </table:table-cell>
          <table:table-cell office:value-type="float" office:value="0.00119649228595552" calcext:value-type="float">
            <text:p>0,0011964922859555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517051219940186" calcext:value-type="float">
            <text:p>0,0517051219940186</text:p>
          </table:table-cell>
          <table:table-cell office:value-type="float" office:value="42" calcext:value-type="float">
            <text:p>42</text:p>
          </table:table-cell>
          <table:table-cell office:value-type="float" office:value="0.00123107433319092" calcext:value-type="float">
            <text:p>0,0012310743331909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50992488861084" calcext:value-type="float">
            <text:p>0,050992488861084</text:p>
          </table:table-cell>
          <table:table-cell office:value-type="float" office:value="42" calcext:value-type="float">
            <text:p>42</text:p>
          </table:table-cell>
          <table:table-cell office:value-type="float" office:value="0.00121410687764486" calcext:value-type="float">
            <text:p>0,0012141068776448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52135705947876" calcext:value-type="float">
            <text:p>0,052135705947876</text:p>
          </table:table-cell>
          <table:table-cell office:value-type="float" office:value="42" calcext:value-type="float">
            <text:p>42</text:p>
          </table:table-cell>
          <table:table-cell office:value-type="float" office:value="0.00124132633209229" calcext:value-type="float">
            <text:p>0,0012413263320922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501160621643066" calcext:value-type="float">
            <text:p>0,0501160621643066</text:p>
          </table:table-cell>
          <table:table-cell office:value-type="float" office:value="42" calcext:value-type="float">
            <text:p>42</text:p>
          </table:table-cell>
          <table:table-cell office:value-type="float" office:value="0.00119323957534063" calcext:value-type="float">
            <text:p>0,0011932395753406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488684177398682" calcext:value-type="float">
            <text:p>0,0488684177398682</text:p>
          </table:table-cell>
          <table:table-cell office:value-type="float" office:value="42" calcext:value-type="float">
            <text:p>42</text:p>
          </table:table-cell>
          <table:table-cell office:value-type="float" office:value="0.00116353375571115" calcext:value-type="float">
            <text:p>0,0011635337557111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483040809631348" calcext:value-type="float">
            <text:p>0,0483040809631348</text:p>
          </table:table-cell>
          <table:table-cell office:value-type="float" office:value="42" calcext:value-type="float">
            <text:p>42</text:p>
          </table:table-cell>
          <table:table-cell office:value-type="float" office:value="0.00115009716578892" calcext:value-type="float">
            <text:p>0,0011500971657889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553956031799316" calcext:value-type="float">
            <text:p>0,0553956031799316</text:p>
          </table:table-cell>
          <table:table-cell office:value-type="float" office:value="42" calcext:value-type="float">
            <text:p>42</text:p>
          </table:table-cell>
          <table:table-cell office:value-type="float" office:value="0.00131894293285552" calcext:value-type="float">
            <text:p>0,0013189429328555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518877506256104" calcext:value-type="float">
            <text:p>0,0518877506256104</text:p>
          </table:table-cell>
          <table:table-cell office:value-type="float" office:value="42" calcext:value-type="float">
            <text:p>42</text:p>
          </table:table-cell>
          <table:table-cell office:value-type="float" office:value="0.0012354226339431" calcext:value-type="float">
            <text:p>0,001235422633943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517919063568115" calcext:value-type="float">
            <text:p>0,0517919063568115</text:p>
          </table:table-cell>
          <table:table-cell office:value-type="float" office:value="42" calcext:value-type="float">
            <text:p>42</text:p>
          </table:table-cell>
          <table:table-cell office:value-type="float" office:value="0.00123314062754313" calcext:value-type="float">
            <text:p>0,0012331406275431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550916194915772" calcext:value-type="float">
            <text:p>0,0550916194915772</text:p>
          </table:table-cell>
          <table:table-cell office:value-type="float" office:value="42" calcext:value-type="float">
            <text:p>42</text:p>
          </table:table-cell>
          <table:table-cell office:value-type="float" office:value="0.00131170522598993" calcext:value-type="float">
            <text:p>0,0013117052259899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29196262359619" calcext:value-type="float">
            <text:p>0,0529196262359619</text:p>
          </table:table-cell>
          <table:table-cell office:value-type="float" office:value="42" calcext:value-type="float">
            <text:p>42</text:p>
          </table:table-cell>
          <table:table-cell office:value-type="float" office:value="0.00125999110085624" calcext:value-type="float">
            <text:p>0,0012599911008562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501201152801514" calcext:value-type="float">
            <text:p>0,0501201152801514</text:p>
          </table:table-cell>
          <table:table-cell office:value-type="float" office:value="42" calcext:value-type="float">
            <text:p>42</text:p>
          </table:table-cell>
          <table:table-cell office:value-type="float" office:value="0.00119333607809884" calcext:value-type="float">
            <text:p>0,0011933360780988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487973690032959" calcext:value-type="float">
            <text:p>0,0487973690032959</text:p>
          </table:table-cell>
          <table:table-cell office:value-type="float" office:value="42" calcext:value-type="float">
            <text:p>42</text:p>
          </table:table-cell>
          <table:table-cell office:value-type="float" office:value="0.00116184211912609" calcext:value-type="float">
            <text:p>0,0011618421191260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489795207977295" calcext:value-type="float">
            <text:p>0,0489795207977295</text:p>
          </table:table-cell>
          <table:table-cell office:value-type="float" office:value="42" calcext:value-type="float">
            <text:p>42</text:p>
          </table:table-cell>
          <table:table-cell office:value-type="float" office:value="0.00116617906661261" calcext:value-type="float">
            <text:p>0,0011661790666126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487301349639893" calcext:value-type="float">
            <text:p>0,0487301349639893</text:p>
          </table:table-cell>
          <table:table-cell office:value-type="float" office:value="42" calcext:value-type="float">
            <text:p>42</text:p>
          </table:table-cell>
          <table:table-cell office:value-type="float" office:value="0.00116024130866641" calcext:value-type="float">
            <text:p>0,0011602413086664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479865074157715" calcext:value-type="float">
            <text:p>0,0479865074157715</text:p>
          </table:table-cell>
          <table:table-cell office:value-type="float" office:value="42" calcext:value-type="float">
            <text:p>42</text:p>
          </table:table-cell>
          <table:table-cell office:value-type="float" office:value="0.0011425358908517" calcext:value-type="float">
            <text:p>0,001142535890851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47182559967041" calcext:value-type="float">
            <text:p>0,047182559967041</text:p>
          </table:table-cell>
          <table:table-cell office:value-type="float" office:value="42" calcext:value-type="float">
            <text:p>42</text:p>
          </table:table-cell>
          <table:table-cell office:value-type="float" office:value="0.00112339428492955" calcext:value-type="float">
            <text:p>0,0011233942849295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473706722259522" calcext:value-type="float">
            <text:p>0,0473706722259522</text:p>
          </table:table-cell>
          <table:table-cell office:value-type="float" office:value="42" calcext:value-type="float">
            <text:p>42</text:p>
          </table:table-cell>
          <table:table-cell office:value-type="float" office:value="0.00112787314823696" calcext:value-type="float">
            <text:p>0,0011278731482369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534939765930176" calcext:value-type="float">
            <text:p>0,0534939765930176</text:p>
          </table:table-cell>
          <table:table-cell office:value-type="float" office:value="42" calcext:value-type="float">
            <text:p>42</text:p>
          </table:table-cell>
          <table:table-cell office:value-type="float" office:value="0.00127366610935756" calcext:value-type="float">
            <text:p>0,0012736661093575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505261421203613" calcext:value-type="float">
            <text:p>0,0505261421203613</text:p>
          </table:table-cell>
          <table:table-cell office:value-type="float" office:value="42" calcext:value-type="float">
            <text:p>42</text:p>
          </table:table-cell>
          <table:table-cell office:value-type="float" office:value="0.00120300338381813" calcext:value-type="float">
            <text:p>0,0012030033838181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519530773162842" calcext:value-type="float">
            <text:p>0,0519530773162842</text:p>
          </table:table-cell>
          <table:table-cell office:value-type="float" office:value="42" calcext:value-type="float">
            <text:p>42</text:p>
          </table:table-cell>
          <table:table-cell office:value-type="float" office:value="0.0012369780313401" calcext:value-type="float">
            <text:p>0,001236978031340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51767110824585" calcext:value-type="float">
            <text:p>0,051767110824585</text:p>
          </table:table-cell>
          <table:table-cell office:value-type="float" office:value="42" calcext:value-type="float">
            <text:p>42</text:p>
          </table:table-cell>
          <table:table-cell office:value-type="float" office:value="0.00123255025772821" calcext:value-type="float">
            <text:p>0,0012325502577282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52727222442627" calcext:value-type="float">
            <text:p>0,052727222442627</text:p>
          </table:table-cell>
          <table:table-cell office:value-type="float" office:value="42" calcext:value-type="float">
            <text:p>42</text:p>
          </table:table-cell>
          <table:table-cell office:value-type="float" office:value="0.00125541005815778" calcext:value-type="float">
            <text:p>0,0012554100581577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481383800506592" calcext:value-type="float">
            <text:p>0,0481383800506592</text:p>
          </table:table-cell>
          <table:table-cell office:value-type="float" office:value="42" calcext:value-type="float">
            <text:p>42</text:p>
          </table:table-cell>
          <table:table-cell office:value-type="float" office:value="0.00114615190596808" calcext:value-type="float">
            <text:p>0,0011461519059680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495531558990479" calcext:value-type="float">
            <text:p>0,0495531558990479</text:p>
          </table:table-cell>
          <table:table-cell office:value-type="float" office:value="42" calcext:value-type="float">
            <text:p>42</text:p>
          </table:table-cell>
          <table:table-cell office:value-type="float" office:value="0.00117983704521543" calcext:value-type="float">
            <text:p>0,00117983704521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476129055023193" calcext:value-type="float">
            <text:p>0,0476129055023193</text:p>
          </table:table-cell>
          <table:table-cell office:value-type="float" office:value="42" calcext:value-type="float">
            <text:p>42</text:p>
          </table:table-cell>
          <table:table-cell office:value-type="float" office:value="0.00113364060719808" calcext:value-type="float">
            <text:p>0,0011336406071980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540146827697754" calcext:value-type="float">
            <text:p>0,0540146827697754</text:p>
          </table:table-cell>
          <table:table-cell office:value-type="float" office:value="42" calcext:value-type="float">
            <text:p>42</text:p>
          </table:table-cell>
          <table:table-cell office:value-type="float" office:value="0.00128606387547084" calcext:value-type="float">
            <text:p>0,00128606387547084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488862991333008" calcext:value-type="float">
            <text:p>0,0488862991333008</text:p>
          </table:table-cell>
          <table:table-cell office:value-type="float" office:value="42" calcext:value-type="float">
            <text:p>42</text:p>
          </table:table-cell>
          <table:table-cell office:value-type="float" office:value="0.00116395950317383" calcext:value-type="float">
            <text:p>0,0011639595031738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502622127532959" calcext:value-type="float">
            <text:p>0,0502622127532959</text:p>
          </table:table-cell>
          <table:table-cell office:value-type="float" office:value="42" calcext:value-type="float">
            <text:p>42</text:p>
          </table:table-cell>
          <table:table-cell office:value-type="float" office:value="0.00119671935126895" calcext:value-type="float">
            <text:p>0,0011967193512689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495622158050537" calcext:value-type="float">
            <text:p>0,0495622158050537</text:p>
          </table:table-cell>
          <table:table-cell office:value-type="float" office:value="42" calcext:value-type="float">
            <text:p>42</text:p>
          </table:table-cell>
          <table:table-cell office:value-type="float" office:value="0.00118005275726318" calcext:value-type="float">
            <text:p>0,00118005275726318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509071350097656" calcext:value-type="float">
            <text:p>0,0509071350097656</text:p>
          </table:table-cell>
          <table:table-cell office:value-type="float" office:value="42" calcext:value-type="float">
            <text:p>42</text:p>
          </table:table-cell>
          <table:table-cell office:value-type="float" office:value="0.00121207464308966" calcext:value-type="float">
            <text:p>0,00121207464308966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47961950302124" calcext:value-type="float">
            <text:p>0,047961950302124</text:p>
          </table:table-cell>
          <table:table-cell office:value-type="float" office:value="42" calcext:value-type="float">
            <text:p>42</text:p>
          </table:table-cell>
          <table:table-cell office:value-type="float" office:value="0.00114195119766962" calcext:value-type="float">
            <text:p>0,0011419511976696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5063796043396" calcext:value-type="float">
            <text:p>0,05063796043396</text:p>
          </table:table-cell>
          <table:table-cell office:value-type="float" office:value="42" calcext:value-type="float">
            <text:p>42</text:p>
          </table:table-cell>
          <table:table-cell office:value-type="float" office:value="0.00120566572461809" calcext:value-type="float">
            <text:p>0,00120566572461809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517637729644775" calcext:value-type="float">
            <text:p>0,0517637729644775</text:p>
          </table:table-cell>
          <table:table-cell office:value-type="float" office:value="42" calcext:value-type="float">
            <text:p>42</text:p>
          </table:table-cell>
          <table:table-cell office:value-type="float" office:value="0.00123247078486851" calcext:value-type="float">
            <text:p>0,00123247078486851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56546688079834" calcext:value-type="float">
            <text:p>0,056546688079834</text:p>
          </table:table-cell>
          <table:table-cell office:value-type="float" office:value="42" calcext:value-type="float">
            <text:p>42</text:p>
          </table:table-cell>
          <table:table-cell office:value-type="float" office:value="0.00134634971618652" calcext:value-type="float">
            <text:p>0,0013463497161865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509128570556641" calcext:value-type="float">
            <text:p>0,0509128570556641</text:p>
          </table:table-cell>
          <table:table-cell office:value-type="float" office:value="42" calcext:value-type="float">
            <text:p>42</text:p>
          </table:table-cell>
          <table:table-cell office:value-type="float" office:value="0.00121221088227772" calcext:value-type="float">
            <text:p>0,0012122108822777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" calcext:value-type="float">
            <text:p>1</text:p>
          </table:table-cell>
          <table:table-cell office:value-type="float" office:value="0.124364376068115" calcext:value-type="float">
            <text:p>0,124364376068115</text:p>
          </table:table-cell>
          <table:table-cell office:value-type="float" office:value="57" calcext:value-type="float">
            <text:p>57</text:p>
          </table:table-cell>
          <table:table-cell office:value-type="float" office:value="0.00218183115908974" calcext:value-type="float">
            <text:p>0,002181831159089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" calcext:value-type="float">
            <text:p>2</text:p>
          </table:table-cell>
          <table:table-cell office:value-type="float" office:value="0.0585587024688721" calcext:value-type="float">
            <text:p>0,0585587024688721</text:p>
          </table:table-cell>
          <table:table-cell office:value-type="float" office:value="57" calcext:value-type="float">
            <text:p>57</text:p>
          </table:table-cell>
          <table:table-cell office:value-type="float" office:value="0.00102734565734863" calcext:value-type="float">
            <text:p>0,0010273456573486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" calcext:value-type="float">
            <text:p>3</text:p>
          </table:table-cell>
          <table:table-cell office:value-type="float" office:value="0.0549328327178955" calcext:value-type="float">
            <text:p>0,0549328327178955</text:p>
          </table:table-cell>
          <table:table-cell office:value-type="float" office:value="57" calcext:value-type="float">
            <text:p>57</text:p>
          </table:table-cell>
          <table:table-cell office:value-type="float" office:value="0.0009637339073315" calcext:value-type="float">
            <text:p>0,000963733907331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" calcext:value-type="float">
            <text:p>4</text:p>
          </table:table-cell>
          <table:table-cell office:value-type="float" office:value="0.0611038208007813" calcext:value-type="float">
            <text:p>0,0611038208007813</text:p>
          </table:table-cell>
          <table:table-cell office:value-type="float" office:value="57" calcext:value-type="float">
            <text:p>57</text:p>
          </table:table-cell>
          <table:table-cell office:value-type="float" office:value="0.00107199685615406" calcext:value-type="float">
            <text:p>0,0010719968561540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" calcext:value-type="float">
            <text:p>5</text:p>
          </table:table-cell>
          <table:table-cell office:value-type="float" office:value="0.061431884765625" calcext:value-type="float">
            <text:p>0,061431884765625</text:p>
          </table:table-cell>
          <table:table-cell office:value-type="float" office:value="57" calcext:value-type="float">
            <text:p>57</text:p>
          </table:table-cell>
          <table:table-cell office:value-type="float" office:value="0.00107775236430921" calcext:value-type="float">
            <text:p>0,0010777523643092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" calcext:value-type="float">
            <text:p>6</text:p>
          </table:table-cell>
          <table:table-cell office:value-type="float" office:value="0.0542807579040527" calcext:value-type="float">
            <text:p>0,0542807579040527</text:p>
          </table:table-cell>
          <table:table-cell office:value-type="float" office:value="57" calcext:value-type="float">
            <text:p>57</text:p>
          </table:table-cell>
          <table:table-cell office:value-type="float" office:value="0.000952293998316715" calcext:value-type="float">
            <text:p>0,00095229399831671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" calcext:value-type="float">
            <text:p>7</text:p>
          </table:table-cell>
          <table:table-cell office:value-type="float" office:value="0.06217360496521" calcext:value-type="float">
            <text:p>0,06217360496521</text:p>
          </table:table-cell>
          <table:table-cell office:value-type="float" office:value="57" calcext:value-type="float">
            <text:p>57</text:p>
          </table:table-cell>
          <table:table-cell office:value-type="float" office:value="0.00109076499938965" calcext:value-type="float">
            <text:p>0,0010907649993896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" calcext:value-type="float">
            <text:p>8</text:p>
          </table:table-cell>
          <table:table-cell office:value-type="float" office:value="0.054030179977417" calcext:value-type="float">
            <text:p>0,054030179977417</text:p>
          </table:table-cell>
          <table:table-cell office:value-type="float" office:value="57" calcext:value-type="float">
            <text:p>57</text:p>
          </table:table-cell>
          <table:table-cell office:value-type="float" office:value="0.000947897894340649" calcext:value-type="float">
            <text:p>0,00094789789434064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" calcext:value-type="float">
            <text:p>9</text:p>
          </table:table-cell>
          <table:table-cell office:value-type="float" office:value="0.0569860935211182" calcext:value-type="float">
            <text:p>0,0569860935211182</text:p>
          </table:table-cell>
          <table:table-cell office:value-type="float" office:value="57" calcext:value-type="float">
            <text:p>57</text:p>
          </table:table-cell>
          <table:table-cell office:value-type="float" office:value="0.000999756026686284" calcext:value-type="float">
            <text:p>0,00099975602668628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0" calcext:value-type="float">
            <text:p>10</text:p>
          </table:table-cell>
          <table:table-cell office:value-type="float" office:value="0.0580127239227295" calcext:value-type="float">
            <text:p>0,0580127239227295</text:p>
          </table:table-cell>
          <table:table-cell office:value-type="float" office:value="57" calcext:value-type="float">
            <text:p>57</text:p>
          </table:table-cell>
          <table:table-cell office:value-type="float" office:value="0.00101776708636368" calcext:value-type="float">
            <text:p>0,0010177670863636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1" calcext:value-type="float">
            <text:p>11</text:p>
          </table:table-cell>
          <table:table-cell office:value-type="float" office:value="0.057485818862915" calcext:value-type="float">
            <text:p>0,057485818862915</text:p>
          </table:table-cell>
          <table:table-cell office:value-type="float" office:value="57" calcext:value-type="float">
            <text:p>57</text:p>
          </table:table-cell>
          <table:table-cell office:value-type="float" office:value="0.00100852313794588" calcext:value-type="float">
            <text:p>0,0010085231379458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2" calcext:value-type="float">
            <text:p>12</text:p>
          </table:table-cell>
          <table:table-cell office:value-type="float" office:value="0.0555317401885986" calcext:value-type="float">
            <text:p>0,0555317401885986</text:p>
          </table:table-cell>
          <table:table-cell office:value-type="float" office:value="57" calcext:value-type="float">
            <text:p>57</text:p>
          </table:table-cell>
          <table:table-cell office:value-type="float" office:value="0.000974241055940327" calcext:value-type="float">
            <text:p>0,00097424105594032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3" calcext:value-type="float">
            <text:p>13</text:p>
          </table:table-cell>
          <table:table-cell office:value-type="float" office:value="0.0554516315460205" calcext:value-type="float">
            <text:p>0,0554516315460205</text:p>
          </table:table-cell>
          <table:table-cell office:value-type="float" office:value="57" calcext:value-type="float">
            <text:p>57</text:p>
          </table:table-cell>
          <table:table-cell office:value-type="float" office:value="0.000972835641158255" calcext:value-type="float">
            <text:p>0,00097283564115825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4" calcext:value-type="float">
            <text:p>14</text:p>
          </table:table-cell>
          <table:table-cell office:value-type="float" office:value="0.0578052997589111" calcext:value-type="float">
            <text:p>0,0578052997589111</text:p>
          </table:table-cell>
          <table:table-cell office:value-type="float" office:value="57" calcext:value-type="float">
            <text:p>57</text:p>
          </table:table-cell>
          <table:table-cell office:value-type="float" office:value="0.00101412806594581" calcext:value-type="float">
            <text:p>0,0010141280659458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5" calcext:value-type="float">
            <text:p>15</text:p>
          </table:table-cell>
          <table:table-cell office:value-type="float" office:value="0.0612151622772217" calcext:value-type="float">
            <text:p>0,0612151622772217</text:p>
          </table:table-cell>
          <table:table-cell office:value-type="float" office:value="57" calcext:value-type="float">
            <text:p>57</text:p>
          </table:table-cell>
          <table:table-cell office:value-type="float" office:value="0.00107395021538985" calcext:value-type="float">
            <text:p>0,0010739502153898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6" calcext:value-type="float">
            <text:p>16</text:p>
          </table:table-cell>
          <table:table-cell office:value-type="float" office:value="0.06219482421875" calcext:value-type="float">
            <text:p>0,06219482421875</text:p>
          </table:table-cell>
          <table:table-cell office:value-type="float" office:value="57" calcext:value-type="float">
            <text:p>57</text:p>
          </table:table-cell>
          <table:table-cell office:value-type="float" office:value="0.00109113726699561" calcext:value-type="float">
            <text:p>0,0010911372669956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7" calcext:value-type="float">
            <text:p>17</text:p>
          </table:table-cell>
          <table:table-cell office:value-type="float" office:value="0.0603725910186768" calcext:value-type="float">
            <text:p>0,0603725910186768</text:p>
          </table:table-cell>
          <table:table-cell office:value-type="float" office:value="57" calcext:value-type="float">
            <text:p>57</text:p>
          </table:table-cell>
          <table:table-cell office:value-type="float" office:value="0.00105916826348556" calcext:value-type="float">
            <text:p>0,0010591682634855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8" calcext:value-type="float">
            <text:p>18</text:p>
          </table:table-cell>
          <table:table-cell office:value-type="float" office:value="0.0613174438476563" calcext:value-type="float">
            <text:p>0,0613174438476563</text:p>
          </table:table-cell>
          <table:table-cell office:value-type="float" office:value="57" calcext:value-type="float">
            <text:p>57</text:p>
          </table:table-cell>
          <table:table-cell office:value-type="float" office:value="0.00107574462890625" calcext:value-type="float">
            <text:p>0,0010757446289062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9" calcext:value-type="float">
            <text:p>19</text:p>
          </table:table-cell>
          <table:table-cell office:value-type="float" office:value="0.0598304271697998" calcext:value-type="float">
            <text:p>0,0598304271697998</text:p>
          </table:table-cell>
          <table:table-cell office:value-type="float" office:value="57" calcext:value-type="float">
            <text:p>57</text:p>
          </table:table-cell>
          <table:table-cell office:value-type="float" office:value="0.00104965661701403" calcext:value-type="float">
            <text:p>0,0010496566170140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0" calcext:value-type="float">
            <text:p>20</text:p>
          </table:table-cell>
          <table:table-cell office:value-type="float" office:value="0.0553100109100342" calcext:value-type="float">
            <text:p>0,0553100109100342</text:p>
          </table:table-cell>
          <table:table-cell office:value-type="float" office:value="57" calcext:value-type="float">
            <text:p>57</text:p>
          </table:table-cell>
          <table:table-cell office:value-type="float" office:value="0.000970351068597091" calcext:value-type="float">
            <text:p>0,00097035106859709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1" calcext:value-type="float">
            <text:p>21</text:p>
          </table:table-cell>
          <table:table-cell office:value-type="float" office:value="0.0606448650360107" calcext:value-type="float">
            <text:p>0,0606448650360107</text:p>
          </table:table-cell>
          <table:table-cell office:value-type="float" office:value="57" calcext:value-type="float">
            <text:p>57</text:p>
          </table:table-cell>
          <table:table-cell office:value-type="float" office:value="0.00106394500063177" calcext:value-type="float">
            <text:p>0,0010639450006317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2" calcext:value-type="float">
            <text:p>22</text:p>
          </table:table-cell>
          <table:table-cell office:value-type="float" office:value="0.0584139823913574" calcext:value-type="float">
            <text:p>0,0584139823913574</text:p>
          </table:table-cell>
          <table:table-cell office:value-type="float" office:value="57" calcext:value-type="float">
            <text:p>57</text:p>
          </table:table-cell>
          <table:table-cell office:value-type="float" office:value="0.00102480670862031" calcext:value-type="float">
            <text:p>0,0010248067086203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3" calcext:value-type="float">
            <text:p>23</text:p>
          </table:table-cell>
          <table:table-cell office:value-type="float" office:value="0.059561014175415" calcext:value-type="float">
            <text:p>0,059561014175415</text:p>
          </table:table-cell>
          <table:table-cell office:value-type="float" office:value="57" calcext:value-type="float">
            <text:p>57</text:p>
          </table:table-cell>
          <table:table-cell office:value-type="float" office:value="0.0010449300732529" calcext:value-type="float">
            <text:p>0,001044930073252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4" calcext:value-type="float">
            <text:p>24</text:p>
          </table:table-cell>
          <table:table-cell office:value-type="float" office:value="0.0589835643768311" calcext:value-type="float">
            <text:p>0,0589835643768311</text:p>
          </table:table-cell>
          <table:table-cell office:value-type="float" office:value="57" calcext:value-type="float">
            <text:p>57</text:p>
          </table:table-cell>
          <table:table-cell office:value-type="float" office:value="0.00103479937503212" calcext:value-type="float">
            <text:p>0,0010347993750321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5" calcext:value-type="float">
            <text:p>25</text:p>
          </table:table-cell>
          <table:table-cell office:value-type="float" office:value="0.0549590587615967" calcext:value-type="float">
            <text:p>0,0549590587615967</text:p>
          </table:table-cell>
          <table:table-cell office:value-type="float" office:value="57" calcext:value-type="float">
            <text:p>57</text:p>
          </table:table-cell>
          <table:table-cell office:value-type="float" office:value="0.000964194013361345" calcext:value-type="float">
            <text:p>0,00096419401336134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6" calcext:value-type="float">
            <text:p>26</text:p>
          </table:table-cell>
          <table:table-cell office:value-type="float" office:value="0.0658717155456543" calcext:value-type="float">
            <text:p>0,0658717155456543</text:p>
          </table:table-cell>
          <table:table-cell office:value-type="float" office:value="57" calcext:value-type="float">
            <text:p>57</text:p>
          </table:table-cell>
          <table:table-cell office:value-type="float" office:value="0.0011556441323799" calcext:value-type="float">
            <text:p>0,001155644132379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7" calcext:value-type="float">
            <text:p>27</text:p>
          </table:table-cell>
          <table:table-cell office:value-type="float" office:value="0.0601317882537842" calcext:value-type="float">
            <text:p>0,0601317882537842</text:p>
          </table:table-cell>
          <table:table-cell office:value-type="float" office:value="57" calcext:value-type="float">
            <text:p>57</text:p>
          </table:table-cell>
          <table:table-cell office:value-type="float" office:value="0.00105494365357516" calcext:value-type="float">
            <text:p>0,0010549436535751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8" calcext:value-type="float">
            <text:p>28</text:p>
          </table:table-cell>
          <table:table-cell office:value-type="float" office:value="0.0596776008605957" calcext:value-type="float">
            <text:p>0,0596776008605957</text:p>
          </table:table-cell>
          <table:table-cell office:value-type="float" office:value="57" calcext:value-type="float">
            <text:p>57</text:p>
          </table:table-cell>
          <table:table-cell office:value-type="float" office:value="0.00104697545369466" calcext:value-type="float">
            <text:p>0,0010469754536946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29" calcext:value-type="float">
            <text:p>29</text:p>
          </table:table-cell>
          <table:table-cell office:value-type="float" office:value="0.05674147605896" calcext:value-type="float">
            <text:p>0,05674147605896</text:p>
          </table:table-cell>
          <table:table-cell office:value-type="float" office:value="57" calcext:value-type="float">
            <text:p>57</text:p>
          </table:table-cell>
          <table:table-cell office:value-type="float" office:value="0.000995464492262455" calcext:value-type="float">
            <text:p>0,00099546449226245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0" calcext:value-type="float">
            <text:p>30</text:p>
          </table:table-cell>
          <table:table-cell office:value-type="float" office:value="0.0606112480163574" calcext:value-type="float">
            <text:p>0,0606112480163574</text:p>
          </table:table-cell>
          <table:table-cell office:value-type="float" office:value="57" calcext:value-type="float">
            <text:p>57</text:p>
          </table:table-cell>
          <table:table-cell office:value-type="float" office:value="0.00106335522835715" calcext:value-type="float">
            <text:p>0,0010633552283571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1" calcext:value-type="float">
            <text:p>31</text:p>
          </table:table-cell>
          <table:table-cell office:value-type="float" office:value="0.0580599308013916" calcext:value-type="float">
            <text:p>0,0580599308013916</text:p>
          </table:table-cell>
          <table:table-cell office:value-type="float" office:value="57" calcext:value-type="float">
            <text:p>57</text:p>
          </table:table-cell>
          <table:table-cell office:value-type="float" office:value="0.0010185952772174" calcext:value-type="float">
            <text:p>0,00101859527721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2" calcext:value-type="float">
            <text:p>32</text:p>
          </table:table-cell>
          <table:table-cell office:value-type="float" office:value="0.0578782558441162" calcext:value-type="float">
            <text:p>0,0578782558441162</text:p>
          </table:table-cell>
          <table:table-cell office:value-type="float" office:value="57" calcext:value-type="float">
            <text:p>57</text:p>
          </table:table-cell>
          <table:table-cell office:value-type="float" office:value="0.0010154079972652" calcext:value-type="float">
            <text:p>0,001015407997265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3" calcext:value-type="float">
            <text:p>33</text:p>
          </table:table-cell>
          <table:table-cell office:value-type="float" office:value="0.0557451248168945" calcext:value-type="float">
            <text:p>0,0557451248168945</text:p>
          </table:table-cell>
          <table:table-cell office:value-type="float" office:value="57" calcext:value-type="float">
            <text:p>57</text:p>
          </table:table-cell>
          <table:table-cell office:value-type="float" office:value="0.00097798464591043" calcext:value-type="float">
            <text:p>0,0009779846459104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4" calcext:value-type="float">
            <text:p>34</text:p>
          </table:table-cell>
          <table:table-cell office:value-type="float" office:value="0.0608699321746826" calcext:value-type="float">
            <text:p>0,0608699321746826</text:p>
          </table:table-cell>
          <table:table-cell office:value-type="float" office:value="57" calcext:value-type="float">
            <text:p>57</text:p>
          </table:table-cell>
          <table:table-cell office:value-type="float" office:value="0.00106789354692426" calcext:value-type="float">
            <text:p>0,0010678935469242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5" calcext:value-type="float">
            <text:p>35</text:p>
          </table:table-cell>
          <table:table-cell office:value-type="float" office:value="0.0603926181793213" calcext:value-type="float">
            <text:p>0,0603926181793213</text:p>
          </table:table-cell>
          <table:table-cell office:value-type="float" office:value="57" calcext:value-type="float">
            <text:p>57</text:p>
          </table:table-cell>
          <table:table-cell office:value-type="float" office:value="0.00105951961718108" calcext:value-type="float">
            <text:p>0,0010595196171810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6" calcext:value-type="float">
            <text:p>36</text:p>
          </table:table-cell>
          <table:table-cell office:value-type="float" office:value="0.0555636882781982" calcext:value-type="float">
            <text:p>0,0555636882781982</text:p>
          </table:table-cell>
          <table:table-cell office:value-type="float" office:value="57" calcext:value-type="float">
            <text:p>57</text:p>
          </table:table-cell>
          <table:table-cell office:value-type="float" office:value="0.00097480154874032" calcext:value-type="float">
            <text:p>0,0009748015487403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7" calcext:value-type="float">
            <text:p>37</text:p>
          </table:table-cell>
          <table:table-cell office:value-type="float" office:value="0.0551087856292725" calcext:value-type="float">
            <text:p>0,0551087856292725</text:p>
          </table:table-cell>
          <table:table-cell office:value-type="float" office:value="57" calcext:value-type="float">
            <text:p>57</text:p>
          </table:table-cell>
          <table:table-cell office:value-type="float" office:value="0.000966820800513552" calcext:value-type="float">
            <text:p>0,00096682080051355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8" calcext:value-type="float">
            <text:p>38</text:p>
          </table:table-cell>
          <table:table-cell office:value-type="float" office:value="0.0600736141204834" calcext:value-type="float">
            <text:p>0,0600736141204834</text:p>
          </table:table-cell>
          <table:table-cell office:value-type="float" office:value="57" calcext:value-type="float">
            <text:p>57</text:p>
          </table:table-cell>
          <table:table-cell office:value-type="float" office:value="0.00105392305474532" calcext:value-type="float">
            <text:p>0,0010539230547453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39" calcext:value-type="float">
            <text:p>39</text:p>
          </table:table-cell>
          <table:table-cell office:value-type="float" office:value="0.0576548576354981" calcext:value-type="float">
            <text:p>0,0576548576354981</text:p>
          </table:table-cell>
          <table:table-cell office:value-type="float" office:value="57" calcext:value-type="float">
            <text:p>57</text:p>
          </table:table-cell>
          <table:table-cell office:value-type="float" office:value="0.00101148873044733" calcext:value-type="float">
            <text:p>0,0010114887304473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0" calcext:value-type="float">
            <text:p>40</text:p>
          </table:table-cell>
          <table:table-cell office:value-type="float" office:value="0.0571193695068359" calcext:value-type="float">
            <text:p>0,0571193695068359</text:p>
          </table:table-cell>
          <table:table-cell office:value-type="float" office:value="57" calcext:value-type="float">
            <text:p>57</text:p>
          </table:table-cell>
          <table:table-cell office:value-type="float" office:value="0.00100209420187431" calcext:value-type="float">
            <text:p>0,0010020942018743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1" calcext:value-type="float">
            <text:p>41</text:p>
          </table:table-cell>
          <table:table-cell office:value-type="float" office:value="0.0559048652648926" calcext:value-type="float">
            <text:p>0,0559048652648926</text:p>
          </table:table-cell>
          <table:table-cell office:value-type="float" office:value="57" calcext:value-type="float">
            <text:p>57</text:p>
          </table:table-cell>
          <table:table-cell office:value-type="float" office:value="0.000980787109910396" calcext:value-type="float">
            <text:p>0,00098078710991039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2" calcext:value-type="float">
            <text:p>42</text:p>
          </table:table-cell>
          <table:table-cell office:value-type="float" office:value="0.0595886707305908" calcext:value-type="float">
            <text:p>0,0595886707305908</text:p>
          </table:table-cell>
          <table:table-cell office:value-type="float" office:value="57" calcext:value-type="float">
            <text:p>57</text:p>
          </table:table-cell>
          <table:table-cell office:value-type="float" office:value="0.00104541527597528" calcext:value-type="float">
            <text:p>0,0010454152759752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3" calcext:value-type="float">
            <text:p>43</text:p>
          </table:table-cell>
          <table:table-cell office:value-type="float" office:value="0.0618360042572022" calcext:value-type="float">
            <text:p>0,0618360042572022</text:p>
          </table:table-cell>
          <table:table-cell office:value-type="float" office:value="57" calcext:value-type="float">
            <text:p>57</text:p>
          </table:table-cell>
          <table:table-cell office:value-type="float" office:value="0.00108484217995092" calcext:value-type="float">
            <text:p>0,0010848421799509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4" calcext:value-type="float">
            <text:p>44</text:p>
          </table:table-cell>
          <table:table-cell office:value-type="float" office:value="0.0616829395294189" calcext:value-type="float">
            <text:p>0,0616829395294189</text:p>
          </table:table-cell>
          <table:table-cell office:value-type="float" office:value="57" calcext:value-type="float">
            <text:p>57</text:p>
          </table:table-cell>
          <table:table-cell office:value-type="float" office:value="0.00108215683384946" calcext:value-type="float">
            <text:p>0,0010821568338494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5" calcext:value-type="float">
            <text:p>45</text:p>
          </table:table-cell>
          <table:table-cell office:value-type="float" office:value="0.0581836700439453" calcext:value-type="float">
            <text:p>0,0581836700439453</text:p>
          </table:table-cell>
          <table:table-cell office:value-type="float" office:value="57" calcext:value-type="float">
            <text:p>57</text:p>
          </table:table-cell>
          <table:table-cell office:value-type="float" office:value="0.00102076614112185" calcext:value-type="float">
            <text:p>0,0010207661411218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6" calcext:value-type="float">
            <text:p>46</text:p>
          </table:table-cell>
          <table:table-cell office:value-type="float" office:value="0.0536594390869141" calcext:value-type="float">
            <text:p>0,0536594390869141</text:p>
          </table:table-cell>
          <table:table-cell office:value-type="float" office:value="57" calcext:value-type="float">
            <text:p>57</text:p>
          </table:table-cell>
          <table:table-cell office:value-type="float" office:value="0.000941393668191475" calcext:value-type="float">
            <text:p>0,00094139366819147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7" calcext:value-type="float">
            <text:p>47</text:p>
          </table:table-cell>
          <table:table-cell office:value-type="float" office:value="0.0553560256958008" calcext:value-type="float">
            <text:p>0,0553560256958008</text:p>
          </table:table-cell>
          <table:table-cell office:value-type="float" office:value="57" calcext:value-type="float">
            <text:p>57</text:p>
          </table:table-cell>
          <table:table-cell office:value-type="float" office:value="0.000971158345540365" calcext:value-type="float">
            <text:p>0,00097115834554036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8" calcext:value-type="float">
            <text:p>48</text:p>
          </table:table-cell>
          <table:table-cell office:value-type="float" office:value="0.0554273128509522" calcext:value-type="float">
            <text:p>0,0554273128509522</text:p>
          </table:table-cell>
          <table:table-cell office:value-type="float" office:value="57" calcext:value-type="float">
            <text:p>57</text:p>
          </table:table-cell>
          <table:table-cell office:value-type="float" office:value="0.000972408997385126" calcext:value-type="float">
            <text:p>0,00097240899738512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49" calcext:value-type="float">
            <text:p>49</text:p>
          </table:table-cell>
          <table:table-cell office:value-type="float" office:value="0.0574767589569092" calcext:value-type="float">
            <text:p>0,0574767589569092</text:p>
          </table:table-cell>
          <table:table-cell office:value-type="float" office:value="57" calcext:value-type="float">
            <text:p>57</text:p>
          </table:table-cell>
          <table:table-cell office:value-type="float" office:value="0.00100836419222648" calcext:value-type="float">
            <text:p>0,0010083641922264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0" calcext:value-type="float">
            <text:p>50</text:p>
          </table:table-cell>
          <table:table-cell office:value-type="float" office:value="0.06101393699646" calcext:value-type="float">
            <text:p>0,06101393699646</text:p>
          </table:table-cell>
          <table:table-cell office:value-type="float" office:value="57" calcext:value-type="float">
            <text:p>57</text:p>
          </table:table-cell>
          <table:table-cell office:value-type="float" office:value="0.00107041994730632" calcext:value-type="float">
            <text:p>0,0010704199473063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1" calcext:value-type="float">
            <text:p>51</text:p>
          </table:table-cell>
          <table:table-cell office:value-type="float" office:value="0.0703425407409668" calcext:value-type="float">
            <text:p>0,0703425407409668</text:p>
          </table:table-cell>
          <table:table-cell office:value-type="float" office:value="57" calcext:value-type="float">
            <text:p>57</text:p>
          </table:table-cell>
          <table:table-cell office:value-type="float" office:value="0.00123407966212222" calcext:value-type="float">
            <text:p>0,0012340796621222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2" calcext:value-type="float">
            <text:p>52</text:p>
          </table:table-cell>
          <table:table-cell office:value-type="float" office:value="0.0543348789215088" calcext:value-type="float">
            <text:p>0,0543348789215088</text:p>
          </table:table-cell>
          <table:table-cell office:value-type="float" office:value="57" calcext:value-type="float">
            <text:p>57</text:p>
          </table:table-cell>
          <table:table-cell office:value-type="float" office:value="0.000953243489851031" calcext:value-type="float">
            <text:p>0,00095324348985103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3" calcext:value-type="float">
            <text:p>53</text:p>
          </table:table-cell>
          <table:table-cell office:value-type="float" office:value="0.0572419166564941" calcext:value-type="float">
            <text:p>0,0572419166564941</text:p>
          </table:table-cell>
          <table:table-cell office:value-type="float" office:value="57" calcext:value-type="float">
            <text:p>57</text:p>
          </table:table-cell>
          <table:table-cell office:value-type="float" office:value="0.00100424415186832" calcext:value-type="float">
            <text:p>0,0010042441518683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4" calcext:value-type="float">
            <text:p>54</text:p>
          </table:table-cell>
          <table:table-cell office:value-type="float" office:value="0.0535776615142822" calcext:value-type="float">
            <text:p>0,0535776615142822</text:p>
          </table:table-cell>
          <table:table-cell office:value-type="float" office:value="57" calcext:value-type="float">
            <text:p>57</text:p>
          </table:table-cell>
          <table:table-cell office:value-type="float" office:value="0.000939958973934776" calcext:value-type="float">
            <text:p>0,00093995897393477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5" calcext:value-type="float">
            <text:p>55</text:p>
          </table:table-cell>
          <table:table-cell office:value-type="float" office:value="0.0533380508422852" calcext:value-type="float">
            <text:p>0,0533380508422852</text:p>
          </table:table-cell>
          <table:table-cell office:value-type="float" office:value="57" calcext:value-type="float">
            <text:p>57</text:p>
          </table:table-cell>
          <table:table-cell office:value-type="float" office:value="0.000935755277934827" calcext:value-type="float">
            <text:p>0,00093575527793482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6" calcext:value-type="float">
            <text:p>56</text:p>
          </table:table-cell>
          <table:table-cell office:value-type="float" office:value="0.0568606853485107" calcext:value-type="float">
            <text:p>0,0568606853485107</text:p>
          </table:table-cell>
          <table:table-cell office:value-type="float" office:value="57" calcext:value-type="float">
            <text:p>57</text:p>
          </table:table-cell>
          <table:table-cell office:value-type="float" office:value="0.000997555883307206" calcext:value-type="float">
            <text:p>0,00099755588330720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7" calcext:value-type="float">
            <text:p>57</text:p>
          </table:table-cell>
          <table:table-cell office:value-type="float" office:value="0.0564537048339844" calcext:value-type="float">
            <text:p>0,0564537048339844</text:p>
          </table:table-cell>
          <table:table-cell office:value-type="float" office:value="57" calcext:value-type="float">
            <text:p>57</text:p>
          </table:table-cell>
          <table:table-cell office:value-type="float" office:value="0.000990415874280428" calcext:value-type="float">
            <text:p>0,00099041587428042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8" calcext:value-type="float">
            <text:p>58</text:p>
          </table:table-cell>
          <table:table-cell office:value-type="float" office:value="0.0640687942504883" calcext:value-type="float">
            <text:p>0,0640687942504883</text:p>
          </table:table-cell>
          <table:table-cell office:value-type="float" office:value="57" calcext:value-type="float">
            <text:p>57</text:p>
          </table:table-cell>
          <table:table-cell office:value-type="float" office:value="0.00112401393421909" calcext:value-type="float">
            <text:p>0,0011240139342190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59" calcext:value-type="float">
            <text:p>59</text:p>
          </table:table-cell>
          <table:table-cell office:value-type="float" office:value="0.058807373046875" calcext:value-type="float">
            <text:p>0,058807373046875</text:p>
          </table:table-cell>
          <table:table-cell office:value-type="float" office:value="57" calcext:value-type="float">
            <text:p>57</text:p>
          </table:table-cell>
          <table:table-cell office:value-type="float" office:value="0.00103170829906798" calcext:value-type="float">
            <text:p>0,0010317082990679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0" calcext:value-type="float">
            <text:p>60</text:p>
          </table:table-cell>
          <table:table-cell office:value-type="float" office:value="0.0573525428771973" calcext:value-type="float">
            <text:p>0,0573525428771973</text:p>
          </table:table-cell>
          <table:table-cell office:value-type="float" office:value="57" calcext:value-type="float">
            <text:p>57</text:p>
          </table:table-cell>
          <table:table-cell office:value-type="float" office:value="0.00100618496275785" calcext:value-type="float">
            <text:p>0,0010061849627578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1" calcext:value-type="float">
            <text:p>61</text:p>
          </table:table-cell>
          <table:table-cell office:value-type="float" office:value="0.0562653541564941" calcext:value-type="float">
            <text:p>0,0562653541564941</text:p>
          </table:table-cell>
          <table:table-cell office:value-type="float" office:value="57" calcext:value-type="float">
            <text:p>57</text:p>
          </table:table-cell>
          <table:table-cell office:value-type="float" office:value="0.000987111476429722" calcext:value-type="float">
            <text:p>0,00098711147642972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2" calcext:value-type="float">
            <text:p>62</text:p>
          </table:table-cell>
          <table:table-cell office:value-type="float" office:value="0.0573723316192627" calcext:value-type="float">
            <text:p>0,0573723316192627</text:p>
          </table:table-cell>
          <table:table-cell office:value-type="float" office:value="57" calcext:value-type="float">
            <text:p>57</text:p>
          </table:table-cell>
          <table:table-cell office:value-type="float" office:value="0.00100653213367128" calcext:value-type="float">
            <text:p>0,0010065321336712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3" calcext:value-type="float">
            <text:p>63</text:p>
          </table:table-cell>
          <table:table-cell office:value-type="float" office:value="0.0550217628479004" calcext:value-type="float">
            <text:p>0,0550217628479004</text:p>
          </table:table-cell>
          <table:table-cell office:value-type="float" office:value="57" calcext:value-type="float">
            <text:p>57</text:p>
          </table:table-cell>
          <table:table-cell office:value-type="float" office:value="0.000965294085050884" calcext:value-type="float">
            <text:p>0,00096529408505088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4" calcext:value-type="float">
            <text:p>64</text:p>
          </table:table-cell>
          <table:table-cell office:value-type="float" office:value="0.0596158504486084" calcext:value-type="float">
            <text:p>0,0596158504486084</text:p>
          </table:table-cell>
          <table:table-cell office:value-type="float" office:value="57" calcext:value-type="float">
            <text:p>57</text:p>
          </table:table-cell>
          <table:table-cell office:value-type="float" office:value="0.00104589211313348" calcext:value-type="float">
            <text:p>0,0010458921131334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5" calcext:value-type="float">
            <text:p>65</text:p>
          </table:table-cell>
          <table:table-cell office:value-type="float" office:value="0.0540657043457031" calcext:value-type="float">
            <text:p>0,0540657043457031</text:p>
          </table:table-cell>
          <table:table-cell office:value-type="float" office:value="57" calcext:value-type="float">
            <text:p>57</text:p>
          </table:table-cell>
          <table:table-cell office:value-type="float" office:value="0.000948521128871985" calcext:value-type="float">
            <text:p>0,00094852112887198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6" calcext:value-type="float">
            <text:p>66</text:p>
          </table:table-cell>
          <table:table-cell office:value-type="float" office:value="0.0579617023468018" calcext:value-type="float">
            <text:p>0,0579617023468018</text:p>
          </table:table-cell>
          <table:table-cell office:value-type="float" office:value="57" calcext:value-type="float">
            <text:p>57</text:p>
          </table:table-cell>
          <table:table-cell office:value-type="float" office:value="0.00101687197099652" calcext:value-type="float">
            <text:p>0,0010168719709965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7" calcext:value-type="float">
            <text:p>67</text:p>
          </table:table-cell>
          <table:table-cell office:value-type="float" office:value="0.0576169490814209" calcext:value-type="float">
            <text:p>0,0576169490814209</text:p>
          </table:table-cell>
          <table:table-cell office:value-type="float" office:value="57" calcext:value-type="float">
            <text:p>57</text:p>
          </table:table-cell>
          <table:table-cell office:value-type="float" office:value="0.0010108236680951" calcext:value-type="float">
            <text:p>0,001010823668095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8" calcext:value-type="float">
            <text:p>68</text:p>
          </table:table-cell>
          <table:table-cell office:value-type="float" office:value="0.0588955879211426" calcext:value-type="float">
            <text:p>0,0588955879211426</text:p>
          </table:table-cell>
          <table:table-cell office:value-type="float" office:value="57" calcext:value-type="float">
            <text:p>57</text:p>
          </table:table-cell>
          <table:table-cell office:value-type="float" office:value="0.0010332559284411" calcext:value-type="float">
            <text:p>0,001033255928441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69" calcext:value-type="float">
            <text:p>69</text:p>
          </table:table-cell>
          <table:table-cell office:value-type="float" office:value="0.0595607757568359" calcext:value-type="float">
            <text:p>0,0595607757568359</text:p>
          </table:table-cell>
          <table:table-cell office:value-type="float" office:value="57" calcext:value-type="float">
            <text:p>57</text:p>
          </table:table-cell>
          <table:table-cell office:value-type="float" office:value="0.00104492589047081" calcext:value-type="float">
            <text:p>0,0010449258904708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0" calcext:value-type="float">
            <text:p>70</text:p>
          </table:table-cell>
          <table:table-cell office:value-type="float" office:value="0.0588545799255371" calcext:value-type="float">
            <text:p>0,0588545799255371</text:p>
          </table:table-cell>
          <table:table-cell office:value-type="float" office:value="57" calcext:value-type="float">
            <text:p>57</text:p>
          </table:table-cell>
          <table:table-cell office:value-type="float" office:value="0.0010325364899217" calcext:value-type="float">
            <text:p>0,001032536489921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1" calcext:value-type="float">
            <text:p>71</text:p>
          </table:table-cell>
          <table:table-cell office:value-type="float" office:value="0.0599896907806397" calcext:value-type="float">
            <text:p>0,0599896907806397</text:p>
          </table:table-cell>
          <table:table-cell office:value-type="float" office:value="57" calcext:value-type="float">
            <text:p>57</text:p>
          </table:table-cell>
          <table:table-cell office:value-type="float" office:value="0.00105245071544982" calcext:value-type="float">
            <text:p>0,0010524507154498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2" calcext:value-type="float">
            <text:p>72</text:p>
          </table:table-cell>
          <table:table-cell office:value-type="float" office:value="0.0582292079925537" calcext:value-type="float">
            <text:p>0,0582292079925537</text:p>
          </table:table-cell>
          <table:table-cell office:value-type="float" office:value="57" calcext:value-type="float">
            <text:p>57</text:p>
          </table:table-cell>
          <table:table-cell office:value-type="float" office:value="0.00102156505250094" calcext:value-type="float">
            <text:p>0,0010215650525009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3" calcext:value-type="float">
            <text:p>73</text:p>
          </table:table-cell>
          <table:table-cell office:value-type="float" office:value="0.0538818836212158" calcext:value-type="float">
            <text:p>0,0538818836212158</text:p>
          </table:table-cell>
          <table:table-cell office:value-type="float" office:value="57" calcext:value-type="float">
            <text:p>57</text:p>
          </table:table-cell>
          <table:table-cell office:value-type="float" office:value="0.000945296203880979" calcext:value-type="float">
            <text:p>0,00094529620388097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4" calcext:value-type="float">
            <text:p>74</text:p>
          </table:table-cell>
          <table:table-cell office:value-type="float" office:value="0.0595896244049072" calcext:value-type="float">
            <text:p>0,0595896244049072</text:p>
          </table:table-cell>
          <table:table-cell office:value-type="float" office:value="57" calcext:value-type="float">
            <text:p>57</text:p>
          </table:table-cell>
          <table:table-cell office:value-type="float" office:value="0.00104543200710364" calcext:value-type="float">
            <text:p>0,0010454320071036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5" calcext:value-type="float">
            <text:p>75</text:p>
          </table:table-cell>
          <table:table-cell office:value-type="float" office:value="0.0561275482177734" calcext:value-type="float">
            <text:p>0,0561275482177734</text:p>
          </table:table-cell>
          <table:table-cell office:value-type="float" office:value="57" calcext:value-type="float">
            <text:p>57</text:p>
          </table:table-cell>
          <table:table-cell office:value-type="float" office:value="0.00098469382838199" calcext:value-type="float">
            <text:p>0,0009846938283819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6" calcext:value-type="float">
            <text:p>76</text:p>
          </table:table-cell>
          <table:table-cell office:value-type="float" office:value="0.0583274364471436" calcext:value-type="float">
            <text:p>0,0583274364471436</text:p>
          </table:table-cell>
          <table:table-cell office:value-type="float" office:value="57" calcext:value-type="float">
            <text:p>57</text:p>
          </table:table-cell>
          <table:table-cell office:value-type="float" office:value="0.00102328835872182" calcext:value-type="float">
            <text:p>0,0010232883587218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7" calcext:value-type="float">
            <text:p>77</text:p>
          </table:table-cell>
          <table:table-cell office:value-type="float" office:value="0.0584640502929688" calcext:value-type="float">
            <text:p>0,0584640502929688</text:p>
          </table:table-cell>
          <table:table-cell office:value-type="float" office:value="57" calcext:value-type="float">
            <text:p>57</text:p>
          </table:table-cell>
          <table:table-cell office:value-type="float" office:value="0.0010256850928591" calcext:value-type="float">
            <text:p>0,001025685092859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8" calcext:value-type="float">
            <text:p>78</text:p>
          </table:table-cell>
          <table:table-cell office:value-type="float" office:value="0.0579018592834473" calcext:value-type="float">
            <text:p>0,0579018592834473</text:p>
          </table:table-cell>
          <table:table-cell office:value-type="float" office:value="57" calcext:value-type="float">
            <text:p>57</text:p>
          </table:table-cell>
          <table:table-cell office:value-type="float" office:value="0.00101582209269206" calcext:value-type="float">
            <text:p>0,0010158220926920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79" calcext:value-type="float">
            <text:p>79</text:p>
          </table:table-cell>
          <table:table-cell office:value-type="float" office:value="0.0590202808380127" calcext:value-type="float">
            <text:p>0,0590202808380127</text:p>
          </table:table-cell>
          <table:table-cell office:value-type="float" office:value="57" calcext:value-type="float">
            <text:p>57</text:p>
          </table:table-cell>
          <table:table-cell office:value-type="float" office:value="0.00103544352347391" calcext:value-type="float">
            <text:p>0,0010354435234739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0" calcext:value-type="float">
            <text:p>80</text:p>
          </table:table-cell>
          <table:table-cell office:value-type="float" office:value="0.0617284774780273" calcext:value-type="float">
            <text:p>0,0617284774780273</text:p>
          </table:table-cell>
          <table:table-cell office:value-type="float" office:value="57" calcext:value-type="float">
            <text:p>57</text:p>
          </table:table-cell>
          <table:table-cell office:value-type="float" office:value="0.00108295574522855" calcext:value-type="float">
            <text:p>0,0010829557452285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1" calcext:value-type="float">
            <text:p>81</text:p>
          </table:table-cell>
          <table:table-cell office:value-type="float" office:value="0.0579051971435547" calcext:value-type="float">
            <text:p>0,0579051971435547</text:p>
          </table:table-cell>
          <table:table-cell office:value-type="float" office:value="57" calcext:value-type="float">
            <text:p>57</text:p>
          </table:table-cell>
          <table:table-cell office:value-type="float" office:value="0.00101588065164131" calcext:value-type="float">
            <text:p>0,0010158806516413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2" calcext:value-type="float">
            <text:p>82</text:p>
          </table:table-cell>
          <table:table-cell office:value-type="float" office:value="0.0613377094268799" calcext:value-type="float">
            <text:p>0,0613377094268799</text:p>
          </table:table-cell>
          <table:table-cell office:value-type="float" office:value="57" calcext:value-type="float">
            <text:p>57</text:p>
          </table:table-cell>
          <table:table-cell office:value-type="float" office:value="0.00107610016538386" calcext:value-type="float">
            <text:p>0,0010761001653838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3" calcext:value-type="float">
            <text:p>83</text:p>
          </table:table-cell>
          <table:table-cell office:value-type="float" office:value="0.0600836277008057" calcext:value-type="float">
            <text:p>0,0600836277008057</text:p>
          </table:table-cell>
          <table:table-cell office:value-type="float" office:value="57" calcext:value-type="float">
            <text:p>57</text:p>
          </table:table-cell>
          <table:table-cell office:value-type="float" office:value="0.00105409873159308" calcext:value-type="float">
            <text:p>0,0010540987315930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4" calcext:value-type="float">
            <text:p>84</text:p>
          </table:table-cell>
          <table:table-cell office:value-type="float" office:value="0.0575017929077148" calcext:value-type="float">
            <text:p>0,0575017929077148</text:p>
          </table:table-cell>
          <table:table-cell office:value-type="float" office:value="57" calcext:value-type="float">
            <text:p>57</text:p>
          </table:table-cell>
          <table:table-cell office:value-type="float" office:value="0.00100880338434587" calcext:value-type="float">
            <text:p>0,0010088033843458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5" calcext:value-type="float">
            <text:p>85</text:p>
          </table:table-cell>
          <table:table-cell office:value-type="float" office:value="0.0564925670623779" calcext:value-type="float">
            <text:p>0,0564925670623779</text:p>
          </table:table-cell>
          <table:table-cell office:value-type="float" office:value="57" calcext:value-type="float">
            <text:p>57</text:p>
          </table:table-cell>
          <table:table-cell office:value-type="float" office:value="0.000991097667761016" calcext:value-type="float">
            <text:p>0,00099109766776101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6" calcext:value-type="float">
            <text:p>86</text:p>
          </table:table-cell>
          <table:table-cell office:value-type="float" office:value="0.0589749813079834" calcext:value-type="float">
            <text:p>0,0589749813079834</text:p>
          </table:table-cell>
          <table:table-cell office:value-type="float" office:value="57" calcext:value-type="float">
            <text:p>57</text:p>
          </table:table-cell>
          <table:table-cell office:value-type="float" office:value="0.0010346487948769" calcext:value-type="float">
            <text:p>0,001034648794876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7" calcext:value-type="float">
            <text:p>87</text:p>
          </table:table-cell>
          <table:table-cell office:value-type="float" office:value="0.0540215969085693" calcext:value-type="float">
            <text:p>0,0540215969085693</text:p>
          </table:table-cell>
          <table:table-cell office:value-type="float" office:value="57" calcext:value-type="float">
            <text:p>57</text:p>
          </table:table-cell>
          <table:table-cell office:value-type="float" office:value="0.000947747314185427" calcext:value-type="float">
            <text:p>0,00094774731418542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8" calcext:value-type="float">
            <text:p>88</text:p>
          </table:table-cell>
          <table:table-cell office:value-type="float" office:value="0.0529236793518066" calcext:value-type="float">
            <text:p>0,0529236793518066</text:p>
          </table:table-cell>
          <table:table-cell office:value-type="float" office:value="57" calcext:value-type="float">
            <text:p>57</text:p>
          </table:table-cell>
          <table:table-cell office:value-type="float" office:value="0.000928485602663274" calcext:value-type="float">
            <text:p>0,0009284856026632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89" calcext:value-type="float">
            <text:p>89</text:p>
          </table:table-cell>
          <table:table-cell office:value-type="float" office:value="0.0561044216156006" calcext:value-type="float">
            <text:p>0,0561044216156006</text:p>
          </table:table-cell>
          <table:table-cell office:value-type="float" office:value="57" calcext:value-type="float">
            <text:p>57</text:p>
          </table:table-cell>
          <table:table-cell office:value-type="float" office:value="0.000984288098519308" calcext:value-type="float">
            <text:p>0,00098428809851930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0" calcext:value-type="float">
            <text:p>90</text:p>
          </table:table-cell>
          <table:table-cell office:value-type="float" office:value="0.0626168251037598" calcext:value-type="float">
            <text:p>0,0626168251037598</text:p>
          </table:table-cell>
          <table:table-cell office:value-type="float" office:value="57" calcext:value-type="float">
            <text:p>57</text:p>
          </table:table-cell>
          <table:table-cell office:value-type="float" office:value="0.00109854079129403" calcext:value-type="float">
            <text:p>0,0010985407912940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1" calcext:value-type="float">
            <text:p>91</text:p>
          </table:table-cell>
          <table:table-cell office:value-type="float" office:value="0.0572919845581055" calcext:value-type="float">
            <text:p>0,0572919845581055</text:p>
          </table:table-cell>
          <table:table-cell office:value-type="float" office:value="57" calcext:value-type="float">
            <text:p>57</text:p>
          </table:table-cell>
          <table:table-cell office:value-type="float" office:value="0.00100512253610711" calcext:value-type="float">
            <text:p>0,0010051225361071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2" calcext:value-type="float">
            <text:p>92</text:p>
          </table:table-cell>
          <table:table-cell office:value-type="float" office:value="0.0551271438598633" calcext:value-type="float">
            <text:p>0,0551271438598633</text:p>
          </table:table-cell>
          <table:table-cell office:value-type="float" office:value="57" calcext:value-type="float">
            <text:p>57</text:p>
          </table:table-cell>
          <table:table-cell office:value-type="float" office:value="0.000967142874734444" calcext:value-type="float">
            <text:p>0,00096714287473444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3" calcext:value-type="float">
            <text:p>93</text:p>
          </table:table-cell>
          <table:table-cell office:value-type="float" office:value="0.0597646236419678" calcext:value-type="float">
            <text:p>0,0597646236419678</text:p>
          </table:table-cell>
          <table:table-cell office:value-type="float" office:value="57" calcext:value-type="float">
            <text:p>57</text:p>
          </table:table-cell>
          <table:table-cell office:value-type="float" office:value="0.00104850216915733" calcext:value-type="float">
            <text:p>0,0010485021691573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4" calcext:value-type="float">
            <text:p>94</text:p>
          </table:table-cell>
          <table:table-cell office:value-type="float" office:value="0.0626170635223389" calcext:value-type="float">
            <text:p>0,0626170635223389</text:p>
          </table:table-cell>
          <table:table-cell office:value-type="float" office:value="57" calcext:value-type="float">
            <text:p>57</text:p>
          </table:table-cell>
          <table:table-cell office:value-type="float" office:value="0.00109854497407612" calcext:value-type="float">
            <text:p>0,0010985449740761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5" calcext:value-type="float">
            <text:p>95</text:p>
          </table:table-cell>
          <table:table-cell office:value-type="float" office:value="0.0653798580169678" calcext:value-type="float">
            <text:p>0,0653798580169678</text:p>
          </table:table-cell>
          <table:table-cell office:value-type="float" office:value="57" calcext:value-type="float">
            <text:p>57</text:p>
          </table:table-cell>
          <table:table-cell office:value-type="float" office:value="0.00114701505292926" calcext:value-type="float">
            <text:p>0,0011470150529292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6" calcext:value-type="float">
            <text:p>96</text:p>
          </table:table-cell>
          <table:table-cell office:value-type="float" office:value="0.0677042007446289" calcext:value-type="float">
            <text:p>0,0677042007446289</text:p>
          </table:table-cell>
          <table:table-cell office:value-type="float" office:value="57" calcext:value-type="float">
            <text:p>57</text:p>
          </table:table-cell>
          <table:table-cell office:value-type="float" office:value="0.00118779299551981" calcext:value-type="float">
            <text:p>0,0011877929955198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7" calcext:value-type="float">
            <text:p>97</text:p>
          </table:table-cell>
          <table:table-cell office:value-type="float" office:value="0.0567286014556885" calcext:value-type="float">
            <text:p>0,0567286014556885</text:p>
          </table:table-cell>
          <table:table-cell office:value-type="float" office:value="57" calcext:value-type="float">
            <text:p>57</text:p>
          </table:table-cell>
          <table:table-cell office:value-type="float" office:value="0.000995238622029622" calcext:value-type="float">
            <text:p>0,00099523862202962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8" calcext:value-type="float">
            <text:p>98</text:p>
          </table:table-cell>
          <table:table-cell office:value-type="float" office:value="0.0583939552307129" calcext:value-type="float">
            <text:p>0,0583939552307129</text:p>
          </table:table-cell>
          <table:table-cell office:value-type="float" office:value="57" calcext:value-type="float">
            <text:p>57</text:p>
          </table:table-cell>
          <table:table-cell office:value-type="float" office:value="0.00102445535492479" calcext:value-type="float">
            <text:p>0,0010244553549247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99" calcext:value-type="float">
            <text:p>99</text:p>
          </table:table-cell>
          <table:table-cell office:value-type="float" office:value="0.0568845272064209" calcext:value-type="float">
            <text:p>0,0568845272064209</text:p>
          </table:table-cell>
          <table:table-cell office:value-type="float" office:value="57" calcext:value-type="float">
            <text:p>57</text:p>
          </table:table-cell>
          <table:table-cell office:value-type="float" office:value="0.000997974161516156" calcext:value-type="float">
            <text:p>0,00099797416151615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0</text:p>
          </table:table-cell>
          <table:table-cell office:value-type="float" office:value="100" calcext:value-type="float">
            <text:p>100</text:p>
          </table:table-cell>
          <table:table-cell office:value-type="float" office:value="0.0555474758148193" calcext:value-type="float">
            <text:p>0,0555474758148193</text:p>
          </table:table-cell>
          <table:table-cell office:value-type="float" office:value="57" calcext:value-type="float">
            <text:p>57</text:p>
          </table:table-cell>
          <table:table-cell office:value-type="float" office:value="0.000974517119558234" calcext:value-type="float">
            <text:p>0,00097451711955823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" calcext:value-type="float">
            <text:p>1</text:p>
          </table:table-cell>
          <table:table-cell office:value-type="float" office:value="0.161368608474731" calcext:value-type="float">
            <text:p>0,161368608474731</text:p>
          </table:table-cell>
          <table:table-cell office:value-type="float" office:value="42" calcext:value-type="float">
            <text:p>42</text:p>
          </table:table-cell>
          <table:table-cell office:value-type="float" office:value="0.00384210972558884" calcext:value-type="float">
            <text:p>0,0038421097255888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" calcext:value-type="float">
            <text:p>2</text:p>
          </table:table-cell>
          <table:table-cell office:value-type="float" office:value="0.065462589263916" calcext:value-type="float">
            <text:p>0,065462589263916</text:p>
          </table:table-cell>
          <table:table-cell office:value-type="float" office:value="42" calcext:value-type="float">
            <text:p>42</text:p>
          </table:table-cell>
          <table:table-cell office:value-type="float" office:value="0.00155863307771229" calcext:value-type="float">
            <text:p>0,0015586330777122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" calcext:value-type="float">
            <text:p>3</text:p>
          </table:table-cell>
          <table:table-cell office:value-type="float" office:value="0.0633656978607178" calcext:value-type="float">
            <text:p>0,0633656978607178</text:p>
          </table:table-cell>
          <table:table-cell office:value-type="float" office:value="42" calcext:value-type="float">
            <text:p>42</text:p>
          </table:table-cell>
          <table:table-cell office:value-type="float" office:value="0.00150870709192185" calcext:value-type="float">
            <text:p>0,0015087070919218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" calcext:value-type="float">
            <text:p>4</text:p>
          </table:table-cell>
          <table:table-cell office:value-type="float" office:value="0.066730260848999" calcext:value-type="float">
            <text:p>0,066730260848999</text:p>
          </table:table-cell>
          <table:table-cell office:value-type="float" office:value="42" calcext:value-type="float">
            <text:p>42</text:p>
          </table:table-cell>
          <table:table-cell office:value-type="float" office:value="0.00158881573449998" calcext:value-type="float">
            <text:p>0,0015888157344999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" calcext:value-type="float">
            <text:p>5</text:p>
          </table:table-cell>
          <table:table-cell office:value-type="float" office:value="0.0693166255950928" calcext:value-type="float">
            <text:p>0,0693166255950928</text:p>
          </table:table-cell>
          <table:table-cell office:value-type="float" office:value="42" calcext:value-type="float">
            <text:p>42</text:p>
          </table:table-cell>
          <table:table-cell office:value-type="float" office:value="0.00165039584750221" calcext:value-type="float">
            <text:p>0,0016503958475022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" calcext:value-type="float">
            <text:p>6</text:p>
          </table:table-cell>
          <table:table-cell office:value-type="float" office:value="0.0618488788604736" calcext:value-type="float">
            <text:p>0,0618488788604736</text:p>
          </table:table-cell>
          <table:table-cell office:value-type="float" office:value="42" calcext:value-type="float">
            <text:p>42</text:p>
          </table:table-cell>
          <table:table-cell office:value-type="float" office:value="0.0014725923538208" calcext:value-type="float">
            <text:p>0,001472592353820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" calcext:value-type="float">
            <text:p>7</text:p>
          </table:table-cell>
          <table:table-cell office:value-type="float" office:value="0.0617790222167969" calcext:value-type="float">
            <text:p>0,0617790222167969</text:p>
          </table:table-cell>
          <table:table-cell office:value-type="float" office:value="42" calcext:value-type="float">
            <text:p>42</text:p>
          </table:table-cell>
          <table:table-cell office:value-type="float" office:value="0.00147092910039993" calcext:value-type="float">
            <text:p>0,0014709291003999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" calcext:value-type="float">
            <text:p>8</text:p>
          </table:table-cell>
          <table:table-cell office:value-type="float" office:value="0.0586225986480713" calcext:value-type="float">
            <text:p>0,0586225986480713</text:p>
          </table:table-cell>
          <table:table-cell office:value-type="float" office:value="42" calcext:value-type="float">
            <text:p>42</text:p>
          </table:table-cell>
          <table:table-cell office:value-type="float" office:value="0.00139577615828741" calcext:value-type="float">
            <text:p>0,0013957761582874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" calcext:value-type="float">
            <text:p>9</text:p>
          </table:table-cell>
          <table:table-cell office:value-type="float" office:value="0.0706493854522705" calcext:value-type="float">
            <text:p>0,0706493854522705</text:p>
          </table:table-cell>
          <table:table-cell office:value-type="float" office:value="42" calcext:value-type="float">
            <text:p>42</text:p>
          </table:table-cell>
          <table:table-cell office:value-type="float" office:value="0.00168212822505406" calcext:value-type="float">
            <text:p>0,0016821282250540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0" calcext:value-type="float">
            <text:p>10</text:p>
          </table:table-cell>
          <table:table-cell office:value-type="float" office:value="0.0642077922821045" calcext:value-type="float">
            <text:p>0,0642077922821045</text:p>
          </table:table-cell>
          <table:table-cell office:value-type="float" office:value="42" calcext:value-type="float">
            <text:p>42</text:p>
          </table:table-cell>
          <table:table-cell office:value-type="float" office:value="0.00152875695909773" calcext:value-type="float">
            <text:p>0,0015287569590977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1" calcext:value-type="float">
            <text:p>11</text:p>
          </table:table-cell>
          <table:table-cell office:value-type="float" office:value="0.0638246536254883" calcext:value-type="float">
            <text:p>0,0638246536254883</text:p>
          </table:table-cell>
          <table:table-cell office:value-type="float" office:value="42" calcext:value-type="float">
            <text:p>42</text:p>
          </table:table-cell>
          <table:table-cell office:value-type="float" office:value="0.00151963461013067" calcext:value-type="float">
            <text:p>0,0015196346101306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2" calcext:value-type="float">
            <text:p>12</text:p>
          </table:table-cell>
          <table:table-cell office:value-type="float" office:value="0.0665888786315918" calcext:value-type="float">
            <text:p>0,0665888786315918</text:p>
          </table:table-cell>
          <table:table-cell office:value-type="float" office:value="42" calcext:value-type="float">
            <text:p>42</text:p>
          </table:table-cell>
          <table:table-cell office:value-type="float" office:value="0.00158544949122838" calcext:value-type="float">
            <text:p>0,0015854494912283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3" calcext:value-type="float">
            <text:p>13</text:p>
          </table:table-cell>
          <table:table-cell office:value-type="float" office:value="0.059706449508667" calcext:value-type="float">
            <text:p>0,059706449508667</text:p>
          </table:table-cell>
          <table:table-cell office:value-type="float" office:value="42" calcext:value-type="float">
            <text:p>42</text:p>
          </table:table-cell>
          <table:table-cell office:value-type="float" office:value="0.00142158213115874" calcext:value-type="float">
            <text:p>0,001421582131158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4" calcext:value-type="float">
            <text:p>14</text:p>
          </table:table-cell>
          <table:table-cell office:value-type="float" office:value="0.0583715438842773" calcext:value-type="float">
            <text:p>0,0583715438842773</text:p>
          </table:table-cell>
          <table:table-cell office:value-type="float" office:value="42" calcext:value-type="float">
            <text:p>42</text:p>
          </table:table-cell>
          <table:table-cell office:value-type="float" office:value="0.00138979866391137" calcext:value-type="float">
            <text:p>0,0013897986639113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5" calcext:value-type="float">
            <text:p>15</text:p>
          </table:table-cell>
          <table:table-cell office:value-type="float" office:value="0.0555331707000732" calcext:value-type="float">
            <text:p>0,0555331707000732</text:p>
          </table:table-cell>
          <table:table-cell office:value-type="float" office:value="42" calcext:value-type="float">
            <text:p>42</text:p>
          </table:table-cell>
          <table:table-cell office:value-type="float" office:value="0.00132221835000174" calcext:value-type="float">
            <text:p>0,001322218350001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6" calcext:value-type="float">
            <text:p>16</text:p>
          </table:table-cell>
          <table:table-cell office:value-type="float" office:value="0.0574450492858887" calcext:value-type="float">
            <text:p>0,0574450492858887</text:p>
          </table:table-cell>
          <table:table-cell office:value-type="float" office:value="42" calcext:value-type="float">
            <text:p>42</text:p>
          </table:table-cell>
          <table:table-cell office:value-type="float" office:value="0.00136773926871164" calcext:value-type="float">
            <text:p>0,0013677392687116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7" calcext:value-type="float">
            <text:p>17</text:p>
          </table:table-cell>
          <table:table-cell office:value-type="float" office:value="0.0636754035949707" calcext:value-type="float">
            <text:p>0,0636754035949707</text:p>
          </table:table-cell>
          <table:table-cell office:value-type="float" office:value="42" calcext:value-type="float">
            <text:p>42</text:p>
          </table:table-cell>
          <table:table-cell office:value-type="float" office:value="0.00151608103797549" calcext:value-type="float">
            <text:p>0,0015160810379754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8" calcext:value-type="float">
            <text:p>18</text:p>
          </table:table-cell>
          <table:table-cell office:value-type="float" office:value="0.0598618984222412" calcext:value-type="float">
            <text:p>0,0598618984222412</text:p>
          </table:table-cell>
          <table:table-cell office:value-type="float" office:value="42" calcext:value-type="float">
            <text:p>42</text:p>
          </table:table-cell>
          <table:table-cell office:value-type="float" office:value="0.00142528329576765" calcext:value-type="float">
            <text:p>0,0014252832957676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9" calcext:value-type="float">
            <text:p>19</text:p>
          </table:table-cell>
          <table:table-cell office:value-type="float" office:value="0.0541768074035645" calcext:value-type="float">
            <text:p>0,0541768074035645</text:p>
          </table:table-cell>
          <table:table-cell office:value-type="float" office:value="42" calcext:value-type="float">
            <text:p>42</text:p>
          </table:table-cell>
          <table:table-cell office:value-type="float" office:value="0.00128992398579915" calcext:value-type="float">
            <text:p>0,0012899239857991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0" calcext:value-type="float">
            <text:p>20</text:p>
          </table:table-cell>
          <table:table-cell office:value-type="float" office:value="0.0555264949798584" calcext:value-type="float">
            <text:p>0,0555264949798584</text:p>
          </table:table-cell>
          <table:table-cell office:value-type="float" office:value="42" calcext:value-type="float">
            <text:p>42</text:p>
          </table:table-cell>
          <table:table-cell office:value-type="float" office:value="0.00132205940428234" calcext:value-type="float">
            <text:p>0,0013220594042823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1" calcext:value-type="float">
            <text:p>21</text:p>
          </table:table-cell>
          <table:table-cell office:value-type="float" office:value="0.0581974983215332" calcext:value-type="float">
            <text:p>0,0581974983215332</text:p>
          </table:table-cell>
          <table:table-cell office:value-type="float" office:value="42" calcext:value-type="float">
            <text:p>42</text:p>
          </table:table-cell>
          <table:table-cell office:value-type="float" office:value="0.00138565472194127" calcext:value-type="float">
            <text:p>0,0013856547219412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2" calcext:value-type="float">
            <text:p>22</text:p>
          </table:table-cell>
          <table:table-cell office:value-type="float" office:value="0.0599589347839356" calcext:value-type="float">
            <text:p>0,0599589347839356</text:p>
          </table:table-cell>
          <table:table-cell office:value-type="float" office:value="42" calcext:value-type="float">
            <text:p>42</text:p>
          </table:table-cell>
          <table:table-cell office:value-type="float" office:value="0.0014275936853318" calcext:value-type="float">
            <text:p>0,001427593685331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3" calcext:value-type="float">
            <text:p>23</text:p>
          </table:table-cell>
          <table:table-cell office:value-type="float" office:value="0.0542044639587402" calcext:value-type="float">
            <text:p>0,0542044639587402</text:p>
          </table:table-cell>
          <table:table-cell office:value-type="float" office:value="42" calcext:value-type="float">
            <text:p>42</text:p>
          </table:table-cell>
          <table:table-cell office:value-type="float" office:value="0.0012905824752081" calcext:value-type="float">
            <text:p>0,001290582475208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4" calcext:value-type="float">
            <text:p>24</text:p>
          </table:table-cell>
          <table:table-cell office:value-type="float" office:value="0.0614056587219238" calcext:value-type="float">
            <text:p>0,0614056587219238</text:p>
          </table:table-cell>
          <table:table-cell office:value-type="float" office:value="42" calcext:value-type="float">
            <text:p>42</text:p>
          </table:table-cell>
          <table:table-cell office:value-type="float" office:value="0.00146203949337914" calcext:value-type="float">
            <text:p>0,0014620394933791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5" calcext:value-type="float">
            <text:p>25</text:p>
          </table:table-cell>
          <table:table-cell office:value-type="float" office:value="0.0566868782043457" calcext:value-type="float">
            <text:p>0,0566868782043457</text:p>
          </table:table-cell>
          <table:table-cell office:value-type="float" office:value="42" calcext:value-type="float">
            <text:p>42</text:p>
          </table:table-cell>
          <table:table-cell office:value-type="float" office:value="0.00134968757629395" calcext:value-type="float">
            <text:p>0,0013496875762939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6" calcext:value-type="float">
            <text:p>26</text:p>
          </table:table-cell>
          <table:table-cell office:value-type="float" office:value="0.0542383193969727" calcext:value-type="float">
            <text:p>0,0542383193969727</text:p>
          </table:table-cell>
          <table:table-cell office:value-type="float" office:value="42" calcext:value-type="float">
            <text:p>42</text:p>
          </table:table-cell>
          <table:table-cell office:value-type="float" office:value="0.00129138855707078" calcext:value-type="float">
            <text:p>0,0012913885570707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7" calcext:value-type="float">
            <text:p>27</text:p>
          </table:table-cell>
          <table:table-cell office:value-type="float" office:value="0.0578470230102539" calcext:value-type="float">
            <text:p>0,0578470230102539</text:p>
          </table:table-cell>
          <table:table-cell office:value-type="float" office:value="42" calcext:value-type="float">
            <text:p>42</text:p>
          </table:table-cell>
          <table:table-cell office:value-type="float" office:value="0.00137731007167271" calcext:value-type="float">
            <text:p>0,0013773100716727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8" calcext:value-type="float">
            <text:p>28</text:p>
          </table:table-cell>
          <table:table-cell office:value-type="float" office:value="0.0524065494537354" calcext:value-type="float">
            <text:p>0,0524065494537354</text:p>
          </table:table-cell>
          <table:table-cell office:value-type="float" office:value="42" calcext:value-type="float">
            <text:p>42</text:p>
          </table:table-cell>
          <table:table-cell office:value-type="float" office:value="0.0012477749869937" calcext:value-type="float">
            <text:p>0,001247774986993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29" calcext:value-type="float">
            <text:p>29</text:p>
          </table:table-cell>
          <table:table-cell office:value-type="float" office:value="0.0521464347839356" calcext:value-type="float">
            <text:p>0,0521464347839356</text:p>
          </table:table-cell>
          <table:table-cell office:value-type="float" office:value="42" calcext:value-type="float">
            <text:p>42</text:p>
          </table:table-cell>
          <table:table-cell office:value-type="float" office:value="0.00124158178056989" calcext:value-type="float">
            <text:p>0,0012415817805698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0" calcext:value-type="float">
            <text:p>30</text:p>
          </table:table-cell>
          <table:table-cell office:value-type="float" office:value="0.0518655776977539" calcext:value-type="float">
            <text:p>0,0518655776977539</text:p>
          </table:table-cell>
          <table:table-cell office:value-type="float" office:value="42" calcext:value-type="float">
            <text:p>42</text:p>
          </table:table-cell>
          <table:table-cell office:value-type="float" office:value="0.00123489470708938" calcext:value-type="float">
            <text:p>0,0012348947070893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1" calcext:value-type="float">
            <text:p>31</text:p>
          </table:table-cell>
          <table:table-cell office:value-type="float" office:value="0.0520892143249512" calcext:value-type="float">
            <text:p>0,0520892143249512</text:p>
          </table:table-cell>
          <table:table-cell office:value-type="float" office:value="42" calcext:value-type="float">
            <text:p>42</text:p>
          </table:table-cell>
          <table:table-cell office:value-type="float" office:value="0.00124021938868931" calcext:value-type="float">
            <text:p>0,0012402193886893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2" calcext:value-type="float">
            <text:p>32</text:p>
          </table:table-cell>
          <table:table-cell office:value-type="float" office:value="0.0565559864044189" calcext:value-type="float">
            <text:p>0,0565559864044189</text:p>
          </table:table-cell>
          <table:table-cell office:value-type="float" office:value="42" calcext:value-type="float">
            <text:p>42</text:p>
          </table:table-cell>
          <table:table-cell office:value-type="float" office:value="0.00134657110486712" calcext:value-type="float">
            <text:p>0,0013465711048671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3" calcext:value-type="float">
            <text:p>33</text:p>
          </table:table-cell>
          <table:table-cell office:value-type="float" office:value="0.0549101829528809" calcext:value-type="float">
            <text:p>0,0549101829528809</text:p>
          </table:table-cell>
          <table:table-cell office:value-type="float" office:value="42" calcext:value-type="float">
            <text:p>42</text:p>
          </table:table-cell>
          <table:table-cell office:value-type="float" office:value="0.00130738530840193" calcext:value-type="float">
            <text:p>0,0013073853084019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4" calcext:value-type="float">
            <text:p>34</text:p>
          </table:table-cell>
          <table:table-cell office:value-type="float" office:value="0.0557115077972412" calcext:value-type="float">
            <text:p>0,0557115077972412</text:p>
          </table:table-cell>
          <table:table-cell office:value-type="float" office:value="42" calcext:value-type="float">
            <text:p>42</text:p>
          </table:table-cell>
          <table:table-cell office:value-type="float" office:value="0.00132646447136289" calcext:value-type="float">
            <text:p>0,0013264644713628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5" calcext:value-type="float">
            <text:p>35</text:p>
          </table:table-cell>
          <table:table-cell office:value-type="float" office:value="0.0538382530212402" calcext:value-type="float">
            <text:p>0,0538382530212402</text:p>
          </table:table-cell>
          <table:table-cell office:value-type="float" office:value="42" calcext:value-type="float">
            <text:p>42</text:p>
          </table:table-cell>
          <table:table-cell office:value-type="float" office:value="0.00128186316717239" calcext:value-type="float">
            <text:p>0,0012818631671723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6" calcext:value-type="float">
            <text:p>36</text:p>
          </table:table-cell>
          <table:table-cell office:value-type="float" office:value="0.0584919452667236" calcext:value-type="float">
            <text:p>0,0584919452667236</text:p>
          </table:table-cell>
          <table:table-cell office:value-type="float" office:value="42" calcext:value-type="float">
            <text:p>42</text:p>
          </table:table-cell>
          <table:table-cell office:value-type="float" office:value="0.00139266536349342" calcext:value-type="float">
            <text:p>0,0013926653634934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7" calcext:value-type="float">
            <text:p>37</text:p>
          </table:table-cell>
          <table:table-cell office:value-type="float" office:value="0.0559859275817871" calcext:value-type="float">
            <text:p>0,0559859275817871</text:p>
          </table:table-cell>
          <table:table-cell office:value-type="float" office:value="42" calcext:value-type="float">
            <text:p>42</text:p>
          </table:table-cell>
          <table:table-cell office:value-type="float" office:value="0.00133299827575684" calcext:value-type="float">
            <text:p>0,0013329982757568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8" calcext:value-type="float">
            <text:p>38</text:p>
          </table:table-cell>
          <table:table-cell office:value-type="float" office:value="0.0571832656860352" calcext:value-type="float">
            <text:p>0,0571832656860352</text:p>
          </table:table-cell>
          <table:table-cell office:value-type="float" office:value="42" calcext:value-type="float">
            <text:p>42</text:p>
          </table:table-cell>
          <table:table-cell office:value-type="float" office:value="0.00136150632585798" calcext:value-type="float">
            <text:p>0,0013615063258579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39" calcext:value-type="float">
            <text:p>39</text:p>
          </table:table-cell>
          <table:table-cell office:value-type="float" office:value="0.0531814098358154" calcext:value-type="float">
            <text:p>0,0531814098358154</text:p>
          </table:table-cell>
          <table:table-cell office:value-type="float" office:value="42" calcext:value-type="float">
            <text:p>42</text:p>
          </table:table-cell>
          <table:table-cell office:value-type="float" office:value="0.00126622404370989" calcext:value-type="float">
            <text:p>0,0012662240437098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0" calcext:value-type="float">
            <text:p>40</text:p>
          </table:table-cell>
          <table:table-cell office:value-type="float" office:value="0.0586280822753906" calcext:value-type="float">
            <text:p>0,0586280822753906</text:p>
          </table:table-cell>
          <table:table-cell office:value-type="float" office:value="42" calcext:value-type="float">
            <text:p>42</text:p>
          </table:table-cell>
          <table:table-cell office:value-type="float" office:value="0.00139590672084263" calcext:value-type="float">
            <text:p>0,0013959067208426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1" calcext:value-type="float">
            <text:p>41</text:p>
          </table:table-cell>
          <table:table-cell office:value-type="float" office:value="0.0593183040618897" calcext:value-type="float">
            <text:p>0,0593183040618897</text:p>
          </table:table-cell>
          <table:table-cell office:value-type="float" office:value="42" calcext:value-type="float">
            <text:p>42</text:p>
          </table:table-cell>
          <table:table-cell office:value-type="float" office:value="0.00141234057290213" calcext:value-type="float">
            <text:p>0,0014123405729021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2" calcext:value-type="float">
            <text:p>42</text:p>
          </table:table-cell>
          <table:table-cell office:value-type="float" office:value="0.0585510730743408" calcext:value-type="float">
            <text:p>0,0585510730743408</text:p>
          </table:table-cell>
          <table:table-cell office:value-type="float" office:value="42" calcext:value-type="float">
            <text:p>42</text:p>
          </table:table-cell>
          <table:table-cell office:value-type="float" office:value="0.00139407316843669" calcext:value-type="float">
            <text:p>0,0013940731684366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3" calcext:value-type="float">
            <text:p>43</text:p>
          </table:table-cell>
          <table:table-cell office:value-type="float" office:value="0.0549201965332031" calcext:value-type="float">
            <text:p>0,0549201965332031</text:p>
          </table:table-cell>
          <table:table-cell office:value-type="float" office:value="42" calcext:value-type="float">
            <text:p>42</text:p>
          </table:table-cell>
          <table:table-cell office:value-type="float" office:value="0.00130762372698103" calcext:value-type="float">
            <text:p>0,0013076237269810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4" calcext:value-type="float">
            <text:p>44</text:p>
          </table:table-cell>
          <table:table-cell office:value-type="float" office:value="0.0551481246948242" calcext:value-type="float">
            <text:p>0,0551481246948242</text:p>
          </table:table-cell>
          <table:table-cell office:value-type="float" office:value="42" calcext:value-type="float">
            <text:p>42</text:p>
          </table:table-cell>
          <table:table-cell office:value-type="float" office:value="0.00131305058797201" calcext:value-type="float">
            <text:p>0,0013130505879720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5" calcext:value-type="float">
            <text:p>45</text:p>
          </table:table-cell>
          <table:table-cell office:value-type="float" office:value="0.0525598526000977" calcext:value-type="float">
            <text:p>0,0525598526000977</text:p>
          </table:table-cell>
          <table:table-cell office:value-type="float" office:value="42" calcext:value-type="float">
            <text:p>42</text:p>
          </table:table-cell>
          <table:table-cell office:value-type="float" office:value="0.00125142506190709" calcext:value-type="float">
            <text:p>0,0012514250619070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6" calcext:value-type="float">
            <text:p>46</text:p>
          </table:table-cell>
          <table:table-cell office:value-type="float" office:value="0.0544395446777344" calcext:value-type="float">
            <text:p>0,0544395446777344</text:p>
          </table:table-cell>
          <table:table-cell office:value-type="float" office:value="42" calcext:value-type="float">
            <text:p>42</text:p>
          </table:table-cell>
          <table:table-cell office:value-type="float" office:value="0.00129617963518415" calcext:value-type="float">
            <text:p>0,0012961796351841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7" calcext:value-type="float">
            <text:p>47</text:p>
          </table:table-cell>
          <table:table-cell office:value-type="float" office:value="0.0529756546020508" calcext:value-type="float">
            <text:p>0,0529756546020508</text:p>
          </table:table-cell>
          <table:table-cell office:value-type="float" office:value="42" calcext:value-type="float">
            <text:p>42</text:p>
          </table:table-cell>
          <table:table-cell office:value-type="float" office:value="0.00126132510957264" calcext:value-type="float">
            <text:p>0,0012613251095726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8" calcext:value-type="float">
            <text:p>48</text:p>
          </table:table-cell>
          <table:table-cell office:value-type="float" office:value="0.0578286647796631" calcext:value-type="float">
            <text:p>0,0578286647796631</text:p>
          </table:table-cell>
          <table:table-cell office:value-type="float" office:value="42" calcext:value-type="float">
            <text:p>42</text:p>
          </table:table-cell>
          <table:table-cell office:value-type="float" office:value="0.00137687297094436" calcext:value-type="float">
            <text:p>0,0013768729709443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49" calcext:value-type="float">
            <text:p>49</text:p>
          </table:table-cell>
          <table:table-cell office:value-type="float" office:value="0.05348801612854" calcext:value-type="float">
            <text:p>0,05348801612854</text:p>
          </table:table-cell>
          <table:table-cell office:value-type="float" office:value="42" calcext:value-type="float">
            <text:p>42</text:p>
          </table:table-cell>
          <table:table-cell office:value-type="float" office:value="0.00127352419353667" calcext:value-type="float">
            <text:p>0,0012735241935366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0" calcext:value-type="float">
            <text:p>50</text:p>
          </table:table-cell>
          <table:table-cell office:value-type="float" office:value="0.0538146495819092" calcext:value-type="float">
            <text:p>0,0538146495819092</text:p>
          </table:table-cell>
          <table:table-cell office:value-type="float" office:value="42" calcext:value-type="float">
            <text:p>42</text:p>
          </table:table-cell>
          <table:table-cell office:value-type="float" office:value="0.00128130118052165" calcext:value-type="float">
            <text:p>0,0012813011805216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1" calcext:value-type="float">
            <text:p>51</text:p>
          </table:table-cell>
          <table:table-cell office:value-type="float" office:value="0.0576508045196533" calcext:value-type="float">
            <text:p>0,0576508045196533</text:p>
          </table:table-cell>
          <table:table-cell office:value-type="float" office:value="42" calcext:value-type="float">
            <text:p>42</text:p>
          </table:table-cell>
          <table:table-cell office:value-type="float" office:value="0.00137263820284889" calcext:value-type="float">
            <text:p>0,0013726382028488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2" calcext:value-type="float">
            <text:p>52</text:p>
          </table:table-cell>
          <table:table-cell office:value-type="float" office:value="0.0580661296844482" calcext:value-type="float">
            <text:p>0,0580661296844482</text:p>
          </table:table-cell>
          <table:table-cell office:value-type="float" office:value="42" calcext:value-type="float">
            <text:p>42</text:p>
          </table:table-cell>
          <table:table-cell office:value-type="float" office:value="0.00138252689724877" calcext:value-type="float">
            <text:p>0,0013825268972487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3" calcext:value-type="float">
            <text:p>53</text:p>
          </table:table-cell>
          <table:table-cell office:value-type="float" office:value="0.073763370513916" calcext:value-type="float">
            <text:p>0,073763370513916</text:p>
          </table:table-cell>
          <table:table-cell office:value-type="float" office:value="42" calcext:value-type="float">
            <text:p>42</text:p>
          </table:table-cell>
          <table:table-cell office:value-type="float" office:value="0.00175627072652181" calcext:value-type="float">
            <text:p>0,0017562707265218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4" calcext:value-type="float">
            <text:p>54</text:p>
          </table:table-cell>
          <table:table-cell office:value-type="float" office:value="0.0596215724945068" calcext:value-type="float">
            <text:p>0,0596215724945068</text:p>
          </table:table-cell>
          <table:table-cell office:value-type="float" office:value="42" calcext:value-type="float">
            <text:p>42</text:p>
          </table:table-cell>
          <table:table-cell office:value-type="float" office:value="0.00141956124986921" calcext:value-type="float">
            <text:p>0,0014195612498692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5" calcext:value-type="float">
            <text:p>55</text:p>
          </table:table-cell>
          <table:table-cell office:value-type="float" office:value="0.0565674304962158" calcext:value-type="float">
            <text:p>0,0565674304962158</text:p>
          </table:table-cell>
          <table:table-cell office:value-type="float" office:value="42" calcext:value-type="float">
            <text:p>42</text:p>
          </table:table-cell>
          <table:table-cell office:value-type="float" office:value="0.00134684358324323" calcext:value-type="float">
            <text:p>0,0013468435832432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6" calcext:value-type="float">
            <text:p>56</text:p>
          </table:table-cell>
          <table:table-cell office:value-type="float" office:value="0.06325364112854" calcext:value-type="float">
            <text:p>0,06325364112854</text:p>
          </table:table-cell>
          <table:table-cell office:value-type="float" office:value="42" calcext:value-type="float">
            <text:p>42</text:p>
          </table:table-cell>
          <table:table-cell office:value-type="float" office:value="0.00150603907448905" calcext:value-type="float">
            <text:p>0,0015060390744890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7" calcext:value-type="float">
            <text:p>57</text:p>
          </table:table-cell>
          <table:table-cell office:value-type="float" office:value="0.0532469749450684" calcext:value-type="float">
            <text:p>0,0532469749450684</text:p>
          </table:table-cell>
          <table:table-cell office:value-type="float" office:value="42" calcext:value-type="float">
            <text:p>42</text:p>
          </table:table-cell>
          <table:table-cell office:value-type="float" office:value="0.00126778511773972" calcext:value-type="float">
            <text:p>0,0012677851177397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8" calcext:value-type="float">
            <text:p>58</text:p>
          </table:table-cell>
          <table:table-cell office:value-type="float" office:value="0.0613119602203369" calcext:value-type="float">
            <text:p>0,0613119602203369</text:p>
          </table:table-cell>
          <table:table-cell office:value-type="float" office:value="42" calcext:value-type="float">
            <text:p>42</text:p>
          </table:table-cell>
          <table:table-cell office:value-type="float" office:value="0.00145980857667469" calcext:value-type="float">
            <text:p>0,0014598085766746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59" calcext:value-type="float">
            <text:p>59</text:p>
          </table:table-cell>
          <table:table-cell office:value-type="float" office:value="0.0536227226257324" calcext:value-type="float">
            <text:p>0,0536227226257324</text:p>
          </table:table-cell>
          <table:table-cell office:value-type="float" office:value="42" calcext:value-type="float">
            <text:p>42</text:p>
          </table:table-cell>
          <table:table-cell office:value-type="float" office:value="0.00127673149108887" calcext:value-type="float">
            <text:p>0,0012767314910888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0" calcext:value-type="float">
            <text:p>60</text:p>
          </table:table-cell>
          <table:table-cell office:value-type="float" office:value="0.0531294345855713" calcext:value-type="float">
            <text:p>0,0531294345855713</text:p>
          </table:table-cell>
          <table:table-cell office:value-type="float" office:value="42" calcext:value-type="float">
            <text:p>42</text:p>
          </table:table-cell>
          <table:table-cell office:value-type="float" office:value="0.0012649865377517" calcext:value-type="float">
            <text:p>0,001264986537751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1" calcext:value-type="float">
            <text:p>61</text:p>
          </table:table-cell>
          <table:table-cell office:value-type="float" office:value="0.0547082424163818" calcext:value-type="float">
            <text:p>0,0547082424163818</text:p>
          </table:table-cell>
          <table:table-cell office:value-type="float" office:value="42" calcext:value-type="float">
            <text:p>42</text:p>
          </table:table-cell>
          <table:table-cell office:value-type="float" office:value="0.00130257720039004" calcext:value-type="float">
            <text:p>0,00130257720039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2" calcext:value-type="float">
            <text:p>62</text:p>
          </table:table-cell>
          <table:table-cell office:value-type="float" office:value="0.0569255352020264" calcext:value-type="float">
            <text:p>0,0569255352020264</text:p>
          </table:table-cell>
          <table:table-cell office:value-type="float" office:value="42" calcext:value-type="float">
            <text:p>42</text:p>
          </table:table-cell>
          <table:table-cell office:value-type="float" office:value="0.00135536988576253" calcext:value-type="float">
            <text:p>0,0013553698857625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3" calcext:value-type="float">
            <text:p>63</text:p>
          </table:table-cell>
          <table:table-cell office:value-type="float" office:value="0.0570309162139893" calcext:value-type="float">
            <text:p>0,0570309162139893</text:p>
          </table:table-cell>
          <table:table-cell office:value-type="float" office:value="42" calcext:value-type="float">
            <text:p>42</text:p>
          </table:table-cell>
          <table:table-cell office:value-type="float" office:value="0.00135787895747593" calcext:value-type="float">
            <text:p>0,0013578789574759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4" calcext:value-type="float">
            <text:p>64</text:p>
          </table:table-cell>
          <table:table-cell office:value-type="float" office:value="0.0582380294799805" calcext:value-type="float">
            <text:p>0,0582380294799805</text:p>
          </table:table-cell>
          <table:table-cell office:value-type="float" office:value="42" calcext:value-type="float">
            <text:p>42</text:p>
          </table:table-cell>
          <table:table-cell office:value-type="float" office:value="0.00138661974952334" calcext:value-type="float">
            <text:p>0,0013866197495233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5" calcext:value-type="float">
            <text:p>65</text:p>
          </table:table-cell>
          <table:table-cell office:value-type="float" office:value="0.0534791946411133" calcext:value-type="float">
            <text:p>0,0534791946411133</text:p>
          </table:table-cell>
          <table:table-cell office:value-type="float" office:value="42" calcext:value-type="float">
            <text:p>42</text:p>
          </table:table-cell>
          <table:table-cell office:value-type="float" office:value="0.00127331415812174" calcext:value-type="float">
            <text:p>0,001273314158121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6" calcext:value-type="float">
            <text:p>66</text:p>
          </table:table-cell>
          <table:table-cell office:value-type="float" office:value="0.0530858039855957" calcext:value-type="float">
            <text:p>0,0530858039855957</text:p>
          </table:table-cell>
          <table:table-cell office:value-type="float" office:value="42" calcext:value-type="float">
            <text:p>42</text:p>
          </table:table-cell>
          <table:table-cell office:value-type="float" office:value="0.00126394771394275" calcext:value-type="float">
            <text:p>0,0012639477139427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7" calcext:value-type="float">
            <text:p>67</text:p>
          </table:table-cell>
          <table:table-cell office:value-type="float" office:value="0.0547566413879395" calcext:value-type="float">
            <text:p>0,0547566413879395</text:p>
          </table:table-cell>
          <table:table-cell office:value-type="float" office:value="42" calcext:value-type="float">
            <text:p>42</text:p>
          </table:table-cell>
          <table:table-cell office:value-type="float" office:value="0.0013037295568557" calcext:value-type="float">
            <text:p>0,001303729556855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8" calcext:value-type="float">
            <text:p>68</text:p>
          </table:table-cell>
          <table:table-cell office:value-type="float" office:value="0.0559718608856201" calcext:value-type="float">
            <text:p>0,0559718608856201</text:p>
          </table:table-cell>
          <table:table-cell office:value-type="float" office:value="42" calcext:value-type="float">
            <text:p>42</text:p>
          </table:table-cell>
          <table:table-cell office:value-type="float" office:value="0.00133266335441953" calcext:value-type="float">
            <text:p>0,0013326633544195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69" calcext:value-type="float">
            <text:p>69</text:p>
          </table:table-cell>
          <table:table-cell office:value-type="float" office:value="0.0536479949951172" calcext:value-type="float">
            <text:p>0,0536479949951172</text:p>
          </table:table-cell>
          <table:table-cell office:value-type="float" office:value="42" calcext:value-type="float">
            <text:p>42</text:p>
          </table:table-cell>
          <table:table-cell office:value-type="float" office:value="0.00127733321416946" calcext:value-type="float">
            <text:p>0,0012773332141694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0" calcext:value-type="float">
            <text:p>70</text:p>
          </table:table-cell>
          <table:table-cell office:value-type="float" office:value="0.0555825233459473" calcext:value-type="float">
            <text:p>0,0555825233459473</text:p>
          </table:table-cell>
          <table:table-cell office:value-type="float" office:value="42" calcext:value-type="float">
            <text:p>42</text:p>
          </table:table-cell>
          <table:table-cell office:value-type="float" office:value="0.00132339341299874" calcext:value-type="float">
            <text:p>0,0013233934129987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1" calcext:value-type="float">
            <text:p>71</text:p>
          </table:table-cell>
          <table:table-cell office:value-type="float" office:value="0.0540235042572022" calcext:value-type="float">
            <text:p>0,0540235042572022</text:p>
          </table:table-cell>
          <table:table-cell office:value-type="float" office:value="42" calcext:value-type="float">
            <text:p>42</text:p>
          </table:table-cell>
          <table:table-cell office:value-type="float" office:value="0.00128627391088577" calcext:value-type="float">
            <text:p>0,0012862739108857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2" calcext:value-type="float">
            <text:p>72</text:p>
          </table:table-cell>
          <table:table-cell office:value-type="float" office:value="0.0584461688995361" calcext:value-type="float">
            <text:p>0,0584461688995361</text:p>
          </table:table-cell>
          <table:table-cell office:value-type="float" office:value="42" calcext:value-type="float">
            <text:p>42</text:p>
          </table:table-cell>
          <table:table-cell office:value-type="float" office:value="0.00139157544998896" calcext:value-type="float">
            <text:p>0,0013915754499889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3" calcext:value-type="float">
            <text:p>73</text:p>
          </table:table-cell>
          <table:table-cell office:value-type="float" office:value="0.0542573928833008" calcext:value-type="float">
            <text:p>0,0542573928833008</text:p>
          </table:table-cell>
          <table:table-cell office:value-type="float" office:value="42" calcext:value-type="float">
            <text:p>42</text:p>
          </table:table-cell>
          <table:table-cell office:value-type="float" office:value="0.00129184268769764" calcext:value-type="float">
            <text:p>0,0012918426876976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4" calcext:value-type="float">
            <text:p>74</text:p>
          </table:table-cell>
          <table:table-cell office:value-type="float" office:value="0.0532181262969971" calcext:value-type="float">
            <text:p>0,0532181262969971</text:p>
          </table:table-cell>
          <table:table-cell office:value-type="float" office:value="42" calcext:value-type="float">
            <text:p>42</text:p>
          </table:table-cell>
          <table:table-cell office:value-type="float" office:value="0.0012670982451666" calcext:value-type="float">
            <text:p>0,001267098245166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5" calcext:value-type="float">
            <text:p>75</text:p>
          </table:table-cell>
          <table:table-cell office:value-type="float" office:value="0.0520865917205811" calcext:value-type="float">
            <text:p>0,0520865917205811</text:p>
          </table:table-cell>
          <table:table-cell office:value-type="float" office:value="42" calcext:value-type="float">
            <text:p>42</text:p>
          </table:table-cell>
          <table:table-cell office:value-type="float" office:value="0.00124015694572812" calcext:value-type="float">
            <text:p>0,0012401569457281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6" calcext:value-type="float">
            <text:p>76</text:p>
          </table:table-cell>
          <table:table-cell office:value-type="float" office:value="0.0566363334655762" calcext:value-type="float">
            <text:p>0,0566363334655762</text:p>
          </table:table-cell>
          <table:table-cell office:value-type="float" office:value="42" calcext:value-type="float">
            <text:p>42</text:p>
          </table:table-cell>
          <table:table-cell office:value-type="float" office:value="0.00134848413013277" calcext:value-type="float">
            <text:p>0,0013484841301327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7" calcext:value-type="float">
            <text:p>77</text:p>
          </table:table-cell>
          <table:table-cell office:value-type="float" office:value="0.0535013675689697" calcext:value-type="float">
            <text:p>0,0535013675689697</text:p>
          </table:table-cell>
          <table:table-cell office:value-type="float" office:value="42" calcext:value-type="float">
            <text:p>42</text:p>
          </table:table-cell>
          <table:table-cell office:value-type="float" office:value="0.00127384208497547" calcext:value-type="float">
            <text:p>0,0012738420849754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8" calcext:value-type="float">
            <text:p>78</text:p>
          </table:table-cell>
          <table:table-cell office:value-type="float" office:value="0.0540430545806885" calcext:value-type="float">
            <text:p>0,0540430545806885</text:p>
          </table:table-cell>
          <table:table-cell office:value-type="float" office:value="42" calcext:value-type="float">
            <text:p>42</text:p>
          </table:table-cell>
          <table:table-cell office:value-type="float" office:value="0.0012867393947783" calcext:value-type="float">
            <text:p>0,001286739394778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79" calcext:value-type="float">
            <text:p>79</text:p>
          </table:table-cell>
          <table:table-cell office:value-type="float" office:value="0.0538454055786133" calcext:value-type="float">
            <text:p>0,0538454055786133</text:p>
          </table:table-cell>
          <table:table-cell office:value-type="float" office:value="42" calcext:value-type="float">
            <text:p>42</text:p>
          </table:table-cell>
          <table:table-cell office:value-type="float" office:value="0.00128203346615746" calcext:value-type="float">
            <text:p>0,0012820334661574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0" calcext:value-type="float">
            <text:p>80</text:p>
          </table:table-cell>
          <table:table-cell office:value-type="float" office:value="0.061962366104126" calcext:value-type="float">
            <text:p>0,061962366104126</text:p>
          </table:table-cell>
          <table:table-cell office:value-type="float" office:value="42" calcext:value-type="float">
            <text:p>42</text:p>
          </table:table-cell>
          <table:table-cell office:value-type="float" office:value="0.00147529443105062" calcext:value-type="float">
            <text:p>0,0014752944310506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1" calcext:value-type="float">
            <text:p>81</text:p>
          </table:table-cell>
          <table:table-cell office:value-type="float" office:value="0.0564093589782715" calcext:value-type="float">
            <text:p>0,0564093589782715</text:p>
          </table:table-cell>
          <table:table-cell office:value-type="float" office:value="42" calcext:value-type="float">
            <text:p>42</text:p>
          </table:table-cell>
          <table:table-cell office:value-type="float" office:value="0.00134307997567313" calcext:value-type="float">
            <text:p>0,0013430799756731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2" calcext:value-type="float">
            <text:p>82</text:p>
          </table:table-cell>
          <table:table-cell office:value-type="float" office:value="0.0605485439300537" calcext:value-type="float">
            <text:p>0,0605485439300537</text:p>
          </table:table-cell>
          <table:table-cell office:value-type="float" office:value="42" calcext:value-type="float">
            <text:p>42</text:p>
          </table:table-cell>
          <table:table-cell office:value-type="float" office:value="0.00144163199833461" calcext:value-type="float">
            <text:p>0,0014416319983346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3" calcext:value-type="float">
            <text:p>83</text:p>
          </table:table-cell>
          <table:table-cell office:value-type="float" office:value="0.0565168857574463" calcext:value-type="float">
            <text:p>0,0565168857574463</text:p>
          </table:table-cell>
          <table:table-cell office:value-type="float" office:value="42" calcext:value-type="float">
            <text:p>42</text:p>
          </table:table-cell>
          <table:table-cell office:value-type="float" office:value="0.00134564013708205" calcext:value-type="float">
            <text:p>0,0013456401370820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4" calcext:value-type="float">
            <text:p>84</text:p>
          </table:table-cell>
          <table:table-cell office:value-type="float" office:value="0.0565733909606934" calcext:value-type="float">
            <text:p>0,0565733909606934</text:p>
          </table:table-cell>
          <table:table-cell office:value-type="float" office:value="42" calcext:value-type="float">
            <text:p>42</text:p>
          </table:table-cell>
          <table:table-cell office:value-type="float" office:value="0.00134698549906413" calcext:value-type="float">
            <text:p>0,0013469854990641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5" calcext:value-type="float">
            <text:p>85</text:p>
          </table:table-cell>
          <table:table-cell office:value-type="float" office:value="0.051821231842041" calcext:value-type="float">
            <text:p>0,051821231842041</text:p>
          </table:table-cell>
          <table:table-cell office:value-type="float" office:value="42" calcext:value-type="float">
            <text:p>42</text:p>
          </table:table-cell>
          <table:table-cell office:value-type="float" office:value="0.00123383885338193" calcext:value-type="float">
            <text:p>0,0012338388533819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6" calcext:value-type="float">
            <text:p>86</text:p>
          </table:table-cell>
          <table:table-cell office:value-type="float" office:value="0.0528600215911865" calcext:value-type="float">
            <text:p>0,0528600215911865</text:p>
          </table:table-cell>
          <table:table-cell office:value-type="float" office:value="42" calcext:value-type="float">
            <text:p>42</text:p>
          </table:table-cell>
          <table:table-cell office:value-type="float" office:value="0.0012585719426473" calcext:value-type="float">
            <text:p>0,001258571942647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7" calcext:value-type="float">
            <text:p>87</text:p>
          </table:table-cell>
          <table:table-cell office:value-type="float" office:value="0.0554816722869873" calcext:value-type="float">
            <text:p>0,0554816722869873</text:p>
          </table:table-cell>
          <table:table-cell office:value-type="float" office:value="42" calcext:value-type="float">
            <text:p>42</text:p>
          </table:table-cell>
          <table:table-cell office:value-type="float" office:value="0.00132099219730922" calcext:value-type="float">
            <text:p>0,0013209921973092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8" calcext:value-type="float">
            <text:p>88</text:p>
          </table:table-cell>
          <table:table-cell office:value-type="float" office:value="0.0638298988342285" calcext:value-type="float">
            <text:p>0,0638298988342285</text:p>
          </table:table-cell>
          <table:table-cell office:value-type="float" office:value="42" calcext:value-type="float">
            <text:p>42</text:p>
          </table:table-cell>
          <table:table-cell office:value-type="float" office:value="0.00151975949605306" calcext:value-type="float">
            <text:p>0,00151975949605306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89" calcext:value-type="float">
            <text:p>89</text:p>
          </table:table-cell>
          <table:table-cell office:value-type="float" office:value="0.0532581806182861" calcext:value-type="float">
            <text:p>0,0532581806182861</text:p>
          </table:table-cell>
          <table:table-cell office:value-type="float" office:value="42" calcext:value-type="float">
            <text:p>42</text:p>
          </table:table-cell>
          <table:table-cell office:value-type="float" office:value="0.001268051919483" calcext:value-type="float">
            <text:p>0,00126805191948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0" calcext:value-type="float">
            <text:p>90</text:p>
          </table:table-cell>
          <table:table-cell office:value-type="float" office:value="0.0528151988983154" calcext:value-type="float">
            <text:p>0,0528151988983154</text:p>
          </table:table-cell>
          <table:table-cell office:value-type="float" office:value="42" calcext:value-type="float">
            <text:p>42</text:p>
          </table:table-cell>
          <table:table-cell office:value-type="float" office:value="0.00125750473567418" calcext:value-type="float">
            <text:p>0,0012575047356741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1" calcext:value-type="float">
            <text:p>91</text:p>
          </table:table-cell>
          <table:table-cell office:value-type="float" office:value="0.0555293560028076" calcext:value-type="float">
            <text:p>0,0555293560028076</text:p>
          </table:table-cell>
          <table:table-cell office:value-type="float" office:value="42" calcext:value-type="float">
            <text:p>42</text:p>
          </table:table-cell>
          <table:table-cell office:value-type="float" office:value="0.00132212752387637" calcext:value-type="float">
            <text:p>0,0013221275238763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2" calcext:value-type="float">
            <text:p>92</text:p>
          </table:table-cell>
          <table:table-cell office:value-type="float" office:value="0.055722713470459" calcext:value-type="float">
            <text:p>0,055722713470459</text:p>
          </table:table-cell>
          <table:table-cell office:value-type="float" office:value="42" calcext:value-type="float">
            <text:p>42</text:p>
          </table:table-cell>
          <table:table-cell office:value-type="float" office:value="0.00132673127310617" calcext:value-type="float">
            <text:p>0,0013267312731061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3" calcext:value-type="float">
            <text:p>93</text:p>
          </table:table-cell>
          <table:table-cell office:value-type="float" office:value="0.0544614791870117" calcext:value-type="float">
            <text:p>0,0544614791870117</text:p>
          </table:table-cell>
          <table:table-cell office:value-type="float" office:value="42" calcext:value-type="float">
            <text:p>42</text:p>
          </table:table-cell>
          <table:table-cell office:value-type="float" office:value="0.00129670188540504" calcext:value-type="float">
            <text:p>0,001296701885405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4" calcext:value-type="float">
            <text:p>94</text:p>
          </table:table-cell>
          <table:table-cell office:value-type="float" office:value="0.0609848499298096" calcext:value-type="float">
            <text:p>0,0609848499298096</text:p>
          </table:table-cell>
          <table:table-cell office:value-type="float" office:value="42" calcext:value-type="float">
            <text:p>42</text:p>
          </table:table-cell>
          <table:table-cell office:value-type="float" office:value="0.00145202023642404" calcext:value-type="float">
            <text:p>0,001452020236424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5" calcext:value-type="float">
            <text:p>95</text:p>
          </table:table-cell>
          <table:table-cell office:value-type="float" office:value="0.05690598487854" calcext:value-type="float">
            <text:p>0,05690598487854</text:p>
          </table:table-cell>
          <table:table-cell office:value-type="float" office:value="42" calcext:value-type="float">
            <text:p>42</text:p>
          </table:table-cell>
          <table:table-cell office:value-type="float" office:value="0.00135490440187" calcext:value-type="float">
            <text:p>0,00135490440187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6" calcext:value-type="float">
            <text:p>96</text:p>
          </table:table-cell>
          <table:table-cell office:value-type="float" office:value="0.0671505928039551" calcext:value-type="float">
            <text:p>0,0671505928039551</text:p>
          </table:table-cell>
          <table:table-cell office:value-type="float" office:value="42" calcext:value-type="float">
            <text:p>42</text:p>
          </table:table-cell>
          <table:table-cell office:value-type="float" office:value="0.00159882363818941" calcext:value-type="float">
            <text:p>0,0015988236381894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7" calcext:value-type="float">
            <text:p>97</text:p>
          </table:table-cell>
          <table:table-cell office:value-type="float" office:value="0.0594501495361328" calcext:value-type="float">
            <text:p>0,0594501495361328</text:p>
          </table:table-cell>
          <table:table-cell office:value-type="float" office:value="42" calcext:value-type="float">
            <text:p>42</text:p>
          </table:table-cell>
          <table:table-cell office:value-type="float" office:value="0.00141547975086031" calcext:value-type="float">
            <text:p>0,00141547975086031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8" calcext:value-type="float">
            <text:p>98</text:p>
          </table:table-cell>
          <table:table-cell office:value-type="float" office:value="0.0529515743255615" calcext:value-type="float">
            <text:p>0,0529515743255615</text:p>
          </table:table-cell>
          <table:table-cell office:value-type="float" office:value="42" calcext:value-type="float">
            <text:p>42</text:p>
          </table:table-cell>
          <table:table-cell office:value-type="float" office:value="0.00126075176965623" calcext:value-type="float">
            <text:p>0,00126075176965623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99" calcext:value-type="float">
            <text:p>99</text:p>
          </table:table-cell>
          <table:table-cell office:value-type="float" office:value="0.052431583404541" calcext:value-type="float">
            <text:p>0,052431583404541</text:p>
          </table:table-cell>
          <table:table-cell office:value-type="float" office:value="42" calcext:value-type="float">
            <text:p>42</text:p>
          </table:table-cell>
          <table:table-cell office:value-type="float" office:value="0.00124837103344145" calcext:value-type="float">
            <text:p>0,00124837103344145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insensors_12</text:p>
          </table:table-cell>
          <table:table-cell office:value-type="float" office:value="100" calcext:value-type="float">
            <text:p>100</text:p>
          </table:table-cell>
          <table:table-cell office:value-type="float" office:value="0.0553839206695557" calcext:value-type="float">
            <text:p>0,0553839206695557</text:p>
          </table:table-cell>
          <table:table-cell office:value-type="float" office:value="42" calcext:value-type="float">
            <text:p>42</text:p>
          </table:table-cell>
          <table:table-cell office:value-type="float" office:value="0.00131866477784656" calcext:value-type="float">
            <text:p>0,00131866477784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3T20:27:56.975000000</dc:date>
    <meta:editing-duration>PT58S</meta:editing-duration>
    <meta:editing-cycles>1</meta:editing-cycles>
    <meta:document-statistic meta:table-count="1" meta:cell-count="9606" meta:object-count="0"/>
    <meta:generator>LibreOffice/7.5.3.2$Windows_X86_64 LibreOffice_project/9f56dff12ba03b9acd7730a5a481eea045e468f3</meta:generator>
  </office:meta>
</office:document-meta>
</file>